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5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5.56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PC_transcripts_fluxes_lightNotForced_constMaint_notAverage_07_12_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x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PCC</text:p>
          </table:table-cell>
          <table:table-cell office:value-type="string" calcext:value-type="string">
            <text:p>p-value</text:p>
          </table:table-cell>
          <table:table-cell/>
        </table:table-row>
        <table:table-row table:style-name="ro1">
          <table:table-cell office:value-type="string" calcext:value-type="string">
            <text:p>3_ISOPROPYLMALDEHYDROG_RXN_p1</text:p>
          </table:table-cell>
          <table:table-cell office:value-type="string" calcext:value-type="string">
            <text:p>2_D_THREO_HYDROXY_3_CARBOXY_ISOCAPROATE_p1 + NAD_p1 --&gt; CPD_7100_p1 + NADH_p1 + PROTON_p1</text:p>
          </table:table-cell>
          <table:table-cell office:value-type="float" office:value="-0.939142897804728" calcext:value-type="float">
            <text:p>-0.939142897804728</text:p>
          </table:table-cell>
          <table:table-cell office:value-type="float" office:value="1.83673700973726E-015" calcext:value-type="float">
            <text:p>1.83673700973726E-15</text:p>
          </table:table-cell>
          <table:table-cell office:value-type="string" calcext:value-type="string">
            <text:p>LEU biosynthesis</text:p>
          </table:table-cell>
        </table:table-row>
        <table:table-row table:style-name="ro1">
          <table:table-cell office:value-type="string" calcext:value-type="string">
            <text:p>3_ISOPROPYLMALDEHYDROG_RXN_p2</text:p>
          </table:table-cell>
          <table:table-cell office:value-type="string" calcext:value-type="string">
            <text:p>2_D_THREO_HYDROXY_3_CARBOXY_ISOCAPROATE_p2 + NAD_p2 --&gt; CPD_7100_p2 + NADH_p2 + PROTON_p2</text:p>
          </table:table-cell>
          <table:table-cell office:value-type="float" office:value="-0.939142897804724" calcext:value-type="float">
            <text:p>-0.939142897804724</text:p>
          </table:table-cell>
          <table:table-cell office:value-type="float" office:value="1.83673700973931E-015" calcext:value-type="float">
            <text:p>1.83673700973931E-15</text:p>
          </table:table-cell>
          <table:table-cell/>
        </table:table-row>
        <table:table-row table:style-name="ro1">
          <table:table-cell office:value-type="string" calcext:value-type="string">
            <text:p>GLUC1PURIDYLTRANS_RXN_c2</text:p>
          </table:table-cell>
          <table:table-cell office:value-type="string" calcext:value-type="string">
            <text:p>GLC_1_P_c2 + 0.85 PROTON_c2 + 0.5 UTP_c2 + 0.5 aUTP_c2 &lt;=&gt; 0.65 PPI_c2 + UDP_GLUCOSE_c2 + 0.35 aPPI_c2</text:p>
          </table:table-cell>
          <table:table-cell office:value-type="float" office:value="-0.926797642646506" calcext:value-type="float">
            <text:p>-0.926797642646506</text:p>
          </table:table-cell>
          <table:table-cell office:value-type="float" office:value="0.0000000000000269768410595098" calcext:value-type="float">
            <text:p>2.69768410595098E-14</text:p>
          </table:table-cell>
          <table:table-cell/>
        </table:table-row>
        <table:table-row table:style-name="ro1">
          <table:table-cell office:value-type="string" calcext:value-type="string">
            <text:p>GLUC1PURIDYLTRANS_RXN_c1</text:p>
          </table:table-cell>
          <table:table-cell office:value-type="string" calcext:value-type="string">
            <text:p>GLC_1_P_c1 + 0.85 PROTON_c1 + 0.5 UTP_c1 + 0.5 aUTP_c1 &lt;=&gt; 0.65 PPI_c1 + UDP_GLUCOSE_c1 + 0.35 aPPI_c1</text:p>
          </table:table-cell>
          <table:table-cell office:value-type="float" office:value="-0.926625380622784" calcext:value-type="float">
            <text:p>-0.926625380622784</text:p>
          </table:table-cell>
          <table:table-cell office:value-type="float" office:value="0.000000000000027912296060587" calcext:value-type="float">
            <text:p>2.7912296060587E-14</text:p>
          </table:table-cell>
          <table:table-cell office:value-type="string" calcext:value-type="string">
            <text:p>UDP-glucose biosynthesis – sucrose synthesis</text:p>
          </table:table-cell>
        </table:table-row>
        <table:table-row table:style-name="ro1">
          <table:table-cell office:value-type="string" calcext:value-type="string">
            <text:p>FUMHYDR_RXN_m2</text:p>
          </table:table-cell>
          <table:table-cell office:value-type="string" calcext:value-type="string">
            <text:p>FUM_m2 + WATER_m2 &lt;=&gt; MAL_m2</text:p>
          </table:table-cell>
          <table:table-cell office:value-type="float" office:value="-0.923952974792254" calcext:value-type="float">
            <text:p>-0.923952974792254</text:p>
          </table:table-cell>
          <table:table-cell office:value-type="float" office:value="0.0000000000000468774139250044" calcext:value-type="float">
            <text:p>4.68774139250044E-14</text:p>
          </table:table-cell>
          <table:table-cell/>
        </table:table-row>
        <table:table-row table:style-name="ro1">
          <table:table-cell office:value-type="string" calcext:value-type="string">
            <text:p>FUMHYDR_RXN_c1</text:p>
          </table:table-cell>
          <table:table-cell office:value-type="string" calcext:value-type="string">
            <text:p>FUM_c1 + WATER_c1 &lt;=&gt; MAL_c1</text:p>
          </table:table-cell>
          <table:table-cell office:value-type="float" office:value="-0.922968822139976" calcext:value-type="float">
            <text:p>-0.922968822139976</text:p>
          </table:table-cell>
          <table:table-cell office:value-type="float" office:value="0.0000000000000564709198173413" calcext:value-type="float">
            <text:p>5.64709198173413E-14</text:p>
          </table:table-cell>
          <table:table-cell office:value-type="string" calcext:value-type="string">
            <text:p>Fumarate hydratas</text:p>
          </table:table-cell>
        </table:table-row>
        <table:table-row table:style-name="ro1">
          <table:table-cell office:value-type="string" calcext:value-type="string">
            <text:p>GAPOXNPHOSPHN_RXN_p1</text:p>
          </table:table-cell>
          <table:table-cell office:value-type="string" calcext:value-type="string">
            <text:p>GAP_p1 + NAD_p1 + Pi_p1 &lt;=&gt; DPG_p1 + NADH_p1 + PROTON_p1</text:p>
          </table:table-cell>
          <table:table-cell office:value-type="float" office:value="-0.922521260752153" calcext:value-type="float">
            <text:p>-0.922521260752153</text:p>
          </table:table-cell>
          <table:table-cell office:value-type="float" office:value="0.00000000000006141071433881" calcext:value-type="float">
            <text:p>6.141071433881E-14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string" calcext:value-type="string">
            <text:p>2_PERIOD_7_PERIOD_1_PERIOD_90_RXN_c2</text:p>
          </table:table-cell>
          <table:table-cell office:value-type="string" calcext:value-type="string">
            <text:p>FRUCTOSE_6P_c2 + 0.65 PPI_c2 + 0.35 aPPI_c2 &lt;=&gt; FRUCTOSE_16_DIPHOSPHATE_c2 + 1.05 PROTON_c2 + 0.7 Pi_c2 + 0.3 aPi_c2</text:p>
          </table:table-cell>
          <table:table-cell office:value-type="float" office:value="-0.922237056212077" calcext:value-type="float">
            <text:p>-0.922237056212077</text:p>
          </table:table-cell>
          <table:table-cell office:value-type="float" office:value="0.0000000000000647526430283191" calcext:value-type="float">
            <text:p>6.47526430283191E-14</text:p>
          </table:table-cell>
          <table:table-cell/>
        </table:table-row>
        <table:table-row table:style-name="ro1">
          <table:table-cell office:value-type="string" calcext:value-type="string">
            <text:p>GDPKIN_RXN_p1</text:p>
          </table:table-cell>
          <table:table-cell office:value-type="string" calcext:value-type="string">
            <text:p>0.9 ATP_p1 + 0.2 GDP_p1 + 0.1 aATP_p1 + 0.8 aGDP_p1 &lt;=&gt; 0.8 ADP_p1 + 0.9 GTP_p1 + 0.6 PROTON_p1 + 0.2 aADP_p1 + 0.1 aGTP_p1</text:p>
          </table:table-cell>
          <table:table-cell office:value-type="float" office:value="-0.92220999800288" calcext:value-type="float">
            <text:p>-0.92220999800288</text:p>
          </table:table-cell>
          <table:table-cell office:value-type="float" office:value="0.0000000000000650794652001129" calcext:value-type="float">
            <text:p>6.50794652001129E-14</text:p>
          </table:table-cell>
          <table:table-cell/>
        </table:table-row>
        <table:table-row table:style-name="ro1">
          <table:table-cell office:value-type="string" calcext:value-type="string">
            <text:p>SUCROSE_SYNTHASE_RXN_c1</text:p>
          </table:table-cell>
          <table:table-cell office:value-type="string" calcext:value-type="string">
            <text:p>0.5 PROTON_c1 + SUCROSE_c1 + 0.5 UDP_c1 + 0.5 aUDP_c1 --&gt; FRU_c1 + UDP_GLUCOSE_c1</text:p>
          </table:table-cell>
          <table:table-cell office:value-type="float" office:value="-0.904299175859792" calcext:value-type="float">
            <text:p>-0.904299175859792</text:p>
          </table:table-cell>
          <table:table-cell office:value-type="float" office:value="0.00000000000128894587324147" calcext:value-type="float">
            <text:p>1.28894587324147E-12</text:p>
          </table:table-cell>
          <table:table-cell/>
        </table:table-row>
        <table:table-row table:style-name="ro1">
          <table:table-cell office:value-type="string" calcext:value-type="string">
            <text:p>SUCROSE_SYNTHASE_RXN_c2</text:p>
          </table:table-cell>
          <table:table-cell office:value-type="string" calcext:value-type="string">
            <text:p>0.5 PROTON_c2 + SUCROSE_c2 + 0.5 UDP_c2 + 0.5 aUDP_c2 --&gt; FRU_c2 + UDP_GLUCOSE_c2</text:p>
          </table:table-cell>
          <table:table-cell office:value-type="float" office:value="-0.904299175859792" calcext:value-type="float">
            <text:p>-0.904299175859792</text:p>
          </table:table-cell>
          <table:table-cell office:value-type="float" office:value="0.00000000000128894587324156" calcext:value-type="float">
            <text:p>1.28894587324156E-12</text:p>
          </table:table-cell>
          <table:table-cell/>
        </table:table-row>
        <table:table-row table:style-name="ro1">
          <table:table-cell office:value-type="string" calcext:value-type="string">
            <text:p>PEPDEPHOS_RXN_c2</text:p>
          </table:table-cell>
          <table:table-cell office:value-type="string" calcext:value-type="string">
            <text:p>0.5 ADP_c2 + PHOSPHO_ENOL_PYRUVATE_c2 + 0.85 PROTON_c2 + 0.5 aADP_c2 --&gt; 0.65 ATP_c2 + PYRUVATE_c2 + 0.35 aATP_c2</text:p>
          </table:table-cell>
          <table:table-cell office:value-type="float" office:value="-0.903722164977438" calcext:value-type="float">
            <text:p>-0.903722164977438</text:p>
          </table:table-cell>
          <table:table-cell office:value-type="float" office:value="0.00000000000140500126677494" calcext:value-type="float">
            <text:p>1.40500126677494E-12</text:p>
          </table:table-cell>
          <table:table-cell/>
        </table:table-row>
        <table:table-row table:style-name="ro1">
          <table:table-cell office:value-type="string" calcext:value-type="string">
            <text:p>3_DEHYDROQUINATE_SYNTHASE_RXN_p1</text:p>
          </table:table-cell>
          <table:table-cell office:value-type="string" calcext:value-type="string">
            <text:p>3_DEOXY_D_ARABINO_HEPTULOSONATE_7_P_p1 --&gt; DEHYDROQUINATE_p1 + Pi_p1</text:p>
          </table:table-cell>
          <table:table-cell office:value-type="float" office:value="-0.90153834433124" calcext:value-type="float">
            <text:p>-0.90153834433124</text:p>
          </table:table-cell>
          <table:table-cell office:value-type="float" office:value="0.0000000000019376908131006" calcext:value-type="float">
            <text:p>1.9376908131006E-12</text:p>
          </table:table-cell>
          <table:table-cell/>
        </table:table-row>
        <table:table-row table:style-name="ro1">
          <table:table-cell office:value-type="string" calcext:value-type="string">
            <text:p>1_PERIOD_5_PERIOD_1_PERIOD_20_RXN_c1</text:p>
          </table:table-cell>
          <table:table-cell office:value-type="string" calcext:value-type="string">
            <text:p>METHYLENE_THF_c1 + NADH_c1 + PROTON_c1 --&gt; 5_METHYL_THF_c1 + NAD_c1</text:p>
          </table:table-cell>
          <table:table-cell office:value-type="float" office:value="-0.901042175162348" calcext:value-type="float">
            <text:p>-0.901042175162348</text:p>
          </table:table-cell>
          <table:table-cell office:value-type="float" office:value="0.00000000000208233606869386" calcext:value-type="float">
            <text:p>2.08233606869386E-12</text:p>
          </table:table-cell>
          <table:table-cell/>
        </table:table-row>
        <table:table-row table:style-name="ro1">
          <table:table-cell office:value-type="string" calcext:value-type="string">
            <text:p>ADENYL_KIN_RXN_p1</text:p>
          </table:table-cell>
          <table:table-cell office:value-type="string" calcext:value-type="string">
            <text:p>AMP_p1 + 0.9 ATP_p1 + 0.3 PROTON_p1 + 0.1 aATP_p1 &lt;=&gt; 1.6 ADP_p1 + 0.4 aADP_p1</text:p>
          </table:table-cell>
          <table:table-cell office:value-type="float" office:value="-0.899255886904537" calcext:value-type="float">
            <text:p>-0.899255886904537</text:p>
          </table:table-cell>
          <table:table-cell office:value-type="float" office:value="0.00000000000269009323100969" calcext:value-type="float">
            <text:p>2.69009323100969E-12</text:p>
          </table:table-cell>
          <table:table-cell/>
        </table:table-row>
        <table:table-row table:style-name="ro1">
          <table:table-cell office:value-type="string" calcext:value-type="string">
            <text:p>ADENYL_KIN_RXN_m1</text:p>
          </table:table-cell>
          <table:table-cell office:value-type="string" calcext:value-type="string">
            <text:p>AMP_m1 + 0.9 ATP_m1 + 0.3 PROTON_m1 + 0.1 aATP_m1 &lt;=&gt; 1.6 ADP_m1 + 0.4 aADP_m1</text:p>
          </table:table-cell>
          <table:table-cell office:value-type="float" office:value="-0.897326537983921" calcext:value-type="float">
            <text:p>-0.897326537983921</text:p>
          </table:table-cell>
          <table:table-cell office:value-type="float" office:value="0.00000000000352847610545911" calcext:value-type="float">
            <text:p>3.52847610545911E-12</text:p>
          </table:table-cell>
          <table:table-cell/>
        </table:table-row>
        <table:table-row table:style-name="ro1">
          <table:table-cell office:value-type="string" calcext:value-type="string">
            <text:p>GDPKIN_RXN_p2</text:p>
          </table:table-cell>
          <table:table-cell office:value-type="string" calcext:value-type="string">
            <text:p>0.9 ATP_p2 + 0.2 GDP_p2 + 0.1 aATP_p2 + 0.8 aGDP_p2 &lt;=&gt; 0.8 ADP_p2 + 0.9 GTP_p2 + 0.6 PROTON_p2 + 0.2 aADP_p2 + 0.1 aGTP_p2</text:p>
          </table:table-cell>
          <table:table-cell office:value-type="float" office:value="-0.896999845254909" calcext:value-type="float">
            <text:p>-0.896999845254909</text:p>
          </table:table-cell>
          <table:table-cell office:value-type="float" office:value="0.00000000000369238294374565" calcext:value-type="float">
            <text:p>3.69238294374565E-12</text:p>
          </table:table-cell>
          <table:table-cell/>
        </table:table-row>
        <table:table-row table:style-name="ro1">
          <table:table-cell office:value-type="string" calcext:value-type="string">
            <text:p>IGPSYN_RXN_p1</text:p>
          </table:table-cell>
          <table:table-cell office:value-type="string" calcext:value-type="string">
            <text:p>CARBOXYPHENYLAMINO_DEOXYRIBULOSE_P_p1 + PROTON_p1 --&gt; CARBON_DIOXIDE_p1 + INDOLE_3_GLYCEROL_P_p1 + WATER_p1</text:p>
          </table:table-cell>
          <table:table-cell office:value-type="float" office:value="-0.887298468409904" calcext:value-type="float">
            <text:p>-0.887298468409904</text:p>
          </table:table-cell>
          <table:table-cell office:value-type="float" office:value="0.0000000000133244761025516" calcext:value-type="float">
            <text:p>1.33244761025516E-11</text:p>
          </table:table-cell>
          <table:table-cell/>
        </table:table-row>
        <table:table-row table:style-name="ro1">
          <table:table-cell office:value-type="string" calcext:value-type="string">
            <text:p>UDPKIN_RXN_c1</text:p>
          </table:table-cell>
          <table:table-cell office:value-type="string" calcext:value-type="string">
            <text:p>0.65 ATP_c1 + 0.15 PROTON_c1 + 0.5 UDP_c1 + 0.35 aATP_c1 + 0.5 aUDP_c1 &lt;=&gt; 0.5 ADP_c1 + 0.5 UTP_c1 + 0.5 aADP_c1 + 0.5 aUTP_c1</text:p>
          </table:table-cell>
          <table:table-cell office:value-type="float" office:value="-0.885574902782364" calcext:value-type="float">
            <text:p>-0.885574902782364</text:p>
          </table:table-cell>
          <table:table-cell office:value-type="float" office:value="0.0000000000165329378632091" calcext:value-type="float">
            <text:p>1.65329378632091E-11</text:p>
          </table:table-cell>
          <table:table-cell/>
        </table:table-row>
        <table:table-row table:style-name="ro1">
          <table:table-cell office:value-type="string" calcext:value-type="string">
            <text:p>UDPKIN_RXN_c2</text:p>
          </table:table-cell>
          <table:table-cell office:value-type="string" calcext:value-type="string">
            <text:p>0.65 ATP_c2 + 0.15 PROTON_c2 + 0.5 UDP_c2 + 0.35 aATP_c2 + 0.5 aUDP_c2 &lt;=&gt; 0.5 ADP_c2 + 0.5 UTP_c2 + 0.5 aADP_c2 + 0.5 aUTP_c2</text:p>
          </table:table-cell>
          <table:table-cell office:value-type="float" office:value="-0.88538816815561" calcext:value-type="float">
            <text:p>-0.88538816815561</text:p>
          </table:table-cell>
          <table:table-cell office:value-type="float" office:value="0.000000000016920448778193" calcext:value-type="float">
            <text:p>1.6920448778193E-11</text:p>
          </table:table-cell>
          <table:table-cell/>
        </table:table-row>
        <table:table-row table:style-name="ro1">
          <table:table-cell office:value-type="string" calcext:value-type="string">
            <text:p>ADENYL_KIN_RXN_p2</text:p>
          </table:table-cell>
          <table:table-cell office:value-type="string" calcext:value-type="string">
            <text:p>AMP_p2 + 0.9 ATP_p2 + 0.3 PROTON_p2 + 0.1 aATP_p2 &lt;=&gt; 1.6 ADP_p2 + 0.4 aADP_p2</text:p>
          </table:table-cell>
          <table:table-cell office:value-type="float" office:value="-0.884354061475664" calcext:value-type="float">
            <text:p>-0.884354061475664</text:p>
          </table:table-cell>
          <table:table-cell office:value-type="float" office:value="0.0000000000192229650386172" calcext:value-type="float">
            <text:p>1.92229650386172E-11</text:p>
          </table:table-cell>
          <table:table-cell/>
        </table:table-row>
        <table:table-row table:style-name="ro1">
          <table:table-cell office:value-type="string" calcext:value-type="string">
            <text:p>HISTIDPHOS_RXN_p1</text:p>
          </table:table-cell>
          <table:table-cell office:value-type="string" calcext:value-type="string">
            <text:p>L_HISTIDINOL_P_p1 + WATER_p1 --&gt; HISTIDINOL_p1 + Pi_p1</text:p>
          </table:table-cell>
          <table:table-cell office:value-type="float" office:value="-0.87800900199792" calcext:value-type="float">
            <text:p>-0.87800900199792</text:p>
          </table:table-cell>
          <table:table-cell office:value-type="float" office:value="0.0000000000409915392910703" calcext:value-type="float">
            <text:p>4.09915392910703E-11</text:p>
          </table:table-cell>
          <table:table-cell/>
        </table:table-row>
        <table:table-row table:style-name="ro1">
          <table:table-cell office:value-type="string" calcext:value-type="string">
            <text:p>TRIOSEPISOMERIZATION_RXN_p1</text:p>
          </table:table-cell>
          <table:table-cell office:value-type="string" calcext:value-type="string">
            <text:p>GAP_p1 &lt;=&gt; DIHYDROXY_ACETONE_PHOSPHATE_p1</text:p>
          </table:table-cell>
          <table:table-cell office:value-type="float" office:value="-0.877221467824766" calcext:value-type="float">
            <text:p>-0.877221467824766</text:p>
          </table:table-cell>
          <table:table-cell office:value-type="float" office:value="0.0000000000448994521379542" calcext:value-type="float">
            <text:p>4.48994521379542E-11</text:p>
          </table:table-cell>
          <table:table-cell/>
        </table:table-row>
        <table:table-row table:style-name="ro1">
          <table:table-cell office:value-type="string" calcext:value-type="string">
            <text:p>ASPAMINOTRANS_RXN_p1</text:p>
          </table:table-cell>
          <table:table-cell office:value-type="string" calcext:value-type="string">
            <text:p>2_KETOGLUTARATE_p1 + L_ASPARTATE_p1 &lt;=&gt; GLT_p1 + OXALACETIC_ACID_p1</text:p>
          </table:table-cell>
          <table:table-cell office:value-type="float" office:value="-0.870264978816192" calcext:value-type="float">
            <text:p>-0.870264978816192</text:p>
          </table:table-cell>
          <table:table-cell office:value-type="float" office:value="0.0000000000977831427134961" calcext:value-type="float">
            <text:p>9.77831427134961E-11</text:p>
          </table:table-cell>
          <table:table-cell/>
        </table:table-row>
        <table:table-row table:style-name="ro1">
          <table:table-cell office:value-type="string" calcext:value-type="string">
            <text:p>PRIBFAICARPISOM_RXN_p1</text:p>
          </table:table-cell>
          <table:table-cell office:value-type="string" calcext:value-type="string">
            <text:p>PHOSPHORIBOSYL_FORMIMINO_AICAR_P_p1 --&gt; PHOSPHORIBULOSYL_FORMIMINO_AICAR_P_p1</text:p>
          </table:table-cell>
          <table:table-cell office:value-type="float" office:value="-0.869291558015973" calcext:value-type="float">
            <text:p>-0.869291558015973</text:p>
          </table:table-cell>
          <table:table-cell office:value-type="float" office:value="0.000000000108646653241657" calcext:value-type="float">
            <text:p>1.08646653241657E-10</text:p>
          </table:table-cell>
          <table:table-cell/>
        </table:table-row>
        <table:table-row table:style-name="ro1">
          <table:table-cell office:value-type="string" calcext:value-type="string">
            <text:p>PRPPSYN_RXN_p1</text:p>
          </table:table-cell>
          <table:table-cell office:value-type="string" calcext:value-type="string">
            <text:p>0.9 ATP_p1 + RIBOSE_5P_p1 + 0.1 aATP_p1 --&gt; AMP_p1 + 0.9 PROTON_p1 + 0.8 PRPP_p1 + 0.2 aPRPP_p1</text:p>
          </table:table-cell>
          <table:table-cell office:value-type="float" office:value="-0.868959564347419" calcext:value-type="float">
            <text:p>-0.868959564347419</text:p>
          </table:table-cell>
          <table:table-cell office:value-type="float" office:value="0.000000000112599741110548" calcext:value-type="float">
            <text:p>1.12599741110548E-10</text:p>
          </table:table-cell>
          <table:table-cell/>
        </table:table-row>
        <table:table-row table:style-name="ro1">
          <table:table-cell office:value-type="string" calcext:value-type="string">
            <text:p>HISTIDPHOS_RXN_p2</text:p>
          </table:table-cell>
          <table:table-cell office:value-type="string" calcext:value-type="string">
            <text:p>L_HISTIDINOL_P_p2 + WATER_p2 --&gt; HISTIDINOL_p2 + Pi_p2</text:p>
          </table:table-cell>
          <table:table-cell office:value-type="float" office:value="-0.868853525611963" calcext:value-type="float">
            <text:p>-0.868853525611963</text:p>
          </table:table-cell>
          <table:table-cell office:value-type="float" office:value="0.000000000113890095314995" calcext:value-type="float">
            <text:p>1.13890095314995E-10</text:p>
          </table:table-cell>
          <table:table-cell/>
        </table:table-row>
        <table:table-row table:style-name="ro1">
          <table:table-cell office:value-type="string" calcext:value-type="string">
            <text:p>ADENYL_KIN_RXN_m2</text:p>
          </table:table-cell>
          <table:table-cell office:value-type="string" calcext:value-type="string">
            <text:p>AMP_m2 + 0.9 ATP_m2 + 0.3 PROTON_m2 + 0.1 aATP_m2 &lt;=&gt; 1.6 ADP_m2 + 0.4 aADP_m2</text:p>
          </table:table-cell>
          <table:table-cell office:value-type="float" office:value="-0.861281841484278" calcext:value-type="float">
            <text:p>-0.861281841484278</text:p>
          </table:table-cell>
          <table:table-cell office:value-type="float" office:value="0.00000000025071934601876" calcext:value-type="float">
            <text:p>2.5071934601876E-10</text:p>
          </table:table-cell>
          <table:table-cell/>
        </table:table-row>
        <table:table-row table:style-name="ro1">
          <table:table-cell office:value-type="string" calcext:value-type="string">
            <text:p>RXN_8991_p1</text:p>
          </table:table-cell>
          <table:table-cell office:value-type="string" calcext:value-type="string">
            <text:p>CPD_9451_p1 + WATER_p1 --&gt; 2_D_THREO_HYDROXY_3_CARBOXY_ISOCAPROATE_p1</text:p>
          </table:table-cell>
          <table:table-cell office:value-type="float" office:value="-0.857897140582251" calcext:value-type="float">
            <text:p>-0.857897140582251</text:p>
          </table:table-cell>
          <table:table-cell office:value-type="float" office:value="0.000000000351516423590593" calcext:value-type="float">
            <text:p>3.51516423590593E-10</text:p>
          </table:table-cell>
          <table:table-cell/>
        </table:table-row>
        <table:table-row table:style-name="ro1">
          <table:table-cell office:value-type="string" calcext:value-type="string">
            <text:p>3_ISOPROPYLMALISOM_RXN_p1</text:p>
          </table:table-cell>
          <table:table-cell office:value-type="string" calcext:value-type="string">
            <text:p>3_CARBOXY_3_HYDROXY_ISOCAPROATE_p1 --&gt; CPD_9451_p1 + WATER_p1</text:p>
          </table:table-cell>
          <table:table-cell office:value-type="float" office:value="-0.857897140582251" calcext:value-type="float">
            <text:p>-0.857897140582251</text:p>
          </table:table-cell>
          <table:table-cell office:value-type="float" office:value="0.000000000351516423590597" calcext:value-type="float">
            <text:p>3.51516423590597E-10</text:p>
          </table:table-cell>
          <table:table-cell/>
        </table:table-row>
        <table:table-row table:style-name="ro1">
          <table:table-cell office:value-type="string" calcext:value-type="string">
            <text:p>3_ISOPROPYLMALISOM_RXN_p2</text:p>
          </table:table-cell>
          <table:table-cell office:value-type="string" calcext:value-type="string">
            <text:p>3_CARBOXY_3_HYDROXY_ISOCAPROATE_p2 --&gt; CPD_9451_p2 + WATER_p2</text:p>
          </table:table-cell>
          <table:table-cell office:value-type="float" office:value="-0.857897140582245" calcext:value-type="float">
            <text:p>-0.857897140582245</text:p>
          </table:table-cell>
          <table:table-cell office:value-type="float" office:value="0.000000000351516423590797" calcext:value-type="float">
            <text:p>3.51516423590797E-10</text:p>
          </table:table-cell>
          <table:table-cell/>
        </table:table-row>
        <table:table-row table:style-name="ro1">
          <table:table-cell office:value-type="string" calcext:value-type="string">
            <text:p>RXN_8991_p2</text:p>
          </table:table-cell>
          <table:table-cell office:value-type="string" calcext:value-type="string">
            <text:p>CPD_9451_p2 + WATER_p2 --&gt; 2_D_THREO_HYDROXY_3_CARBOXY_ISOCAPROATE_p2</text:p>
          </table:table-cell>
          <table:table-cell office:value-type="float" office:value="-0.857897140582245" calcext:value-type="float">
            <text:p>-0.857897140582245</text:p>
          </table:table-cell>
          <table:table-cell office:value-type="float" office:value="0.000000000351516423590797" calcext:value-type="float">
            <text:p>3.51516423590797E-10</text:p>
          </table:table-cell>
          <table:table-cell/>
        </table:table-row>
        <table:table-row table:style-name="ro1">
          <table:table-cell office:value-type="string" calcext:value-type="string">
            <text:p>DAHPSYN_RXN_p1</text:p>
          </table:table-cell>
          <table:table-cell office:value-type="string" calcext:value-type="string">
            <text:p>ERYTHROSE_4P_p1 + PHOSPHO_ENOL_PYRUVATE_p1 + WATER_p1 --&gt; 3_DEOXY_D_ARABINO_HEPTULOSONATE_7_P_p1 + Pi_p1</text:p>
          </table:table-cell>
          <table:table-cell office:value-type="float" office:value="-0.855624394580752" calcext:value-type="float">
            <text:p>-0.855624394580752</text:p>
          </table:table-cell>
          <table:table-cell office:value-type="float" office:value="0.000000000438930266145101" calcext:value-type="float">
            <text:p>4.38930266145101E-10</text:p>
          </table:table-cell>
          <table:table-cell/>
        </table:table-row>
        <table:table-row table:style-name="ro1">
          <table:table-cell office:value-type="string" calcext:value-type="string">
            <text:p>CYTOCHROME_C_OXIDASE_RXN_mi1</text:p>
          </table:table-cell>
          <table:table-cell office:value-type="string" calcext:value-type="string">
            <text:p>4.0 Cytochromes_C_Reduced_mi1 + OXYGEN_MOLECULE_m1 + 8.0 PROTON_m1 --&gt; 4.0 Cytochromes_C_Oxidized_mi1 + 4.0 PROTON_i1 + 2.0 WATER_m1</text:p>
          </table:table-cell>
          <table:table-cell office:value-type="float" office:value="-0.851875262666226" calcext:value-type="float">
            <text:p>-0.851875262666226</text:p>
          </table:table-cell>
          <table:table-cell office:value-type="float" office:value="0.000000000628027771288919" calcext:value-type="float">
            <text:p>6.28027771288919E-10</text:p>
          </table:table-cell>
          <table:table-cell/>
        </table:table-row>
        <table:table-row table:style-name="ro1">
          <table:table-cell office:value-type="string" calcext:value-type="string">
            <text:p>DIHYDROPICRED_RXN_NAD_p1</text:p>
          </table:table-cell>
          <table:table-cell office:value-type="string" calcext:value-type="string">
            <text:p>2_3_DIHYDRODIPICOLINATE_p1 + NADH_p1 + PROTON_p1 --&gt; DELTA1_PIPERIDEINE_2_6_DICARBOXYLATE_p1 + NAD_p1</text:p>
          </table:table-cell>
          <table:table-cell office:value-type="float" office:value="-0.848115420871197" calcext:value-type="float">
            <text:p>-0.848115420871197</text:p>
          </table:table-cell>
          <table:table-cell office:value-type="float" office:value="0.00000000089082841434574" calcext:value-type="float">
            <text:p>8.9082841434574E-10</text:p>
          </table:table-cell>
          <table:table-cell/>
        </table:table-row>
        <table:table-row table:style-name="ro1">
          <table:table-cell office:value-type="string" calcext:value-type="string">
            <text:p>ANTHRANSYN_RXN_p1</text:p>
          </table:table-cell>
          <table:table-cell office:value-type="string" calcext:value-type="string">
            <text:p>CHORISMATE_p1 + GLN_p1 &lt;=&gt; ANTHRANILATE_p1 + GLT_p1 + PROTON_p1 + PYRUVATE_p1</text:p>
          </table:table-cell>
          <table:table-cell office:value-type="float" office:value="-0.847674822695659" calcext:value-type="float">
            <text:p>-0.847674822695659</text:p>
          </table:table-cell>
          <table:table-cell office:value-type="float" office:value="0.000000000927508835821238" calcext:value-type="float">
            <text:p>9.27508835821238E-10</text:p>
          </table:table-cell>
          <table:table-cell/>
        </table:table-row>
        <table:table-row table:style-name="ro1">
          <table:table-cell office:value-type="string" calcext:value-type="string">
            <text:p>CYTOCHROME_C_OXIDASE_RXN_mi2</text:p>
          </table:table-cell>
          <table:table-cell office:value-type="string" calcext:value-type="string">
            <text:p>4.0 Cytochromes_C_Reduced_mi2 + OXYGEN_MOLECULE_m2 + 8.0 PROTON_m2 --&gt; 4.0 Cytochromes_C_Oxidized_mi2 + 4.0 PROTON_i2 + 2.0 WATER_m2</text:p>
          </table:table-cell>
          <table:table-cell office:value-type="float" office:value="-0.846196600869463" calcext:value-type="float">
            <text:p>-0.846196600869463</text:p>
          </table:table-cell>
          <table:table-cell office:value-type="float" office:value="0.00000000106099474444992" calcext:value-type="float">
            <text:p>1.06099474444992E-09</text:p>
          </table:table-cell>
          <table:table-cell/>
        </table:table-row>
        <table:table-row table:style-name="ro1">
          <table:table-cell office:value-type="string" calcext:value-type="string">
            <text:p>GLUTAMINESYN_RXN_c2</text:p>
          </table:table-cell>
          <table:table-cell office:value-type="string" calcext:value-type="string">
            <text:p>AMMONIUM_c2 + 0.65 ATP_c2 + GLT_c2 + 0.35 aATP_c2 --&gt; 0.5 ADP_c2 + GLN_c2 + 0.55 PROTON_c2 + 0.7 Pi_c2 + 0.5 aADP_c2 + 0.3 aPi_c2</text:p>
          </table:table-cell>
          <table:table-cell office:value-type="float" office:value="-0.843681554617474" calcext:value-type="float">
            <text:p>-0.843681554617474</text:p>
          </table:table-cell>
          <table:table-cell office:value-type="float" office:value="0.00000000132948285458677" calcext:value-type="float">
            <text:p>1.32948285458677E-09</text:p>
          </table:table-cell>
          <table:table-cell/>
        </table:table-row>
        <table:table-row table:style-name="ro1">
          <table:table-cell office:value-type="string" calcext:value-type="string">
            <text:p>1_PERIOD_2_PERIOD_1_PERIOD_13_RXN_p1</text:p>
          </table:table-cell>
          <table:table-cell office:value-type="string" calcext:value-type="string">
            <text:p>DPG_p1 + NADPH_p1 + PROTON_p1 --&gt; GAP_p1 + NADP_p1 + Pi_p1</text:p>
          </table:table-cell>
          <table:table-cell office:value-type="float" office:value="-0.84099058779525" calcext:value-type="float">
            <text:p>-0.84099058779525</text:p>
          </table:table-cell>
          <table:table-cell office:value-type="float" office:value="0.0000000016851113296527" calcext:value-type="float">
            <text:p>1.6851113296527E-09</text:p>
          </table:table-cell>
          <table:table-cell/>
        </table:table-row>
        <table:table-row table:style-name="ro1">
          <table:table-cell office:value-type="string" calcext:value-type="string">
            <text:p>PRPPSYN_RXN_p2</text:p>
          </table:table-cell>
          <table:table-cell office:value-type="string" calcext:value-type="string">
            <text:p>0.9 ATP_p2 + RIBOSE_5P_p2 + 0.1 aATP_p2 --&gt; AMP_p2 + 0.9 PROTON_p2 + 0.8 PRPP_p2 + 0.2 aPRPP_p2</text:p>
          </table:table-cell>
          <table:table-cell office:value-type="float" office:value="-0.840731233273978" calcext:value-type="float">
            <text:p>-0.840731233273978</text:p>
          </table:table-cell>
          <table:table-cell office:value-type="float" office:value="0.00000000172365500024062" calcext:value-type="float">
            <text:p>1.72365500024062E-09</text:p>
          </table:table-cell>
          <table:table-cell/>
        </table:table-row>
        <table:table-row table:style-name="ro1">
          <table:table-cell office:value-type="string" calcext:value-type="string">
            <text:p>CYTOCHROME_C_OXIDASE_RXN_mc2</text:p>
          </table:table-cell>
          <table:table-cell office:value-type="string" calcext:value-type="string">
            <text:p>4.0 Cytochromes_C_Reduced_mc2 + OXYGEN_MOLECULE_m2 + 8.0 PROTON_m2 --&gt; 4.0 Cytochromes_C_Oxidized_mc2 + 4.0 PROTON_c2 + 2.0 WATER_m2</text:p>
          </table:table-cell>
          <table:table-cell office:value-type="float" office:value="-0.840097807481006" calcext:value-type="float">
            <text:p>-0.840097807481006</text:p>
          </table:table-cell>
          <table:table-cell office:value-type="float" office:value="0.00000000182123187524222" calcext:value-type="float">
            <text:p>1.82123187524222E-09</text:p>
          </table:table-cell>
          <table:table-cell/>
        </table:table-row>
        <table:table-row table:style-name="ro1">
          <table:table-cell office:value-type="string" calcext:value-type="string">
            <text:p>SEDOHEPTULOSE_BISPHOSPHATASE_RXN_p1</text:p>
          </table:table-cell>
          <table:table-cell office:value-type="string" calcext:value-type="string">
            <text:p>D_SEDOHEPTULOSE_1_7_P2_p1 + WATER_p1 --&gt; D_SEDOHEPTULOSE_7_P_p1 + Pi_p1</text:p>
          </table:table-cell>
          <table:table-cell office:value-type="float" office:value="-0.837752434670271" calcext:value-type="float">
            <text:p>-0.837752434670271</text:p>
          </table:table-cell>
          <table:table-cell office:value-type="float" office:value="0.00000000222856694638192" calcext:value-type="float">
            <text:p>2.22856694638192E-09</text:p>
          </table:table-cell>
          <table:table-cell/>
        </table:table-row>
        <table:table-row table:style-name="ro1">
          <table:table-cell office:value-type="string" calcext:value-type="string">
            <text:p>1_PERIOD_18_PERIOD_1_PERIOD_2_RXN_p1</text:p>
          </table:table-cell>
          <table:table-cell office:value-type="string" calcext:value-type="string">
            <text:p>NADP_p1 + PROTON_p1 + 2.0 Reduced_ferredoxins_p1 &lt;=&gt; NADPH_p1 + 2.0 Oxidized_ferredoxins_p1</text:p>
          </table:table-cell>
          <table:table-cell office:value-type="float" office:value="-0.833371543174183" calcext:value-type="float">
            <text:p>-0.833371543174183</text:p>
          </table:table-cell>
          <table:table-cell office:value-type="float" office:value="0.00000000322201533226781" calcext:value-type="float">
            <text:p>3.22201533226781E-09</text:p>
          </table:table-cell>
          <table:table-cell/>
        </table:table-row>
        <table:table-row table:style-name="ro1">
          <table:table-cell office:value-type="string" calcext:value-type="string">
            <text:p>GCVMULTI_RXN_m2</text:p>
          </table:table-cell>
          <table:table-cell office:value-type="string" calcext:value-type="string">
            <text:p>GLY_m2 + NAD_m2 + THF_m2 --&gt; AMMONIUM_m2 + CARBON_DIOXIDE_m2 + METHYLENE_THF_m2 + NADH_m2</text:p>
          </table:table-cell>
          <table:table-cell office:value-type="float" office:value="-0.833128700660601" calcext:value-type="float">
            <text:p>-0.833128700660601</text:p>
          </table:table-cell>
          <table:table-cell office:value-type="float" office:value="0.00000000328751424603893" calcext:value-type="float">
            <text:p>3.28751424603893E-09</text:p>
          </table:table-cell>
          <table:table-cell/>
        </table:table-row>
        <table:table-row table:style-name="ro1">
          <table:table-cell office:value-type="string" calcext:value-type="string">
            <text:p>PREPHENATE_TRANSAMINE_RXN_p1</text:p>
          </table:table-cell>
          <table:table-cell office:value-type="string" calcext:value-type="string">
            <text:p>GLT_p1 + PREPHENATE_p1 --&gt; 2_KETOGLUTARATE_p1 + CPD_659_p1</text:p>
          </table:table-cell>
          <table:table-cell office:value-type="float" office:value="-0.833099532726147" calcext:value-type="float">
            <text:p>-0.833099532726147</text:p>
          </table:table-cell>
          <table:table-cell office:value-type="float" office:value="0.00000000329546330000694" calcext:value-type="float">
            <text:p>3.29546330000694E-09</text:p>
          </table:table-cell>
          <table:table-cell/>
        </table:table-row>
        <table:table-row table:style-name="ro1">
          <table:table-cell office:value-type="string" calcext:value-type="string">
            <text:p>GCVMULTI_RXN_m1</text:p>
          </table:table-cell>
          <table:table-cell office:value-type="string" calcext:value-type="string">
            <text:p>GLY_m1 + NAD_m1 + THF_m1 --&gt; AMMONIUM_m1 + CARBON_DIOXIDE_m1 + METHYLENE_THF_m1 + NADH_m1</text:p>
          </table:table-cell>
          <table:table-cell office:value-type="float" office:value="-0.832095420984313" calcext:value-type="float">
            <text:p>-0.832095420984313</text:p>
          </table:table-cell>
          <table:table-cell office:value-type="float" office:value="0.0000000035801502875469" calcext:value-type="float">
            <text:p>3.5801502875469E-09</text:p>
          </table:table-cell>
          <table:table-cell/>
        </table:table-row>
        <table:table-row table:style-name="ro1">
          <table:table-cell office:value-type="string" calcext:value-type="string">
            <text:p>NITRATE_REDUCTASE_NADH_RXN_c1</text:p>
          </table:table-cell>
          <table:table-cell office:value-type="string" calcext:value-type="string">
            <text:p>NADH_c1 + NITRATE_c1 + PROTON_c1 --&gt; NAD_c1 + NITRITE_c1 + WATER_c1</text:p>
          </table:table-cell>
          <table:table-cell office:value-type="float" office:value="-0.831212431598483" calcext:value-type="float">
            <text:p>-0.831212431598483</text:p>
          </table:table-cell>
          <table:table-cell office:value-type="float" office:value="0.00000000384903179528858" calcext:value-type="float">
            <text:p>3.84903179528858E-09</text:p>
          </table:table-cell>
          <table:table-cell/>
        </table:table-row>
        <table:table-row table:style-name="ro1">
          <table:table-cell office:value-type="string" calcext:value-type="string">
            <text:p>3PGAREARR_RXN_c2</text:p>
          </table:table-cell>
          <table:table-cell office:value-type="string" calcext:value-type="string">
            <text:p>G3P_c2 &lt;=&gt; 2_PG_c2</text:p>
          </table:table-cell>
          <table:table-cell office:value-type="float" office:value="-0.830524560342536" calcext:value-type="float">
            <text:p>-0.830524560342536</text:p>
          </table:table-cell>
          <table:table-cell office:value-type="float" office:value="0.00000000407124853841597" calcext:value-type="float">
            <text:p>4.07124853841597E-09</text:p>
          </table:table-cell>
          <table:table-cell/>
        </table:table-row>
        <table:table-row table:style-name="ro1">
          <table:table-cell office:value-type="string" calcext:value-type="string">
            <text:p>3PGAREARR_RXN_c1</text:p>
          </table:table-cell>
          <table:table-cell office:value-type="string" calcext:value-type="string">
            <text:p>G3P_c1 &lt;=&gt; 2_PG_c1</text:p>
          </table:table-cell>
          <table:table-cell office:value-type="float" office:value="-0.825759828409735" calcext:value-type="float">
            <text:p>-0.825759828409735</text:p>
          </table:table-cell>
          <table:table-cell office:value-type="float" office:value="0.00000000596563432135193" calcext:value-type="float">
            <text:p>5.96563432135193E-09</text:p>
          </table:table-cell>
          <table:table-cell/>
        </table:table-row>
        <table:table-row table:style-name="ro1">
          <table:table-cell office:value-type="string" calcext:value-type="string">
            <text:p>PRIBFAICARPISOM_RXN_p2</text:p>
          </table:table-cell>
          <table:table-cell office:value-type="string" calcext:value-type="string">
            <text:p>PHOSPHORIBOSYL_FORMIMINO_AICAR_P_p2 --&gt; PHOSPHORIBULOSYL_FORMIMINO_AICAR_P_p2</text:p>
          </table:table-cell>
          <table:table-cell office:value-type="float" office:value="-0.825354597550198" calcext:value-type="float">
            <text:p>-0.825354597550198</text:p>
          </table:table-cell>
          <table:table-cell office:value-type="float" office:value="0.00000000615940030353841" calcext:value-type="float">
            <text:p>6.15940030353841E-09</text:p>
          </table:table-cell>
          <table:table-cell/>
        </table:table-row>
        <table:table-row table:style-name="ro1">
          <table:table-cell office:value-type="string" calcext:value-type="string">
            <text:p>SUCCCOASYN_RXN_m2</text:p>
          </table:table-cell>
          <table:table-cell office:value-type="string" calcext:value-type="string">
            <text:p>0.8 ADP_m2 + Pi_m2 + SUC_COA_m2 + 0.2 aADP_m2 --&gt; 0.9 ATP_m2 + CO_A_m2 + 0.1 PROTON_m2 + SUC_m2 + 0.1 aATP_m2</text:p>
          </table:table-cell>
          <table:table-cell office:value-type="float" office:value="-0.825349979965619" calcext:value-type="float">
            <text:p>-0.825349979965619</text:p>
          </table:table-cell>
          <table:table-cell office:value-type="float" office:value="0.00000000616164124960542" calcext:value-type="float">
            <text:p>6.16164124960542E-09</text:p>
          </table:table-cell>
          <table:table-cell/>
        </table:table-row>
        <table:table-row table:style-name="ro1">
          <table:table-cell office:value-type="string" calcext:value-type="string">
            <text:p>ARGSUCCINSYN_RXN_p1</text:p>
          </table:table-cell>
          <table:table-cell office:value-type="string" calcext:value-type="string">
            <text:p>0.9 ATP_p1 + L_ASPARTATE_p1 + L_CITRULLINE_p1 + 0.1 aATP_p1 --&gt; AMP_p1 + L_ARGININO_SUCCINATE_p1 + 0.55 PPI_p1 + 1.55 PROTON_p1 + 0.45 bPPI_p1</text:p>
          </table:table-cell>
          <table:table-cell office:value-type="float" office:value="-0.821616569340918" calcext:value-type="float">
            <text:p>-0.821616569340918</text:p>
          </table:table-cell>
          <table:table-cell office:value-type="float" office:value="0.00000000824035161952508" calcext:value-type="float">
            <text:p>8.24035161952508E-09</text:p>
          </table:table-cell>
          <table:table-cell/>
        </table:table-row>
        <table:table-row table:style-name="ro1">
          <table:table-cell office:value-type="string" calcext:value-type="string">
            <text:p>PLASTOQUINOL_PLASTOCYANIN_REDUCTASE_RXN_p1</text:p>
          </table:table-cell>
          <table:table-cell office:value-type="string" calcext:value-type="string">
            <text:p>2.0 Oxidized_Plastocyanins_p1 + PLASTOQUINOL_1_p1 + 2.0 PROTON_p1 --&gt; PLASTOQUINONE_p1 + 4.0 PROTON_l1 + 2.0 Plastocyanin_Reduced_p1</text:p>
          </table:table-cell>
          <table:table-cell office:value-type="float" office:value="-0.820345034427675" calcext:value-type="float">
            <text:p>-0.820345034427675</text:p>
          </table:table-cell>
          <table:table-cell office:value-type="float" office:value="0.0000000090840995767427" calcext:value-type="float">
            <text:p>9.0840995767427E-09</text:p>
          </table:table-cell>
          <table:table-cell/>
        </table:table-row>
        <table:table-row table:style-name="ro1">
          <table:table-cell office:value-type="string" calcext:value-type="string">
            <text:p>PHOSPHOGLUCMUT_RXN_c2</text:p>
          </table:table-cell>
          <table:table-cell office:value-type="string" calcext:value-type="string">
            <text:p>GLC_1_P_c2 &lt;=&gt; GLC_6_P_c2</text:p>
          </table:table-cell>
          <table:table-cell office:value-type="float" office:value="-0.820088763387365" calcext:value-type="float">
            <text:p>-0.820088763387365</text:p>
          </table:table-cell>
          <table:table-cell office:value-type="float" office:value="0.0000000092634883393405" calcext:value-type="float">
            <text:p>9.2634883393405E-09</text:p>
          </table:table-cell>
          <table:table-cell/>
        </table:table-row>
        <table:table-row table:style-name="ro1">
          <table:table-cell office:value-type="string" calcext:value-type="string">
            <text:p>GLYOHMETRANS_RXN_p2</text:p>
          </table:table-cell>
          <table:table-cell office:value-type="string" calcext:value-type="string">
            <text:p>SER_p2 + THF_p2 &lt;=&gt; GLY_p2 + METHYLENE_THF_p2 + WATER_p2</text:p>
          </table:table-cell>
          <table:table-cell office:value-type="float" office:value="-0.810957231938025" calcext:value-type="float">
            <text:p>-0.810957231938025</text:p>
          </table:table-cell>
          <table:table-cell office:value-type="float" office:value="0.0000000182377776344353" calcext:value-type="float">
            <text:p>1.82377776344353E-08</text:p>
          </table:table-cell>
          <table:table-cell/>
        </table:table-row>
        <table:table-row table:style-name="ro1">
          <table:table-cell office:value-type="string" calcext:value-type="string">
            <text:p>GLUTAMIDOTRANS_RXN_p1</text:p>
          </table:table-cell>
          <table:table-cell office:value-type="string" calcext:value-type="string">
            <text:p>GLN_p1 + PHOSPHORIBULOSYL_FORMIMINO_AICAR_P_p1 --&gt; AICAR_p1 + D_ERYTHRO_IMIDAZOLE_GLYCEROL_P_p1 + GLT_p1 + PROTON_p1</text:p>
          </table:table-cell>
          <table:table-cell office:value-type="float" office:value="-0.810765913852034" calcext:value-type="float">
            <text:p>-0.810765913852034</text:p>
          </table:table-cell>
          <table:table-cell office:value-type="float" office:value="0.0000000184912620581671" calcext:value-type="float">
            <text:p>1.84912620581671E-08</text:p>
          </table:table-cell>
          <table:table-cell/>
        </table:table-row>
        <table:table-row table:style-name="ro1">
          <table:table-cell office:value-type="string" calcext:value-type="string">
            <text:p>NADH_DEHYDROG_A_RXN_mi2</text:p>
          </table:table-cell>
          <table:table-cell office:value-type="string" calcext:value-type="string">
            <text:p>NADH_m2 + 5.0 PROTON_m2 + UBIQUINONE_mi2 --&gt; NAD_m2 + 4.0 PROTON_i2 + UBIQUINOL_mi2</text:p>
          </table:table-cell>
          <table:table-cell office:value-type="float" office:value="-0.803898104193722" calcext:value-type="float">
            <text:p>-0.803898104193722</text:p>
          </table:table-cell>
          <table:table-cell office:value-type="float" office:value="0.0000000300478466917343" calcext:value-type="float">
            <text:p>3.00478466917343E-08</text:p>
          </table:table-cell>
          <table:table-cell/>
        </table:table-row>
        <table:table-row table:style-name="ro1">
          <table:table-cell office:value-type="string" calcext:value-type="string">
            <text:p>NADH_DEHYDROG_A_RXN_mi1</text:p>
          </table:table-cell>
          <table:table-cell office:value-type="string" calcext:value-type="string">
            <text:p>NADH_m1 + 5.0 PROTON_m1 + UBIQUINONE_mi1 --&gt; NAD_m1 + 4.0 PROTON_i1 + UBIQUINOL_mi1</text:p>
          </table:table-cell>
          <table:table-cell office:value-type="float" office:value="-0.79939310794378" calcext:value-type="float">
            <text:p>-0.79939310794378</text:p>
          </table:table-cell>
          <table:table-cell office:value-type="float" office:value="0.0000000408983208361369" calcext:value-type="float">
            <text:p>4.08983208361369E-08</text:p>
          </table:table-cell>
          <table:table-cell/>
        </table:table-row>
        <table:table-row table:style-name="ro1">
          <table:table-cell office:value-type="string" calcext:value-type="string">
            <text:p>MALIC_NADP_RXN_c2</text:p>
          </table:table-cell>
          <table:table-cell office:value-type="string" calcext:value-type="string">
            <text:p>MAL_c2 + NADP_c2 --&gt; CARBON_DIOXIDE_c2 + NADPH_c2 + PYRUVATE_c2</text:p>
          </table:table-cell>
          <table:table-cell office:value-type="float" office:value="-0.791426369781059" calcext:value-type="float">
            <text:p>-0.791426369781059</text:p>
          </table:table-cell>
          <table:table-cell office:value-type="float" office:value="0.0000000692556226317041" calcext:value-type="float">
            <text:p>6.92556226317041E-08</text:p>
          </table:table-cell>
          <table:table-cell/>
        </table:table-row>
        <table:table-row table:style-name="ro1">
          <table:table-cell office:value-type="string" calcext:value-type="string">
            <text:p>GPH_RXN_p1</text:p>
          </table:table-cell>
          <table:table-cell office:value-type="string" calcext:value-type="string">
            <text:p>CPD_67_p1 + WATER_p1 --&gt; GLYCOLLATE_p1 + Pi_p1</text:p>
          </table:table-cell>
          <table:table-cell office:value-type="float" office:value="-0.790295945568551" calcext:value-type="float">
            <text:p>-0.790295945568551</text:p>
          </table:table-cell>
          <table:table-cell office:value-type="float" office:value="0.0000000744934315170719" calcext:value-type="float">
            <text:p>7.44934315170719E-08</text:p>
          </table:table-cell>
          <table:table-cell/>
        </table:table-row>
        <table:table-row table:style-name="ro1">
          <table:table-cell office:value-type="string" calcext:value-type="string">
            <text:p>1_PERIOD_10_PERIOD_2_PERIOD_2_RXN_mi2</text:p>
          </table:table-cell>
          <table:table-cell office:value-type="string" calcext:value-type="string">
            <text:p>2.0 Cytochromes_C_Oxidized_mi2 + 2.0 PROTON_m2 + UBIQUINOL_mi2 --&gt; 2.0 Cytochromes_C_Reduced_mi2 + 4.0 PROTON_i2 + UBIQUINONE_mi2</text:p>
          </table:table-cell>
          <table:table-cell office:value-type="float" office:value="-0.787205810663467" calcext:value-type="float">
            <text:p>-0.787205810663467</text:p>
          </table:table-cell>
          <table:table-cell office:value-type="float" office:value="0.0000000907198087766599" calcext:value-type="float">
            <text:p>9.07198087766599E-08</text:p>
          </table:table-cell>
          <table:table-cell/>
        </table:table-row>
        <table:table-row table:style-name="ro1">
          <table:table-cell office:value-type="string" calcext:value-type="string">
            <text:p>1_PERIOD_10_PERIOD_2_PERIOD_2_RXN_mi1</text:p>
          </table:table-cell>
          <table:table-cell office:value-type="string" calcext:value-type="string">
            <text:p>2.0 Cytochromes_C_Oxidized_mi1 + 2.0 PROTON_m1 + UBIQUINOL_mi1 --&gt; 2.0 Cytochromes_C_Reduced_mi1 + 4.0 PROTON_i1 + UBIQUINONE_mi1</text:p>
          </table:table-cell>
          <table:table-cell office:value-type="float" office:value="-0.786841947780981" calcext:value-type="float">
            <text:p>-0.786841947780981</text:p>
          </table:table-cell>
          <table:table-cell office:value-type="float" office:value="0.0000000928298212855689" calcext:value-type="float">
            <text:p>9.28298212855689E-08</text:p>
          </table:table-cell>
          <table:table-cell/>
        </table:table-row>
        <table:table-row table:style-name="ro1">
          <table:table-cell office:value-type="string" calcext:value-type="string">
            <text:p>PSII_RXN_p1</text:p>
          </table:table-cell>
          <table:table-cell office:value-type="string" calcext:value-type="string">
            <text:p>2.0 PLASTOQUINONE_p1 + 4.0 PROTON_p1 + 4.0 Photon_p1 + 2.0 WATER_p1 --&gt; OXYGEN_MOLECULE_p1 + 2.0 PLASTOQUINOL_1_p1 + 4.0 PROTON_l1</text:p>
          </table:table-cell>
          <table:table-cell office:value-type="float" office:value="-0.783278909286403" calcext:value-type="float">
            <text:p>-0.783278909286403</text:p>
          </table:table-cell>
          <table:table-cell office:value-type="float" office:value="0.000000116001423110311" calcext:value-type="float">
            <text:p>1.16001423110311E-07</text:p>
          </table:table-cell>
          <table:table-cell/>
        </table:table-row>
        <table:table-row table:style-name="ro1">
          <table:table-cell office:value-type="string" calcext:value-type="string">
            <text:p>RXN_8001_p1</text:p>
          </table:table-cell>
          <table:table-cell office:value-type="string" calcext:value-type="string">
            <text:p>HISTIDINOL_p1 + 2.0 NAD_p1 + WATER_p1 --&gt; HIS_p1 + 2.0 NADH_p1 + 3.0 PROTON_p1</text:p>
          </table:table-cell>
          <table:table-cell office:value-type="float" office:value="-0.78314510055585" calcext:value-type="float">
            <text:p>-0.78314510055585</text:p>
          </table:table-cell>
          <table:table-cell office:value-type="float" office:value="0.000000116966812556384" calcext:value-type="float">
            <text:p>1.16966812556384E-07</text:p>
          </table:table-cell>
          <table:table-cell/>
        </table:table-row>
        <table:table-row table:style-name="ro1">
          <table:table-cell office:value-type="string" calcext:value-type="string">
            <text:p>MALATE_DEH_RXN_c1</text:p>
          </table:table-cell>
          <table:table-cell office:value-type="string" calcext:value-type="string">
            <text:p>MAL_c1 + NAD_c1 &lt;=&gt; NADH_c1 + OXALACETIC_ACID_c1 + PROTON_c1</text:p>
          </table:table-cell>
          <table:table-cell office:value-type="float" office:value="-0.777147518654535" calcext:value-type="float">
            <text:p>-0.777147518654535</text:p>
          </table:table-cell>
          <table:table-cell office:value-type="float" office:value="0.000000168601883129185" calcext:value-type="float">
            <text:p>1.68601883129185E-07</text:p>
          </table:table-cell>
          <table:table-cell/>
        </table:table-row>
        <table:table-row table:style-name="ro1">
          <table:table-cell office:value-type="string" calcext:value-type="string">
            <text:p>ACETOLACTREDUCTOISOM_RXN_p1</text:p>
          </table:table-cell>
          <table:table-cell office:value-type="string" calcext:value-type="string">
            <text:p>2_ACETO_LACTATE_p1 + NADPH_p1 + PROTON_p1 --&gt; DIOH_ISOVALERATE_p1 + NADP_p1</text:p>
          </table:table-cell>
          <table:table-cell office:value-type="float" office:value="-0.777091901315227" calcext:value-type="float">
            <text:p>-0.777091901315227</text:p>
          </table:table-cell>
          <table:table-cell office:value-type="float" office:value="0.000000169165688837786" calcext:value-type="float">
            <text:p>1.69165688837786E-07</text:p>
          </table:table-cell>
          <table:table-cell/>
        </table:table-row>
        <table:table-row table:style-name="ro1">
          <table:table-cell office:value-type="string" calcext:value-type="string">
            <text:p>1_PERIOD_10_PERIOD_2_PERIOD_2_RXN_mc2</text:p>
          </table:table-cell>
          <table:table-cell office:value-type="string" calcext:value-type="string">
            <text:p>2.0 Cytochromes_C_Oxidized_mc2 + 2.0 PROTON_m2 + UBIQUINOL_mc2 --&gt; 2.0 Cytochromes_C_Reduced_mc2 + 4.0 PROTON_c2 + UBIQUINONE_mc2</text:p>
          </table:table-cell>
          <table:table-cell office:value-type="float" office:value="-0.7734395739228" calcext:value-type="float">
            <text:p>-0.7734395739228</text:p>
          </table:table-cell>
          <table:table-cell office:value-type="float" office:value="0.000000210200789079876" calcext:value-type="float">
            <text:p>2.10200789079876E-07</text:p>
          </table:table-cell>
          <table:table-cell/>
        </table:table-row>
        <table:table-row table:style-name="ro1">
          <table:table-cell office:value-type="string" calcext:value-type="string">
            <text:p>GLUC1PADENYLTRANS_RXN_p1</text:p>
          </table:table-cell>
          <table:table-cell office:value-type="string" calcext:value-type="string">
            <text:p>0.9 ATP_p1 + GLC_1_P_p1 + 0.45 PROTON_p1 + 0.1 aATP_p1 --&gt; ADP_D_GLUCOSE_p1 + 0.55 PPI_p1 + 0.45 bPPI_p1</text:p>
          </table:table-cell>
          <table:table-cell office:value-type="float" office:value="-0.773338074033496" calcext:value-type="float">
            <text:p>-0.773338074033496</text:p>
          </table:table-cell>
          <table:table-cell office:value-type="float" office:value="0.000000211461287718297" calcext:value-type="float">
            <text:p>2.11461287718297E-07</text:p>
          </table:table-cell>
          <table:table-cell/>
        </table:table-row>
        <table:table-row table:style-name="ro1">
          <table:table-cell office:value-type="string" calcext:value-type="string">
            <text:p>GLYCINE_AMINOTRANSFERASE_RXN_x1</text:p>
          </table:table-cell>
          <table:table-cell office:value-type="string" calcext:value-type="string">
            <text:p>GLT_x1 + GLYOX_x1 &lt;=&gt; 2_KETOGLUTARATE_x1 + GLY_x1</text:p>
          </table:table-cell>
          <table:table-cell office:value-type="float" office:value="-0.772862355903337" calcext:value-type="float">
            <text:p>-0.772862355903337</text:p>
          </table:table-cell>
          <table:table-cell office:value-type="float" office:value="0.000000217461765068879" calcext:value-type="float">
            <text:p>2.17461765068879E-07</text:p>
          </table:table-cell>
          <table:table-cell/>
        </table:table-row>
        <table:table-row table:style-name="ro1">
          <table:table-cell office:value-type="string" calcext:value-type="string">
            <text:p>ATPPHOSPHORIBOSYLTRANS_RXN_p2</text:p>
          </table:table-cell>
          <table:table-cell office:value-type="string" calcext:value-type="string">
            <text:p>0.9 ATP_p2 + 0.8 PRPP_p2 + 0.1 aATP_p2 + 0.2 aPRPP_p2 --&gt; PHOSPHORIBOSYL_ATP_p2 + 0.55 PPI_p2 + 0.75 PROTON_p2 + 0.45 bPPI_p2</text:p>
          </table:table-cell>
          <table:table-cell office:value-type="float" office:value="-0.772329149699136" calcext:value-type="float">
            <text:p>-0.772329149699136</text:p>
          </table:table-cell>
          <table:table-cell office:value-type="float" office:value="0.00000022437222093931" calcext:value-type="float">
            <text:p>2.2437222093931E-07</text:p>
          </table:table-cell>
          <table:table-cell/>
        </table:table-row>
        <table:table-row table:style-name="ro1">
          <table:table-cell office:value-type="string" calcext:value-type="string">
            <text:p>HOMOSERDEHYDROG_RXN_NADP_p1</text:p>
          </table:table-cell>
          <table:table-cell office:value-type="string" calcext:value-type="string">
            <text:p>L_ASPARTATE_SEMIALDEHYDE_p1 + NADPH_p1 + PROTON_p1 --&gt; HOMO_SER_p1 + NADP_p1</text:p>
          </table:table-cell>
          <table:table-cell office:value-type="float" office:value="-0.77197053054993" calcext:value-type="float">
            <text:p>-0.77197053054993</text:p>
          </table:table-cell>
          <table:table-cell office:value-type="float" office:value="0.000000229132348960755" calcext:value-type="float">
            <text:p>2.29132348960755E-07</text:p>
          </table:table-cell>
          <table:table-cell/>
        </table:table-row>
        <table:table-row table:style-name="ro1">
          <table:table-cell office:value-type="string" calcext:value-type="string">
            <text:p>RIB5PISOM_RXN_p1</text:p>
          </table:table-cell>
          <table:table-cell office:value-type="string" calcext:value-type="string">
            <text:p>RIBOSE_5P_p1 &lt;=&gt; RIBULOSE_5P_p1</text:p>
          </table:table-cell>
          <table:table-cell office:value-type="float" office:value="-0.767499397282546" calcext:value-type="float">
            <text:p>-0.767499397282546</text:p>
          </table:table-cell>
          <table:table-cell office:value-type="float" office:value="0.000000296759521124735" calcext:value-type="float">
            <text:p>2.96759521124735E-07</text:p>
          </table:table-cell>
          <table:table-cell/>
        </table:table-row>
        <table:table-row table:style-name="ro1">
          <table:table-cell office:value-type="string" calcext:value-type="string">
            <text:p>GLUTAMIDOTRANS_RXN_p2</text:p>
          </table:table-cell>
          <table:table-cell office:value-type="string" calcext:value-type="string">
            <text:p>GLN_p2 + PHOSPHORIBULOSYL_FORMIMINO_AICAR_P_p2 --&gt; AICAR_p2 + D_ERYTHRO_IMIDAZOLE_GLYCEROL_P_p2 + GLT_p2 + PROTON_p2</text:p>
          </table:table-cell>
          <table:table-cell office:value-type="float" office:value="-0.765981775428493" calcext:value-type="float">
            <text:p>-0.765981775428493</text:p>
          </table:table-cell>
          <table:table-cell office:value-type="float" office:value="0.000000323570675643806" calcext:value-type="float">
            <text:p>3.23570675643806E-07</text:p>
          </table:table-cell>
          <table:table-cell/>
        </table:table-row>
        <table:table-row table:style-name="ro1">
          <table:table-cell office:value-type="string" calcext:value-type="string">
            <text:p>RIB5PISOM_RXN_p2</text:p>
          </table:table-cell>
          <table:table-cell office:value-type="string" calcext:value-type="string">
            <text:p>RIBOSE_5P_p2 &lt;=&gt; RIBULOSE_5P_p2</text:p>
          </table:table-cell>
          <table:table-cell office:value-type="float" office:value="-0.765580554143115" calcext:value-type="float">
            <text:p>-0.765580554143115</text:p>
          </table:table-cell>
          <table:table-cell office:value-type="float" office:value="0.000000331019625170787" calcext:value-type="float">
            <text:p>3.31019625170787E-07</text:p>
          </table:table-cell>
          <table:table-cell/>
        </table:table-row>
        <table:table-row table:style-name="ro1">
          <table:table-cell office:value-type="string" calcext:value-type="string">
            <text:p>RXN_7737_p1</text:p>
          </table:table-cell>
          <table:table-cell office:value-type="string" calcext:value-type="string">
            <text:p>DELTA1_PIPERIDEINE_2_6_DICARBOXYLATE_p1 + GLT_p1 + PROTON_p1 + WATER_p1 --&gt; 2_KETOGLUTARATE_p1 + LL_DIAMINOPIMELATE_p1</text:p>
          </table:table-cell>
          <table:table-cell office:value-type="float" office:value="-0.763392451406397" calcext:value-type="float">
            <text:p>-0.763392451406397</text:p>
          </table:table-cell>
          <table:table-cell office:value-type="float" office:value="0.000000374474202016956" calcext:value-type="float">
            <text:p>3.74474202016956E-07</text:p>
          </table:table-cell>
          <table:table-cell/>
        </table:table-row>
        <table:table-row table:style-name="ro1">
          <table:table-cell office:value-type="string" calcext:value-type="string">
            <text:p>F16ALDOLASE_RXN_c2</text:p>
          </table:table-cell>
          <table:table-cell office:value-type="string" calcext:value-type="string">
            <text:p>FRUCTOSE_16_DIPHOSPHATE_c2 &lt;=&gt; DIHYDROXY_ACETONE_PHOSPHATE_c2 + GAP_c2</text:p>
          </table:table-cell>
          <table:table-cell office:value-type="float" office:value="-0.763267517819653" calcext:value-type="float">
            <text:p>-0.763267517819653</text:p>
          </table:table-cell>
          <table:table-cell office:value-type="float" office:value="0.000000377105910357129" calcext:value-type="float">
            <text:p>3.77105910357129E-07</text:p>
          </table:table-cell>
          <table:table-cell/>
        </table:table-row>
        <table:table-row table:style-name="ro1">
          <table:table-cell office:value-type="string" calcext:value-type="string">
            <text:p>DIHYDROXYISOVALDEHYDRAT_RXN_p1</text:p>
          </table:table-cell>
          <table:table-cell office:value-type="string" calcext:value-type="string">
            <text:p>DIOH_ISOVALERATE_p1 --&gt; 2_KETO_ISOVALERATE_p1 + WATER_p1</text:p>
          </table:table-cell>
          <table:table-cell office:value-type="float" office:value="-0.755488245415367" calcext:value-type="float">
            <text:p>-0.755488245415367</text:p>
          </table:table-cell>
          <table:table-cell office:value-type="float" office:value="0.00000057849449661404" calcext:value-type="float">
            <text:p>5.7849449661404E-07</text:p>
          </table:table-cell>
          <table:table-cell/>
        </table:table-row>
        <table:table-row table:style-name="ro1">
          <table:table-cell office:value-type="string" calcext:value-type="string">
            <text:p>ACETYLGLUTKIN_RXN_p1</text:p>
          </table:table-cell>
          <table:table-cell office:value-type="string" calcext:value-type="string">
            <text:p>ACETYL_GLU_p1 + 0.9 ATP_p1 + 0.1 PROTON_p1 + 0.1 aATP_p1 --&gt; 0.8 ADP_p1 + N_ACETYL_GLUTAMYL_P_p1 + 0.2 aADP_p1</text:p>
          </table:table-cell>
          <table:table-cell office:value-type="float" office:value="-0.748697929230611" calcext:value-type="float">
            <text:p>-0.748697929230611</text:p>
          </table:table-cell>
          <table:table-cell office:value-type="float" office:value="0.000000829902251006205" calcext:value-type="float">
            <text:p>8.29902251006205E-07</text:p>
          </table:table-cell>
          <table:table-cell/>
        </table:table-row>
        <table:table-row table:style-name="ro1">
          <table:table-cell office:value-type="string" calcext:value-type="string">
            <text:p>3_DEHYDROQUINATE_SYNTHASE_RXN_p2</text:p>
          </table:table-cell>
          <table:table-cell office:value-type="string" calcext:value-type="string">
            <text:p>3_DEOXY_D_ARABINO_HEPTULOSONATE_7_P_p2 --&gt; DEHYDROQUINATE_p2 + Pi_p2</text:p>
          </table:table-cell>
          <table:table-cell office:value-type="float" office:value="-0.746420428203878" calcext:value-type="float">
            <text:p>-0.746420428203878</text:p>
          </table:table-cell>
          <table:table-cell office:value-type="float" office:value="0.000000934328988831694" calcext:value-type="float">
            <text:p>9.34328988831694E-07</text:p>
          </table:table-cell>
          <table:table-cell/>
        </table:table-row>
        <table:table-row table:style-name="ro1">
          <table:table-cell office:value-type="string" calcext:value-type="string">
            <text:p>RXN_8001_p2</text:p>
          </table:table-cell>
          <table:table-cell office:value-type="string" calcext:value-type="string">
            <text:p>HISTIDINOL_p2 + 2.0 NAD_p2 + WATER_p2 --&gt; HIS_p2 + 2.0 NADH_p2 + 3.0 PROTON_p2</text:p>
          </table:table-cell>
          <table:table-cell office:value-type="float" office:value="-0.741765011468213" calcext:value-type="float">
            <text:p>-0.741765011468213</text:p>
          </table:table-cell>
          <table:table-cell office:value-type="float" office:value="0.00000118594614734278" calcext:value-type="float">
            <text:p>1.18594614734278E-06</text:p>
          </table:table-cell>
          <table:table-cell/>
        </table:table-row>
        <table:table-row table:style-name="ro1">
          <table:table-cell office:value-type="string" calcext:value-type="string">
            <text:p>ORNCARBAMTRANSFER_RXN_p1</text:p>
          </table:table-cell>
          <table:table-cell office:value-type="string" calcext:value-type="string">
            <text:p>CARBAMOYL_P_p1 + L_ORNITHINE_p1 &lt;=&gt; L_CITRULLINE_p1 + PROTON_p1 + Pi_p1</text:p>
          </table:table-cell>
          <table:table-cell office:value-type="float" office:value="-0.740635222289903" calcext:value-type="float">
            <text:p>-0.740635222289903</text:p>
          </table:table-cell>
          <table:table-cell office:value-type="float" office:value="0.00000125565732080617" calcext:value-type="float">
            <text:p>1.25565732080617E-06</text:p>
          </table:table-cell>
          <table:table-cell/>
        </table:table-row>
        <table:table-row table:style-name="ro1">
          <table:table-cell office:value-type="string" calcext:value-type="string">
            <text:p>2_ISOPROPYLMALATESYN_RXN_p1</text:p>
          </table:table-cell>
          <table:table-cell office:value-type="string" calcext:value-type="string">
            <text:p>2_KETO_ISOVALERATE_p1 + ACETYL_COA_p1 + WATER_p1 --&gt; 3_CARBOXY_3_HYDROXY_ISOCAPROATE_p1 + CO_A_p1 + PROTON_p1</text:p>
          </table:table-cell>
          <table:table-cell office:value-type="float" office:value="-0.738058150857628" calcext:value-type="float">
            <text:p>-0.738058150857628</text:p>
          </table:table-cell>
          <table:table-cell office:value-type="float" office:value="0.00000142884842133589" calcext:value-type="float">
            <text:p>1.42884842133589E-06</text:p>
          </table:table-cell>
          <table:table-cell/>
        </table:table-row>
        <table:table-row table:style-name="ro1">
          <table:table-cell office:value-type="string" calcext:value-type="string">
            <text:p>2_ISOPROPYLMALATESYN_RXN_p2</text:p>
          </table:table-cell>
          <table:table-cell office:value-type="string" calcext:value-type="string">
            <text:p>2_KETO_ISOVALERATE_p2 + ACETYL_COA_p2 + WATER_p2 --&gt; 3_CARBOXY_3_HYDROXY_ISOCAPROATE_p2 + CO_A_p2 + PROTON_p2</text:p>
          </table:table-cell>
          <table:table-cell office:value-type="float" office:value="-0.738058150857617" calcext:value-type="float">
            <text:p>-0.738058150857617</text:p>
          </table:table-cell>
          <table:table-cell office:value-type="float" office:value="0.00000142884842133671" calcext:value-type="float">
            <text:p>1.42884842133671E-06</text:p>
          </table:table-cell>
          <table:table-cell/>
        </table:table-row>
        <table:table-row table:style-name="ro1">
          <table:table-cell office:value-type="string" calcext:value-type="string">
            <text:p>BRANCHED_CHAINAMINOTRANSFERILEU_RXN_m1</text:p>
          </table:table-cell>
          <table:table-cell office:value-type="string" calcext:value-type="string">
            <text:p>2_KETOGLUTARATE_m1 + ILE_m1 &lt;=&gt; 2_KETO_3_METHYL_VALERATE_m1 + GLT_m1</text:p>
          </table:table-cell>
          <table:table-cell office:value-type="float" office:value="-0.728348643112329" calcext:value-type="float">
            <text:p>-0.728348643112329</text:p>
          </table:table-cell>
          <table:table-cell office:value-type="float" office:value="0.00000229483152289695" calcext:value-type="float">
            <text:p>2.29483152289695E-06</text:p>
          </table:table-cell>
          <table:table-cell/>
        </table:table-row>
        <table:table-row table:style-name="ro1">
          <table:table-cell office:value-type="string" calcext:value-type="string">
            <text:p>GAPOXNPHOSPHN_RXN_c2</text:p>
          </table:table-cell>
          <table:table-cell office:value-type="string" calcext:value-type="string">
            <text:p>GAP_c2 + NAD_c2 + 0.7 Pi_c2 + 0.3 aPi_c2 &lt;=&gt; DPG_c2 + NADH_c2 + 1.3 PROTON_c2</text:p>
          </table:table-cell>
          <table:table-cell office:value-type="float" office:value="-0.72518582596881" calcext:value-type="float">
            <text:p>-0.72518582596881</text:p>
          </table:table-cell>
          <table:table-cell office:value-type="float" office:value="0.00000266635843447672" calcext:value-type="float">
            <text:p>2.66635843447672E-06</text:p>
          </table:table-cell>
          <table:table-cell/>
        </table:table-row>
        <table:table-row table:style-name="ro1">
          <table:table-cell office:value-type="string" calcext:value-type="string">
            <text:p>RXN_14351_pc2</text:p>
          </table:table-cell>
          <table:table-cell office:value-type="string" calcext:value-type="string">
            <text:p>MALTOSE_p2 --&gt; MALTOSE_c2</text:p>
          </table:table-cell>
          <table:table-cell office:value-type="float" office:value="-0.721934346046681" calcext:value-type="float">
            <text:p>-0.721934346046681</text:p>
          </table:table-cell>
          <table:table-cell office:value-type="float" office:value="0.00000310453956627426" calcext:value-type="float">
            <text:p>3.10453956627426E-06</text:p>
          </table:table-cell>
          <table:table-cell/>
        </table:table-row>
        <table:table-row table:style-name="ro1">
          <table:table-cell office:value-type="string" calcext:value-type="string">
            <text:p>2PGADEHYDRAT_RXN_c1</text:p>
          </table:table-cell>
          <table:table-cell office:value-type="string" calcext:value-type="string">
            <text:p>2_PG_c1 &lt;=&gt; PHOSPHO_ENOL_PYRUVATE_c1 + WATER_c1</text:p>
          </table:table-cell>
          <table:table-cell office:value-type="float" office:value="-0.719595364502639" calcext:value-type="float">
            <text:p>-0.719595364502639</text:p>
          </table:table-cell>
          <table:table-cell office:value-type="float" office:value="0.00000345914704343974" calcext:value-type="float">
            <text:p>3.45914704343974E-06</text:p>
          </table:table-cell>
          <table:table-cell/>
        </table:table-row>
        <table:table-row table:style-name="ro1">
          <table:table-cell office:value-type="string" calcext:value-type="string">
            <text:p>ATPPHOSPHORIBOSYLTRANS_RXN_p1</text:p>
          </table:table-cell>
          <table:table-cell office:value-type="string" calcext:value-type="string">
            <text:p>0.9 ATP_p1 + 0.8 PRPP_p1 + 0.1 aATP_p1 + 0.2 aPRPP_p1 --&gt; PHOSPHORIBOSYL_ATP_p1 + 0.55 PPI_p1 + 0.75 PROTON_p1 + 0.45 bPPI_p1</text:p>
          </table:table-cell>
          <table:table-cell office:value-type="float" office:value="-0.717371773306786" calcext:value-type="float">
            <text:p>-0.717371773306786</text:p>
          </table:table-cell>
          <table:table-cell office:value-type="float" office:value="0.00000382996734727234" calcext:value-type="float">
            <text:p>3.82996734727234E-06</text:p>
          </table:table-cell>
          <table:table-cell/>
        </table:table-row>
        <table:table-row table:style-name="ro1">
          <table:table-cell office:value-type="string" calcext:value-type="string">
            <text:p>MALATE_DEH_RXN_x1</text:p>
          </table:table-cell>
          <table:table-cell office:value-type="string" calcext:value-type="string">
            <text:p>MAL_x1 + NAD_x1 &lt;=&gt; NADH_x1 + OXALACETIC_ACID_x1 + PROTON_x1</text:p>
          </table:table-cell>
          <table:table-cell office:value-type="float" office:value="-0.716921228877694" calcext:value-type="float">
            <text:p>-0.716921228877694</text:p>
          </table:table-cell>
          <table:table-cell office:value-type="float" office:value="0.00000390936179722496" calcext:value-type="float">
            <text:p>3.90936179722496E-06</text:p>
          </table:table-cell>
          <table:table-cell/>
        </table:table-row>
        <table:table-row table:style-name="ro1">
          <table:table-cell office:value-type="string" calcext:value-type="string">
            <text:p>MALATE_DEH_RXN_m2</text:p>
          </table:table-cell>
          <table:table-cell office:value-type="string" calcext:value-type="string">
            <text:p>MAL_m2 + NAD_m2 &lt;=&gt; NADH_m2 + OXALACETIC_ACID_m2 + PROTON_m2</text:p>
          </table:table-cell>
          <table:table-cell office:value-type="float" office:value="-0.716644669031322" calcext:value-type="float">
            <text:p>-0.716644669031322</text:p>
          </table:table-cell>
          <table:table-cell office:value-type="float" office:value="0.00000395883391484262" calcext:value-type="float">
            <text:p>3.95883391484262E-06</text:p>
          </table:table-cell>
          <table:table-cell/>
        </table:table-row>
        <table:table-row table:style-name="ro1">
          <table:table-cell office:value-type="string" calcext:value-type="string">
            <text:p>CHORISMATEMUT_RXN_p2</text:p>
          </table:table-cell>
          <table:table-cell office:value-type="string" calcext:value-type="string">
            <text:p>CHORISMATE_p2 --&gt; PREPHENATE_p2</text:p>
          </table:table-cell>
          <table:table-cell office:value-type="float" office:value="-0.708893369835905" calcext:value-type="float">
            <text:p>-0.708893369835905</text:p>
          </table:table-cell>
          <table:table-cell office:value-type="float" office:value="0.000005598953522664" calcext:value-type="float">
            <text:p>5.598953522664E-06</text:p>
          </table:table-cell>
          <table:table-cell/>
        </table:table-row>
        <table:table-row table:style-name="ro1">
          <table:table-cell office:value-type="string" calcext:value-type="string">
            <text:p>2KETO_3METHYLVALERATE_RXN_m1</text:p>
          </table:table-cell>
          <table:table-cell office:value-type="string" calcext:value-type="string">
            <text:p>2_KETO_3_METHYL_VALERATE_m1 + CO_A_m1 + NAD_m1 --&gt; 2_METHYL_BUTYRYL_COA_m1 + CARBON_DIOXIDE_m1 + NADH_m1</text:p>
          </table:table-cell>
          <table:table-cell office:value-type="float" office:value="-0.705081428564369" calcext:value-type="float">
            <text:p>-0.705081428564369</text:p>
          </table:table-cell>
          <table:table-cell office:value-type="float" office:value="0.00000661293180298963" calcext:value-type="float">
            <text:p>6.61293180298963E-06</text:p>
          </table:table-cell>
          <table:table-cell/>
        </table:table-row>
        <table:table-row table:style-name="ro1">
          <table:table-cell office:value-type="string" calcext:value-type="string">
            <text:p>PGLUCISOM_RXN_c2</text:p>
          </table:table-cell>
          <table:table-cell office:value-type="string" calcext:value-type="string">
            <text:p>GLC_6_P_c2 &lt;=&gt; FRUCTOSE_6P_c2</text:p>
          </table:table-cell>
          <table:table-cell office:value-type="float" office:value="-0.698234270652271" calcext:value-type="float">
            <text:p>-0.698234270652271</text:p>
          </table:table-cell>
          <table:table-cell office:value-type="float" office:value="0.00000886064348185816" calcext:value-type="float">
            <text:p>8.86064348185816E-06</text:p>
          </table:table-cell>
          <table:table-cell/>
        </table:table-row>
        <table:table-row table:style-name="ro1">
          <table:table-cell office:value-type="string" calcext:value-type="string">
            <text:p>VALINE_TRNA_LIGASE_RXN_c2</text:p>
          </table:table-cell>
          <table:table-cell office:value-type="string" calcext:value-type="string">
            <text:p>0.65 ATP_c2 + PROTON_c2 + VAL_c2 + VAL_tRNAs_c2 + 0.35 aATP_c2 --&gt; AMP_c2 + Charged_VAL_tRNAs_c2 + 0.65 PPI_c2 + 0.35 aPPI_c2</text:p>
          </table:table-cell>
          <table:table-cell office:value-type="float" office:value="-0.688733739649644" calcext:value-type="float">
            <text:p>-0.688733739649644</text:p>
          </table:table-cell>
          <table:table-cell office:value-type="float" office:value="0.0000131258545872913" calcext:value-type="float">
            <text:p>1.31258545872913E-05</text:p>
          </table:table-cell>
          <table:table-cell/>
        </table:table-row>
        <table:table-row table:style-name="ro1">
          <table:table-cell office:value-type="string" calcext:value-type="string">
            <text:p>INORGPYROPHOSPHAT_RXN_p2</text:p>
          </table:table-cell>
          <table:table-cell office:value-type="string" calcext:value-type="string">
            <text:p>0.55 PPI_p2 + WATER_p2 + 0.45 bPPI_p2 --&gt; 0.55 PROTON_p2 + 2.0 Pi_p2</text:p>
          </table:table-cell>
          <table:table-cell office:value-type="float" office:value="-0.687942081212414" calcext:value-type="float">
            <text:p>-0.687942081212414</text:p>
          </table:table-cell>
          <table:table-cell office:value-type="float" office:value="0.0000135538513790673" calcext:value-type="float">
            <text:p>1.35538513790673E-05</text:p>
          </table:table-cell>
          <table:table-cell/>
        </table:table-row>
        <table:table-row table:style-name="ro1">
          <table:table-cell office:value-type="string" calcext:value-type="string">
            <text:p>ASPARTATE_SEMIALDEHYDE_DEHYDROGENASE_RXN_p1</text:p>
          </table:table-cell>
          <table:table-cell office:value-type="string" calcext:value-type="string">
            <text:p>L_BETA_ASPARTYL_P_p1 + NADPH_p1 + PROTON_p1 --&gt; L_ASPARTATE_SEMIALDEHYDE_p1 + NADP_p1 + Pi_p1</text:p>
          </table:table-cell>
          <table:table-cell office:value-type="float" office:value="-0.687388611784968" calcext:value-type="float">
            <text:p>-0.687388611784968</text:p>
          </table:table-cell>
          <table:table-cell office:value-type="float" office:value="0.0000138605229474408" calcext:value-type="float">
            <text:p>1.38605229474408E-05</text:p>
          </table:table-cell>
          <table:table-cell/>
        </table:table-row>
        <table:table-row table:style-name="ro1">
          <table:table-cell office:value-type="string" calcext:value-type="string">
            <text:p>PGLUCISOM_RXN_p2</text:p>
          </table:table-cell>
          <table:table-cell office:value-type="string" calcext:value-type="string">
            <text:p>GLC_6_P_p2 &lt;=&gt; FRUCTOSE_6P_p2</text:p>
          </table:table-cell>
          <table:table-cell office:value-type="float" office:value="-0.685992288826147" calcext:value-type="float">
            <text:p>-0.685992288826147</text:p>
          </table:table-cell>
          <table:table-cell office:value-type="float" office:value="0.0000146622672329951" calcext:value-type="float">
            <text:p>1.46622672329951E-05</text:p>
          </table:table-cell>
          <table:table-cell/>
        </table:table-row>
        <table:table-row table:style-name="ro1">
          <table:table-cell office:value-type="string" calcext:value-type="string">
            <text:p>GLUTAMATE_SYNTHASE_FERREDOXIN_RXN_p1</text:p>
          </table:table-cell>
          <table:table-cell office:value-type="string" calcext:value-type="string">
            <text:p>2_KETOGLUTARATE_p1 + GLN_p1 + 2.0 PROTON_p1 + 2.0 Reduced_ferredoxins_p1 --&gt; 2.0 GLT_p1 + 2.0 Oxidized_ferredoxins_p1</text:p>
          </table:table-cell>
          <table:table-cell office:value-type="float" office:value="-0.683093598937728" calcext:value-type="float">
            <text:p>-0.683093598937728</text:p>
          </table:table-cell>
          <table:table-cell office:value-type="float" office:value="0.0000164618519696717" calcext:value-type="float">
            <text:p>1.64618519696717E-05</text:p>
          </table:table-cell>
          <table:table-cell/>
        </table:table-row>
        <table:table-row table:style-name="ro1">
          <table:table-cell office:value-type="string" calcext:value-type="string">
            <text:p>RXN66_3_c1</text:p>
          </table:table-cell>
          <table:table-cell office:value-type="string" calcext:value-type="string">
            <text:p>ACETALD_c1 + NAD_c1 + WATER_c1 --&gt; ACET_c1 + NADH_c1 + 2.0 PROTON_c1</text:p>
          </table:table-cell>
          <table:table-cell office:value-type="float" office:value="-0.680364212962348" calcext:value-type="float">
            <text:p>-0.680364212962348</text:p>
          </table:table-cell>
          <table:table-cell office:value-type="float" office:value="0.0000183361727949128" calcext:value-type="float">
            <text:p>1.83361727949128E-05</text:p>
          </table:table-cell>
          <table:table-cell/>
        </table:table-row>
        <table:table-row table:style-name="ro1">
          <table:table-cell office:value-type="string" calcext:value-type="string">
            <text:p>IMIDPHOSDEHYD_RXN_p1</text:p>
          </table:table-cell>
          <table:table-cell office:value-type="string" calcext:value-type="string">
            <text:p>D_ERYTHRO_IMIDAZOLE_GLYCEROL_P_p1 --&gt; IMIDAZOLE_ACETOL_P_p1 + WATER_p1</text:p>
          </table:table-cell>
          <table:table-cell office:value-type="float" office:value="-0.678384776373121" calcext:value-type="float">
            <text:p>-0.678384776373121</text:p>
          </table:table-cell>
          <table:table-cell office:value-type="float" office:value="0.0000198137187263037" calcext:value-type="float">
            <text:p>1.98137187263037E-05</text:p>
          </table:table-cell>
          <table:table-cell/>
        </table:table-row>
        <table:table-row table:style-name="ro1">
          <table:table-cell office:value-type="string" calcext:value-type="string">
            <text:p>2PGADEHYDRAT_RXN_c2</text:p>
          </table:table-cell>
          <table:table-cell office:value-type="string" calcext:value-type="string">
            <text:p>2_PG_c2 &lt;=&gt; PHOSPHO_ENOL_PYRUVATE_c2 + WATER_c2</text:p>
          </table:table-cell>
          <table:table-cell office:value-type="float" office:value="-0.675740726137208" calcext:value-type="float">
            <text:p>-0.675740726137208</text:p>
          </table:table-cell>
          <table:table-cell office:value-type="float" office:value="0.0000219548025816176" calcext:value-type="float">
            <text:p>2.19548025816176E-05</text:p>
          </table:table-cell>
          <table:table-cell/>
        </table:table-row>
        <table:table-row table:style-name="ro1">
          <table:table-cell office:value-type="string" calcext:value-type="string">
            <text:p>SUCROSE_PHOSPHATASE_RXN_c2</text:p>
          </table:table-cell>
          <table:table-cell office:value-type="string" calcext:value-type="string">
            <text:p>0.3 PROTON_c2 + SUCROSE_6P_c2 + WATER_c2 --&gt; 0.7 Pi_c2 + SUCROSE_c2 + 0.3 aPi_c2</text:p>
          </table:table-cell>
          <table:table-cell office:value-type="float" office:value="-0.671862517801687" calcext:value-type="float">
            <text:p>-0.671862517801687</text:p>
          </table:table-cell>
          <table:table-cell office:value-type="float" office:value="0.0000254736630970121" calcext:value-type="float">
            <text:p>2.54736630970121E-05</text:p>
          </table:table-cell>
          <table:table-cell/>
        </table:table-row>
        <table:table-row table:style-name="ro1">
          <table:table-cell office:value-type="string" calcext:value-type="string">
            <text:p>SUCROSE_PHOSPHATASE_RXN_c1</text:p>
          </table:table-cell>
          <table:table-cell office:value-type="string" calcext:value-type="string">
            <text:p>0.3 PROTON_c1 + SUCROSE_6P_c1 + WATER_c1 --&gt; 0.7 Pi_c1 + SUCROSE_c1 + 0.3 aPi_c1</text:p>
          </table:table-cell>
          <table:table-cell office:value-type="float" office:value="-0.671473266483185" calcext:value-type="float">
            <text:p>-0.671473266483185</text:p>
          </table:table-cell>
          <table:table-cell office:value-type="float" office:value="0.0000258535043768152" calcext:value-type="float">
            <text:p>2.58535043768152E-05</text:p>
          </table:table-cell>
          <table:table-cell/>
        </table:table-row>
        <table:table-row table:style-name="ro1">
          <table:table-cell office:value-type="string" calcext:value-type="string">
            <text:p>PHOSPHORIBULOKINASE_RXN_p1</text:p>
          </table:table-cell>
          <table:table-cell office:value-type="string" calcext:value-type="string">
            <text:p>0.9 ATP_p1 + RIBULOSE_5P_p1 + 0.1 aATP_p1 --&gt; 0.8 ADP_p1 + D_RIBULOSE_15_P2_p1 + 0.9 PROTON_p1 + 0.2 aADP_p1</text:p>
          </table:table-cell>
          <table:table-cell office:value-type="float" office:value="-0.669812079385046" calcext:value-type="float">
            <text:p>-0.669812079385046</text:p>
          </table:table-cell>
          <table:table-cell office:value-type="float" office:value="0.0000275325590737394" calcext:value-type="float">
            <text:p>2.75325590737394E-05</text:p>
          </table:table-cell>
          <table:table-cell/>
        </table:table-row>
        <table:table-row table:style-name="ro1">
          <table:table-cell office:value-type="string" calcext:value-type="string">
            <text:p>ATP_CITRATE_PRO_S_LYASE_RXN_c1</text:p>
          </table:table-cell>
          <table:table-cell office:value-type="string" calcext:value-type="string">
            <text:p>0.65 ATP_c1 + CIT_c1 + CO_A_c1 + 0.45 PROTON_c1 + 0.35 aATP_c1 --&gt; ACETYL_COA_c1 + 0.5 ADP_c1 + OXALACETIC_ACID_c1 + 0.7 Pi_c1 + 0.5 aADP_c1 + 0.3 aPi_c1</text:p>
          </table:table-cell>
          <table:table-cell office:value-type="float" office:value="-0.666876399916162" calcext:value-type="float">
            <text:p>-0.666876399916162</text:p>
          </table:table-cell>
          <table:table-cell office:value-type="float" office:value="0.0000307415874579013" calcext:value-type="float">
            <text:p>3.07415874579013E-05</text:p>
          </table:table-cell>
          <table:table-cell/>
        </table:table-row>
        <table:table-row table:style-name="ro1">
          <table:table-cell office:value-type="string" calcext:value-type="string">
            <text:p>RXN0_2382_p1</text:p>
          </table:table-cell>
          <table:table-cell office:value-type="string" calcext:value-type="string">
            <text:p>INDOLE_p1 + SER_p1 --&gt; TRP_p1 + WATER_p1</text:p>
          </table:table-cell>
          <table:table-cell office:value-type="float" office:value="-0.655944945560985" calcext:value-type="float">
            <text:p>-0.655944945560985</text:p>
          </table:table-cell>
          <table:table-cell office:value-type="float" office:value="0.000045867760394378" calcext:value-type="float">
            <text:p>4.5867760394378E-05</text:p>
          </table:table-cell>
          <table:table-cell/>
        </table:table-row>
        <table:table-row table:style-name="ro1">
          <table:table-cell office:value-type="string" calcext:value-type="string">
            <text:p>RXN0_2381_p1</text:p>
          </table:table-cell>
          <table:table-cell office:value-type="string" calcext:value-type="string">
            <text:p>INDOLE_3_GLYCEROL_P_p1 &lt;=&gt; GAP_p1 + INDOLE_p1</text:p>
          </table:table-cell>
          <table:table-cell office:value-type="float" office:value="-0.655944945560985" calcext:value-type="float">
            <text:p>-0.655944945560985</text:p>
          </table:table-cell>
          <table:table-cell office:value-type="float" office:value="0.000045867760394378" calcext:value-type="float">
            <text:p>4.5867760394378E-05</text:p>
          </table:table-cell>
          <table:table-cell/>
        </table:table-row>
        <table:table-row table:style-name="ro1">
          <table:table-cell office:value-type="string" calcext:value-type="string">
            <text:p>F16BDEPHOS_RXN_c1</text:p>
          </table:table-cell>
          <table:table-cell office:value-type="string" calcext:value-type="string">
            <text:p>FRUCTOSE_16_DIPHOSPHATE_c1 + 0.3 PROTON_c1 + WATER_c1 --&gt; FRUCTOSE_6P_c1 + 0.7 Pi_c1 + 0.3 aPi_c1</text:p>
          </table:table-cell>
          <table:table-cell office:value-type="float" office:value="-0.647754920824468" calcext:value-type="float">
            <text:p>-0.647754920824468</text:p>
          </table:table-cell>
          <table:table-cell office:value-type="float" office:value="0.0000612692142548177" calcext:value-type="float">
            <text:p>6.12692142548177E-05</text:p>
          </table:table-cell>
          <table:table-cell/>
        </table:table-row>
        <table:table-row table:style-name="ro1">
          <table:table-cell office:value-type="string" calcext:value-type="string">
            <text:p>F16BDEPHOS_RXN_p1</text:p>
          </table:table-cell>
          <table:table-cell office:value-type="string" calcext:value-type="string">
            <text:p>FRUCTOSE_16_DIPHOSPHATE_p1 + WATER_p1 --&gt; FRUCTOSE_6P_p1 + Pi_p1</text:p>
          </table:table-cell>
          <table:table-cell office:value-type="float" office:value="-0.647748557706383" calcext:value-type="float">
            <text:p>-0.647748557706383</text:p>
          </table:table-cell>
          <table:table-cell office:value-type="float" office:value="0.0000612827949226446" calcext:value-type="float">
            <text:p>6.12827949226446E-05</text:p>
          </table:table-cell>
          <table:table-cell/>
        </table:table-row>
        <table:table-row table:style-name="ro1">
          <table:table-cell office:value-type="string" calcext:value-type="string">
            <text:p>DAHPSYN_RXN_p2</text:p>
          </table:table-cell>
          <table:table-cell office:value-type="string" calcext:value-type="string">
            <text:p>ERYTHROSE_4P_p2 + PHOSPHO_ENOL_PYRUVATE_p2 + WATER_p2 --&gt; 3_DEOXY_D_ARABINO_HEPTULOSONATE_7_P_p2 + Pi_p2</text:p>
          </table:table-cell>
          <table:table-cell office:value-type="float" office:value="-0.644288435279228" calcext:value-type="float">
            <text:p>-0.644288435279228</text:p>
          </table:table-cell>
          <table:table-cell office:value-type="float" office:value="0.0000690805767578866" calcext:value-type="float">
            <text:p>6.90805767578866E-05</text:p>
          </table:table-cell>
          <table:table-cell/>
        </table:table-row>
        <table:table-row table:style-name="ro1">
          <table:table-cell office:value-type="string" calcext:value-type="string">
            <text:p>CATAL_RXN_x1</text:p>
          </table:table-cell>
          <table:table-cell office:value-type="string" calcext:value-type="string">
            <text:p>2.0 HYDROGEN_PEROXIDE_x1 --&gt; OXYGEN_MOLECULE_x1 + 2.0 WATER_x1</text:p>
          </table:table-cell>
          <table:table-cell office:value-type="float" office:value="-0.64396292386987" calcext:value-type="float">
            <text:p>-0.64396292386987</text:p>
          </table:table-cell>
          <table:table-cell office:value-type="float" office:value="0.0000698580641252067" calcext:value-type="float">
            <text:p>6.98580641252067E-05</text:p>
          </table:table-cell>
          <table:table-cell/>
        </table:table-row>
        <table:table-row table:style-name="ro1">
          <table:table-cell office:value-type="string" calcext:value-type="string">
            <text:p>RXN_5682_p1</text:p>
          </table:table-cell>
          <table:table-cell office:value-type="string" calcext:value-type="string">
            <text:p>CPD_659_p1 + NADP_p1 --&gt; CARBON_DIOXIDE_p1 + NADPH_p1 + TYR_p1</text:p>
          </table:table-cell>
          <table:table-cell office:value-type="float" office:value="-0.642669873237151" calcext:value-type="float">
            <text:p>-0.642669873237151</text:p>
          </table:table-cell>
          <table:table-cell office:value-type="float" office:value="0.0000730245933837685" calcext:value-type="float">
            <text:p>7.30245933837685E-05</text:p>
          </table:table-cell>
          <table:table-cell/>
        </table:table-row>
        <table:table-row table:style-name="ro1">
          <table:table-cell office:value-type="string" calcext:value-type="string">
            <text:p>CARBOXYCYCLOHEXADIENYL_DEHYDRATASE_RXN_p1</text:p>
          </table:table-cell>
          <table:table-cell office:value-type="string" calcext:value-type="string">
            <text:p>CPD_659_p1 + PROTON_p1 --&gt; CARBON_DIOXIDE_p1 + PHE_p1 + WATER_p1</text:p>
          </table:table-cell>
          <table:table-cell office:value-type="float" office:value="-0.640891100148259" calcext:value-type="float">
            <text:p>-0.640891100148259</text:p>
          </table:table-cell>
          <table:table-cell office:value-type="float" office:value="0.0000775907447325849" calcext:value-type="float">
            <text:p>7.75907447325849E-05</text:p>
          </table:table-cell>
          <table:table-cell/>
        </table:table-row>
        <table:table-row table:style-name="ro1">
          <table:table-cell office:value-type="string" calcext:value-type="string">
            <text:p>MALATE_DEH_RXN_x2</text:p>
          </table:table-cell>
          <table:table-cell office:value-type="string" calcext:value-type="string">
            <text:p>MAL_x2 + NAD_x2 &lt;=&gt; NADH_x2 + OXALACETIC_ACID_x2 + PROTON_x2</text:p>
          </table:table-cell>
          <table:table-cell office:value-type="float" office:value="-0.637167090764604" calcext:value-type="float">
            <text:p>-0.637167090764604</text:p>
          </table:table-cell>
          <table:table-cell office:value-type="float" office:value="0.0000879879897547599" calcext:value-type="float">
            <text:p>8.79879897547599E-05</text:p>
          </table:table-cell>
          <table:table-cell/>
        </table:table-row>
        <table:table-row table:style-name="ro1">
          <table:table-cell office:value-type="string" calcext:value-type="string">
            <text:p>INORGPYROPHOSPHAT_RXN_c1</text:p>
          </table:table-cell>
          <table:table-cell office:value-type="string" calcext:value-type="string">
            <text:p>0.65 PPI_c1 + WATER_c1 + 0.35 aPPI_c1 --&gt; 0.75 PROTON_c1 + 1.4 Pi_c1 + 0.6 aPi_c1</text:p>
          </table:table-cell>
          <table:table-cell office:value-type="float" office:value="-0.636645809111348" calcext:value-type="float">
            <text:p>-0.636645809111348</text:p>
          </table:table-cell>
          <table:table-cell office:value-type="float" office:value="0.0000895387764821638" calcext:value-type="float">
            <text:p>8.95387764821638E-05</text:p>
          </table:table-cell>
          <table:table-cell/>
        </table:table-row>
        <table:table-row table:style-name="ro1">
          <table:table-cell office:value-type="string" calcext:value-type="string">
            <text:p>INORGPYROPHOSPHAT_RXN_p1</text:p>
          </table:table-cell>
          <table:table-cell office:value-type="string" calcext:value-type="string">
            <text:p>0.55 PPI_p1 + WATER_p1 + 0.45 bPPI_p1 --&gt; 0.55 PROTON_p1 + 2.0 Pi_p1</text:p>
          </table:table-cell>
          <table:table-cell office:value-type="float" office:value="-0.636262170374369" calcext:value-type="float">
            <text:p>-0.636262170374369</text:p>
          </table:table-cell>
          <table:table-cell office:value-type="float" office:value="0.0000906956645267731" calcext:value-type="float">
            <text:p>9.06956645267731E-05</text:p>
          </table:table-cell>
          <table:table-cell/>
        </table:table-row>
        <table:table-row table:style-name="ro1">
          <table:table-cell office:value-type="string" calcext:value-type="string">
            <text:p>ACETYLGLUTKIN_RXN_p2</text:p>
          </table:table-cell>
          <table:table-cell office:value-type="string" calcext:value-type="string">
            <text:p>ACETYL_GLU_p2 + 0.9 ATP_p2 + 0.1 PROTON_p2 + 0.1 aATP_p2 --&gt; 0.8 ADP_p2 + N_ACETYL_GLUTAMYL_P_p2 + 0.2 aADP_p2</text:p>
          </table:table-cell>
          <table:table-cell office:value-type="float" office:value="-0.635776779160137" calcext:value-type="float">
            <text:p>-0.635776779160137</text:p>
          </table:table-cell>
          <table:table-cell office:value-type="float" office:value="0.0000921785585655177" calcext:value-type="float">
            <text:p>9.21785585655177E-05</text:p>
          </table:table-cell>
          <table:table-cell/>
        </table:table-row>
        <table:table-row table:style-name="ro1">
          <table:table-cell office:value-type="string" calcext:value-type="string">
            <text:p>IMIDPHOSDEHYD_RXN_p2</text:p>
          </table:table-cell>
          <table:table-cell office:value-type="string" calcext:value-type="string">
            <text:p>D_ERYTHRO_IMIDAZOLE_GLYCEROL_P_p2 --&gt; IMIDAZOLE_ACETOL_P_p2 + WATER_p2</text:p>
          </table:table-cell>
          <table:table-cell office:value-type="float" office:value="-0.632595847465371" calcext:value-type="float">
            <text:p>-0.632595847465371</text:p>
          </table:table-cell>
          <table:table-cell office:value-type="float" office:value="0.000102445457060879" calcext:value-type="float">
            <text:p>0.000102445457061</text:p>
          </table:table-cell>
          <table:table-cell/>
        </table:table-row>
        <table:table-row table:style-name="ro1">
          <table:table-cell office:value-type="string" calcext:value-type="string">
            <text:p>DIAMINOPIMEPIM_RXN_p1</text:p>
          </table:table-cell>
          <table:table-cell office:value-type="string" calcext:value-type="string">
            <text:p>LL_DIAMINOPIMELATE_p1 --&gt; MESO_DIAMINOPIMELATE_p1</text:p>
          </table:table-cell>
          <table:table-cell office:value-type="float" office:value="-0.620922115946826" calcext:value-type="float">
            <text:p>-0.620922115946826</text:p>
          </table:table-cell>
          <table:table-cell office:value-type="float" office:value="0.000149463507743962" calcext:value-type="float">
            <text:p>0.000149463507744</text:p>
          </table:table-cell>
          <table:table-cell/>
        </table:table-row>
        <table:table-row table:style-name="ro1">
          <table:table-cell office:value-type="string" calcext:value-type="string">
            <text:p>SERINE_GLYOXYLATE_AMINOTRANSFERASE_RXN_x1</text:p>
          </table:table-cell>
          <table:table-cell office:value-type="string" calcext:value-type="string">
            <text:p>GLYOX_x1 + SER_x1 --&gt; GLY_x1 + OH_PYR_x1</text:p>
          </table:table-cell>
          <table:table-cell office:value-type="float" office:value="-0.618925393180283" calcext:value-type="float">
            <text:p>-0.618925393180283</text:p>
          </table:table-cell>
          <table:table-cell office:value-type="float" office:value="0.000159199140592285" calcext:value-type="float">
            <text:p>0.000159199140592</text:p>
          </table:table-cell>
          <table:table-cell/>
        </table:table-row>
        <table:table-row table:style-name="ro1">
          <table:table-cell office:value-type="string" calcext:value-type="string">
            <text:p>GLUTSEMIALDEHYDROG_RXN_c1</text:p>
          </table:table-cell>
          <table:table-cell office:value-type="string" calcext:value-type="string">
            <text:p>0.91 L_GLUTAMATE_5_P_c1 + NADPH_c1 + 2.21 PROTON_c1 + 0.09 aL_GLUTAMATE_5_P_c1 --&gt; L_GLUTAMATE_GAMMA_SEMIALDEHYDE_c1 + NADP_c1 + 0.7 Pi_c1 + 0.3 aPi_c1</text:p>
          </table:table-cell>
          <table:table-cell office:value-type="float" office:value="-0.618488417702517" calcext:value-type="float">
            <text:p>-0.618488417702517</text:p>
          </table:table-cell>
          <table:table-cell office:value-type="float" office:value="0.000161403700508036" calcext:value-type="float">
            <text:p>0.000161403700508</text:p>
          </table:table-cell>
          <table:table-cell/>
        </table:table-row>
        <table:table-row table:style-name="ro1">
          <table:table-cell office:value-type="string" calcext:value-type="string">
            <text:p>GLUTKIN_RXN_c1</text:p>
          </table:table-cell>
          <table:table-cell office:value-type="string" calcext:value-type="string">
            <text:p>0.65 ATP_c1 + GLT_c1 + 0.35 aATP_c1 --&gt; 0.5 ADP_c1 + 0.91 L_GLUTAMATE_5_P_c1 + 0.76 PROTON_c1 + 0.5 aADP_c1 + 0.09 aL_GLUTAMATE_5_P_c1</text:p>
          </table:table-cell>
          <table:table-cell office:value-type="float" office:value="-0.618488417702517" calcext:value-type="float">
            <text:p>-0.618488417702517</text:p>
          </table:table-cell>
          <table:table-cell office:value-type="float" office:value="0.000161403700508036" calcext:value-type="float">
            <text:p>0.000161403700508</text:p>
          </table:table-cell>
          <table:table-cell/>
        </table:table-row>
        <table:table-row table:style-name="ro1">
          <table:table-cell office:value-type="string" calcext:value-type="string">
            <text:p>MALATE_DEHYDROGENASE_NADP_RXN_p1</text:p>
          </table:table-cell>
          <table:table-cell office:value-type="string" calcext:value-type="string">
            <text:p>NADPH_p1 + OXALACETIC_ACID_p1 + PROTON_p1 --&gt; MAL_p1 + NADP_p1</text:p>
          </table:table-cell>
          <table:table-cell office:value-type="float" office:value="-0.616233923966672" calcext:value-type="float">
            <text:p>-0.616233923966672</text:p>
          </table:table-cell>
          <table:table-cell office:value-type="float" office:value="0.000173216109052318" calcext:value-type="float">
            <text:p>0.000173216109052</text:p>
          </table:table-cell>
          <table:table-cell/>
        </table:table-row>
        <table:table-row table:style-name="ro1">
          <table:table-cell office:value-type="string" calcext:value-type="string">
            <text:p>2_PERIOD_5_PERIOD_1_PERIOD_19_RXN_p1</text:p>
          </table:table-cell>
          <table:table-cell office:value-type="string" calcext:value-type="string">
            <text:p>PHOSPHO_ENOL_PYRUVATE_p1 + SHIKIMATE_5P_p1 --&gt; 3_ENOLPYRUVYL_SHIKIMATE_5P_p1 + Pi_p1</text:p>
          </table:table-cell>
          <table:table-cell office:value-type="float" office:value="-0.61477820904538" calcext:value-type="float">
            <text:p>-0.61477820904538</text:p>
          </table:table-cell>
          <table:table-cell office:value-type="float" office:value="0.000181246883806547" calcext:value-type="float">
            <text:p>0.000181246883807</text:p>
          </table:table-cell>
          <table:table-cell/>
        </table:table-row>
        <table:table-row table:style-name="ro1">
          <table:table-cell office:value-type="string" calcext:value-type="string">
            <text:p>ASPARTATEKIN_RXN_p1</text:p>
          </table:table-cell>
          <table:table-cell office:value-type="string" calcext:value-type="string">
            <text:p>0.9 ATP_p1 + L_ASPARTATE_p1 + 0.1 PROTON_p1 + 0.1 aATP_p1 --&gt; 0.8 ADP_p1 + L_BETA_ASPARTYL_P_p1 + 0.2 aADP_p1</text:p>
          </table:table-cell>
          <table:table-cell office:value-type="float" office:value="-0.586674087059689" calcext:value-type="float">
            <text:p>-0.586674087059689</text:p>
          </table:table-cell>
          <table:table-cell office:value-type="float" office:value="0.00041696224491315" calcext:value-type="float">
            <text:p>0.000416962244913</text:p>
          </table:table-cell>
          <table:table-cell/>
        </table:table-row>
        <table:table-row table:style-name="ro1">
          <table:table-cell office:value-type="string" calcext:value-type="string">
            <text:p>ACETYL_COA_ACETYLTRANSFER_RXN_x1</text:p>
          </table:table-cell>
          <table:table-cell office:value-type="string" calcext:value-type="string">
            <text:p>ACETOACETYL_COA_x1 + CO_A_x1 --&gt; 2.0 ACETYL_COA_x1</text:p>
          </table:table-cell>
          <table:table-cell office:value-type="float" office:value="-0.58470017156076" calcext:value-type="float">
            <text:p>-0.58470017156076</text:p>
          </table:table-cell>
          <table:table-cell office:value-type="float" office:value="0.000440834395624007" calcext:value-type="float">
            <text:p>0.000440834395624</text:p>
          </table:table-cell>
          <table:table-cell/>
        </table:table-row>
        <table:table-row table:style-name="ro1">
          <table:table-cell office:value-type="string" calcext:value-type="string">
            <text:p>IMPCYCLOHYDROLASE_RXN_p1</text:p>
          </table:table-cell>
          <table:table-cell office:value-type="string" calcext:value-type="string">
            <text:p>PHOSPHORIBOSYL_FORMAMIDO_CARBOXAMIDE_p1 --&gt; IMP_p1 + WATER_p1</text:p>
          </table:table-cell>
          <table:table-cell office:value-type="float" office:value="-0.576842983467635" calcext:value-type="float">
            <text:p>-0.576842983467635</text:p>
          </table:table-cell>
          <table:table-cell office:value-type="float" office:value="0.000548283855078584" calcext:value-type="float">
            <text:p>0.000548283855079</text:p>
          </table:table-cell>
          <table:table-cell/>
        </table:table-row>
        <table:table-row table:style-name="ro1">
          <table:table-cell office:value-type="string" calcext:value-type="string">
            <text:p>AICARTRANSFORM_RXN_p1</text:p>
          </table:table-cell>
          <table:table-cell office:value-type="string" calcext:value-type="string">
            <text:p>10_FORMYL_THF_p1 + AICAR_p1 --&gt; PHOSPHORIBOSYL_FORMAMIDO_CARBOXAMIDE_p1 + THF_p1</text:p>
          </table:table-cell>
          <table:table-cell office:value-type="float" office:value="-0.576842983467635" calcext:value-type="float">
            <text:p>-0.576842983467635</text:p>
          </table:table-cell>
          <table:table-cell office:value-type="float" office:value="0.000548283855078584" calcext:value-type="float">
            <text:p>0.000548283855079</text:p>
          </table:table-cell>
          <table:table-cell/>
        </table:table-row>
        <table:table-row table:style-name="ro1">
          <table:table-cell office:value-type="string" calcext:value-type="string">
            <text:p>BRANCHED_CHAINAMINOTRANSFERILEU_RXN_m2</text:p>
          </table:table-cell>
          <table:table-cell office:value-type="string" calcext:value-type="string">
            <text:p>2_KETOGLUTARATE_m2 + ILE_m2 &lt;=&gt; 2_KETO_3_METHYL_VALERATE_m2 + GLT_m2</text:p>
          </table:table-cell>
          <table:table-cell office:value-type="float" office:value="-0.57427411822963" calcext:value-type="float">
            <text:p>-0.57427411822963</text:p>
          </table:table-cell>
          <table:table-cell office:value-type="float" office:value="0.000588114345391291" calcext:value-type="float">
            <text:p>0.000588114345391</text:p>
          </table:table-cell>
          <table:table-cell/>
        </table:table-row>
        <table:table-row table:style-name="ro1">
          <table:table-cell office:value-type="string" calcext:value-type="string">
            <text:p>SHIKIMATE_5_DEHYDROGENASE_RXN_p1</text:p>
          </table:table-cell>
          <table:table-cell office:value-type="string" calcext:value-type="string">
            <text:p>3_DEHYDRO_SHIKIMATE_p1 + NADPH_p1 + 2.0 PROTON_p1 --&gt; NADP_p1 + SHIKIMATE_p1</text:p>
          </table:table-cell>
          <table:table-cell office:value-type="float" office:value="-0.570968235946929" calcext:value-type="float">
            <text:p>-0.570968235946929</text:p>
          </table:table-cell>
          <table:table-cell office:value-type="float" office:value="0.000643117238820861" calcext:value-type="float">
            <text:p>0.000643117238821</text:p>
          </table:table-cell>
          <table:table-cell/>
        </table:table-row>
        <table:table-row table:style-name="ro1">
          <table:table-cell office:value-type="string" calcext:value-type="string">
            <text:p>3_DEHYDROQUINATE_DEHYDRATASE_RXN_p1</text:p>
          </table:table-cell>
          <table:table-cell office:value-type="string" calcext:value-type="string">
            <text:p>DEHYDROQUINATE_p1 --&gt; 3_DEHYDRO_SHIKIMATE_p1 + PROTON_p1 + WATER_p1</text:p>
          </table:table-cell>
          <table:table-cell office:value-type="float" office:value="-0.570968235946929" calcext:value-type="float">
            <text:p>-0.570968235946929</text:p>
          </table:table-cell>
          <table:table-cell office:value-type="float" office:value="0.000643117238820861" calcext:value-type="float">
            <text:p>0.000643117238821</text:p>
          </table:table-cell>
          <table:table-cell/>
        </table:table-row>
        <table:table-row table:style-name="ro1">
          <table:table-cell office:value-type="string" calcext:value-type="string">
            <text:p>HOMOSERKIN_RXN_p1</text:p>
          </table:table-cell>
          <table:table-cell office:value-type="string" calcext:value-type="string">
            <text:p>0.9 ATP_p1 + HOMO_SER_p1 + 0.1 aATP_p1 --&gt; 0.8 ADP_p1 + O_PHOSPHO_L_HOMOSERINE_p1 + 0.9 PROTON_p1 + 0.2 aADP_p1</text:p>
          </table:table-cell>
          <table:table-cell office:value-type="float" office:value="-0.567676138193639" calcext:value-type="float">
            <text:p>-0.567676138193639</text:p>
          </table:table-cell>
          <table:table-cell office:value-type="float" office:value="0.000702348738264556" calcext:value-type="float">
            <text:p>0.000702348738265</text:p>
          </table:table-cell>
          <table:table-cell/>
        </table:table-row>
        <table:table-row table:style-name="ro1">
          <table:table-cell office:value-type="string" calcext:value-type="string">
            <text:p>RXN0_5184_c2</text:p>
          </table:table-cell>
          <table:table-cell office:value-type="string" calcext:value-type="string">
            <text:p>Heteroglycans_c2 + 0.7 Pi_c2 + 0.3 aPi_c2 &lt;=&gt; GLC_1_P_c2 + 0.3 PROTON_c2</text:p>
          </table:table-cell>
          <table:table-cell office:value-type="float" office:value="-0.555013477063216" calcext:value-type="float">
            <text:p>-0.555013477063216</text:p>
          </table:table-cell>
          <table:table-cell office:value-type="float" office:value="0.000977401128293537" calcext:value-type="float">
            <text:p>0.000977401128294</text:p>
          </table:table-cell>
          <table:table-cell/>
        </table:table-row>
        <table:table-row table:style-name="ro1">
          <table:table-cell office:value-type="string" calcext:value-type="string">
            <text:p>SUCCINATE_DEHYDROGENASE_UBIQUINONE_RXN_mi2</text:p>
          </table:table-cell>
          <table:table-cell office:value-type="string" calcext:value-type="string">
            <text:p>SUC_m2 + UBIQUINONE_mi2 --&gt; FUM_m2 + UBIQUINOL_mi2</text:p>
          </table:table-cell>
          <table:table-cell office:value-type="float" office:value="-0.539964816190933" calcext:value-type="float">
            <text:p>-0.539964816190933</text:p>
          </table:table-cell>
          <table:table-cell office:value-type="float" office:value="0.00142370425089059" calcext:value-type="float">
            <text:p>0.001423704250891</text:p>
          </table:table-cell>
          <table:table-cell/>
        </table:table-row>
        <table:table-row table:style-name="ro1">
          <table:table-cell office:value-type="string" calcext:value-type="string">
            <text:p>FERREDOXIN_NITRITE_REDUCTASE_RXN_p1</text:p>
          </table:table-cell>
          <table:table-cell office:value-type="string" calcext:value-type="string">
            <text:p>NITRITE_p1 + 8.0 PROTON_p1 + 6.0 Reduced_ferredoxins_p1 --&gt; AMMONIUM_p1 + 6.0 Oxidized_ferredoxins_p1 + 2.0 WATER_p1</text:p>
          </table:table-cell>
          <table:table-cell office:value-type="float" office:value="-0.538445533871296" calcext:value-type="float">
            <text:p>-0.538445533871296</text:p>
          </table:table-cell>
          <table:table-cell office:value-type="float" office:value="0.00147738198280526" calcext:value-type="float">
            <text:p>0.001477381982805</text:p>
          </table:table-cell>
          <table:table-cell/>
        </table:table-row>
        <table:table-row table:style-name="ro1">
          <table:table-cell office:value-type="string" calcext:value-type="string">
            <text:p>ASNSYNA_RXN_c1</text:p>
          </table:table-cell>
          <table:table-cell office:value-type="string" calcext:value-type="string">
            <text:p>AMMONIUM_c1 + 0.65 ATP_c1 + L_ASPARTATE_c1 + 0.35 aATP_c1 --&gt; AMP_c1 + ASN_c1 + 0.65 PPI_c1 + PROTON_c1 + 0.35 aPPI_c1</text:p>
          </table:table-cell>
          <table:table-cell office:value-type="float" office:value="-0.535008180754564" calcext:value-type="float">
            <text:p>-0.535008180754564</text:p>
          </table:table-cell>
          <table:table-cell office:value-type="float" office:value="0.00160539664424902" calcext:value-type="float">
            <text:p>0.001605396644249</text:p>
          </table:table-cell>
          <table:table-cell/>
        </table:table-row>
        <table:table-row table:style-name="ro1">
          <table:table-cell office:value-type="string" calcext:value-type="string">
            <text:p>BHBDCLOS_RXN_x1</text:p>
          </table:table-cell>
          <table:table-cell office:value-type="string" calcext:value-type="string">
            <text:p>CPD_650_x1 + NAD_x1 --&gt; ACETOACETYL_COA_x1 + NADH_x1 + PROTON_x1</text:p>
          </table:table-cell>
          <table:table-cell office:value-type="float" office:value="-0.534259247727522" calcext:value-type="float">
            <text:p>-0.534259247727522</text:p>
          </table:table-cell>
          <table:table-cell office:value-type="float" office:value="0.00163453896200452" calcext:value-type="float">
            <text:p>0.001634538962005</text:p>
          </table:table-cell>
          <table:table-cell/>
        </table:table-row>
        <table:table-row table:style-name="ro1">
          <table:table-cell office:value-type="string" calcext:value-type="string">
            <text:p>HISTAMINOTRANS_RXN_p1</text:p>
          </table:table-cell>
          <table:table-cell office:value-type="string" calcext:value-type="string">
            <text:p>GLT_p1 + IMIDAZOLE_ACETOL_P_p1 --&gt; 2_KETOGLUTARATE_p1 + L_HISTIDINOL_P_p1</text:p>
          </table:table-cell>
          <table:table-cell office:value-type="float" office:value="-0.533427074325225" calcext:value-type="float">
            <text:p>-0.533427074325225</text:p>
          </table:table-cell>
          <table:table-cell office:value-type="float" office:value="0.00166746070837281" calcext:value-type="float">
            <text:p>0.001667460708373</text:p>
          </table:table-cell>
          <table:table-cell/>
        </table:table-row>
        <table:table-row table:style-name="ro1">
          <table:table-cell office:value-type="string" calcext:value-type="string">
            <text:p>GLUTATHIONE_REDUCT_NADPH_RXN_p1</text:p>
          </table:table-cell>
          <table:table-cell office:value-type="string" calcext:value-type="string">
            <text:p>NADPH_p1 + 0.91 OXIDIZED_GLUTATHIONE_p1 + 1.09 PROTON_p1 + 0.09 bOXIDIZED_GLUTATHIONE_p1 --&gt; 2.0 GLUTATHIONE_p1 + NADP_p1</text:p>
          </table:table-cell>
          <table:table-cell office:value-type="float" office:value="-0.521199384124072" calcext:value-type="float">
            <text:p>-0.521199384124072</text:p>
          </table:table-cell>
          <table:table-cell office:value-type="float" office:value="0.00222233366597882" calcext:value-type="float">
            <text:p>0.002222333665979</text:p>
          </table:table-cell>
          <table:table-cell/>
        </table:table-row>
        <table:table-row table:style-name="ro1">
          <table:table-cell office:value-type="string" calcext:value-type="string">
            <text:p>ISOCITDEH_RXN_m1</text:p>
          </table:table-cell>
          <table:table-cell office:value-type="string" calcext:value-type="string">
            <text:p>NADP_m1 + THREO_DS_ISO_CITRATE_m1 &lt;=&gt; 2_KETOGLUTARATE_m1 + CARBON_DIOXIDE_m1 + NADPH_m1</text:p>
          </table:table-cell>
          <table:table-cell office:value-type="float" office:value="-0.519983789688551" calcext:value-type="float">
            <text:p>-0.519983789688551</text:p>
          </table:table-cell>
          <table:table-cell office:value-type="float" office:value="0.00228539093005735" calcext:value-type="float">
            <text:p>0.002285390930057</text:p>
          </table:table-cell>
          <table:table-cell/>
        </table:table-row>
        <table:table-row table:style-name="ro1">
          <table:table-cell office:value-type="string" calcext:value-type="string">
            <text:p>GLUTAMINESYN_RXN_m1</text:p>
          </table:table-cell>
          <table:table-cell office:value-type="string" calcext:value-type="string">
            <text:p>AMMONIUM_m1 + 0.9 ATP_m1 + GLT_m1 + 0.1 aATP_m1 --&gt; 0.8 ADP_m1 + GLN_m1 + 0.9 PROTON_m1 + Pi_m1 + 0.2 aADP_m1</text:p>
          </table:table-cell>
          <table:table-cell office:value-type="float" office:value="-0.517501628684399" calcext:value-type="float">
            <text:p>-0.517501628684399</text:p>
          </table:table-cell>
          <table:table-cell office:value-type="float" office:value="0.00241899207774121" calcext:value-type="float">
            <text:p>0.002418992077741</text:p>
          </table:table-cell>
          <table:table-cell/>
        </table:table-row>
        <table:table-row table:style-name="ro1">
          <table:table-cell office:value-type="string" calcext:value-type="string">
            <text:p>PEPCARBOX_RXN_c1</text:p>
          </table:table-cell>
          <table:table-cell office:value-type="string" calcext:value-type="string">
            <text:p>HCO3_c1 + PHOSPHO_ENOL_PYRUVATE_c1 + 0.3 PROTON_c1 --&gt; OXALACETIC_ACID_c1 + 0.7 Pi_c1 + 0.3 aPi_c1</text:p>
          </table:table-cell>
          <table:table-cell office:value-type="float" office:value="-0.515509133617336" calcext:value-type="float">
            <text:p>-0.515509133617336</text:p>
          </table:table-cell>
          <table:table-cell office:value-type="float" office:value="0.0025310909152369" calcext:value-type="float">
            <text:p>0.002531090915237</text:p>
          </table:table-cell>
          <table:table-cell/>
        </table:table-row>
        <table:table-row table:style-name="ro1">
          <table:table-cell office:value-type="string" calcext:value-type="string">
            <text:p>ASNSYNA_RXN_c2</text:p>
          </table:table-cell>
          <table:table-cell office:value-type="string" calcext:value-type="string">
            <text:p>AMMONIUM_c2 + 0.65 ATP_c2 + L_ASPARTATE_c2 + 0.35 aATP_c2 --&gt; AMP_c2 + ASN_c2 + 0.65 PPI_c2 + PROTON_c2 + 0.35 aPPI_c2</text:p>
          </table:table-cell>
          <table:table-cell office:value-type="float" office:value="-0.513310844875995" calcext:value-type="float">
            <text:p>-0.513310844875995</text:p>
          </table:table-cell>
          <table:table-cell office:value-type="float" office:value="0.00265996919483577" calcext:value-type="float">
            <text:p>0.002659969194836</text:p>
          </table:table-cell>
          <table:table-cell/>
        </table:table-row>
        <table:table-row table:style-name="ro1">
          <table:table-cell office:value-type="string" calcext:value-type="string">
            <text:p>2_PERIOD_5_PERIOD_1_PERIOD_19_RXN_p2</text:p>
          </table:table-cell>
          <table:table-cell office:value-type="string" calcext:value-type="string">
            <text:p>PHOSPHO_ENOL_PYRUVATE_p2 + SHIKIMATE_5P_p2 --&gt; 3_ENOLPYRUVYL_SHIKIMATE_5P_p2 + Pi_p2</text:p>
          </table:table-cell>
          <table:table-cell office:value-type="float" office:value="-0.507064218017915" calcext:value-type="float">
            <text:p>-0.507064218017915</text:p>
          </table:table-cell>
          <table:table-cell office:value-type="float" office:value="0.0030577058247647" calcext:value-type="float">
            <text:p>0.003057705824765</text:p>
          </table:table-cell>
          <table:table-cell/>
        </table:table-row>
        <table:table-row table:style-name="ro1">
          <table:table-cell office:value-type="string" calcext:value-type="string">
            <text:p>PYRROLINECARBREDUCT_RXN_NADP_c1</text:p>
          </table:table-cell>
          <table:table-cell office:value-type="string" calcext:value-type="string">
            <text:p>L_DELTA1_PYRROLINE_5_CARBOXYLATE_c1 + NADPH_c1 + PROTON_c1 --&gt; NADP_c1 + PRO_c1</text:p>
          </table:table-cell>
          <table:table-cell office:value-type="float" office:value="-0.502509654709709" calcext:value-type="float">
            <text:p>-0.502509654709709</text:p>
          </table:table-cell>
          <table:table-cell office:value-type="float" office:value="0.00337920490112093" calcext:value-type="float">
            <text:p>0.003379204901121</text:p>
          </table:table-cell>
          <table:table-cell/>
        </table:table-row>
        <table:table-row table:style-name="ro1">
          <table:table-cell office:value-type="string" calcext:value-type="string">
            <text:p>AICARTRANSFORM_RXN_p2</text:p>
          </table:table-cell>
          <table:table-cell office:value-type="string" calcext:value-type="string">
            <text:p>10_FORMYL_THF_p2 + AICAR_p2 --&gt; PHOSPHORIBOSYL_FORMAMIDO_CARBOXAMIDE_p2 + THF_p2</text:p>
          </table:table-cell>
          <table:table-cell office:value-type="float" office:value="-0.500555963185031" calcext:value-type="float">
            <text:p>-0.500555963185031</text:p>
          </table:table-cell>
          <table:table-cell office:value-type="float" office:value="0.00352581297464748" calcext:value-type="float">
            <text:p>0.003525812974647</text:p>
          </table:table-cell>
          <table:table-cell/>
        </table:table-row>
        <table:table-row table:style-name="ro1">
          <table:table-cell office:value-type="string" calcext:value-type="string">
            <text:p>IMPCYCLOHYDROLASE_RXN_p2</text:p>
          </table:table-cell>
          <table:table-cell office:value-type="string" calcext:value-type="string">
            <text:p>PHOSPHORIBOSYL_FORMAMIDO_CARBOXAMIDE_p2 --&gt; IMP_p2 + WATER_p2</text:p>
          </table:table-cell>
          <table:table-cell office:value-type="float" office:value="-0.500555963185031" calcext:value-type="float">
            <text:p>-0.500555963185031</text:p>
          </table:table-cell>
          <table:table-cell office:value-type="float" office:value="0.0035258129746475" calcext:value-type="float">
            <text:p>0.003525812974648</text:p>
          </table:table-cell>
          <table:table-cell/>
        </table:table-row>
        <table:table-row table:style-name="ro1">
          <table:table-cell office:value-type="string" calcext:value-type="string">
            <text:p>GLUTAMINESYN_RXN_c1</text:p>
          </table:table-cell>
          <table:table-cell office:value-type="string" calcext:value-type="string">
            <text:p>AMMONIUM_c1 + 0.65 ATP_c1 + GLT_c1 + 0.35 aATP_c1 --&gt; 0.5 ADP_c1 + GLN_c1 + 0.55 PROTON_c1 + 0.7 Pi_c1 + 0.5 aADP_c1 + 0.3 aPi_c1</text:p>
          </table:table-cell>
          <table:table-cell office:value-type="float" office:value="-0.500347510022247" calcext:value-type="float">
            <text:p>-0.500347510022247</text:p>
          </table:table-cell>
          <table:table-cell office:value-type="float" office:value="0.00354177484316287" calcext:value-type="float">
            <text:p>0.003541774843163</text:p>
          </table:table-cell>
          <table:table-cell/>
        </table:table-row>
        <table:table-row table:style-name="ro1">
          <table:table-cell office:value-type="string" calcext:value-type="string">
            <text:p>GLU6PDEHYDROG_RXN_c2</text:p>
          </table:table-cell>
          <table:table-cell office:value-type="string" calcext:value-type="string">
            <text:p>GLC_6_P_c2 + NADP_c2 --&gt; D_6_P_GLUCONO_DELTA_LACTONE_c2 + NADPH_c2 + PROTON_c2</text:p>
          </table:table-cell>
          <table:table-cell office:value-type="float" office:value="-0.500079929107674" calcext:value-type="float">
            <text:p>-0.500079929107674</text:p>
          </table:table-cell>
          <table:table-cell office:value-type="float" office:value="0.00356235564185186" calcext:value-type="float">
            <text:p>0.003562355641852</text:p>
          </table:table-cell>
          <table:table-cell/>
        </table:table-row>
        <table:table-row table:style-name="ro1">
          <table:table-cell office:value-type="string" calcext:value-type="string">
            <text:p>HISTAMINOTRANS_RXN_p2</text:p>
          </table:table-cell>
          <table:table-cell office:value-type="string" calcext:value-type="string">
            <text:p>GLT_p2 + IMIDAZOLE_ACETOL_P_p2 --&gt; 2_KETOGLUTARATE_p2 + L_HISTIDINOL_P_p2</text:p>
          </table:table-cell>
          <table:table-cell office:value-type="float" office:value="-0.494008525481268" calcext:value-type="float">
            <text:p>-0.494008525481268</text:p>
          </table:table-cell>
          <table:table-cell office:value-type="float" office:value="0.00405787441136095" calcext:value-type="float">
            <text:p>0.004057874411361</text:p>
          </table:table-cell>
          <table:table-cell/>
        </table:table-row>
        <table:table-row table:style-name="ro1">
          <table:table-cell office:value-type="string" calcext:value-type="string">
            <text:p>PGLYCDEHYDROG_RXN_p2</text:p>
          </table:table-cell>
          <table:table-cell office:value-type="string" calcext:value-type="string">
            <text:p>G3P_p2 + NAD_p2 &lt;=&gt; 3_P_HYDROXYPYRUVATE_p2 + NADH_p2 + PROTON_p2</text:p>
          </table:table-cell>
          <table:table-cell office:value-type="float" office:value="-0.491682454540211" calcext:value-type="float">
            <text:p>-0.491682454540211</text:p>
          </table:table-cell>
          <table:table-cell office:value-type="float" office:value="0.00426285083343659" calcext:value-type="float">
            <text:p>0.004262850833437</text:p>
          </table:table-cell>
          <table:table-cell/>
        </table:table-row>
        <table:table-row table:style-name="ro1">
          <table:table-cell office:value-type="string" calcext:value-type="string">
            <text:p>ISOCITDEH_RXN_c2</text:p>
          </table:table-cell>
          <table:table-cell office:value-type="string" calcext:value-type="string">
            <text:p>NADP_c2 + THREO_DS_ISO_CITRATE_c2 &lt;=&gt; 2_KETOGLUTARATE_c2 + CARBON_DIOXIDE_c2 + NADPH_c2</text:p>
          </table:table-cell>
          <table:table-cell office:value-type="float" office:value="-0.482217656985028" calcext:value-type="float">
            <text:p>-0.482217656985028</text:p>
          </table:table-cell>
          <table:table-cell office:value-type="float" office:value="0.00519138753670665" calcext:value-type="float">
            <text:p>0.005191387536707</text:p>
          </table:table-cell>
          <table:table-cell/>
        </table:table-row>
        <table:table-row table:style-name="ro1">
          <table:table-cell office:value-type="string" calcext:value-type="string">
            <text:p>GLUTAMINESYN_RXN_m2</text:p>
          </table:table-cell>
          <table:table-cell office:value-type="string" calcext:value-type="string">
            <text:p>AMMONIUM_m2 + 0.9 ATP_m2 + GLT_m2 + 0.1 aATP_m2 --&gt; 0.8 ADP_m2 + GLN_m2 + 0.9 PROTON_m2 + Pi_m2 + 0.2 aADP_m2</text:p>
          </table:table-cell>
          <table:table-cell office:value-type="float" office:value="-0.481385061463367" calcext:value-type="float">
            <text:p>-0.481385061463367</text:p>
          </table:table-cell>
          <table:table-cell office:value-type="float" office:value="0.00528078538428141" calcext:value-type="float">
            <text:p>0.005280785384281</text:p>
          </table:table-cell>
          <table:table-cell/>
        </table:table-row>
        <table:table-row table:style-name="ro1">
          <table:table-cell office:value-type="string" calcext:value-type="string">
            <text:p>HYDROXYPYRUVATE_REDUCTASE_RXN_NAD_x1</text:p>
          </table:table-cell>
          <table:table-cell office:value-type="string" calcext:value-type="string">
            <text:p>NADH_x1 + OH_PYR_x1 + PROTON_x1 --&gt; GLYCERATE_x1 + NAD_x1</text:p>
          </table:table-cell>
          <table:table-cell office:value-type="float" office:value="-0.481074978475884" calcext:value-type="float">
            <text:p>-0.481074978475884</text:p>
          </table:table-cell>
          <table:table-cell office:value-type="float" office:value="0.00531441511549564" calcext:value-type="float">
            <text:p>0.005314415115496</text:p>
          </table:table-cell>
          <table:table-cell/>
        </table:table-row>
        <table:table-row table:style-name="ro1">
          <table:table-cell office:value-type="string" calcext:value-type="string">
            <text:p>CHORISMATE_SYNTHASE_RXN_p1</text:p>
          </table:table-cell>
          <table:table-cell office:value-type="string" calcext:value-type="string">
            <text:p>3_ENOLPYRUVYL_SHIKIMATE_5P_p1 --&gt; CHORISMATE_p1 + Pi_p1</text:p>
          </table:table-cell>
          <table:table-cell office:value-type="float" office:value="-0.466471144217891" calcext:value-type="float">
            <text:p>-0.466471144217891</text:p>
          </table:table-cell>
          <table:table-cell office:value-type="float" office:value="0.0071203791340094" calcext:value-type="float">
            <text:p>0.007120379134009</text:p>
          </table:table-cell>
          <table:table-cell/>
        </table:table-row>
        <table:table-row table:style-name="ro1">
          <table:table-cell office:value-type="string" calcext:value-type="string">
            <text:p>CYSPH_RXN_p1</text:p>
          </table:table-cell>
          <table:table-cell office:value-type="string" calcext:value-type="string">
            <text:p>CYS_p1 + O_PHOSPHO_L_HOMOSERINE_p1 --&gt; L_CYSTATHIONINE_p1 + Pi_p1</text:p>
          </table:table-cell>
          <table:table-cell office:value-type="float" office:value="-0.454783415597622" calcext:value-type="float">
            <text:p>-0.454783415597622</text:p>
          </table:table-cell>
          <table:table-cell office:value-type="float" office:value="0.00891981665192787" calcext:value-type="float">
            <text:p>0.008919816651928</text:p>
          </table:table-cell>
          <table:table-cell/>
        </table:table-row>
        <table:table-row table:style-name="ro1">
          <table:table-cell office:value-type="string" calcext:value-type="string">
            <text:p>FUMHYDR_RXN_c2</text:p>
          </table:table-cell>
          <table:table-cell office:value-type="string" calcext:value-type="string">
            <text:p>FUM_c2 + WATER_c2 &lt;=&gt; MAL_c2</text:p>
          </table:table-cell>
          <table:table-cell office:value-type="float" office:value="-0.447185797500842" calcext:value-type="float">
            <text:p>-0.447185797500842</text:p>
          </table:table-cell>
          <table:table-cell office:value-type="float" office:value="0.0102851202144203" calcext:value-type="float">
            <text:p>0.01028512021442</text:p>
          </table:table-cell>
          <table:table-cell/>
        </table:table-row>
        <table:table-row table:style-name="ro1">
          <table:table-cell office:value-type="string" calcext:value-type="string">
            <text:p>AMPSYN_RXN_p1</text:p>
          </table:table-cell>
          <table:table-cell office:value-type="string" calcext:value-type="string">
            <text:p>ADENYLOSUCC_p1 --&gt; AMP_p1 + FUM_p1</text:p>
          </table:table-cell>
          <table:table-cell office:value-type="float" office:value="-0.44316799578366" calcext:value-type="float">
            <text:p>-0.44316799578366</text:p>
          </table:table-cell>
          <table:table-cell office:value-type="float" office:value="0.0110757692561224" calcext:value-type="float">
            <text:p>0.011075769256122</text:p>
          </table:table-cell>
          <table:table-cell/>
        </table:table-row>
        <table:table-row table:style-name="ro1">
          <table:table-cell office:value-type="string" calcext:value-type="string">
            <text:p>BRANCHED_CHAINAMINOTRANSFERVAL_RXN_p2</text:p>
          </table:table-cell>
          <table:table-cell office:value-type="string" calcext:value-type="string">
            <text:p>2_KETOGLUTARATE_p2 + VAL_p2 &lt;=&gt; 2_KETO_ISOVALERATE_p2 + GLT_p2</text:p>
          </table:table-cell>
          <table:table-cell office:value-type="float" office:value="-0.431773529706024" calcext:value-type="float">
            <text:p>-0.431773529706024</text:p>
          </table:table-cell>
          <table:table-cell office:value-type="float" office:value="0.0136016506064499" calcext:value-type="float">
            <text:p>0.01360165060645</text:p>
          </table:table-cell>
          <table:table-cell/>
        </table:table-row>
        <table:table-row table:style-name="ro1">
          <table:table-cell office:value-type="string" calcext:value-type="string">
            <text:p>ISOCITDEH_RXN_c1</text:p>
          </table:table-cell>
          <table:table-cell office:value-type="string" calcext:value-type="string">
            <text:p>NADP_c1 + THREO_DS_ISO_CITRATE_c1 &lt;=&gt; 2_KETOGLUTARATE_c1 + CARBON_DIOXIDE_c1 + NADPH_c1</text:p>
          </table:table-cell>
          <table:table-cell office:value-type="float" office:value="-0.417794289431129" calcext:value-type="float">
            <text:p>-0.417794289431129</text:p>
          </table:table-cell>
          <table:table-cell office:value-type="float" office:value="0.0173432438073498" calcext:value-type="float">
            <text:p>0.01734324380735</text:p>
          </table:table-cell>
          <table:table-cell/>
        </table:table-row>
        <table:table-row table:style-name="ro1">
          <table:table-cell office:value-type="string" calcext:value-type="string">
            <text:p>GLUTATHIONE_REDUCT_NADPH_RXN_m1</text:p>
          </table:table-cell>
          <table:table-cell office:value-type="string" calcext:value-type="string">
            <text:p>NADPH_m1 + 0.91 OXIDIZED_GLUTATHIONE_m1 + 1.09 PROTON_m1 + 0.09 bOXIDIZED_GLUTATHIONE_m1 --&gt; 2.0 GLUTATHIONE_m1 + NADP_m1</text:p>
          </table:table-cell>
          <table:table-cell office:value-type="float" office:value="-0.414973512516476" calcext:value-type="float">
            <text:p>-0.414973512516476</text:p>
          </table:table-cell>
          <table:table-cell office:value-type="float" office:value="0.0181935750357338" calcext:value-type="float">
            <text:p>0.018193575035734</text:p>
          </table:table-cell>
          <table:table-cell/>
        </table:table-row>
        <table:table-row table:style-name="ro1">
          <table:table-cell office:value-type="string" calcext:value-type="string">
            <text:p>ACSERLY_RXN_c1</text:p>
          </table:table-cell>
          <table:table-cell office:value-type="string" calcext:value-type="string">
            <text:p>ACETYLSERINE_c1 + 0.85 HS_c1 + 0.15 aHS_c1 --&gt; ACET_c1 + CYS_c1 + 0.15 PROTON_c1</text:p>
          </table:table-cell>
          <table:table-cell office:value-type="float" office:value="-0.410570812394758" calcext:value-type="float">
            <text:p>-0.410570812394758</text:p>
          </table:table-cell>
          <table:table-cell office:value-type="float" office:value="0.019589800037933" calcext:value-type="float">
            <text:p>0.019589800037933</text:p>
          </table:table-cell>
          <table:table-cell/>
        </table:table-row>
        <table:table-row table:style-name="ro1">
          <table:table-cell office:value-type="string" calcext:value-type="string">
            <text:p>ACSERLY_RXN_p1</text:p>
          </table:table-cell>
          <table:table-cell office:value-type="string" calcext:value-type="string">
            <text:p>ACETYLSERINE_p1 + HS_p1 --&gt; ACET_p1 + CYS_p1</text:p>
          </table:table-cell>
          <table:table-cell office:value-type="float" office:value="-0.410570812394051" calcext:value-type="float">
            <text:p>-0.410570812394051</text:p>
          </table:table-cell>
          <table:table-cell office:value-type="float" office:value="0.0195898000381641" calcext:value-type="float">
            <text:p>0.019589800038164</text:p>
          </table:table-cell>
          <table:table-cell/>
        </table:table-row>
        <table:table-row table:style-name="ro1">
          <table:table-cell office:value-type="string" calcext:value-type="string">
            <text:p>N_ACETYLGLUTPREDUCT_RXN_p1</text:p>
          </table:table-cell>
          <table:table-cell office:value-type="string" calcext:value-type="string">
            <text:p>NADPH_p1 + N_ACETYL_GLUTAMYL_P_p1 + PROTON_p1 --&gt; CPD_469_p1 + NADP_p1 + Pi_p1</text:p>
          </table:table-cell>
          <table:table-cell office:value-type="float" office:value="-0.405116014936354" calcext:value-type="float">
            <text:p>-0.405116014936354</text:p>
          </table:table-cell>
          <table:table-cell office:value-type="float" office:value="0.0214416655115664" calcext:value-type="float">
            <text:p>0.021441665511567</text:p>
          </table:table-cell>
          <table:table-cell/>
        </table:table-row>
        <table:table-row table:style-name="ro1">
          <table:table-cell office:value-type="string" calcext:value-type="string">
            <text:p>ISOCITRATE_DEHYDROGENASE_NAD_RXN_m1</text:p>
          </table:table-cell>
          <table:table-cell office:value-type="string" calcext:value-type="string">
            <text:p>NAD_m1 + THREO_DS_ISO_CITRATE_m1 --&gt; 2_KETOGLUTARATE_m1 + CARBON_DIOXIDE_m1 + NADH_m1</text:p>
          </table:table-cell>
          <table:table-cell office:value-type="float" office:value="-0.397696543535768" calcext:value-type="float">
            <text:p>-0.397696543535768</text:p>
          </table:table-cell>
          <table:table-cell office:value-type="float" office:value="0.0241904139582031" calcext:value-type="float">
            <text:p>0.024190413958203</text:p>
          </table:table-cell>
          <table:table-cell/>
        </table:table-row>
        <table:table-row table:style-name="ro1">
          <table:table-cell office:value-type="string" calcext:value-type="string">
            <text:p>3_HYDROXBUTYRYL_COA_DEHYDRATASE_RXN_x1</text:p>
          </table:table-cell>
          <table:table-cell office:value-type="string" calcext:value-type="string">
            <text:p>CROTONYL_COA_x1 + WATER_x1 --&gt; CPD_650_x1</text:p>
          </table:table-cell>
          <table:table-cell office:value-type="float" office:value="-0.397358564432902" calcext:value-type="float">
            <text:p>-0.397358564432902</text:p>
          </table:table-cell>
          <table:table-cell office:value-type="float" office:value="0.0243222209090764" calcext:value-type="float">
            <text:p>0.024322220909076</text:p>
          </table:table-cell>
          <table:table-cell/>
        </table:table-row>
        <table:table-row table:style-name="ro1">
          <table:table-cell office:value-type="string" calcext:value-type="string">
            <text:p>GLYCOGENSYN_RXN_p1</text:p>
          </table:table-cell>
          <table:table-cell office:value-type="string" calcext:value-type="string">
            <text:p>ADP_D_GLUCOSE_p1 --&gt; 0.8 ADP_p1 + 0.8 PROTON_p1 + STARCH_p1 + 0.2 aADP_p1</text:p>
          </table:table-cell>
          <table:table-cell office:value-type="float" office:value="-0.39669779286658" calcext:value-type="float">
            <text:p>-0.39669779286658</text:p>
          </table:table-cell>
          <table:table-cell office:value-type="float" office:value="0.0245816180346135" calcext:value-type="float">
            <text:p>0.024581618034614</text:p>
          </table:table-cell>
          <table:table-cell/>
        </table:table-row>
        <table:table-row table:style-name="ro1">
          <table:table-cell office:value-type="string" calcext:value-type="string">
            <text:p>DIAMINOPIMDECARB_RXN_p1</text:p>
          </table:table-cell>
          <table:table-cell office:value-type="string" calcext:value-type="string">
            <text:p>MESO_DIAMINOPIMELATE_p1 + PROTON_p1 --&gt; CARBON_DIOXIDE_p1 + LYS_p1</text:p>
          </table:table-cell>
          <table:table-cell office:value-type="float" office:value="-0.393347658860932" calcext:value-type="float">
            <text:p>-0.393347658860932</text:p>
          </table:table-cell>
          <table:table-cell office:value-type="float" office:value="0.0259319945505364" calcext:value-type="float">
            <text:p>0.025931994550536</text:p>
          </table:table-cell>
          <table:table-cell/>
        </table:table-row>
        <table:table-row table:style-name="ro1">
          <table:table-cell office:value-type="string" calcext:value-type="string">
            <text:p>GLUTDECARBOX_RXN_c2</text:p>
          </table:table-cell>
          <table:table-cell office:value-type="string" calcext:value-type="string">
            <text:p>GLT_c2 + PROTON_c2 --&gt; 4_AMINO_BUTYRATE_c2 + CARBON_DIOXIDE_c2</text:p>
          </table:table-cell>
          <table:table-cell office:value-type="float" office:value="-0.3875517482293" calcext:value-type="float">
            <text:p>-0.3875517482293</text:p>
          </table:table-cell>
          <table:table-cell office:value-type="float" office:value="0.0284116159464975" calcext:value-type="float">
            <text:p>0.028411615946498</text:p>
          </table:table-cell>
          <table:table-cell/>
        </table:table-row>
        <table:table-row table:style-name="ro1">
          <table:table-cell office:value-type="string" calcext:value-type="string">
            <text:p>GLUTDECARBOX_RXN_c1</text:p>
          </table:table-cell>
          <table:table-cell office:value-type="string" calcext:value-type="string">
            <text:p>GLT_c1 + PROTON_c1 --&gt; 4_AMINO_BUTYRATE_c1 + CARBON_DIOXIDE_c1</text:p>
          </table:table-cell>
          <table:table-cell office:value-type="float" office:value="-0.3875517482293" calcext:value-type="float">
            <text:p>-0.3875517482293</text:p>
          </table:table-cell>
          <table:table-cell office:value-type="float" office:value="0.0284116159464975" calcext:value-type="float">
            <text:p>0.028411615946498</text:p>
          </table:table-cell>
          <table:table-cell/>
        </table:table-row>
        <table:table-row table:style-name="ro1">
          <table:table-cell office:value-type="string" calcext:value-type="string">
            <text:p>HISTPRATPHYD_RXN_p1</text:p>
          </table:table-cell>
          <table:table-cell office:value-type="string" calcext:value-type="string">
            <text:p>PHOSPHORIBOSYL_ATP_p1 + WATER_p1 --&gt; PHOSPHORIBOSYL_AMP_p1 + 0.55 PPI_p1 + 1.45 PROTON_p1 + 0.45 bPPI_p1</text:p>
          </table:table-cell>
          <table:table-cell office:value-type="float" office:value="-0.380710696434227" calcext:value-type="float">
            <text:p>-0.380710696434227</text:p>
          </table:table-cell>
          <table:table-cell office:value-type="float" office:value="0.0315842414889562" calcext:value-type="float">
            <text:p>0.031584241488956</text:p>
          </table:table-cell>
          <table:table-cell/>
        </table:table-row>
        <table:table-row table:style-name="ro1">
          <table:table-cell office:value-type="string" calcext:value-type="string">
            <text:p>HISTCYCLOHYD_RXN_p1</text:p>
          </table:table-cell>
          <table:table-cell office:value-type="string" calcext:value-type="string">
            <text:p>PHOSPHORIBOSYL_AMP_p1 + WATER_p1 --&gt; PHOSPHORIBOSYL_FORMIMINO_AICAR_P_p1</text:p>
          </table:table-cell>
          <table:table-cell office:value-type="float" office:value="-0.380710696434227" calcext:value-type="float">
            <text:p>-0.380710696434227</text:p>
          </table:table-cell>
          <table:table-cell office:value-type="float" office:value="0.0315842414889562" calcext:value-type="float">
            <text:p>0.031584241488956</text:p>
          </table:table-cell>
          <table:table-cell/>
        </table:table-row>
        <table:table-row table:style-name="ro1">
          <table:table-cell office:value-type="string" calcext:value-type="string">
            <text:p>ASPAMINOTRANS_RXN_x1</text:p>
          </table:table-cell>
          <table:table-cell office:value-type="string" calcext:value-type="string">
            <text:p>2_KETOGLUTARATE_x1 + L_ASPARTATE_x1 &lt;=&gt; GLT_x1 + OXALACETIC_ACID_x1</text:p>
          </table:table-cell>
          <table:table-cell office:value-type="float" office:value="-0.37841537329171" calcext:value-type="float">
            <text:p>-0.37841537329171</text:p>
          </table:table-cell>
          <table:table-cell office:value-type="float" office:value="0.0327111420528041" calcext:value-type="float">
            <text:p>0.032711142052804</text:p>
          </table:table-cell>
          <table:table-cell/>
        </table:table-row>
        <table:table-row table:style-name="ro1">
          <table:table-cell office:value-type="string" calcext:value-type="string">
            <text:p>GABATRANSAM_RXN_m2</text:p>
          </table:table-cell>
          <table:table-cell office:value-type="string" calcext:value-type="string">
            <text:p>2_KETOGLUTARATE_m2 + 4_AMINO_BUTYRATE_m2 --&gt; GLT_m2 + SUCC_S_ALD_m2</text:p>
          </table:table-cell>
          <table:table-cell office:value-type="float" office:value="-0.37370553331829" calcext:value-type="float">
            <text:p>-0.37370553331829</text:p>
          </table:table-cell>
          <table:table-cell office:value-type="float" office:value="0.0351257784015491" calcext:value-type="float">
            <text:p>0.035125778401549</text:p>
          </table:table-cell>
          <table:table-cell/>
        </table:table-row>
        <table:table-row table:style-name="ro1">
          <table:table-cell office:value-type="string" calcext:value-type="string">
            <text:p>2KETO_3METHYLVALERATE_RXN_m2</text:p>
          </table:table-cell>
          <table:table-cell office:value-type="string" calcext:value-type="string">
            <text:p>2_KETO_3_METHYL_VALERATE_m2 + CO_A_m2 + NAD_m2 --&gt; 2_METHYL_BUTYRYL_COA_m2 + CARBON_DIOXIDE_m2 + NADH_m2</text:p>
          </table:table-cell>
          <table:table-cell office:value-type="float" office:value="-0.369940365153744" calcext:value-type="float">
            <text:p>-0.369940365153744</text:p>
          </table:table-cell>
          <table:table-cell office:value-type="float" office:value="0.0371582049980606" calcext:value-type="float">
            <text:p>0.037158204998061</text:p>
          </table:table-cell>
          <table:table-cell/>
        </table:table-row>
        <table:table-row table:style-name="ro1">
          <table:table-cell office:value-type="string" calcext:value-type="string">
            <text:p>HISTPRATPHYD_RXN_p2</text:p>
          </table:table-cell>
          <table:table-cell office:value-type="string" calcext:value-type="string">
            <text:p>PHOSPHORIBOSYL_ATP_p2 + WATER_p2 --&gt; PHOSPHORIBOSYL_AMP_p2 + 0.55 PPI_p2 + 1.45 PROTON_p2 + 0.45 bPPI_p2</text:p>
          </table:table-cell>
          <table:table-cell office:value-type="float" office:value="-0.368400938596013" calcext:value-type="float">
            <text:p>-0.368400938596013</text:p>
          </table:table-cell>
          <table:table-cell office:value-type="float" office:value="0.0380160683672473" calcext:value-type="float">
            <text:p>0.038016068367247</text:p>
          </table:table-cell>
          <table:table-cell/>
        </table:table-row>
        <table:table-row table:style-name="ro1">
          <table:table-cell office:value-type="string" calcext:value-type="string">
            <text:p>HISTCYCLOHYD_RXN_p2</text:p>
          </table:table-cell>
          <table:table-cell office:value-type="string" calcext:value-type="string">
            <text:p>PHOSPHORIBOSYL_AMP_p2 + WATER_p2 --&gt; PHOSPHORIBOSYL_FORMIMINO_AICAR_P_p2</text:p>
          </table:table-cell>
          <table:table-cell office:value-type="float" office:value="-0.368400938596013" calcext:value-type="float">
            <text:p>-0.368400938596013</text:p>
          </table:table-cell>
          <table:table-cell office:value-type="float" office:value="0.0380160683672473" calcext:value-type="float">
            <text:p>0.038016068367247</text:p>
          </table:table-cell>
          <table:table-cell/>
        </table:table-row>
        <table:table-row table:style-name="ro1">
          <table:table-cell office:value-type="string" calcext:value-type="string">
            <text:p>ACONITATEDEHYDR_RXN_m2</text:p>
          </table:table-cell>
          <table:table-cell office:value-type="string" calcext:value-type="string">
            <text:p>CIT_m2 &lt;=&gt; CIS_ACONITATE_m2 + WATER_m2</text:p>
          </table:table-cell>
          <table:table-cell office:value-type="float" office:value="-0.36388580594472" calcext:value-type="float">
            <text:p>-0.36388580594472</text:p>
          </table:table-cell>
          <table:table-cell office:value-type="float" office:value="0.0406246909489401" calcext:value-type="float">
            <text:p>0.04062469094894</text:p>
          </table:table-cell>
          <table:table-cell/>
        </table:table-row>
        <table:table-row table:style-name="ro1">
          <table:table-cell office:value-type="string" calcext:value-type="string">
            <text:p>ACONITATEHYDR_RXN_m2</text:p>
          </table:table-cell>
          <table:table-cell office:value-type="string" calcext:value-type="string">
            <text:p>CIS_ACONITATE_m2 + WATER_m2 &lt;=&gt; THREO_DS_ISO_CITRATE_m2</text:p>
          </table:table-cell>
          <table:table-cell office:value-type="float" office:value="-0.36388580594472" calcext:value-type="float">
            <text:p>-0.36388580594472</text:p>
          </table:table-cell>
          <table:table-cell office:value-type="float" office:value="0.0406246909489401" calcext:value-type="float">
            <text:p>0.04062469094894</text:p>
          </table:table-cell>
          <table:table-cell/>
        </table:table-row>
        <table:table-row table:style-name="ro1">
          <table:table-cell office:value-type="string" calcext:value-type="string">
            <text:p>DIHYDRODIPICSYN_RXN_p1</text:p>
          </table:table-cell>
          <table:table-cell office:value-type="string" calcext:value-type="string">
            <text:p>L_ASPARTATE_SEMIALDEHYDE_p1 + PYRUVATE_p1 --&gt; 2_3_DIHYDRODIPICOLINATE_p1 + PROTON_p1 + 2.0 WATER_p1</text:p>
          </table:table-cell>
          <table:table-cell office:value-type="float" office:value="-0.357867059834597" calcext:value-type="float">
            <text:p>-0.357867059834597</text:p>
          </table:table-cell>
          <table:table-cell office:value-type="float" office:value="0.044323812988923" calcext:value-type="float">
            <text:p>0.044323812988923</text:p>
          </table:table-cell>
          <table:table-cell/>
        </table:table-row>
        <table:table-row table:style-name="ro1">
          <table:table-cell office:value-type="string" calcext:value-type="string">
            <text:p>AMPSYN_RXN_p2</text:p>
          </table:table-cell>
          <table:table-cell office:value-type="string" calcext:value-type="string">
            <text:p>ADENYLOSUCC_p2 --&gt; AMP_p2 + FUM_p2</text:p>
          </table:table-cell>
          <table:table-cell office:value-type="float" office:value="-0.355384834381982" calcext:value-type="float">
            <text:p>-0.355384834381982</text:p>
          </table:table-cell>
          <table:table-cell office:value-type="float" office:value="0.0459258210313316" calcext:value-type="float">
            <text:p>0.045925821031332</text:p>
          </table:table-cell>
          <table:table-cell/>
        </table:table-row>
        <table:table-row table:style-name="ro1">
          <table:table-cell office:value-type="string" calcext:value-type="string">
            <text:p>THRESYN_RXN_p1</text:p>
          </table:table-cell>
          <table:table-cell office:value-type="string" calcext:value-type="string">
            <text:p>O_PHOSPHO_L_HOMOSERINE_p1 + WATER_p1 --&gt; Pi_p1 + THR_p1</text:p>
          </table:table-cell>
          <table:table-cell office:value-type="float" office:value="-0.353957465072913" calcext:value-type="float">
            <text:p>-0.353957465072913</text:p>
          </table:table-cell>
          <table:table-cell office:value-type="float" office:value="0.046867778537453" calcext:value-type="float">
            <text:p>0.046867778537453</text:p>
          </table:table-cell>
          <table:table-cell/>
        </table:table-row>
        <table:table-row table:style-name="ro1">
          <table:table-cell office:value-type="string" calcext:value-type="string">
            <text:p>ACONITATEHYDR_RXN_c1</text:p>
          </table:table-cell>
          <table:table-cell office:value-type="string" calcext:value-type="string">
            <text:p>CIS_ACONITATE_c1 + WATER_c1 &lt;=&gt; THREO_DS_ISO_CITRATE_c1</text:p>
          </table:table-cell>
          <table:table-cell office:value-type="float" office:value="-0.321278248735867" calcext:value-type="float">
            <text:p>-0.321278248735867</text:p>
          </table:table-cell>
          <table:table-cell office:value-type="float" office:value="0.0729744426909152" calcext:value-type="float">
            <text:p>0.072974442690915</text:p>
          </table:table-cell>
          <table:table-cell/>
        </table:table-row>
        <table:table-row table:style-name="ro1">
          <table:table-cell office:value-type="string" calcext:value-type="string">
            <text:p>CHORISMATEMUT_RXN_p1</text:p>
          </table:table-cell>
          <table:table-cell office:value-type="string" calcext:value-type="string">
            <text:p>CHORISMATE_p1 --&gt; PREPHENATE_p1</text:p>
          </table:table-cell>
          <table:table-cell office:value-type="float" office:value="-0.31640550615987" calcext:value-type="float">
            <text:p>-0.31640550615987</text:p>
          </table:table-cell>
          <table:table-cell office:value-type="float" office:value="0.0776826012121678" calcext:value-type="float">
            <text:p>0.077682601212168</text:p>
          </table:table-cell>
          <table:table-cell/>
        </table:table-row>
        <table:table-row table:style-name="ro1">
          <table:table-cell office:value-type="string" calcext:value-type="string">
            <text:p>RXN_14903_mi1</text:p>
          </table:table-cell>
          <table:table-cell office:value-type="string" calcext:value-type="string">
            <text:p>PRO_m1 + UBIQUINONE_mi1 --&gt; L_DELTA1_PYRROLINE_5_CARBOXYLATE_m1 + PROTON_m1 + UBIQUINOL_mi1</text:p>
          </table:table-cell>
          <table:table-cell office:value-type="float" office:value="-0.312817338478982" calcext:value-type="float">
            <text:p>-0.312817338478982</text:p>
          </table:table-cell>
          <table:table-cell office:value-type="float" office:value="0.0812971001404715" calcext:value-type="float">
            <text:p>0.081297100140472</text:p>
          </table:table-cell>
          <table:table-cell/>
        </table:table-row>
        <table:table-row table:style-name="ro1">
          <table:table-cell office:value-type="string" calcext:value-type="string">
            <text:p>GLUTAMATE_N_ACETYLTRANSFERASE_RXN_p2</text:p>
          </table:table-cell>
          <table:table-cell office:value-type="string" calcext:value-type="string">
            <text:p>GLT_p2 + N_ALPHA_ACETYLORNITHINE_p2 --&gt; ACETYL_GLU_p2 + L_ORNITHINE_p2</text:p>
          </table:table-cell>
          <table:table-cell office:value-type="float" office:value="-0.303778827326556" calcext:value-type="float">
            <text:p>-0.303778827326556</text:p>
          </table:table-cell>
          <table:table-cell office:value-type="float" office:value="0.0909758188510756" calcext:value-type="float">
            <text:p>0.090975818851076</text:p>
          </table:table-cell>
          <table:table-cell/>
        </table:table-row>
        <table:table-row table:style-name="ro1">
          <table:table-cell office:value-type="string" calcext:value-type="string">
            <text:p>L_ASCORBATE_PEROXIDASE_RXN_m1</text:p>
          </table:table-cell>
          <table:table-cell office:value-type="string" calcext:value-type="string">
            <text:p>ASCORBATE_m1 + HYDROGEN_PEROXIDE_m1 --&gt; L_DEHYDRO_ASCORBATE_m1 + 2.0 WATER_m1</text:p>
          </table:table-cell>
          <table:table-cell office:value-type="float" office:value="-0.294404623512135" calcext:value-type="float">
            <text:p>-0.294404623512135</text:p>
          </table:table-cell>
          <table:table-cell office:value-type="float" office:value="0.101918069787276" calcext:value-type="float">
            <text:p>0.101918069787276</text:p>
          </table:table-cell>
          <table:table-cell/>
        </table:table-row>
        <table:table-row table:style-name="ro1">
          <table:table-cell office:value-type="string" calcext:value-type="string">
            <text:p>ADENYLOSUCCINATE_SYNTHASE_RXN_p1</text:p>
          </table:table-cell>
          <table:table-cell office:value-type="string" calcext:value-type="string">
            <text:p>0.9 GTP_p1 + IMP_p1 + L_ASPARTATE_p1 + 0.1 aGTP_p1 --&gt; ADENYLOSUCC_p1 + 0.2 GDP_p1 + 1.3 PROTON_p1 + Pi_p1 + 0.8 aGDP_p1</text:p>
          </table:table-cell>
          <table:table-cell office:value-type="float" office:value="-0.28564744111702" calcext:value-type="float">
            <text:p>-0.28564744111702</text:p>
          </table:table-cell>
          <table:table-cell office:value-type="float" office:value="0.11301181252362" calcext:value-type="float">
            <text:p>0.11301181252362</text:p>
          </table:table-cell>
          <table:table-cell/>
        </table:table-row>
        <table:table-row table:style-name="ro1">
          <table:table-cell office:value-type="string" calcext:value-type="string">
            <text:p>CHORISMATE_SYNTHASE_RXN_p2</text:p>
          </table:table-cell>
          <table:table-cell office:value-type="string" calcext:value-type="string">
            <text:p>3_ENOLPYRUVYL_SHIKIMATE_5P_p2 --&gt; CHORISMATE_p2 + Pi_p2</text:p>
          </table:table-cell>
          <table:table-cell office:value-type="float" office:value="-0.277431578477899" calcext:value-type="float">
            <text:p>-0.277431578477899</text:p>
          </table:table-cell>
          <table:table-cell office:value-type="float" office:value="0.124218309038737" calcext:value-type="float">
            <text:p>0.124218309038737</text:p>
          </table:table-cell>
          <table:table-cell/>
        </table:table-row>
        <table:table-row table:style-name="ro1">
          <table:table-cell office:value-type="string" calcext:value-type="string">
            <text:p>DSERDEAM_RXN_c1</text:p>
          </table:table-cell>
          <table:table-cell office:value-type="string" calcext:value-type="string">
            <text:p>SER_c1 --&gt; AMMONIUM_c1 + PYRUVATE_c1</text:p>
          </table:table-cell>
          <table:table-cell office:value-type="float" office:value="-0.274548783903831" calcext:value-type="float">
            <text:p>-0.274548783903831</text:p>
          </table:table-cell>
          <table:table-cell office:value-type="float" office:value="0.128339153144881" calcext:value-type="float">
            <text:p>0.128339153144881</text:p>
          </table:table-cell>
          <table:table-cell/>
        </table:table-row>
        <table:table-row table:style-name="ro1">
          <table:table-cell office:value-type="string" calcext:value-type="string">
            <text:p>FGAMSYN_RXN_p1</text:p>
          </table:table-cell>
          <table:table-cell office:value-type="string" calcext:value-type="string">
            <text:p>5_P_RIBOSYL_N_FORMYLGLYCINEAMIDE_p1 + 0.9 ATP_p1 + GLN_p1 + WATER_p1 + 0.1 aATP_p1 --&gt; 0.8 5_PHOSPHORIBOSYL_N_FORMYLGLYCINEAMIDINE_p1 + 0.8 ADP_p1 + GLT_p1 + 1.7 PROTON_p1 + Pi_p1 + 0.2 a5_PHOSPHORIBOSYL_N_FORMYLGLYCINEAMIDINE_p1 + 0.2 aADP_p1</text:p>
          </table:table-cell>
          <table:table-cell office:value-type="float" office:value="-0.272395285003718" calcext:value-type="float">
            <text:p>-0.272395285003718</text:p>
          </table:table-cell>
          <table:table-cell office:value-type="float" office:value="0.131482658199056" calcext:value-type="float">
            <text:p>0.131482658199056</text:p>
          </table:table-cell>
          <table:table-cell/>
        </table:table-row>
        <table:table-row table:style-name="ro1">
          <table:table-cell office:value-type="string" calcext:value-type="string">
            <text:p>METHYLENETHFDEHYDROG_NADP_RXN_c1</text:p>
          </table:table-cell>
          <table:table-cell office:value-type="string" calcext:value-type="string">
            <text:p>METHYLENE_THF_c1 + NADP_c1 --&gt; 5_10_METHENYL_THF_c1 + NADPH_c1</text:p>
          </table:table-cell>
          <table:table-cell office:value-type="float" office:value="-0.248588123422958" calcext:value-type="float">
            <text:p>-0.248588123422958</text:p>
          </table:table-cell>
          <table:table-cell office:value-type="float" office:value="0.170086194597071" calcext:value-type="float">
            <text:p>0.170086194597071</text:p>
          </table:table-cell>
          <table:table-cell/>
        </table:table-row>
        <table:table-row table:style-name="ro1">
          <table:table-cell office:value-type="string" calcext:value-type="string">
            <text:p>METHENYLTHFCYCLOHYDRO_RXN_c1</text:p>
          </table:table-cell>
          <table:table-cell office:value-type="string" calcext:value-type="string">
            <text:p>5_10_METHENYL_THF_c1 + WATER_c1 --&gt; 10_FORMYL_THF_c1 + PROTON_c1</text:p>
          </table:table-cell>
          <table:table-cell office:value-type="float" office:value="-0.248588123422958" calcext:value-type="float">
            <text:p>-0.248588123422958</text:p>
          </table:table-cell>
          <table:table-cell office:value-type="float" office:value="0.170086194597071" calcext:value-type="float">
            <text:p>0.170086194597071</text:p>
          </table:table-cell>
          <table:table-cell/>
        </table:table-row>
        <table:table-row table:style-name="ro1">
          <table:table-cell office:value-type="string" calcext:value-type="string">
            <text:p>ACONITATEDEHYDR_RXN_c1</text:p>
          </table:table-cell>
          <table:table-cell office:value-type="string" calcext:value-type="string">
            <text:p>CIT_c1 &lt;=&gt; CIS_ACONITATE_c1 + WATER_c1</text:p>
          </table:table-cell>
          <table:table-cell office:value-type="float" office:value="-0.247728497638491" calcext:value-type="float">
            <text:p>-0.247728497638491</text:p>
          </table:table-cell>
          <table:table-cell office:value-type="float" office:value="0.171616355217915" calcext:value-type="float">
            <text:p>0.171616355217915</text:p>
          </table:table-cell>
          <table:table-cell/>
        </table:table-row>
        <table:table-row table:style-name="ro1">
          <table:table-cell office:value-type="string" calcext:value-type="string">
            <text:p>1_PERIOD_5_PERIOD_1_PERIOD_20_RXN_c2</text:p>
          </table:table-cell>
          <table:table-cell office:value-type="string" calcext:value-type="string">
            <text:p>METHYLENE_THF_c2 + NADH_c2 + PROTON_c2 --&gt; 5_METHYL_THF_c2 + NAD_c2</text:p>
          </table:table-cell>
          <table:table-cell office:value-type="float" office:value="-0.233502605581376" calcext:value-type="float">
            <text:p>-0.233502605581376</text:p>
          </table:table-cell>
          <table:table-cell office:value-type="float" office:value="0.198371767910953" calcext:value-type="float">
            <text:p>0.198371767910953</text:p>
          </table:table-cell>
          <table:table-cell/>
        </table:table-row>
        <table:table-row table:style-name="ro1">
          <table:table-cell office:value-type="string" calcext:value-type="string">
            <text:p>ACETATE_COA_LIGASE_RXN_x2</text:p>
          </table:table-cell>
          <table:table-cell office:value-type="string" calcext:value-type="string">
            <text:p>ACET_x2 + 0.65 ATP_x2 + CO_A_x2 + 0.35 aATP_x2 --&gt; ACETYL_COA_x2 + AMP_x2 + 0.65 PPI_x2 + 0.35 aPPI_x2</text:p>
          </table:table-cell>
          <table:table-cell office:value-type="float" office:value="-0.227388050610554" calcext:value-type="float">
            <text:p>-0.227388050610554</text:p>
          </table:table-cell>
          <table:table-cell office:value-type="float" office:value="0.210716494236455" calcext:value-type="float">
            <text:p>0.210716494236455</text:p>
          </table:table-cell>
          <table:table-cell/>
        </table:table-row>
        <table:table-row table:style-name="ro1">
          <table:table-cell office:value-type="string" calcext:value-type="string">
            <text:p>ACETATE_COA_LIGASE_RXN_p2</text:p>
          </table:table-cell>
          <table:table-cell office:value-type="string" calcext:value-type="string">
            <text:p>ACET_p2 + 0.9 ATP_p2 + CO_A_p2 + 0.1 aATP_p2 --&gt; ACETYL_COA_p2 + AMP_p2 + 0.55 PPI_p2 + 0.55 PROTON_p2 + 0.45 bPPI_p2</text:p>
          </table:table-cell>
          <table:table-cell office:value-type="float" office:value="-0.227388050610451" calcext:value-type="float">
            <text:p>-0.227388050610451</text:p>
          </table:table-cell>
          <table:table-cell office:value-type="float" office:value="0.210716494236667" calcext:value-type="float">
            <text:p>0.210716494236667</text:p>
          </table:table-cell>
          <table:table-cell/>
        </table:table-row>
        <table:table-row table:style-name="ro1">
          <table:table-cell office:value-type="string" calcext:value-type="string">
            <text:p>ADENYLOSUCCINATE_SYNTHASE_RXN_p2</text:p>
          </table:table-cell>
          <table:table-cell office:value-type="string" calcext:value-type="string">
            <text:p>0.9 GTP_p2 + IMP_p2 + L_ASPARTATE_p2 + 0.1 aGTP_p2 --&gt; ADENYLOSUCC_p2 + 0.2 GDP_p2 + 1.3 PROTON_p2 + Pi_p2 + 0.8 aGDP_p2</text:p>
          </table:table-cell>
          <table:table-cell office:value-type="float" office:value="-0.226387165879995" calcext:value-type="float">
            <text:p>-0.226387165879995</text:p>
          </table:table-cell>
          <table:table-cell office:value-type="float" office:value="0.212786303484034" calcext:value-type="float">
            <text:p>0.212786303484034</text:p>
          </table:table-cell>
          <table:table-cell/>
        </table:table-row>
        <table:table-row table:style-name="ro1">
          <table:table-cell office:value-type="string" calcext:value-type="string">
            <text:p>SAICARSYN_RXN_p2</text:p>
          </table:table-cell>
          <table:table-cell office:value-type="string" calcext:value-type="string">
            <text:p>0.9 ATP_p2 + L_ASPARTATE_p2 + 0.88 PHOSPHORIBOSYL_CARBOXY_AMINOIMIDAZOLE_p2 + 0.1 aATP_p2 + 0.12 aPHOSPHORIBOSYL_CARBOXY_AMINOIMIDAZOLE_p2 --&gt; 0.8 ADP_p2 + 1.02 PROTON_p2 + P_RIBOSYL_4_SUCCCARB_AMINOIMIDAZOLE_p2 + Pi_p2 + 0.2 aADP_p2</text:p>
          </table:table-cell>
          <table:table-cell office:value-type="float" office:value="-0.225525957960931" calcext:value-type="float">
            <text:p>-0.225525957960931</text:p>
          </table:table-cell>
          <table:table-cell office:value-type="float" office:value="0.214578378691059" calcext:value-type="float">
            <text:p>0.214578378691059</text:p>
          </table:table-cell>
          <table:table-cell/>
        </table:table-row>
        <table:table-row table:style-name="ro1">
          <table:table-cell office:value-type="string" calcext:value-type="string">
            <text:p>ACETYLORNTRANSAM_RXN_p2</text:p>
          </table:table-cell>
          <table:table-cell office:value-type="string" calcext:value-type="string">
            <text:p>CPD_469_p2 + GLT_p2 --&gt; 2_KETOGLUTARATE_p2 + N_ALPHA_ACETYLORNITHINE_p2</text:p>
          </table:table-cell>
          <table:table-cell office:value-type="float" office:value="-0.222516655187689" calcext:value-type="float">
            <text:p>-0.222516655187689</text:p>
          </table:table-cell>
          <table:table-cell office:value-type="float" office:value="0.220921350327314" calcext:value-type="float">
            <text:p>0.220921350327314</text:p>
          </table:table-cell>
          <table:table-cell/>
        </table:table-row>
        <table:table-row table:style-name="ro1">
          <table:table-cell office:value-type="string" calcext:value-type="string">
            <text:p>GLUTAMATE_N_ACETYLTRANSFERASE_RXN_p1</text:p>
          </table:table-cell>
          <table:table-cell office:value-type="string" calcext:value-type="string">
            <text:p>GLT_p1 + N_ALPHA_ACETYLORNITHINE_p1 --&gt; ACETYL_GLU_p1 + L_ORNITHINE_p1</text:p>
          </table:table-cell>
          <table:table-cell office:value-type="float" office:value="-0.209294271505973" calcext:value-type="float">
            <text:p>-0.209294271505973</text:p>
          </table:table-cell>
          <table:table-cell office:value-type="float" office:value="0.250295987256884" calcext:value-type="float">
            <text:p>0.250295987256884</text:p>
          </table:table-cell>
          <table:table-cell/>
        </table:table-row>
        <table:table-row table:style-name="ro1">
          <table:table-cell office:value-type="string" calcext:value-type="string">
            <text:p>RXN_1827_p2</text:p>
          </table:table-cell>
          <table:table-cell office:value-type="string" calcext:value-type="string">
            <text:p>2.0 STARCH_p2 + WATER_p2 --&gt; MALTOSE_p2</text:p>
          </table:table-cell>
          <table:table-cell office:value-type="float" office:value="-0.207508896206955" calcext:value-type="float">
            <text:p>-0.207508896206955</text:p>
          </table:table-cell>
          <table:table-cell office:value-type="float" office:value="0.25445163663494" calcext:value-type="float">
            <text:p>0.25445163663494</text:p>
          </table:table-cell>
          <table:table-cell/>
        </table:table-row>
        <table:table-row table:style-name="ro1">
          <table:table-cell office:value-type="string" calcext:value-type="string">
            <text:p>SULFITE_REDUCTASE_FERREDOXIN_RXN_p1</text:p>
          </table:table-cell>
          <table:table-cell office:value-type="string" calcext:value-type="string">
            <text:p>6.83 PROTON_p1 + 6.0 Reduced_ferredoxins_p1 + 0.83 SO3_p1 + 0.17 aSO3_p1 --&gt; HS_p1 + 6.0 Oxidized_ferredoxins_p1 + 3.0 WATER_p1</text:p>
          </table:table-cell>
          <table:table-cell office:value-type="float" office:value="-0.207275554751925" calcext:value-type="float">
            <text:p>-0.207275554751925</text:p>
          </table:table-cell>
          <table:table-cell office:value-type="float" office:value="0.254998108724448" calcext:value-type="float">
            <text:p>0.254998108724448</text:p>
          </table:table-cell>
          <table:table-cell/>
        </table:table-row>
        <table:table-row table:style-name="ro1">
          <table:table-cell office:value-type="string" calcext:value-type="string">
            <text:p>SAICARSYN_RXN_p1</text:p>
          </table:table-cell>
          <table:table-cell office:value-type="string" calcext:value-type="string">
            <text:p>0.9 ATP_p1 + L_ASPARTATE_p1 + 0.88 PHOSPHORIBOSYL_CARBOXY_AMINOIMIDAZOLE_p1 + 0.1 aATP_p1 + 0.12 aPHOSPHORIBOSYL_CARBOXY_AMINOIMIDAZOLE_p1 --&gt; 0.8 ADP_p1 + 1.02 PROTON_p1 + P_RIBOSYL_4_SUCCCARB_AMINOIMIDAZOLE_p1 + Pi_p1 + 0.2 aADP_p1</text:p>
          </table:table-cell>
          <table:table-cell office:value-type="float" office:value="-0.187247880616826" calcext:value-type="float">
            <text:p>-0.187247880616826</text:p>
          </table:table-cell>
          <table:table-cell office:value-type="float" office:value="0.304795527448668" calcext:value-type="float">
            <text:p>0.304795527448668</text:p>
          </table:table-cell>
          <table:table-cell/>
        </table:table-row>
        <table:table-row table:style-name="ro1">
          <table:table-cell office:value-type="string" calcext:value-type="string">
            <text:p>PSERTRANSAM_RXN_p2</text:p>
          </table:table-cell>
          <table:table-cell office:value-type="string" calcext:value-type="string">
            <text:p>3_P_HYDROXYPYRUVATE_p2 + GLT_p2 &lt;=&gt; 2_KETOGLUTARATE_p2 + 3_P_SERINE_p2</text:p>
          </table:table-cell>
          <table:table-cell office:value-type="float" office:value="-0.184801245801956" calcext:value-type="float">
            <text:p>-0.184801245801956</text:p>
          </table:table-cell>
          <table:table-cell office:value-type="float" office:value="0.311271737669867" calcext:value-type="float">
            <text:p>0.311271737669867</text:p>
          </table:table-cell>
          <table:table-cell/>
        </table:table-row>
        <table:table-row table:style-name="ro1">
          <table:table-cell office:value-type="string" calcext:value-type="string">
            <text:p>SULFATE_ADENYLYLTRANS_RXN_p1</text:p>
          </table:table-cell>
          <table:table-cell office:value-type="string" calcext:value-type="string">
            <text:p>0.9 ATP_p1 + 0.45 PROTON_p1 + SULFATE_p1 + 0.1 aATP_p1 --&gt; APS_p1 + 0.55 PPI_p1 + 0.45 bPPI_p1</text:p>
          </table:table-cell>
          <table:table-cell office:value-type="float" office:value="-0.18348023905185" calcext:value-type="float">
            <text:p>-0.18348023905185</text:p>
          </table:table-cell>
          <table:table-cell office:value-type="float" office:value="0.314803953011838" calcext:value-type="float">
            <text:p>0.314803953011838</text:p>
          </table:table-cell>
          <table:table-cell/>
        </table:table-row>
        <table:table-row table:style-name="ro1">
          <table:table-cell office:value-type="string" calcext:value-type="string">
            <text:p>METHENYLTHFCYCLOHYDRO_RXN_c2</text:p>
          </table:table-cell>
          <table:table-cell office:value-type="string" calcext:value-type="string">
            <text:p>5_10_METHENYL_THF_c2 + WATER_c2 --&gt; 10_FORMYL_THF_c2 + PROTON_c2</text:p>
          </table:table-cell>
          <table:table-cell office:value-type="float" office:value="-0.176754492502025" calcext:value-type="float">
            <text:p>-0.176754492502025</text:p>
          </table:table-cell>
          <table:table-cell office:value-type="float" office:value="0.333173402578465" calcext:value-type="float">
            <text:p>0.333173402578465</text:p>
          </table:table-cell>
          <table:table-cell/>
        </table:table-row>
        <table:table-row table:style-name="ro1">
          <table:table-cell office:value-type="string" calcext:value-type="string">
            <text:p>METHYLENETHFDEHYDROG_NADP_RXN_c2</text:p>
          </table:table-cell>
          <table:table-cell office:value-type="string" calcext:value-type="string">
            <text:p>METHYLENE_THF_c2 + NADP_c2 --&gt; 5_10_METHENYL_THF_c2 + NADPH_c2</text:p>
          </table:table-cell>
          <table:table-cell office:value-type="float" office:value="-0.176754492502025" calcext:value-type="float">
            <text:p>-0.176754492502025</text:p>
          </table:table-cell>
          <table:table-cell office:value-type="float" office:value="0.333173402578465" calcext:value-type="float">
            <text:p>0.333173402578465</text:p>
          </table:table-cell>
          <table:table-cell/>
        </table:table-row>
        <table:table-row table:style-name="ro1">
          <table:table-cell office:value-type="string" calcext:value-type="string">
            <text:p>SERINE_O_ACETTRAN_RXN_p2</text:p>
          </table:table-cell>
          <table:table-cell office:value-type="string" calcext:value-type="string">
            <text:p>ACETYL_COA_p2 + SER_p2 --&gt; ACETYLSERINE_p2 + CO_A_p2</text:p>
          </table:table-cell>
          <table:table-cell office:value-type="float" office:value="-0.175607895370453" calcext:value-type="float">
            <text:p>-0.175607895370453</text:p>
          </table:table-cell>
          <table:table-cell office:value-type="float" office:value="0.336369176396826" calcext:value-type="float">
            <text:p>0.336369176396826</text:p>
          </table:table-cell>
          <table:table-cell/>
        </table:table-row>
        <table:table-row table:style-name="ro1">
          <table:table-cell office:value-type="string" calcext:value-type="string">
            <text:p>BRANCHED_CHAINAMINOTRANSFERLEU_RXN_p2</text:p>
          </table:table-cell>
          <table:table-cell office:value-type="string" calcext:value-type="string">
            <text:p>2_KETOGLUTARATE_p2 + LEU_p2 &lt;=&gt; 2K_4CH3_PENTANOATE_p2 + GLT_p2</text:p>
          </table:table-cell>
          <table:table-cell office:value-type="float" office:value="-0.161264668862225" calcext:value-type="float">
            <text:p>-0.161264668862225</text:p>
          </table:table-cell>
          <table:table-cell office:value-type="float" office:value="0.377913451229567" calcext:value-type="float">
            <text:p>0.377913451229567</text:p>
          </table:table-cell>
          <table:table-cell/>
        </table:table-row>
        <table:table-row table:style-name="ro1">
          <table:table-cell office:value-type="string" calcext:value-type="string">
            <text:p>BRANCHED_CHAINAMINOTRANSFERLEU_RXN_p1</text:p>
          </table:table-cell>
          <table:table-cell office:value-type="string" calcext:value-type="string">
            <text:p>2_KETOGLUTARATE_p1 + LEU_p1 &lt;=&gt; 2K_4CH3_PENTANOATE_p1 + GLT_p1</text:p>
          </table:table-cell>
          <table:table-cell office:value-type="float" office:value="-0.161264668862207" calcext:value-type="float">
            <text:p>-0.161264668862207</text:p>
          </table:table-cell>
          <table:table-cell office:value-type="float" office:value="0.377913451229619" calcext:value-type="float">
            <text:p>0.377913451229619</text:p>
          </table:table-cell>
          <table:table-cell/>
        </table:table-row>
        <table:table-row table:style-name="ro1">
          <table:table-cell office:value-type="string" calcext:value-type="string">
            <text:p>RIBULOSE_BISPHOSPHATE_CARBOXYLASE_RXN_p1</text:p>
          </table:table-cell>
          <table:table-cell office:value-type="string" calcext:value-type="string">
            <text:p>CARBON_DIOXIDE_p1 + D_RIBULOSE_15_P2_p1 + WATER_p1 + rubisco_bal_p1 --&gt; 2.0 G3P_p1 + 2.0 PROTON_p1</text:p>
          </table:table-cell>
          <table:table-cell office:value-type="float" office:value="-0.160402969452713" calcext:value-type="float">
            <text:p>-0.160402969452713</text:p>
          </table:table-cell>
          <table:table-cell office:value-type="float" office:value="0.380501010260002" calcext:value-type="float">
            <text:p>0.380501010260002</text:p>
          </table:table-cell>
          <table:table-cell/>
        </table:table-row>
        <table:table-row table:style-name="ro1">
          <table:table-cell office:value-type="string" calcext:value-type="string">
            <text:p>RIBULP3EPIM_RXN_c2</text:p>
          </table:table-cell>
          <table:table-cell office:value-type="string" calcext:value-type="string">
            <text:p>RIBULOSE_5P_c2 &lt;=&gt; XYLULOSE_5_PHOSPHATE_c2</text:p>
          </table:table-cell>
          <table:table-cell office:value-type="float" office:value="-0.140909952959002" calcext:value-type="float">
            <text:p>-0.140909952959002</text:p>
          </table:table-cell>
          <table:table-cell office:value-type="float" office:value="0.441748766808152" calcext:value-type="float">
            <text:p>0.441748766808152</text:p>
          </table:table-cell>
          <table:table-cell/>
        </table:table-row>
        <table:table-row table:style-name="ro1">
          <table:table-cell office:value-type="string" calcext:value-type="string">
            <text:p>ACSERLY_RXN_p2</text:p>
          </table:table-cell>
          <table:table-cell office:value-type="string" calcext:value-type="string">
            <text:p>ACETYLSERINE_p2 + HS_p2 --&gt; ACET_p2 + CYS_p2</text:p>
          </table:table-cell>
          <table:table-cell office:value-type="float" office:value="-0.138227601826697" calcext:value-type="float">
            <text:p>-0.138227601826697</text:p>
          </table:table-cell>
          <table:table-cell office:value-type="float" office:value="0.450575294946619" calcext:value-type="float">
            <text:p>0.450575294946619</text:p>
          </table:table-cell>
          <table:table-cell/>
        </table:table-row>
        <table:table-row table:style-name="ro1">
          <table:table-cell office:value-type="string" calcext:value-type="string">
            <text:p>ACETOLACTREDUCTOISOM_RXN_p2</text:p>
          </table:table-cell>
          <table:table-cell office:value-type="string" calcext:value-type="string">
            <text:p>2_ACETO_LACTATE_p2 + NADPH_p2 + PROTON_p2 --&gt; DIOH_ISOVALERATE_p2 + NADP_p2</text:p>
          </table:table-cell>
          <table:table-cell office:value-type="float" office:value="-0.133375752121146" calcext:value-type="float">
            <text:p>-0.133375752121146</text:p>
          </table:table-cell>
          <table:table-cell office:value-type="float" office:value="0.466778700744021" calcext:value-type="float">
            <text:p>0.466778700744021</text:p>
          </table:table-cell>
          <table:table-cell/>
        </table:table-row>
        <table:table-row table:style-name="ro1">
          <table:table-cell office:value-type="string" calcext:value-type="string">
            <text:p>RXN_1223_p1</text:p>
          </table:table-cell>
          <table:table-cell office:value-type="string" calcext:value-type="string">
            <text:p>PROTON_p1 + SO3_p1 + UDP_GLUCOSE_p1 --&gt; UDP_SULFOQUINOVOSE_p1 + WATER_p1</text:p>
          </table:table-cell>
          <table:table-cell office:value-type="float" office:value="-0.107255227694935" calcext:value-type="float">
            <text:p>-0.107255227694935</text:p>
          </table:table-cell>
          <table:table-cell office:value-type="float" office:value="0.559033578497802" calcext:value-type="float">
            <text:p>0.559033578497802</text:p>
          </table:table-cell>
          <table:table-cell/>
        </table:table-row>
        <table:table-row table:style-name="ro1">
          <table:table-cell office:value-type="string" calcext:value-type="string">
            <text:p>SUCROSE_PHOSPHATE_SYNTHASE_RXN_c2</text:p>
          </table:table-cell>
          <table:table-cell office:value-type="string" calcext:value-type="string">
            <text:p>FRUCTOSE_6P_c2 + UDP_GLUCOSE_c2 --&gt; 0.5 PROTON_c2 + SUCROSE_6P_c2 + 0.5 UDP_c2 + 0.5 aUDP_c2</text:p>
          </table:table-cell>
          <table:table-cell office:value-type="float" office:value="-0.101939926198732" calcext:value-type="float">
            <text:p>-0.101939926198732</text:p>
          </table:table-cell>
          <table:table-cell office:value-type="float" office:value="0.578781107113458" calcext:value-type="float">
            <text:p>0.578781107113458</text:p>
          </table:table-cell>
          <table:table-cell/>
        </table:table-row>
        <table:table-row table:style-name="ro1">
          <table:table-cell office:value-type="string" calcext:value-type="string">
            <text:p>SUCROSE_PHOSPHATE_SYNTHASE_RXN_c1</text:p>
          </table:table-cell>
          <table:table-cell office:value-type="string" calcext:value-type="string">
            <text:p>FRUCTOSE_6P_c1 + UDP_GLUCOSE_c1 --&gt; 0.5 PROTON_c1 + SUCROSE_6P_c1 + 0.5 UDP_c1 + 0.5 aUDP_c1</text:p>
          </table:table-cell>
          <table:table-cell office:value-type="float" office:value="-0.101871205247785" calcext:value-type="float">
            <text:p>-0.101871205247785</text:p>
          </table:table-cell>
          <table:table-cell office:value-type="float" office:value="0.579038443228031" calcext:value-type="float">
            <text:p>0.579038443228031</text:p>
          </table:table-cell>
          <table:table-cell/>
        </table:table-row>
        <table:table-row table:style-name="ro1">
          <table:table-cell office:value-type="string" calcext:value-type="string">
            <text:p>GLYRIBONUCSYN_RXN_p1</text:p>
          </table:table-cell>
          <table:table-cell office:value-type="string" calcext:value-type="string">
            <text:p>0.5 5_P_BETA_D_RIBOSYL_AMINE_p1 + 0.9 ATP_p1 + GLY_p1 + 0.18 PROTON_p1 + 0.5 a5_P_BETA_D_RIBOSYL_AMINE_p1 + 0.1 aATP_p1 --&gt; 0.42 5_PHOSPHO_RIBOSYL_GLYCINEAMIDE_p1 + 0.8 ADP_p1 + Pi_p1 + 0.58 a5_PHOSPHO_RIBOSYL_GLYCINEAMIDE_p1 + 0.2 aADP_p1</text:p>
          </table:table-cell>
          <table:table-cell office:value-type="float" office:value="-0.0914829017990081" calcext:value-type="float">
            <text:p>-0.091482901799008</text:p>
          </table:table-cell>
          <table:table-cell office:value-type="float" office:value="0.618510558124514" calcext:value-type="float">
            <text:p>0.618510558124514</text:p>
          </table:table-cell>
          <table:table-cell/>
        </table:table-row>
        <table:table-row table:style-name="ro1">
          <table:table-cell office:value-type="string" calcext:value-type="string">
            <text:p>RXN_1104_c2</text:p>
          </table:table-cell>
          <table:table-cell office:value-type="string" calcext:value-type="string">
            <text:p>CPD_676_c2 + S_ADENOSYLMETHIONINE_c2 --&gt; ADENOSYL_HOMO_CYS_c2 + FERULIC_ACID_c2 + PROTON_c2</text:p>
          </table:table-cell>
          <table:table-cell office:value-type="float" office:value="-0.0841752929265981" calcext:value-type="float">
            <text:p>-0.084175292926598</text:p>
          </table:table-cell>
          <table:table-cell office:value-type="float" office:value="0.646925853609003" calcext:value-type="float">
            <text:p>0.646925853609003</text:p>
          </table:table-cell>
          <table:table-cell/>
        </table:table-row>
        <table:table-row table:style-name="ro1">
          <table:table-cell office:value-type="string" calcext:value-type="string">
            <text:p>SHIKIMATE_5_DEHYDROGENASE_RXN_p2</text:p>
          </table:table-cell>
          <table:table-cell office:value-type="string" calcext:value-type="string">
            <text:p>3_DEHYDRO_SHIKIMATE_p2 + NADPH_p2 + 2.0 PROTON_p2 --&gt; NADP_p2 + SHIKIMATE_p2</text:p>
          </table:table-cell>
          <table:table-cell office:value-type="float" office:value="-0.0789594626334847" calcext:value-type="float">
            <text:p>-0.078959462633485</text:p>
          </table:table-cell>
          <table:table-cell office:value-type="float" office:value="0.66751349343295" calcext:value-type="float">
            <text:p>0.66751349343295</text:p>
          </table:table-cell>
          <table:table-cell/>
        </table:table-row>
        <table:table-row table:style-name="ro1">
          <table:table-cell office:value-type="string" calcext:value-type="string">
            <text:p>RXN_14903_mi2</text:p>
          </table:table-cell>
          <table:table-cell office:value-type="string" calcext:value-type="string">
            <text:p>PRO_m2 + UBIQUINONE_mi2 --&gt; L_DELTA1_PYRROLINE_5_CARBOXYLATE_m2 + PROTON_m2 + UBIQUINOL_mi2</text:p>
          </table:table-cell>
          <table:table-cell office:value-type="float" office:value="-0.0760034896844669" calcext:value-type="float">
            <text:p>-0.076003489684467</text:p>
          </table:table-cell>
          <table:table-cell office:value-type="float" office:value="0.679288676023481" calcext:value-type="float">
            <text:p>0.679288676023481</text:p>
          </table:table-cell>
          <table:table-cell/>
        </table:table-row>
        <table:table-row table:style-name="ro1">
          <table:table-cell office:value-type="string" calcext:value-type="string">
            <text:p>RXN_7678_NADP_p1</text:p>
          </table:table-cell>
          <table:table-cell office:value-type="string" calcext:value-type="string">
            <text:p>CHLOROPHYLL_B_p1 + NADPH_p1 + PROTON_p1 --&gt; CPD_7016_p1 + NADP_p1</text:p>
          </table:table-cell>
          <table:table-cell office:value-type="float" office:value="-0.0729057674267607" calcext:value-type="float">
            <text:p>-0.072905767426761</text:p>
          </table:table-cell>
          <table:table-cell office:value-type="float" office:value="0.691708677700226" calcext:value-type="float">
            <text:p>0.691708677700226</text:p>
          </table:table-cell>
          <table:table-cell/>
        </table:table-row>
        <table:table-row table:style-name="ro1">
          <table:table-cell office:value-type="string" calcext:value-type="string">
            <text:p>RXN_14903_m2</text:p>
          </table:table-cell>
          <table:table-cell office:value-type="string" calcext:value-type="string">
            <text:p>PRO_m2 + UBIQUINONE_mc2 --&gt; L_DELTA1_PYRROLINE_5_CARBOXYLATE_m2 + PROTON_c2 + UBIQUINOL_mc2</text:p>
          </table:table-cell>
          <table:table-cell office:value-type="float" office:value="-0.0687271706929842" calcext:value-type="float">
            <text:p>-0.068727170692984</text:p>
          </table:table-cell>
          <table:table-cell office:value-type="float" office:value="0.708587285065153" calcext:value-type="float">
            <text:p>0.708587285065153</text:p>
          </table:table-cell>
          <table:table-cell/>
        </table:table-row>
        <table:table-row table:style-name="ro1">
          <table:table-cell office:value-type="string" calcext:value-type="string">
            <text:p>CYSTATHIONINE_BETA_LYASE_RXN_p1</text:p>
          </table:table-cell>
          <table:table-cell office:value-type="string" calcext:value-type="string">
            <text:p>L_CYSTATHIONINE_p1 + WATER_p1 --&gt; AMMONIUM_p1 + HOMO_CYS_p1 + PYRUVATE_p1</text:p>
          </table:table-cell>
          <table:table-cell office:value-type="float" office:value="-0.068612855685117" calcext:value-type="float">
            <text:p>-0.068612855685117</text:p>
          </table:table-cell>
          <table:table-cell office:value-type="float" office:value="0.709050995020209" calcext:value-type="float">
            <text:p>0.709050995020209</text:p>
          </table:table-cell>
          <table:table-cell/>
        </table:table-row>
        <table:table-row table:style-name="ro1">
          <table:table-cell office:value-type="string" calcext:value-type="string">
            <text:p>AIRCARBOXY_RXN_p2</text:p>
          </table:table-cell>
          <table:table-cell office:value-type="string" calcext:value-type="string">
            <text:p>0.54 5_PHOSPHORIBOSYL_5_AMINOIMIDAZOLE_p2 + HCO3_p2 + 0.46 a5_PHOSPHORIBOSYL_5_AMINOIMIDAZOLE_p2 --&gt; 0.88 PHOSPHORIBOSYL_CARBOXY_AMINOIMIDAZOLE_p2 + 0.34 PROTON_p2 + WATER_p2 + 0.12 aPHOSPHORIBOSYL_CARBOXY_AMINOIMIDAZOLE_p2</text:p>
          </table:table-cell>
          <table:table-cell office:value-type="float" office:value="-0.0638287170410488" calcext:value-type="float">
            <text:p>-0.063828717041049</text:p>
          </table:table-cell>
          <table:table-cell office:value-type="float" office:value="0.72854740011515" calcext:value-type="float">
            <text:p>0.72854740011515</text:p>
          </table:table-cell>
          <table:table-cell/>
        </table:table-row>
        <table:table-row table:style-name="ro1">
          <table:table-cell office:value-type="string" calcext:value-type="string">
            <text:p>CITSYN_RXN_m2</text:p>
          </table:table-cell>
          <table:table-cell office:value-type="string" calcext:value-type="string">
            <text:p>ACETYL_COA_m2 + OXALACETIC_ACID_m2 + WATER_m2 --&gt; CIT_m2 + CO_A_m2 + PROTON_m2</text:p>
          </table:table-cell>
          <table:table-cell office:value-type="float" office:value="-0.0558264395119089" calcext:value-type="float">
            <text:p>-0.055826439511909</text:p>
          </table:table-cell>
          <table:table-cell office:value-type="float" office:value="0.761528449025594" calcext:value-type="float">
            <text:p>0.761528449025594</text:p>
          </table:table-cell>
          <table:table-cell/>
        </table:table-row>
        <table:table-row table:style-name="ro1">
          <table:table-cell office:value-type="string" calcext:value-type="string">
            <text:p>SHIKIMATE_KINASE_RXN_p2</text:p>
          </table:table-cell>
          <table:table-cell office:value-type="string" calcext:value-type="string">
            <text:p>0.9 ATP_p2 + SHIKIMATE_p2 + 0.1 aATP_p2 --&gt; 0.8 ADP_p2 + 0.9 PROTON_p2 + SHIKIMATE_5P_p2 + 0.2 aADP_p2</text:p>
          </table:table-cell>
          <table:table-cell office:value-type="float" office:value="-0.0481093219880234" calcext:value-type="float">
            <text:p>-0.048109321988023</text:p>
          </table:table-cell>
          <table:table-cell office:value-type="float" office:value="0.793729249301951" calcext:value-type="float">
            <text:p>0.793729249301951</text:p>
          </table:table-cell>
          <table:table-cell/>
        </table:table-row>
        <table:table-row table:style-name="ro1">
          <table:table-cell office:value-type="string" calcext:value-type="string">
            <text:p>1_PERIOD_5_PERIOD_1_PERIOD_9_RXN_c1</text:p>
          </table:table-cell>
          <table:table-cell office:value-type="string" calcext:value-type="string">
            <text:p>NAD_c1 + SACCHAROPINE_c1 + WATER_c1 --&gt; ALLYSINE_c1 + GLT_c1 + NADH_c1 + PROTON_c1</text:p>
          </table:table-cell>
          <table:table-cell office:value-type="float" office:value="-0.0480317461629816" calcext:value-type="float">
            <text:p>-0.048031746162982</text:p>
          </table:table-cell>
          <table:table-cell office:value-type="float" office:value="0.79405474299398" calcext:value-type="float">
            <text:p>0.79405474299398</text:p>
          </table:table-cell>
          <table:table-cell/>
        </table:table-row>
        <table:table-row table:style-name="ro1">
          <table:table-cell office:value-type="string" calcext:value-type="string">
            <text:p>DIHYDROXYISOVALDEHYDRAT_RXN_p2</text:p>
          </table:table-cell>
          <table:table-cell office:value-type="string" calcext:value-type="string">
            <text:p>DIOH_ISOVALERATE_p2 --&gt; 2_KETO_ISOVALERATE_p2 + WATER_p2</text:p>
          </table:table-cell>
          <table:table-cell office:value-type="float" office:value="-0.0461669622899567" calcext:value-type="float">
            <text:p>-0.046166962289957</text:p>
          </table:table-cell>
          <table:table-cell office:value-type="float" office:value="0.80188915235863" calcext:value-type="float">
            <text:p>0.80188915235863</text:p>
          </table:table-cell>
          <table:table-cell/>
        </table:table-row>
        <table:table-row table:style-name="ro1">
          <table:table-cell office:value-type="string" calcext:value-type="string">
            <text:p>INORGPYROPHOSPHAT_RXN_x2</text:p>
          </table:table-cell>
          <table:table-cell office:value-type="string" calcext:value-type="string">
            <text:p>0.65 PPI_x2 + WATER_x2 + 0.35 aPPI_x2 --&gt; 0.75 PROTON_x2 + 1.4 Pi_x2 + 0.6 aPi_x2</text:p>
          </table:table-cell>
          <table:table-cell office:value-type="float" office:value="-0.0426019227453193" calcext:value-type="float">
            <text:p>-0.042601922745319</text:p>
          </table:table-cell>
          <table:table-cell office:value-type="float" office:value="0.816918874159803" calcext:value-type="float">
            <text:p>0.816918874159803</text:p>
          </table:table-cell>
          <table:table-cell/>
        </table:table-row>
        <table:table-row table:style-name="ro1">
          <table:table-cell office:value-type="string" calcext:value-type="string">
            <text:p>ADENOSYLHOMOCYSTEINASE_RXN_c2</text:p>
          </table:table-cell>
          <table:table-cell office:value-type="string" calcext:value-type="string">
            <text:p>ADENOSYL_HOMO_CYS_c2 + WATER_c2 --&gt; ADENOSINE_c2 + HOMO_CYS_c2</text:p>
          </table:table-cell>
          <table:table-cell office:value-type="float" office:value="-0.019755636749025" calcext:value-type="float">
            <text:p>-0.019755636749025</text:p>
          </table:table-cell>
          <table:table-cell office:value-type="float" office:value="0.91453608975903" calcext:value-type="float">
            <text:p>0.91453608975903</text:p>
          </table:table-cell>
          <table:table-cell/>
        </table:table-row>
        <table:table-row table:style-name="ro1">
          <table:table-cell office:value-type="string" calcext:value-type="string">
            <text:p>CYSPH_RXN_p2</text:p>
          </table:table-cell>
          <table:table-cell office:value-type="string" calcext:value-type="string">
            <text:p>CYS_p2 + O_PHOSPHO_L_HOMOSERINE_p2 --&gt; L_CYSTATHIONINE_p2 + Pi_p2</text:p>
          </table:table-cell>
          <table:table-cell office:value-type="float" office:value="-0.00279164400129167" calcext:value-type="float">
            <text:p>-0.002791644001292</text:p>
          </table:table-cell>
          <table:table-cell office:value-type="float" office:value="0.987901640705559" calcext:value-type="float">
            <text:p>0.987901640705559</text:p>
          </table:table-cell>
          <table:table-cell/>
        </table:table-row>
        <table:table-row table:style-name="ro1">
          <table:table-cell office:value-type="string" calcext:value-type="string">
            <text:p>THRESYN_RXN_p2</text:p>
          </table:table-cell>
          <table:table-cell office:value-type="string" calcext:value-type="string">
            <text:p>O_PHOSPHO_L_HOMOSERINE_p2 + WATER_p2 --&gt; Pi_p2 + THR_p2</text:p>
          </table:table-cell>
          <table:table-cell office:value-type="float" office:value="0.00205229399469648" calcext:value-type="float">
            <text:p>0.002052293994696</text:p>
          </table:table-cell>
          <table:table-cell office:value-type="float" office:value="0.991105669245644" calcext:value-type="float">
            <text:p>0.991105669245644</text:p>
          </table:table-cell>
          <table:table-cell/>
        </table:table-row>
        <table:table-row table:style-name="ro1">
          <table:table-cell office:value-type="string" calcext:value-type="string">
            <text:p>MALSYN_RXN_x1</text:p>
          </table:table-cell>
          <table:table-cell office:value-type="string" calcext:value-type="string">
            <text:p>ACETYL_COA_x1 + GLYOX_x1 + WATER_x1 --&gt; CO_A_x1 + MAL_x1 + PROTON_x1</text:p>
          </table:table-cell>
          <table:table-cell office:value-type="float" office:value="0.0225539361341132" calcext:value-type="float">
            <text:p>0.022553936134113</text:p>
          </table:table-cell>
          <table:table-cell office:value-type="float" office:value="0.9024843186305" calcext:value-type="float">
            <text:p>0.9024843186305</text:p>
          </table:table-cell>
          <table:table-cell/>
        </table:table-row>
        <table:table-row table:style-name="ro1">
          <table:table-cell office:value-type="string" calcext:value-type="string">
            <text:p>SULFITE_OXIDASE_RXN_m1</text:p>
          </table:table-cell>
          <table:table-cell office:value-type="string" calcext:value-type="string">
            <text:p>OXYGEN_MOLECULE_m1 + 0.83 SO3_m1 + WATER_m1 + 0.17 aSO3_m1 --&gt; HYDROGEN_PEROXIDE_m1 + 0.17 PROTON_m1 + SULFATE_m1</text:p>
          </table:table-cell>
          <table:table-cell office:value-type="float" office:value="0.0370138907672392" calcext:value-type="float">
            <text:p>0.037013890767239</text:p>
          </table:table-cell>
          <table:table-cell office:value-type="float" office:value="0.840604414718042" calcext:value-type="float">
            <text:p>0.840604414718042</text:p>
          </table:table-cell>
          <table:table-cell/>
        </table:table-row>
        <table:table-row table:style-name="ro1">
          <table:table-cell office:value-type="string" calcext:value-type="string">
            <text:p>MALTODEG_RXN_c2</text:p>
          </table:table-cell>
          <table:table-cell office:value-type="string" calcext:value-type="string">
            <text:p>MALTOSE_c2 &lt;=&gt; GLC_c2 + Heteroglycans_c2</text:p>
          </table:table-cell>
          <table:table-cell office:value-type="float" office:value="0.0448932589939354" calcext:value-type="float">
            <text:p>0.044893258993936</text:p>
          </table:table-cell>
          <table:table-cell office:value-type="float" office:value="0.807251223963441" calcext:value-type="float">
            <text:p>0.807251223963441</text:p>
          </table:table-cell>
          <table:table-cell/>
        </table:table-row>
        <table:table-row table:style-name="ro1">
          <table:table-cell office:value-type="string" calcext:value-type="string">
            <text:p>SHIKIMATE_KINASE_RXN_p1</text:p>
          </table:table-cell>
          <table:table-cell office:value-type="string" calcext:value-type="string">
            <text:p>0.9 ATP_p1 + SHIKIMATE_p1 + 0.1 aATP_p1 --&gt; 0.8 ADP_p1 + 0.9 PROTON_p1 + SHIKIMATE_5P_p1 + 0.2 aADP_p1</text:p>
          </table:table-cell>
          <table:table-cell office:value-type="float" office:value="0.0605464679994962" calcext:value-type="float">
            <text:p>0.060546467999496</text:p>
          </table:table-cell>
          <table:table-cell office:value-type="float" office:value="0.742021185268472" calcext:value-type="float">
            <text:p>0.742021185268472</text:p>
          </table:table-cell>
          <table:table-cell/>
        </table:table-row>
        <table:table-row table:style-name="ro1">
          <table:table-cell office:value-type="string" calcext:value-type="string">
            <text:p>AICARSYN_RXN_p1</text:p>
          </table:table-cell>
          <table:table-cell office:value-type="string" calcext:value-type="string">
            <text:p>P_RIBOSYL_4_SUCCCARB_AMINOIMIDAZOLE_p1 --&gt; AICAR_p1 + FUM_p1</text:p>
          </table:table-cell>
          <table:table-cell office:value-type="float" office:value="0.0656719717565716" calcext:value-type="float">
            <text:p>0.065671971756572</text:p>
          </table:table-cell>
          <table:table-cell office:value-type="float" office:value="0.721015216509237" calcext:value-type="float">
            <text:p>0.721015216509237</text:p>
          </table:table-cell>
          <table:table-cell/>
        </table:table-row>
        <table:table-row table:style-name="ro1">
          <table:table-cell office:value-type="string" calcext:value-type="string">
            <text:p>AIRCARBOXY_RXN_p1</text:p>
          </table:table-cell>
          <table:table-cell office:value-type="string" calcext:value-type="string">
            <text:p>0.54 5_PHOSPHORIBOSYL_5_AMINOIMIDAZOLE_p1 + HCO3_p1 + 0.46 a5_PHOSPHORIBOSYL_5_AMINOIMIDAZOLE_p1 --&gt; 0.88 PHOSPHORIBOSYL_CARBOXY_AMINOIMIDAZOLE_p1 + 0.34 PROTON_p1 + WATER_p1 + 0.12 aPHOSPHORIBOSYL_CARBOXY_AMINOIMIDAZOLE_p1</text:p>
          </table:table-cell>
          <table:table-cell office:value-type="float" office:value="0.0681241588513723" calcext:value-type="float">
            <text:p>0.068124158851372</text:p>
          </table:table-cell>
          <table:table-cell office:value-type="float" office:value="0.711034507769944" calcext:value-type="float">
            <text:p>0.711034507769944</text:p>
          </table:table-cell>
          <table:table-cell/>
        </table:table-row>
        <table:table-row table:style-name="ro1">
          <table:table-cell office:value-type="string" calcext:value-type="string">
            <text:p>ATP_CITRATE_PRO_S_LYASE_RXN_c2</text:p>
          </table:table-cell>
          <table:table-cell office:value-type="string" calcext:value-type="string">
            <text:p>0.65 ATP_c2 + CIT_c2 + CO_A_c2 + 0.45 PROTON_c2 + 0.35 aATP_c2 --&gt; ACETYL_COA_c2 + 0.5 ADP_c2 + OXALACETIC_ACID_c2 + 0.7 Pi_c2 + 0.5 aADP_c2 + 0.3 aPi_c2</text:p>
          </table:table-cell>
          <table:table-cell office:value-type="float" office:value="0.0684783975000163" calcext:value-type="float">
            <text:p>0.068478397500016</text:p>
          </table:table-cell>
          <table:table-cell office:value-type="float" office:value="0.709596545166614" calcext:value-type="float">
            <text:p>0.709596545166614</text:p>
          </table:table-cell>
          <table:table-cell/>
        </table:table-row>
        <table:table-row table:style-name="ro1">
          <table:table-cell office:value-type="string" calcext:value-type="string">
            <text:p>ACETOLACTSYN_RXN_p1</text:p>
          </table:table-cell>
          <table:table-cell office:value-type="string" calcext:value-type="string">
            <text:p>PROTON_p1 + 2.0 PYRUVATE_p1 --&gt; 2_ACETO_LACTATE_p1 + CARBON_DIOXIDE_p1</text:p>
          </table:table-cell>
          <table:table-cell office:value-type="float" office:value="0.0838530099387763" calcext:value-type="float">
            <text:p>0.083853009938776</text:p>
          </table:table-cell>
          <table:table-cell office:value-type="float" office:value="0.648190740228969" calcext:value-type="float">
            <text:p>0.648190740228969</text:p>
          </table:table-cell>
          <table:table-cell/>
        </table:table-row>
        <table:table-row table:style-name="ro1">
          <table:table-cell office:value-type="string" calcext:value-type="string">
            <text:p>PRAISOM_RXN_p1</text:p>
          </table:table-cell>
          <table:table-cell office:value-type="string" calcext:value-type="string">
            <text:p>N_5_PHOSPHORIBOSYL_ANTHRANILATE_p1 --&gt; CARBOXYPHENYLAMINO_DEOXYRIBULOSE_P_p1</text:p>
          </table:table-cell>
          <table:table-cell office:value-type="float" office:value="0.0873184873921834" calcext:value-type="float">
            <text:p>0.087318487392183</text:p>
          </table:table-cell>
          <table:table-cell office:value-type="float" office:value="0.634640717223532" calcext:value-type="float">
            <text:p>0.634640717223532</text:p>
          </table:table-cell>
          <table:table-cell/>
        </table:table-row>
        <table:table-row table:style-name="ro1">
          <table:table-cell office:value-type="string" calcext:value-type="string">
            <text:p>ADENOSINE_KINASE_RXN_c2</text:p>
          </table:table-cell>
          <table:table-cell office:value-type="string" calcext:value-type="string">
            <text:p>ADENOSINE_c2 + 0.65 ATP_c2 + 0.35 aATP_c2 --&gt; 0.5 ADP_c2 + AMP_c2 + 0.85 PROTON_c2 + 0.5 aADP_c2</text:p>
          </table:table-cell>
          <table:table-cell office:value-type="float" office:value="0.0921742189922621" calcext:value-type="float">
            <text:p>0.092174218992262</text:p>
          </table:table-cell>
          <table:table-cell office:value-type="float" office:value="0.61584939514927" calcext:value-type="float">
            <text:p>0.61584939514927</text:p>
          </table:table-cell>
          <table:table-cell/>
        </table:table-row>
        <table:table-row table:style-name="ro1">
          <table:table-cell office:value-type="string" calcext:value-type="string">
            <text:p>N_ACETYLGLUTPREDUCT_RXN_p2</text:p>
          </table:table-cell>
          <table:table-cell office:value-type="string" calcext:value-type="string">
            <text:p>NADPH_p2 + N_ACETYL_GLUTAMYL_P_p2 + PROTON_p2 --&gt; CPD_469_p2 + NADP_p2 + Pi_p2</text:p>
          </table:table-cell>
          <table:table-cell office:value-type="float" office:value="0.0957243546979913" calcext:value-type="float">
            <text:p>0.095724354697991</text:p>
          </table:table-cell>
          <table:table-cell office:value-type="float" office:value="0.602259441189138" calcext:value-type="float">
            <text:p>0.602259441189138</text:p>
          </table:table-cell>
          <table:table-cell/>
        </table:table-row>
        <table:table-row table:style-name="ro1">
          <table:table-cell office:value-type="string" calcext:value-type="string">
            <text:p>FORMYLTHFDEFORMYL_RXN_p2</text:p>
          </table:table-cell>
          <table:table-cell office:value-type="string" calcext:value-type="string">
            <text:p>10_FORMYL_THF_p2 + WATER_p2 --&gt; FORMATE_p2 + PROTON_p2 + THF_p2</text:p>
          </table:table-cell>
          <table:table-cell office:value-type="float" office:value="0.0962941305236556" calcext:value-type="float">
            <text:p>0.096294130523656</text:p>
          </table:table-cell>
          <table:table-cell office:value-type="float" office:value="0.600090333944223" calcext:value-type="float">
            <text:p>0.600090333944223</text:p>
          </table:table-cell>
          <table:table-cell/>
        </table:table-row>
        <table:table-row table:style-name="ro1">
          <table:table-cell office:value-type="string" calcext:value-type="string">
            <text:p>PEPDEPHOS_RXN_p1</text:p>
          </table:table-cell>
          <table:table-cell office:value-type="string" calcext:value-type="string">
            <text:p>0.8 ADP_p1 + PHOSPHO_ENOL_PYRUVATE_p1 + 0.9 PROTON_p1 + 0.2 aADP_p1 --&gt; 0.9 ATP_p1 + PYRUVATE_p1 + 0.1 aATP_p1</text:p>
          </table:table-cell>
          <table:table-cell office:value-type="float" office:value="0.104485425793808" calcext:value-type="float">
            <text:p>0.104485425793808</text:p>
          </table:table-cell>
          <table:table-cell office:value-type="float" office:value="0.569285237579437" calcext:value-type="float">
            <text:p>0.569285237579437</text:p>
          </table:table-cell>
          <table:table-cell/>
        </table:table-row>
        <table:table-row table:style-name="ro1">
          <table:table-cell office:value-type="string" calcext:value-type="string">
            <text:p>1TRANSKETO_RXN_p2</text:p>
          </table:table-cell>
          <table:table-cell office:value-type="string" calcext:value-type="string">
            <text:p>D_SEDOHEPTULOSE_7_P_p2 + GAP_p2 &lt;=&gt; RIBOSE_5P_p2 + XYLULOSE_5_PHOSPHATE_p2</text:p>
          </table:table-cell>
          <table:table-cell office:value-type="float" office:value="0.10649090708956" calcext:value-type="float">
            <text:p>0.10649090708956</text:p>
          </table:table-cell>
          <table:table-cell office:value-type="float" office:value="0.561853984835881" calcext:value-type="float">
            <text:p>0.561853984835881</text:p>
          </table:table-cell>
          <table:table-cell/>
        </table:table-row>
        <table:table-row table:style-name="ro1">
          <table:table-cell office:value-type="string" calcext:value-type="string">
            <text:p>PRPPAMIDOTRANS_RXN_p1</text:p>
          </table:table-cell>
          <table:table-cell office:value-type="string" calcext:value-type="string">
            <text:p>GLN_p1 + 0.8 PRPP_p1 + WATER_p1 + 0.2 aPRPP_p1 --&gt; 0.5 5_P_BETA_D_RIBOSYL_AMINE_p1 + GLT_p1 + 0.55 PPI_p1 + 2.15 PROTON_p1 + 0.5 a5_P_BETA_D_RIBOSYL_AMINE_p1 + 0.45 bPPI_p1</text:p>
          </table:table-cell>
          <table:table-cell office:value-type="float" office:value="0.111213856275363" calcext:value-type="float">
            <text:p>0.111213856275363</text:p>
          </table:table-cell>
          <table:table-cell office:value-type="float" office:value="0.544531307344545" calcext:value-type="float">
            <text:p>0.544531307344545</text:p>
          </table:table-cell>
          <table:table-cell/>
        </table:table-row>
        <table:table-row table:style-name="ro1">
          <table:table-cell office:value-type="string" calcext:value-type="string">
            <text:p>1TRANSKETO_RXN_p1</text:p>
          </table:table-cell>
          <table:table-cell office:value-type="string" calcext:value-type="string">
            <text:p>D_SEDOHEPTULOSE_7_P_p1 + GAP_p1 &lt;=&gt; RIBOSE_5P_p1 + XYLULOSE_5_PHOSPHATE_p1</text:p>
          </table:table-cell>
          <table:table-cell office:value-type="float" office:value="0.115720632559222" calcext:value-type="float">
            <text:p>0.115720632559222</text:p>
          </table:table-cell>
          <table:table-cell office:value-type="float" office:value="0.528240125246392" calcext:value-type="float">
            <text:p>0.528240125246392</text:p>
          </table:table-cell>
          <table:table-cell/>
        </table:table-row>
        <table:table-row table:style-name="ro1">
          <table:table-cell office:value-type="string" calcext:value-type="string">
            <text:p>RXN_7676_p1</text:p>
          </table:table-cell>
          <table:table-cell office:value-type="string" calcext:value-type="string">
            <text:p>CHLOROPHYLLIDE_A_p1 + NADPH_p1 + OXYGEN_MOLECULE_p1 + PROTON_p1 --&gt; CPD_7015_p1 + NADP_p1 + WATER_p1</text:p>
          </table:table-cell>
          <table:table-cell office:value-type="float" office:value="0.120874259072765" calcext:value-type="float">
            <text:p>0.120874259072765</text:p>
          </table:table-cell>
          <table:table-cell office:value-type="float" office:value="0.509904378005257" calcext:value-type="float">
            <text:p>0.509904378005257</text:p>
          </table:table-cell>
          <table:table-cell/>
        </table:table-row>
        <table:table-row table:style-name="ro1">
          <table:table-cell office:value-type="string" calcext:value-type="string">
            <text:p>RXN_7677_p1</text:p>
          </table:table-cell>
          <table:table-cell office:value-type="string" calcext:value-type="string">
            <text:p>CPD_7015_p1 + NADPH_p1 + OXYGEN_MOLECULE_p1 + PROTON_p1 --&gt; CPD_7014_p1 + NADP_p1 + 2.0 WATER_p1</text:p>
          </table:table-cell>
          <table:table-cell office:value-type="float" office:value="0.120874259072765" calcext:value-type="float">
            <text:p>0.120874259072765</text:p>
          </table:table-cell>
          <table:table-cell office:value-type="float" office:value="0.509904378005256" calcext:value-type="float">
            <text:p>0.509904378005256</text:p>
          </table:table-cell>
          <table:table-cell/>
        </table:table-row>
        <table:table-row table:style-name="ro1">
          <table:table-cell office:value-type="string" calcext:value-type="string">
            <text:p>RXN1F_66_p1</text:p>
          </table:table-cell>
          <table:table-cell office:value-type="string" calcext:value-type="string">
            <text:p>CHLOROPHYLLIDE_A_p1 + 0.8 PHYTYL_PYROPHOSPHATE_p1 + 0.2 aPHYTYL_PYROPHOSPHATE_p1 &lt;=&gt; CHLOROPHYLL_A_p1 + 0.55 PPI_p1 + 0.65 PROTON_p1 + 0.45 bPPI_p1</text:p>
          </table:table-cell>
          <table:table-cell office:value-type="float" office:value="0.127025781660178" calcext:value-type="float">
            <text:p>0.127025781660178</text:p>
          </table:table-cell>
          <table:table-cell office:value-type="float" office:value="0.488440131110684" calcext:value-type="float">
            <text:p>0.488440131110684</text:p>
          </table:table-cell>
          <table:table-cell/>
        </table:table-row>
        <table:table-row table:style-name="ro1">
          <table:table-cell office:value-type="string" calcext:value-type="string">
            <text:p>ACSERLY_RXN_c2</text:p>
          </table:table-cell>
          <table:table-cell office:value-type="string" calcext:value-type="string">
            <text:p>ACETYLSERINE_c2 + 0.85 HS_c2 + 0.15 aHS_c2 --&gt; ACET_c2 + CYS_c2 + 0.15 PROTON_c2</text:p>
          </table:table-cell>
          <table:table-cell office:value-type="float" office:value="0.138227601826697" calcext:value-type="float">
            <text:p>0.138227601826697</text:p>
          </table:table-cell>
          <table:table-cell office:value-type="float" office:value="0.450575294946619" calcext:value-type="float">
            <text:p>0.450575294946619</text:p>
          </table:table-cell>
          <table:table-cell/>
        </table:table-row>
        <table:table-row table:style-name="ro1">
          <table:table-cell office:value-type="string" calcext:value-type="string">
            <text:p>CITSYN_RXN_x2</text:p>
          </table:table-cell>
          <table:table-cell office:value-type="string" calcext:value-type="string">
            <text:p>ACETYL_COA_x2 + OXALACETIC_ACID_x2 + WATER_x2 --&gt; CIT_x2 + CO_A_x2 + PROTON_x2</text:p>
          </table:table-cell>
          <table:table-cell office:value-type="float" office:value="0.167797753417484" calcext:value-type="float">
            <text:p>0.167797753417484</text:p>
          </table:table-cell>
          <table:table-cell office:value-type="float" office:value="0.358632278214716" calcext:value-type="float">
            <text:p>0.358632278214716</text:p>
          </table:table-cell>
          <table:table-cell/>
        </table:table-row>
        <table:table-row table:style-name="ro1">
          <table:table-cell office:value-type="string" calcext:value-type="string">
            <text:p>IMP_DEHYDROG_RXN_c2</text:p>
          </table:table-cell>
          <table:table-cell office:value-type="string" calcext:value-type="string">
            <text:p>0.3 IMP_c2 + NAD_c2 + WATER_c2 + 0.7 aIMP_c2 --&gt; NADH_c2 + 1.63 PROTON_c2 + 0.93 XANTHOSINE_5_PHOSPHATE_c2 + 0.07 aXANTHOSINE_5_PHOSPHATE_c2</text:p>
          </table:table-cell>
          <table:table-cell office:value-type="float" office:value="0.172477283845957" calcext:value-type="float">
            <text:p>0.172477283845957</text:p>
          </table:table-cell>
          <table:table-cell office:value-type="float" office:value="0.345189642478495" calcext:value-type="float">
            <text:p>0.345189642478495</text:p>
          </table:table-cell>
          <table:table-cell/>
        </table:table-row>
        <table:table-row table:style-name="ro1">
          <table:table-cell office:value-type="string" calcext:value-type="string">
            <text:p>SERINE_O_ACETTRAN_RXN_c2</text:p>
          </table:table-cell>
          <table:table-cell office:value-type="string" calcext:value-type="string">
            <text:p>ACETYL_COA_c2 + SER_c2 --&gt; ACETYLSERINE_c2 + CO_A_c2</text:p>
          </table:table-cell>
          <table:table-cell office:value-type="float" office:value="0.175596736837784" calcext:value-type="float">
            <text:p>0.175596736837784</text:p>
          </table:table-cell>
          <table:table-cell office:value-type="float" office:value="0.336400368888711" calcext:value-type="float">
            <text:p>0.336400368888711</text:p>
          </table:table-cell>
          <table:table-cell/>
        </table:table-row>
        <table:table-row table:style-name="ro1">
          <table:table-cell office:value-type="string" calcext:value-type="string">
            <text:p>CYSTATHIONINE_BETA_LYASE_RXN_p2</text:p>
          </table:table-cell>
          <table:table-cell office:value-type="string" calcext:value-type="string">
            <text:p>L_CYSTATHIONINE_p2 + WATER_p2 --&gt; AMMONIUM_p2 + HOMO_CYS_p2 + PYRUVATE_p2</text:p>
          </table:table-cell>
          <table:table-cell office:value-type="float" office:value="0.177414734606541" calcext:value-type="float">
            <text:p>0.177414734606541</text:p>
          </table:table-cell>
          <table:table-cell office:value-type="float" office:value="0.331341655390605" calcext:value-type="float">
            <text:p>0.331341655390605</text:p>
          </table:table-cell>
          <table:table-cell/>
        </table:table-row>
        <table:table-row table:style-name="ro1">
          <table:table-cell office:value-type="string" calcext:value-type="string">
            <text:p>GART_RXN_p1</text:p>
          </table:table-cell>
          <table:table-cell office:value-type="string" calcext:value-type="string">
            <text:p>10_FORMYL_THF_p1 + 0.42 5_PHOSPHO_RIBOSYL_GLYCINEAMIDE_p1 + 0.58 a5_PHOSPHO_RIBOSYL_GLYCINEAMIDE_p1 --&gt; 5_P_RIBOSYL_N_FORMYLGLYCINEAMIDE_p1 + 0.58 PROTON_p1 + THF_p1</text:p>
          </table:table-cell>
          <table:table-cell office:value-type="float" office:value="0.192941223144263" calcext:value-type="float">
            <text:p>0.192941223144263</text:p>
          </table:table-cell>
          <table:table-cell office:value-type="float" office:value="0.290056455309277" calcext:value-type="float">
            <text:p>0.290056455309277</text:p>
          </table:table-cell>
          <table:table-cell/>
        </table:table-row>
        <table:table-row table:style-name="ro1">
          <table:table-cell office:value-type="string" calcext:value-type="string">
            <text:p>ACONITATEHYDR_RXN_m1</text:p>
          </table:table-cell>
          <table:table-cell office:value-type="string" calcext:value-type="string">
            <text:p>CIS_ACONITATE_m1 + WATER_m1 &lt;=&gt; THREO_DS_ISO_CITRATE_m1</text:p>
          </table:table-cell>
          <table:table-cell office:value-type="float" office:value="0.234897161557257" calcext:value-type="float">
            <text:p>0.234897161557257</text:p>
          </table:table-cell>
          <table:table-cell office:value-type="float" office:value="0.195628098842745" calcext:value-type="float">
            <text:p>0.195628098842745</text:p>
          </table:table-cell>
          <table:table-cell/>
        </table:table-row>
        <table:table-row table:style-name="ro1">
          <table:table-cell office:value-type="string" calcext:value-type="string">
            <text:p>AIRS_RXN_p1</text:p>
          </table:table-cell>
          <table:table-cell office:value-type="string" calcext:value-type="string">
            <text:p>0.8 5_PHOSPHORIBOSYL_N_FORMYLGLYCINEAMIDINE_p1 + 0.9 ATP_p1 + 0.2 a5_PHOSPHORIBOSYL_N_FORMYLGLYCINEAMIDINE_p1 + 0.1 aATP_p1 --&gt; 0.54 5_PHOSPHORIBOSYL_5_AMINOIMIDAZOLE_p1 + 0.8 ADP_p1 + 0.64 PROTON_p1 + Pi_p1 + 0.46 a5_PHOSPHORIBOSYL_5_AMINOIMIDAZOLE_p1 + 0.2 aADP_p1</text:p>
          </table:table-cell>
          <table:table-cell office:value-type="float" office:value="0.241588573728087" calcext:value-type="float">
            <text:p>0.241588573728087</text:p>
          </table:table-cell>
          <table:table-cell office:value-type="float" office:value="0.182830552914859" calcext:value-type="float">
            <text:p>0.182830552914859</text:p>
          </table:table-cell>
          <table:table-cell/>
        </table:table-row>
        <table:table-row table:style-name="ro1">
          <table:table-cell office:value-type="string" calcext:value-type="string">
            <text:p>ACONITATEDEHYDR_RXN_m1</text:p>
          </table:table-cell>
          <table:table-cell office:value-type="string" calcext:value-type="string">
            <text:p>CIT_m1 &lt;=&gt; CIS_ACONITATE_m1 + WATER_m1</text:p>
          </table:table-cell>
          <table:table-cell office:value-type="float" office:value="0.24375907126541" calcext:value-type="float">
            <text:p>0.24375907126541</text:p>
          </table:table-cell>
          <table:table-cell office:value-type="float" office:value="0.178808898158432" calcext:value-type="float">
            <text:p>0.178808898158432</text:p>
          </table:table-cell>
          <table:table-cell/>
        </table:table-row>
        <table:table-row table:style-name="ro1">
          <table:table-cell office:value-type="string" calcext:value-type="string">
            <text:p>PYRROLINECARBDEHYDROG_RXN_NADP_m2</text:p>
          </table:table-cell>
          <table:table-cell office:value-type="string" calcext:value-type="string">
            <text:p>L_DELTA1_PYRROLINE_5_CARBOXYLATE_m2 + NADP_m2 + 2.0 WATER_m2 --&gt; GLT_m2 + NADPH_m2 + PROTON_m2</text:p>
          </table:table-cell>
          <table:table-cell office:value-type="float" office:value="0.274810370487765" calcext:value-type="float">
            <text:p>0.274810370487765</text:p>
          </table:table-cell>
          <table:table-cell office:value-type="float" office:value="0.127961119183334" calcext:value-type="float">
            <text:p>0.127961119183334</text:p>
          </table:table-cell>
          <table:table-cell/>
        </table:table-row>
        <table:table-row table:style-name="ro1">
          <table:table-cell office:value-type="string" calcext:value-type="string">
            <text:p>ARGSUCCINLYA_RXN_p1</text:p>
          </table:table-cell>
          <table:table-cell office:value-type="string" calcext:value-type="string">
            <text:p>L_ARGININO_SUCCINATE_p1 --&gt; 0.93 ARG_p1 + FUM_p1 + 0.07 PROTON_p1 + 0.07 bARG_p1</text:p>
          </table:table-cell>
          <table:table-cell office:value-type="float" office:value="0.27553979206839" calcext:value-type="float">
            <text:p>0.27553979206839</text:p>
          </table:table-cell>
          <table:table-cell office:value-type="float" office:value="0.126911329655462" calcext:value-type="float">
            <text:p>0.126911329655462</text:p>
          </table:table-cell>
          <table:table-cell/>
        </table:table-row>
        <table:table-row table:style-name="ro1">
          <table:table-cell office:value-type="string" calcext:value-type="string">
            <text:p>MALSYN_RXN_x2</text:p>
          </table:table-cell>
          <table:table-cell office:value-type="string" calcext:value-type="string">
            <text:p>ACETYL_COA_x2 + GLYOX_x2 + WATER_x2 --&gt; CO_A_x2 + MAL_x2 + PROTON_x2</text:p>
          </table:table-cell>
          <table:table-cell office:value-type="float" office:value="0.314289100507229" calcext:value-type="float">
            <text:p>0.314289100507229</text:p>
          </table:table-cell>
          <table:table-cell office:value-type="float" office:value="0.0797991901943353" calcext:value-type="float">
            <text:p>0.079799190194335</text:p>
          </table:table-cell>
          <table:table-cell/>
        </table:table-row>
        <table:table-row table:style-name="ro1">
          <table:table-cell office:value-type="string" calcext:value-type="string">
            <text:p>ASPAMINOTRANS_RXN_m2</text:p>
          </table:table-cell>
          <table:table-cell office:value-type="string" calcext:value-type="string">
            <text:p>2_KETOGLUTARATE_m2 + L_ASPARTATE_m2 &lt;=&gt; GLT_m2 + OXALACETIC_ACID_m2</text:p>
          </table:table-cell>
          <table:table-cell office:value-type="float" office:value="0.326024450500701" calcext:value-type="float">
            <text:p>0.326024450500701</text:p>
          </table:table-cell>
          <table:table-cell office:value-type="float" office:value="0.0686045200183523" calcext:value-type="float">
            <text:p>0.068604520018352</text:p>
          </table:table-cell>
          <table:table-cell/>
        </table:table-row>
        <table:table-row table:style-name="ro1">
          <table:table-cell office:value-type="string" calcext:value-type="string">
            <text:p>ACETYLORNTRANSAM_RXN_p1</text:p>
          </table:table-cell>
          <table:table-cell office:value-type="string" calcext:value-type="string">
            <text:p>CPD_469_p1 + GLT_p1 --&gt; 2_KETOGLUTARATE_p1 + N_ALPHA_ACETYLORNITHINE_p1</text:p>
          </table:table-cell>
          <table:table-cell office:value-type="float" office:value="0.332768860903867" calcext:value-type="float">
            <text:p>0.332768860903867</text:p>
          </table:table-cell>
          <table:table-cell office:value-type="float" office:value="0.0627489883930403" calcext:value-type="float">
            <text:p>0.06274898839304</text:p>
          </table:table-cell>
          <table:table-cell/>
        </table:table-row>
        <table:table-row table:style-name="ro1">
          <table:table-cell office:value-type="string" calcext:value-type="string">
            <text:p>AMP_DEAMINASE_RXN_c2</text:p>
          </table:table-cell>
          <table:table-cell office:value-type="string" calcext:value-type="string">
            <text:p>AMP_c2 + 0.7 PROTON_c2 + WATER_c2 --&gt; AMMONIUM_c2 + 0.3 IMP_c2 + 0.7 aIMP_c2</text:p>
          </table:table-cell>
          <table:table-cell office:value-type="float" office:value="0.34253366483892" calcext:value-type="float">
            <text:p>0.34253366483892</text:p>
          </table:table-cell>
          <table:table-cell office:value-type="float" office:value="0.0549742054968117" calcext:value-type="float">
            <text:p>0.054974205496812</text:p>
          </table:table-cell>
          <table:table-cell/>
        </table:table-row>
        <table:table-row table:style-name="ro1">
          <table:table-cell office:value-type="string" calcext:value-type="string">
            <text:p>TRIOSEPISOMERIZATION_RXN_p2</text:p>
          </table:table-cell>
          <table:table-cell office:value-type="string" calcext:value-type="string">
            <text:p>GAP_p2 &lt;=&gt; DIHYDROXY_ACETONE_PHOSPHATE_p2</text:p>
          </table:table-cell>
          <table:table-cell office:value-type="float" office:value="0.345643733191379" calcext:value-type="float">
            <text:p>0.345643733191379</text:p>
          </table:table-cell>
          <table:table-cell office:value-type="float" office:value="0.0526648615105298" calcext:value-type="float">
            <text:p>0.05266486151053</text:p>
          </table:table-cell>
          <table:table-cell/>
        </table:table-row>
        <table:table-row table:style-name="ro1">
          <table:table-cell office:value-type="string" calcext:value-type="string">
            <text:p>GLYOHMETRANS_RXN_p1</text:p>
          </table:table-cell>
          <table:table-cell office:value-type="string" calcext:value-type="string">
            <text:p>SER_p1 + THF_p1 &lt;=&gt; GLY_p1 + METHYLENE_THF_p1 + WATER_p1</text:p>
          </table:table-cell>
          <table:table-cell office:value-type="float" office:value="0.372295790780838" calcext:value-type="float">
            <text:p>0.372295790780838</text:p>
          </table:table-cell>
          <table:table-cell office:value-type="float" office:value="0.0358759409732305" calcext:value-type="float">
            <text:p>0.035875940973231</text:p>
          </table:table-cell>
          <table:table-cell/>
        </table:table-row>
        <table:table-row table:style-name="ro1">
          <table:table-cell office:value-type="string" calcext:value-type="string">
            <text:p>RXN66_3_m1</text:p>
          </table:table-cell>
          <table:table-cell office:value-type="string" calcext:value-type="string">
            <text:p>ACETALD_m1 + NAD_m1 + WATER_m1 --&gt; ACET_m1 + NADH_m1 + 2.0 PROTON_m1</text:p>
          </table:table-cell>
          <table:table-cell office:value-type="float" office:value="0.373158830671169" calcext:value-type="float">
            <text:p>0.373158830671169</text:p>
          </table:table-cell>
          <table:table-cell office:value-type="float" office:value="0.0354151715459758" calcext:value-type="float">
            <text:p>0.035415171545976</text:p>
          </table:table-cell>
          <table:table-cell/>
        </table:table-row>
        <table:table-row table:style-name="ro1">
          <table:table-cell office:value-type="string" calcext:value-type="string">
            <text:p>PRTRANS_RXN_p1</text:p>
          </table:table-cell>
          <table:table-cell office:value-type="string" calcext:value-type="string">
            <text:p>N_5_PHOSPHORIBOSYL_ANTHRANILATE_p1 + 0.55 PPI_p1 + 0.65 PROTON_p1 + 0.45 bPPI_p1 &lt;=&gt; ANTHRANILATE_p1 + 0.8 PRPP_p1 + 0.2 aPRPP_p1</text:p>
          </table:table-cell>
          <table:table-cell office:value-type="float" office:value="0.405157092297919" calcext:value-type="float">
            <text:p>0.405157092297919</text:p>
          </table:table-cell>
          <table:table-cell office:value-type="float" office:value="0.021427198254853" calcext:value-type="float">
            <text:p>0.021427198254853</text:p>
          </table:table-cell>
          <table:table-cell/>
        </table:table-row>
        <table:table-row table:style-name="ro1">
          <table:table-cell office:value-type="string" calcext:value-type="string">
            <text:p>1_PERIOD_8_PERIOD_5_PERIOD_1_RXN_m1</text:p>
          </table:table-cell>
          <table:table-cell office:value-type="string" calcext:value-type="string">
            <text:p>2.0 GLUTATHIONE_m1 + L_DEHYDRO_ASCORBATE_m1 --&gt; ASCORBATE_m1 + 0.91 OXIDIZED_GLUTATHIONE_m1 + 0.09 PROTON_m1 + 0.09 bOXIDIZED_GLUTATHIONE_m1</text:p>
          </table:table-cell>
          <table:table-cell office:value-type="float" office:value="0.407735061043413" calcext:value-type="float">
            <text:p>0.407735061043413</text:p>
          </table:table-cell>
          <table:table-cell office:value-type="float" office:value="0.0205352445218172" calcext:value-type="float">
            <text:p>0.020535244521817</text:p>
          </table:table-cell>
          <table:table-cell/>
        </table:table-row>
        <table:table-row table:style-name="ro1">
          <table:table-cell office:value-type="string" calcext:value-type="string">
            <text:p>SERINE_O_ACETTRAN_RXN_c1</text:p>
          </table:table-cell>
          <table:table-cell office:value-type="string" calcext:value-type="string">
            <text:p>ACETYL_COA_c1 + SER_c1 --&gt; ACETYLSERINE_c1 + CO_A_c1</text:p>
          </table:table-cell>
          <table:table-cell office:value-type="float" office:value="0.408549467175198" calcext:value-type="float">
            <text:p>0.408549467175198</text:p>
          </table:table-cell>
          <table:table-cell office:value-type="float" office:value="0.0202599363936034" calcext:value-type="float">
            <text:p>0.020259936393603</text:p>
          </table:table-cell>
          <table:table-cell/>
        </table:table-row>
        <table:table-row table:style-name="ro1">
          <table:table-cell office:value-type="string" calcext:value-type="string">
            <text:p>SERINE_O_ACETTRAN_RXN_p1</text:p>
          </table:table-cell>
          <table:table-cell office:value-type="string" calcext:value-type="string">
            <text:p>ACETYL_COA_p1 + SER_p1 --&gt; ACETYLSERINE_p1 + CO_A_p1</text:p>
          </table:table-cell>
          <table:table-cell office:value-type="float" office:value="0.408549467175854" calcext:value-type="float">
            <text:p>0.408549467175854</text:p>
          </table:table-cell>
          <table:table-cell office:value-type="float" office:value="0.020259936393383" calcext:value-type="float">
            <text:p>0.020259936393383</text:p>
          </table:table-cell>
          <table:table-cell/>
        </table:table-row>
        <table:table-row table:style-name="ro1">
          <table:table-cell office:value-type="string" calcext:value-type="string">
            <text:p>2_PERIOD_1_PERIOD_1_PERIOD_103_RXN_c2</text:p>
          </table:table-cell>
          <table:table-cell office:value-type="string" calcext:value-type="string">
            <text:p>0.87 PHOSPHORYL_ETHANOLAMINE_c2 + S_ADENOSYLMETHIONINE_c2 + 0.13 aPHOSPHORYL_ETHANOLAMINE_c2 --&gt; ADENOSYL_HOMO_CYS_c2 + 0.88 CPD_406_c2 + 0.01 PROTON_c2 + 0.12 aCPD_406_c2</text:p>
          </table:table-cell>
          <table:table-cell office:value-type="float" office:value="0.419838373752016" calcext:value-type="float">
            <text:p>0.419838373752016</text:p>
          </table:table-cell>
          <table:table-cell office:value-type="float" office:value="0.0167479288330429" calcext:value-type="float">
            <text:p>0.016747928833043</text:p>
          </table:table-cell>
          <table:table-cell/>
        </table:table-row>
        <table:table-row table:style-name="ro1">
          <table:table-cell office:value-type="string" calcext:value-type="string">
            <text:p>RXN_1104_p2</text:p>
          </table:table-cell>
          <table:table-cell office:value-type="string" calcext:value-type="string">
            <text:p>FERULIC_ACID_p2 + WATER_p2 --&gt; ACET_p2 + 0.61 PROTON_p2 + 0.39 VANILLIN_p2 + 0.61 aVANILLIN_p2</text:p>
          </table:table-cell>
          <table:table-cell office:value-type="float" office:value="0.430711141471796" calcext:value-type="float">
            <text:p>0.430711141471796</text:p>
          </table:table-cell>
          <table:table-cell office:value-type="float" office:value="0.0138599569465812" calcext:value-type="float">
            <text:p>0.013859956946581</text:p>
          </table:table-cell>
          <table:table-cell/>
        </table:table-row>
        <table:table-row table:style-name="ro1">
          <table:table-cell office:value-type="string" calcext:value-type="string">
            <text:p>BRANCHED_CHAINAMINOTRANSFERVAL_RXN_p1</text:p>
          </table:table-cell>
          <table:table-cell office:value-type="string" calcext:value-type="string">
            <text:p>2_KETOGLUTARATE_p1 + VAL_p1 &lt;=&gt; 2_KETO_ISOVALERATE_p1 + GLT_p1</text:p>
          </table:table-cell>
          <table:table-cell office:value-type="float" office:value="0.43177352970603" calcext:value-type="float">
            <text:p>0.43177352970603</text:p>
          </table:table-cell>
          <table:table-cell office:value-type="float" office:value="0.0136016506064486" calcext:value-type="float">
            <text:p>0.013601650606449</text:p>
          </table:table-cell>
          <table:table-cell/>
        </table:table-row>
        <table:table-row table:style-name="ro1">
          <table:table-cell office:value-type="string" calcext:value-type="string">
            <text:p>BRANCHED_CHAINAMINOTRANSFERILEU_RXN_p1</text:p>
          </table:table-cell>
          <table:table-cell office:value-type="string" calcext:value-type="string">
            <text:p>2_KETOGLUTARATE_p1 + ILE_p1 &lt;=&gt; 2_KETO_3_METHYL_VALERATE_p1 + GLT_p1</text:p>
          </table:table-cell>
          <table:table-cell office:value-type="float" office:value="0.431773529706031" calcext:value-type="float">
            <text:p>0.431773529706031</text:p>
          </table:table-cell>
          <table:table-cell office:value-type="float" office:value="0.0136016506064482" calcext:value-type="float">
            <text:p>0.013601650606448</text:p>
          </table:table-cell>
          <table:table-cell/>
        </table:table-row>
        <table:table-row table:style-name="ro1">
          <table:table-cell office:value-type="string" calcext:value-type="string">
            <text:p>6_PERIOD_2_PERIOD_1_PERIOD_34_RXN_p2</text:p>
          </table:table-cell>
          <table:table-cell office:value-type="string" calcext:value-type="string">
            <text:p>0.9 ATP_p2 + CO_A_p2 + FERULIC_ACID_p2 + 0.1 aATP_p2 --&gt; AMP_p2 + FERULOYL_COA_p2 + 0.55 PPI_p2 + 0.45 bPPI_p2</text:p>
          </table:table-cell>
          <table:table-cell office:value-type="float" office:value="0.438446573422282" calcext:value-type="float">
            <text:p>0.438446573422282</text:p>
          </table:table-cell>
          <table:table-cell office:value-type="float" office:value="0.0120697376635591" calcext:value-type="float">
            <text:p>0.012069737663559</text:p>
          </table:table-cell>
          <table:table-cell/>
        </table:table-row>
        <table:table-row table:style-name="ro1">
          <table:table-cell office:value-type="string" calcext:value-type="string">
            <text:p>PYRROLINECARBREDUCT_RXN_NAD_c1</text:p>
          </table:table-cell>
          <table:table-cell office:value-type="string" calcext:value-type="string">
            <text:p>L_DELTA1_PYRROLINE_5_CARBOXYLATE_c1 + NADH_c1 + PROTON_c1 --&gt; NAD_c1 + PRO_c1</text:p>
          </table:table-cell>
          <table:table-cell office:value-type="float" office:value="0.443963785702176" calcext:value-type="float">
            <text:p>0.443963785702176</text:p>
          </table:table-cell>
          <table:table-cell office:value-type="float" office:value="0.0109152275774276" calcext:value-type="float">
            <text:p>0.010915227577428</text:p>
          </table:table-cell>
          <table:table-cell/>
        </table:table-row>
        <table:table-row table:style-name="ro1">
          <table:table-cell office:value-type="string" calcext:value-type="string">
            <text:p>GLUTAMATE_DEHYDROGENASE_RXN_m2</text:p>
          </table:table-cell>
          <table:table-cell office:value-type="string" calcext:value-type="string">
            <text:p>GLT_m2 + NAD_m2 + WATER_m2 --&gt; 2_KETOGLUTARATE_m2 + AMMONIUM_m2 + NADH_m2 + PROTON_m2</text:p>
          </table:table-cell>
          <table:table-cell office:value-type="float" office:value="0.472347107779897" calcext:value-type="float">
            <text:p>0.472347107779897</text:p>
          </table:table-cell>
          <table:table-cell office:value-type="float" office:value="0.00633922115857606" calcext:value-type="float">
            <text:p>0.006339221158576</text:p>
          </table:table-cell>
          <table:table-cell/>
        </table:table-row>
        <table:table-row table:style-name="ro1">
          <table:table-cell office:value-type="string" calcext:value-type="string">
            <text:p>GLYRIBONUCSYN_RXN_p2</text:p>
          </table:table-cell>
          <table:table-cell office:value-type="string" calcext:value-type="string">
            <text:p>0.5 5_P_BETA_D_RIBOSYL_AMINE_p2 + 0.9 ATP_p2 + GLY_p2 + 0.18 PROTON_p2 + 0.5 a5_P_BETA_D_RIBOSYL_AMINE_p2 + 0.1 aATP_p2 --&gt; 0.42 5_PHOSPHO_RIBOSYL_GLYCINEAMIDE_p2 + 0.8 ADP_p2 + Pi_p2 + 0.58 a5_PHOSPHO_RIBOSYL_GLYCINEAMIDE_p2 + 0.2 aADP_p2</text:p>
          </table:table-cell>
          <table:table-cell office:value-type="float" office:value="0.472623083786816" calcext:value-type="float">
            <text:p>0.472623083786816</text:p>
          </table:table-cell>
          <table:table-cell office:value-type="float" office:value="0.00630440724265679" calcext:value-type="float">
            <text:p>0.006304407242657</text:p>
          </table:table-cell>
          <table:table-cell/>
        </table:table-row>
        <table:table-row table:style-name="ro1">
          <table:table-cell office:value-type="string" calcext:value-type="string">
            <text:p>GLYCINE_AMINOTRANSFERASE_RXN_x2</text:p>
          </table:table-cell>
          <table:table-cell office:value-type="string" calcext:value-type="string">
            <text:p>GLT_x2 + GLYOX_x2 &lt;=&gt; 2_KETOGLUTARATE_x2 + GLY_x2</text:p>
          </table:table-cell>
          <table:table-cell office:value-type="float" office:value="0.475075122084269" calcext:value-type="float">
            <text:p>0.475075122084269</text:p>
          </table:table-cell>
          <table:table-cell office:value-type="float" office:value="0.00600218818701092" calcext:value-type="float">
            <text:p>0.006002188187011</text:p>
          </table:table-cell>
          <table:table-cell/>
        </table:table-row>
        <table:table-row table:style-name="ro1">
          <table:table-cell office:value-type="string" calcext:value-type="string">
            <text:p>FGAMSYN_RXN_p2</text:p>
          </table:table-cell>
          <table:table-cell office:value-type="string" calcext:value-type="string">
            <text:p>5_P_RIBOSYL_N_FORMYLGLYCINEAMIDE_p2 + 0.9 ATP_p2 + GLN_p2 + WATER_p2 + 0.1 aATP_p2 --&gt; 0.8 5_PHOSPHORIBOSYL_N_FORMYLGLYCINEAMIDINE_p2 + 0.8 ADP_p2 + GLT_p2 + 1.7 PROTON_p2 + Pi_p2 + 0.2 a5_PHOSPHORIBOSYL_N_FORMYLGLYCINEAMIDINE_p2 + 0.2 aADP_p2</text:p>
          </table:table-cell>
          <table:table-cell office:value-type="float" office:value="0.485410698136253" calcext:value-type="float">
            <text:p>0.485410698136253</text:p>
          </table:table-cell>
          <table:table-cell office:value-type="float" office:value="0.00486046081587208" calcext:value-type="float">
            <text:p>0.004860460815872</text:p>
          </table:table-cell>
          <table:table-cell/>
        </table:table-row>
        <table:table-row table:style-name="ro1">
          <table:table-cell office:value-type="string" calcext:value-type="string">
            <text:p>RIBULP3EPIM_RXN_p2</text:p>
          </table:table-cell>
          <table:table-cell office:value-type="string" calcext:value-type="string">
            <text:p>RIBULOSE_5P_p2 &lt;=&gt; XYLULOSE_5_PHOSPHATE_p2</text:p>
          </table:table-cell>
          <table:table-cell office:value-type="float" office:value="0.493837723655902" calcext:value-type="float">
            <text:p>0.493837723655902</text:p>
          </table:table-cell>
          <table:table-cell office:value-type="float" office:value="0.00407263152058439" calcext:value-type="float">
            <text:p>0.004072631520584</text:p>
          </table:table-cell>
          <table:table-cell/>
        </table:table-row>
        <table:table-row table:style-name="ro1">
          <table:table-cell office:value-type="string" calcext:value-type="string">
            <text:p>RIBULP3EPIM_RXN_p1</text:p>
          </table:table-cell>
          <table:table-cell office:value-type="string" calcext:value-type="string">
            <text:p>RIBULOSE_5P_p1 &lt;=&gt; XYLULOSE_5_PHOSPHATE_p1</text:p>
          </table:table-cell>
          <table:table-cell office:value-type="float" office:value="0.49754935090941" calcext:value-type="float">
            <text:p>0.49754935090941</text:p>
          </table:table-cell>
          <table:table-cell office:value-type="float" office:value="0.00376214995347924" calcext:value-type="float">
            <text:p>0.003762149953479</text:p>
          </table:table-cell>
          <table:table-cell/>
        </table:table-row>
        <table:table-row table:style-name="ro1">
          <table:table-cell office:value-type="string" calcext:value-type="string">
            <text:p>VALINE_TRNA_LIGASE_RXN_c1</text:p>
          </table:table-cell>
          <table:table-cell office:value-type="string" calcext:value-type="string">
            <text:p>0.65 ATP_c1 + PROTON_c1 + VAL_c1 + VAL_tRNAs_c1 + 0.35 aATP_c1 --&gt; AMP_c1 + Charged_VAL_tRNAs_c1 + 0.65 PPI_c1 + 0.35 aPPI_c1</text:p>
          </table:table-cell>
          <table:table-cell office:value-type="float" office:value="0.49947930172879" calcext:value-type="float">
            <text:p>0.49947930172879</text:p>
          </table:table-cell>
          <table:table-cell office:value-type="float" office:value="0.00360892849878955" calcext:value-type="float">
            <text:p>0.00360892849879</text:p>
          </table:table-cell>
          <table:table-cell/>
        </table:table-row>
        <table:table-row table:style-name="ro1">
          <table:table-cell office:value-type="string" calcext:value-type="string">
            <text:p>6PFRUCTPHOS_RXN_p2</text:p>
          </table:table-cell>
          <table:table-cell office:value-type="string" calcext:value-type="string">
            <text:p>0.9 ATP_p2 + FRUCTOSE_6P_p2 + 0.1 aATP_p2 --&gt; 0.8 ADP_p2 + FRUCTOSE_16_DIPHOSPHATE_p2 + 0.9 PROTON_p2 + 0.2 aADP_p2</text:p>
          </table:table-cell>
          <table:table-cell office:value-type="float" office:value="0.543479292763854" calcext:value-type="float">
            <text:p>0.543479292763854</text:p>
          </table:table-cell>
          <table:table-cell office:value-type="float" office:value="0.00130601947723781" calcext:value-type="float">
            <text:p>0.001306019477238</text:p>
          </table:table-cell>
          <table:table-cell/>
        </table:table-row>
        <table:table-row table:style-name="ro1">
          <table:table-cell office:value-type="string" calcext:value-type="string">
            <text:p>GLU6PDEHYDROG_RXN_p2</text:p>
          </table:table-cell>
          <table:table-cell office:value-type="string" calcext:value-type="string">
            <text:p>GLC_6_P_p2 + NADP_p2 --&gt; D_6_P_GLUCONO_DELTA_LACTONE_p2 + NADPH_p2 + PROTON_p2</text:p>
          </table:table-cell>
          <table:table-cell office:value-type="float" office:value="0.56058184739535" calcext:value-type="float">
            <text:p>0.56058184739535</text:p>
          </table:table-cell>
          <table:table-cell office:value-type="float" office:value="0.000846571996265672" calcext:value-type="float">
            <text:p>0.000846571996266</text:p>
          </table:table-cell>
          <table:table-cell/>
        </table:table-row>
        <table:table-row table:style-name="ro1">
          <table:table-cell office:value-type="string" calcext:value-type="string">
            <text:p>ACETATE_COA_LIGASE_RXN_p1</text:p>
          </table:table-cell>
          <table:table-cell office:value-type="string" calcext:value-type="string">
            <text:p>ACET_p1 + 0.9 ATP_p1 + CO_A_p1 + 0.1 aATP_p1 --&gt; ACETYL_COA_p1 + AMP_p1 + 0.55 PPI_p1 + 0.55 PROTON_p1 + 0.45 bPPI_p1</text:p>
          </table:table-cell>
          <table:table-cell office:value-type="float" office:value="0.576092895611161" calcext:value-type="float">
            <text:p>0.576092895611161</text:p>
          </table:table-cell>
          <table:table-cell office:value-type="float" office:value="0.000559660116059714" calcext:value-type="float">
            <text:p>0.00055966011606</text:p>
          </table:table-cell>
          <table:table-cell/>
        </table:table-row>
        <table:table-row table:style-name="ro1">
          <table:table-cell office:value-type="string" calcext:value-type="string">
            <text:p>PRPPAMIDOTRANS_RXN_p2</text:p>
          </table:table-cell>
          <table:table-cell office:value-type="string" calcext:value-type="string">
            <text:p>GLN_p2 + 0.8 PRPP_p2 + WATER_p2 + 0.2 aPRPP_p2 --&gt; 0.5 5_P_BETA_D_RIBOSYL_AMINE_p2 + GLT_p2 + 0.55 PPI_p2 + 2.15 PROTON_p2 + 0.5 a5_P_BETA_D_RIBOSYL_AMINE_p2 + 0.45 bPPI_p2</text:p>
          </table:table-cell>
          <table:table-cell office:value-type="float" office:value="0.620132486727965" calcext:value-type="float">
            <text:p>0.620132486727965</text:p>
          </table:table-cell>
          <table:table-cell office:value-type="float" office:value="0.00015324819265263" calcext:value-type="float">
            <text:p>0.000153248192653</text:p>
          </table:table-cell>
          <table:table-cell/>
        </table:table-row>
        <table:table-row table:style-name="ro1">
          <table:table-cell office:value-type="string" calcext:value-type="string">
            <text:p>RXN_1827_p1</text:p>
          </table:table-cell>
          <table:table-cell office:value-type="string" calcext:value-type="string">
            <text:p>2.0 STARCH_p1 + WATER_p1 --&gt; MALTOSE_p1</text:p>
          </table:table-cell>
          <table:table-cell office:value-type="float" office:value="0.629404842344378" calcext:value-type="float">
            <text:p>0.629404842344378</text:p>
          </table:table-cell>
          <table:table-cell office:value-type="float" office:value="0.000113760827821096" calcext:value-type="float">
            <text:p>0.000113760827821</text:p>
          </table:table-cell>
          <table:table-cell/>
        </table:table-row>
        <table:table-row table:style-name="ro1">
          <table:table-cell office:value-type="string" calcext:value-type="string">
            <text:p>F16ALDOLASE_RXN_c1</text:p>
          </table:table-cell>
          <table:table-cell office:value-type="string" calcext:value-type="string">
            <text:p>FRUCTOSE_16_DIPHOSPHATE_c1 &lt;=&gt; DIHYDROXY_ACETONE_PHOSPHATE_c1 + GAP_c1</text:p>
          </table:table-cell>
          <table:table-cell office:value-type="float" office:value="0.630001281148624" calcext:value-type="float">
            <text:p>0.630001281148624</text:p>
          </table:table-cell>
          <table:table-cell office:value-type="float" office:value="0.000111564620327738" calcext:value-type="float">
            <text:p>0.000111564620328</text:p>
          </table:table-cell>
          <table:table-cell/>
        </table:table-row>
        <table:table-row table:style-name="ro1">
          <table:table-cell office:value-type="string" calcext:value-type="string">
            <text:p>F16ALDOLASE_RXN_p1</text:p>
          </table:table-cell>
          <table:table-cell office:value-type="string" calcext:value-type="string">
            <text:p>FRUCTOSE_16_DIPHOSPHATE_p1 &lt;=&gt; DIHYDROXY_ACETONE_PHOSPHATE_p1 + GAP_p1</text:p>
          </table:table-cell>
          <table:table-cell office:value-type="float" office:value="0.630009607563163" calcext:value-type="float">
            <text:p>0.630009607563163</text:p>
          </table:table-cell>
          <table:table-cell office:value-type="float" office:value="0.00011153423095699" calcext:value-type="float">
            <text:p>0.000111534230957</text:p>
          </table:table-cell>
          <table:table-cell/>
        </table:table-row>
        <table:table-row table:style-name="ro1">
          <table:table-cell office:value-type="string" calcext:value-type="string">
            <text:p>ASPAMINOTRANS_RXN_p2</text:p>
          </table:table-cell>
          <table:table-cell office:value-type="string" calcext:value-type="string">
            <text:p>2_KETOGLUTARATE_p2 + L_ASPARTATE_p2 &lt;=&gt; GLT_p2 + OXALACETIC_ACID_p2</text:p>
          </table:table-cell>
          <table:table-cell office:value-type="float" office:value="0.640367257285984" calcext:value-type="float">
            <text:p>0.640367257285984</text:p>
          </table:table-cell>
          <table:table-cell office:value-type="float" office:value="0.0000789833649882276" calcext:value-type="float">
            <text:p>7.89833649882276E-05</text:p>
          </table:table-cell>
          <table:table-cell/>
        </table:table-row>
        <table:table-row table:style-name="ro1">
          <table:table-cell office:value-type="string" calcext:value-type="string">
            <text:p>MALATE_DEH_RXN_m1</text:p>
          </table:table-cell>
          <table:table-cell office:value-type="string" calcext:value-type="string">
            <text:p>MAL_m1 + NAD_m1 &lt;=&gt; NADH_m1 + OXALACETIC_ACID_m1 + PROTON_m1</text:p>
          </table:table-cell>
          <table:table-cell office:value-type="float" office:value="0.689465287868017" calcext:value-type="float">
            <text:p>0.689465287868017</text:p>
          </table:table-cell>
          <table:table-cell office:value-type="float" office:value="0.0000127412541692886" calcext:value-type="float">
            <text:p>1.27412541692886E-05</text:p>
          </table:table-cell>
          <table:table-cell/>
        </table:table-row>
        <table:table-row table:style-name="ro1">
          <table:table-cell office:value-type="string" calcext:value-type="string">
            <text:p>AICARSYN_RXN_p2</text:p>
          </table:table-cell>
          <table:table-cell office:value-type="string" calcext:value-type="string">
            <text:p>P_RIBOSYL_4_SUCCCARB_AMINOIMIDAZOLE_p2 --&gt; AICAR_p2 + FUM_p2</text:p>
          </table:table-cell>
          <table:table-cell office:value-type="float" office:value="0.69290980037379" calcext:value-type="float">
            <text:p>0.69290980037379</text:p>
          </table:table-cell>
          <table:table-cell office:value-type="float" office:value="0.0000110636699479597" calcext:value-type="float">
            <text:p>1.10636699479597E-05</text:p>
          </table:table-cell>
          <table:table-cell/>
        </table:table-row>
        <table:table-row table:style-name="ro1">
          <table:table-cell office:value-type="string" calcext:value-type="string">
            <text:p>AIRS_RXN_p2</text:p>
          </table:table-cell>
          <table:table-cell office:value-type="string" calcext:value-type="string">
            <text:p>0.8 5_PHOSPHORIBOSYL_N_FORMYLGLYCINEAMIDINE_p2 + 0.9 ATP_p2 + 0.2 a5_PHOSPHORIBOSYL_N_FORMYLGLYCINEAMIDINE_p2 + 0.1 aATP_p2 --&gt; 0.54 5_PHOSPHORIBOSYL_5_AMINOIMIDAZOLE_p2 + 0.8 ADP_p2 + 0.64 PROTON_p2 + Pi_p2 + 0.46 a5_PHOSPHORIBOSYL_5_AMINOIMIDAZOLE_p2 + 0.2 aADP_p2</text:p>
          </table:table-cell>
          <table:table-cell office:value-type="float" office:value="0.696937755395626" calcext:value-type="float">
            <text:p>0.696937755395626</text:p>
          </table:table-cell>
          <table:table-cell office:value-type="float" office:value="0.00000935697329914322" calcext:value-type="float">
            <text:p>9.35697329914322E-06</text:p>
          </table:table-cell>
          <table:table-cell/>
        </table:table-row>
        <table:table-row table:style-name="ro1">
          <table:table-cell office:value-type="string" calcext:value-type="string">
            <text:p>PGLUCISOM_RXN_c1</text:p>
          </table:table-cell>
          <table:table-cell office:value-type="string" calcext:value-type="string">
            <text:p>GLC_6_P_c1 &lt;=&gt; FRUCTOSE_6P_c1</text:p>
          </table:table-cell>
          <table:table-cell office:value-type="float" office:value="0.703742123082368" calcext:value-type="float">
            <text:p>0.703742123082368</text:p>
          </table:table-cell>
          <table:table-cell office:value-type="float" office:value="0.00000700690750308742" calcext:value-type="float">
            <text:p>7.00690750308742E-06</text:p>
          </table:table-cell>
          <table:table-cell/>
        </table:table-row>
        <table:table-row table:style-name="ro1">
          <table:table-cell office:value-type="string" calcext:value-type="string">
            <text:p>PGLUCISOM_RXN_p1</text:p>
          </table:table-cell>
          <table:table-cell office:value-type="string" calcext:value-type="string">
            <text:p>GLC_6_P_p1 &lt;=&gt; FRUCTOSE_6P_p1</text:p>
          </table:table-cell>
          <table:table-cell office:value-type="float" office:value="0.703910681890526" calcext:value-type="float">
            <text:p>0.703910681890526</text:p>
          </table:table-cell>
          <table:table-cell office:value-type="float" office:value="0.00000695618064426148" calcext:value-type="float">
            <text:p>6.95618064426148E-06</text:p>
          </table:table-cell>
          <table:table-cell/>
        </table:table-row>
        <table:table-row table:style-name="ro1">
          <table:table-cell office:value-type="string" calcext:value-type="string">
            <text:p>1_PERIOD_2_PERIOD_1_PERIOD_25_RXN_m2</text:p>
          </table:table-cell>
          <table:table-cell office:value-type="string" calcext:value-type="string">
            <text:p>2_KETO_ISOVALERATE_m2 + CO_A_m2 + NAD_m2 --&gt; CARBON_DIOXIDE_m2 + ISOBUTYRYL_COA_m2 + NADH_m2</text:p>
          </table:table-cell>
          <table:table-cell office:value-type="float" office:value="0.705081428564369" calcext:value-type="float">
            <text:p>0.705081428564369</text:p>
          </table:table-cell>
          <table:table-cell office:value-type="float" office:value="0.00000661293180298963" calcext:value-type="float">
            <text:p>6.61293180298963E-06</text:p>
          </table:table-cell>
          <table:table-cell/>
        </table:table-row>
        <table:table-row table:style-name="ro1">
          <table:table-cell office:value-type="string" calcext:value-type="string">
            <text:p>MALATE_DEH_RXN_p2</text:p>
          </table:table-cell>
          <table:table-cell office:value-type="string" calcext:value-type="string">
            <text:p>MAL_p2 + NAD_p2 &lt;=&gt; NADH_p2 + OXALACETIC_ACID_p2 + PROTON_p2</text:p>
          </table:table-cell>
          <table:table-cell office:value-type="float" office:value="0.705809970333813" calcext:value-type="float">
            <text:p>0.705809970333813</text:p>
          </table:table-cell>
          <table:table-cell office:value-type="float" office:value="0.00000640715536500411" calcext:value-type="float">
            <text:p>6.40715536500411E-06</text:p>
          </table:table-cell>
          <table:table-cell/>
        </table:table-row>
        <table:table-row table:style-name="ro1">
          <table:table-cell office:value-type="string" calcext:value-type="string">
            <text:p>MALATE_DEH_RXN_c2</text:p>
          </table:table-cell>
          <table:table-cell office:value-type="string" calcext:value-type="string">
            <text:p>MAL_c2 + NAD_c2 &lt;=&gt; NADH_c2 + OXALACETIC_ACID_c2 + PROTON_c2</text:p>
          </table:table-cell>
          <table:table-cell office:value-type="float" office:value="0.709157173377263" calcext:value-type="float">
            <text:p>0.709157173377263</text:p>
          </table:table-cell>
          <table:table-cell office:value-type="float" office:value="0.00000553429627126462" calcext:value-type="float">
            <text:p>5.53429627126462E-06</text:p>
          </table:table-cell>
          <table:table-cell/>
        </table:table-row>
        <table:table-row table:style-name="ro1">
          <table:table-cell office:value-type="string" calcext:value-type="string">
            <text:p>ASPAMINOTRANS_RXN_c2</text:p>
          </table:table-cell>
          <table:table-cell office:value-type="string" calcext:value-type="string">
            <text:p>2_KETOGLUTARATE_c2 + L_ASPARTATE_c2 &lt;=&gt; GLT_c2 + OXALACETIC_ACID_c2</text:p>
          </table:table-cell>
          <table:table-cell office:value-type="float" office:value="0.70954501020236" calcext:value-type="float">
            <text:p>0.70954501020236</text:p>
          </table:table-cell>
          <table:table-cell office:value-type="float" office:value="0.00000544046777824738" calcext:value-type="float">
            <text:p>5.44046777824738E-06</text:p>
          </table:table-cell>
          <table:table-cell/>
        </table:table-row>
        <table:table-row table:style-name="ro1">
          <table:table-cell office:value-type="string" calcext:value-type="string">
            <text:p>GART_RXN_p2</text:p>
          </table:table-cell>
          <table:table-cell office:value-type="string" calcext:value-type="string">
            <text:p>10_FORMYL_THF_p2 + 0.42 5_PHOSPHO_RIBOSYL_GLYCINEAMIDE_p2 + 0.58 a5_PHOSPHO_RIBOSYL_GLYCINEAMIDE_p2 --&gt; 5_P_RIBOSYL_N_FORMYLGLYCINEAMIDE_p2 + 0.58 PROTON_p2 + THF_p2</text:p>
          </table:table-cell>
          <table:table-cell office:value-type="float" office:value="0.724283697751658" calcext:value-type="float">
            <text:p>0.724283697751658</text:p>
          </table:table-cell>
          <table:table-cell office:value-type="float" office:value="0.00000278191808813015" calcext:value-type="float">
            <text:p>2.78191808813015E-06</text:p>
          </table:table-cell>
          <table:table-cell/>
        </table:table-row>
        <table:table-row table:style-name="ro1">
          <table:table-cell office:value-type="string" calcext:value-type="string">
            <text:p>BRANCHED_CHAINAMINOTRANSFERVAL_RXN_m2</text:p>
          </table:table-cell>
          <table:table-cell office:value-type="string" calcext:value-type="string">
            <text:p>2_KETOGLUTARATE_m2 + VAL_m2 &lt;=&gt; 2_KETO_ISOVALERATE_m2 + GLT_m2</text:p>
          </table:table-cell>
          <table:table-cell office:value-type="float" office:value="0.728348643112329" calcext:value-type="float">
            <text:p>0.728348643112329</text:p>
          </table:table-cell>
          <table:table-cell office:value-type="float" office:value="0.00000229483152289694" calcext:value-type="float">
            <text:p>2.29483152289694E-06</text:p>
          </table:table-cell>
          <table:table-cell/>
        </table:table-row>
        <table:table-row table:style-name="ro1">
          <table:table-cell office:value-type="string" calcext:value-type="string">
            <text:p>GLUTAMINESYN_RXN_p1</text:p>
          </table:table-cell>
          <table:table-cell office:value-type="string" calcext:value-type="string">
            <text:p>AMMONIUM_p1 + 0.9 ATP_p1 + GLT_p1 + 0.1 aATP_p1 --&gt; 0.8 ADP_p1 + GLN_p1 + 0.9 PROTON_p1 + Pi_p1 + 0.2 aADP_p1</text:p>
          </table:table-cell>
          <table:table-cell office:value-type="float" office:value="0.754519200133762" calcext:value-type="float">
            <text:p>0.754519200133762</text:p>
          </table:table-cell>
          <table:table-cell office:value-type="float" office:value="0.000000609496426219351" calcext:value-type="float">
            <text:p>6.09496426219351E-07</text:p>
          </table:table-cell>
          <table:table-cell/>
        </table:table-row>
        <table:table-row table:style-name="ro1">
          <table:table-cell office:value-type="string" calcext:value-type="string">
            <text:p>6PGLUCONOLACT_RXN_p2</text:p>
          </table:table-cell>
          <table:table-cell office:value-type="string" calcext:value-type="string">
            <text:p>D_6_P_GLUCONO_DELTA_LACTONE_p2 + WATER_p2 --&gt; CPD_2961_p2 + PROTON_p2</text:p>
          </table:table-cell>
          <table:table-cell office:value-type="float" office:value="0.764008687546792" calcext:value-type="float">
            <text:p>0.764008687546792</text:p>
          </table:table-cell>
          <table:table-cell office:value-type="float" office:value="0.000000361737084355543" calcext:value-type="float">
            <text:p>3.61737084355543E-07</text:p>
          </table:table-cell>
          <table:table-cell/>
        </table:table-row>
        <table:table-row table:style-name="ro1">
          <table:table-cell office:value-type="string" calcext:value-type="string">
            <text:p>PHOSPHOGLUCMUT_RXN_p2</text:p>
          </table:table-cell>
          <table:table-cell office:value-type="string" calcext:value-type="string">
            <text:p>GLC_1_P_p2 &lt;=&gt; GLC_6_P_p2</text:p>
          </table:table-cell>
          <table:table-cell office:value-type="float" office:value="0.799187425253234" calcext:value-type="float">
            <text:p>0.799187425253234</text:p>
          </table:table-cell>
          <table:table-cell office:value-type="float" office:value="0.0000000414704024081836" calcext:value-type="float">
            <text:p>4.14704024081836E-08</text:p>
          </table:table-cell>
          <table:table-cell/>
        </table:table-row>
        <table:table-row table:style-name="ro1">
          <table:table-cell office:value-type="string" calcext:value-type="string">
            <text:p>ALANINE_AMINOTRANSFERASE_RXN_c2</text:p>
          </table:table-cell>
          <table:table-cell office:value-type="string" calcext:value-type="string">
            <text:p>2_KETOGLUTARATE_c2 + L_ALPHA_ALANINE_c2 &lt;=&gt; GLT_c2 + PYRUVATE_c2</text:p>
          </table:table-cell>
          <table:table-cell office:value-type="float" office:value="0.805914812106134" calcext:value-type="float">
            <text:p>0.805914812106134</text:p>
          </table:table-cell>
          <table:table-cell office:value-type="float" office:value="0.0000000261072174275687" calcext:value-type="float">
            <text:p>2.61072174275687E-08</text:p>
          </table:table-cell>
          <table:table-cell/>
        </table:table-row>
        <table:table-row table:style-name="ro1">
          <table:table-cell office:value-type="string" calcext:value-type="string">
            <text:p>ALANINE_AMINOTRANSFERASE_RXN_c1</text:p>
          </table:table-cell>
          <table:table-cell office:value-type="string" calcext:value-type="string">
            <text:p>2_KETOGLUTARATE_c1 + L_ALPHA_ALANINE_c1 &lt;=&gt; GLT_c1 + PYRUVATE_c1</text:p>
          </table:table-cell>
          <table:table-cell office:value-type="float" office:value="0.805914812106134" calcext:value-type="float">
            <text:p>0.805914812106134</text:p>
          </table:table-cell>
          <table:table-cell office:value-type="float" office:value="0.0000000261072174275683" calcext:value-type="float">
            <text:p>2.61072174275683E-08</text:p>
          </table:table-cell>
          <table:table-cell office:value-type="string" calcext:value-type="string">
            <text:p>Alanine biosynthesis</text:p>
          </table:table-cell>
        </table:table-row>
        <table:table-row table:style-name="ro1">
          <table:table-cell office:value-type="string" calcext:value-type="string">
            <text:p>PHOSPHOGLUCMUT_RXN_c1</text:p>
          </table:table-cell>
          <table:table-cell office:value-type="string" calcext:value-type="string">
            <text:p>GLC_1_P_c1 &lt;=&gt; GLC_6_P_c1</text:p>
          </table:table-cell>
          <table:table-cell office:value-type="float" office:value="0.813906348952985" calcext:value-type="float">
            <text:p>0.813906348952985</text:p>
          </table:table-cell>
          <table:table-cell office:value-type="float" office:value="0.0000000147131924361745" calcext:value-type="float">
            <text:p>1.47131924361745E-08</text:p>
          </table:table-cell>
          <table:table-cell office:value-type="string" calcext:value-type="string">
            <text:p>Sucrose biosynthesis (cPGM)</text:p>
          </table:table-cell>
        </table:table-row>
        <table:table-row table:style-name="ro1">
          <table:table-cell office:value-type="string" calcext:value-type="string">
            <text:p>PHOSPHOGLUCMUT_RXN_p1</text:p>
          </table:table-cell>
          <table:table-cell office:value-type="string" calcext:value-type="string">
            <text:p>GLC_1_P_p1 &lt;=&gt; GLC_6_P_p1</text:p>
          </table:table-cell>
          <table:table-cell office:value-type="float" office:value="0.814006001033585" calcext:value-type="float">
            <text:p>0.814006001033585</text:p>
          </table:table-cell>
          <table:table-cell office:value-type="float" office:value="0.0000000146058533094925" calcext:value-type="float">
            <text:p>1.46058533094925E-08</text:p>
          </table:table-cell>
          <table:table-cell office:value-type="string" calcext:value-type="string">
            <text:p>Starch biosynthesis (pPGM)</text:p>
          </table:table-cell>
        </table:table-row>
        <table:table-row table:style-name="ro1">
          <table:table-cell office:value-type="string" calcext:value-type="string">
            <text:p>PEPDEPHOS_RXN_p2</text:p>
          </table:table-cell>
          <table:table-cell office:value-type="string" calcext:value-type="string">
            <text:p>0.8 ADP_p2 + PHOSPHO_ENOL_PYRUVATE_p2 + 0.9 PROTON_p2 + 0.2 aADP_p2 --&gt; 0.9 ATP_p2 + PYRUVATE_p2 + 0.1 aATP_p2</text:p>
          </table:table-cell>
          <table:table-cell office:value-type="float" office:value="0.828662943075011" calcext:value-type="float">
            <text:p>0.828662943075011</text:p>
          </table:table-cell>
          <table:table-cell office:value-type="float" office:value="0.00000000473324055191736" calcext:value-type="float">
            <text:p>4.73324055191736E-09</text:p>
          </table:table-cell>
          <table:table-cell/>
        </table:table-row>
        <table:table-row table:style-name="ro1">
          <table:table-cell office:value-type="string" calcext:value-type="string">
            <text:p>PEPDEPHOS_RXN_c1</text:p>
          </table:table-cell>
          <table:table-cell office:value-type="string" calcext:value-type="string">
            <text:p>0.5 ADP_c1 + PHOSPHO_ENOL_PYRUVATE_c1 + 0.85 PROTON_c1 + 0.5 aADP_c1 --&gt; 0.65 ATP_c1 + PYRUVATE_c1 + 0.35 aATP_c1</text:p>
          </table:table-cell>
          <table:table-cell office:value-type="float" office:value="0.840281238381892" calcext:value-type="float">
            <text:p>0.840281238381892</text:p>
          </table:table-cell>
          <table:table-cell office:value-type="float" office:value="0.00000000179246401764366" calcext:value-type="float">
            <text:p>1.79246401764366E-09</text:p>
          </table:table-cell>
          <table:table-cell office:value-type="string" calcext:value-type="string">
            <text:p>Pyruvate kinase (PK)</text:p>
          </table:table-cell>
        </table:table-row>
        <table:table-row table:style-name="ro1">
          <table:table-cell office:value-type="string" calcext:value-type="string">
            <text:p>TRIOSEPISOMERIZATION_RXN_c2</text:p>
          </table:table-cell>
          <table:table-cell office:value-type="string" calcext:value-type="string">
            <text:p>GAP_c2 &lt;=&gt; DIHYDROXY_ACETONE_PHOSPHATE_c2</text:p>
          </table:table-cell>
          <table:table-cell office:value-type="float" office:value="0.875055460825826" calcext:value-type="float">
            <text:p>0.875055460825826</text:p>
          </table:table-cell>
          <table:table-cell office:value-type="float" office:value="0.0000000000574953395104221" calcext:value-type="float">
            <text:p>5.74953395104221E-11</text:p>
          </table:table-cell>
          <table:table-cell/>
        </table:table-row>
        <table:table-row table:style-name="ro1">
          <table:table-cell office:value-type="string" calcext:value-type="string">
            <text:p>ASPAMINOTRANS_RXN_c1</text:p>
          </table:table-cell>
          <table:table-cell office:value-type="string" calcext:value-type="string">
            <text:p>2_KETOGLUTARATE_c1 + L_ASPARTATE_c1 &lt;=&gt; GLT_c1 + OXALACETIC_ACID_c1</text:p>
          </table:table-cell>
          <table:table-cell office:value-type="float" office:value="0.878314790751523" calcext:value-type="float">
            <text:p>0.878314790751523</text:p>
          </table:table-cell>
          <table:table-cell office:value-type="float" office:value="0.0000000000395608416323475" calcext:value-type="float">
            <text:p>3.95608416323475E-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ALDOL_RXN_p2</text:p>
          </table:table-cell>
          <table:table-cell office:value-type="string" calcext:value-type="string">
            <text:p>D_SEDOHEPTULOSE_7_P_p2 + GAP_p2 &lt;=&gt; ERYTHROSE_4P_p2 + FRUCTOSE_6P_p2</text:p>
          </table:table-cell>
          <table:table-cell office:value-type="float" office:value="0.88021378688729" calcext:value-type="float">
            <text:p>0.88021378688729</text:p>
          </table:table-cell>
          <table:table-cell office:value-type="float" office:value="0.0000000000316605736084058" calcext:value-type="float">
            <text:p>3.16605736084058E-11</text:p>
          </table:table-cell>
          <table:table-cell/>
        </table:table-row>
        <table:table-row table:style-name="ro1">
          <table:table-cell office:value-type="string" calcext:value-type="string">
            <text:p>F16ALDOLASE_RXN_p2</text:p>
          </table:table-cell>
          <table:table-cell office:value-type="string" calcext:value-type="string">
            <text:p>FRUCTOSE_16_DIPHOSPHATE_p2 &lt;=&gt; DIHYDROXY_ACETONE_PHOSPHATE_p2 + GAP_p2</text:p>
          </table:table-cell>
          <table:table-cell office:value-type="float" office:value="0.889430995388223" calcext:value-type="float">
            <text:p>0.889430995388223</text:p>
          </table:table-cell>
          <table:table-cell office:value-type="float" office:value="0.0000000000101530748061446" calcext:value-type="float">
            <text:p>1.01530748061446E-11</text:p>
          </table:table-cell>
          <table:table-cell/>
        </table:table-row>
        <table:table-row table:style-name="ro1">
          <table:table-cell office:value-type="string" calcext:value-type="string">
            <text:p>MALIC_NADP_RXN_p2</text:p>
          </table:table-cell>
          <table:table-cell office:value-type="string" calcext:value-type="string">
            <text:p>MAL_p2 + NADP_p2 --&gt; CARBON_DIOXIDE_p2 + NADPH_p2 + PYRUVATE_p2</text:p>
          </table:table-cell>
          <table:table-cell office:value-type="float" office:value="0.889650079500499" calcext:value-type="float">
            <text:p>0.889650079500499</text:p>
          </table:table-cell>
          <table:table-cell office:value-type="float" office:value="0.00000000000987037048862569" calcext:value-type="float">
            <text:p>9.87037048862569E-12</text:p>
          </table:table-cell>
          <table:table-cell/>
        </table:table-row>
        <table:table-row table:style-name="ro1">
          <table:table-cell office:value-type="string" calcext:value-type="string">
            <text:p>GAPOXNPHOSPHN_RXN_p2</text:p>
          </table:table-cell>
          <table:table-cell office:value-type="string" calcext:value-type="string">
            <text:p>GAP_p2 + NAD_p2 + Pi_p2 &lt;=&gt; DPG_p2 + NADH_p2 + PROTON_p2</text:p>
          </table:table-cell>
          <table:table-cell office:value-type="float" office:value="0.922521260752153" calcext:value-type="float">
            <text:p>0.922521260752153</text:p>
          </table:table-cell>
          <table:table-cell office:value-type="float" office:value="0.00000000000006141071433881" calcext:value-type="float">
            <text:p>6.141071433881E-14</text:p>
          </table:table-cell>
          <table:table-cell/>
        </table:table-row>
        <table:table-row table:style-name="ro1">
          <table:table-cell office:value-type="string" calcext:value-type="string">
            <text:p>GAPOXNPHOSPHN_RXN_c1</text:p>
          </table:table-cell>
          <table:table-cell office:value-type="string" calcext:value-type="string">
            <text:p>GAP_c1 + NAD_c1 + 0.7 Pi_c1 + 0.3 aPi_c1 &lt;=&gt; DPG_c1 + NADH_c1 + 1.3 PROTON_c1</text:p>
          </table:table-cell>
          <table:table-cell office:value-type="float" office:value="0.922521260752154" calcext:value-type="float">
            <text:p>0.922521260752154</text:p>
          </table:table-cell>
          <table:table-cell office:value-type="float" office:value="0.0000000000000614107143388086" calcext:value-type="float">
            <text:p>6.14107143388086E-14</text:p>
          </table:table-cell>
          <table:table-cell office:value-type="string" calcext:value-type="string">
            <text:p>Glyceraldehyde 3-phosphate dehydrogenase (GAP-DH)</text:p>
          </table:table-cell>
        </table:table-row>
        <table:table-row table:style-name="ro1">
          <table:table-cell office:value-type="string" calcext:value-type="string">
            <text:p>GLYOHMETRANS_RXN_m2</text:p>
          </table:table-cell>
          <table:table-cell office:value-type="string" calcext:value-type="string">
            <text:p>SER_m2 + THF_m2 &lt;=&gt; GLY_m2 + METHYLENE_THF_m2 + WATER_m2</text:p>
          </table:table-cell>
          <table:table-cell office:value-type="float" office:value="0.927137569706654" calcext:value-type="float">
            <text:p>0.927137569706654</text:p>
          </table:table-cell>
          <table:table-cell office:value-type="float" office:value="0.0000000000000252157050466924" calcext:value-type="float">
            <text:p>2.52157050466924E-14</text:p>
          </table:table-cell>
          <table:table-cell/>
        </table:table-row>
        <table:table-row table:style-name="ro1">
          <table:table-cell office:value-type="string" calcext:value-type="string">
            <text:p>GLYOHMETRANS_RXN_m1</text:p>
          </table:table-cell>
          <table:table-cell office:value-type="string" calcext:value-type="string">
            <text:p>SER_m1 + THF_m1 &lt;=&gt; GLY_m1 + METHYLENE_THF_m1 + WATER_m1</text:p>
          </table:table-cell>
          <table:table-cell office:value-type="float" office:value="0.927138272916476" calcext:value-type="float">
            <text:p>0.927138272916476</text:p>
          </table:table-cell>
          <table:table-cell office:value-type="float" office:value="0.0000000000000252121751001532" calcext:value-type="float">
            <text:p>2.52121751001532E-14</text:p>
          </table:table-cell>
          <table:table-cell office:value-type="string" calcext:value-type="string">
            <text:p>Serine methylhydroxyl transferase (SHMT)</text:p>
          </table:table-cell>
        </table:table-row>
        <table:table-row table:style-name="ro1">
          <table:table-cell office:value-type="string" calcext:value-type="string">
            <text:p>METHYLCROTONYL_COA_CARBOXYLASE_RXN_m2</text:p>
          </table:table-cell>
          <table:table-cell office:value-type="string" calcext:value-type="string">
            <text:p>3_METHYL_CROTONYL_COA_m2 + 0.9 ATP_m2 + HCO3_m2 + 0.1 aATP_m2 --&gt; 0.8 ADP_m2 + 0.9 PROTON_m2 + Pi_m2 + TRANS_3_METHYL_GLUTACONYL_COA_m2 + 0.2 aA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CROTONYL_COA_CARBOXYLASE_RXN_m1</text:p>
          </table:table-cell>
          <table:table-cell office:value-type="string" calcext:value-type="string">
            <text:p>3_METHYL_CROTONYL_COA_m1 + 0.9 ATP_m1 + HCO3_m1 + 0.1 aATP_m1 --&gt; 0.8 ADP_m1 + 0.9 PROTON_m1 + Pi_m1 + TRANS_3_METHYL_GLUTACONYL_COA_m1 + 0.2 aAD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mc1</text:p>
          </table:table-cell>
          <table:table-cell office:value-type="string" calcext:value-type="string">
            <text:p>PROTON_c1 --&gt;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mc2</text:p>
          </table:table-cell>
          <table:table-cell office:value-type="string" calcext:value-type="string">
            <text:p>PROTON_c2 --&gt;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Processing_c1</text:p>
          </table:table-cell>
          <table:table-cell office:value-type="string" calcext:value-type="string">
            <text:p>0.1989 ATP_c1 + 0.306 WATER_c1 + 0.1071 aATP_c1 --&gt; 0.153 ADP_c1 + 0.1683 PROTON_c1 + 0.2142 Pi_c1 + Protein_processing_cost_c1 + 0.153 aADP_c1 + 0.0918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Processing_c2</text:p>
          </table:table-cell>
          <table:table-cell office:value-type="string" calcext:value-type="string">
            <text:p>0.1989 ATP_c2 + 0.306 WATER_c2 + 0.1071 aATP_c2 --&gt; 0.153 ADP_c2 + 0.1683 PROTON_c2 + 0.2142 Pi_c2 + Protein_processing_cost_c2 + 0.153 aADP_c2 + 0.0918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biomass2</text:p>
          </table:table-cell>
          <table:table-cell office:value-type="string" calcext:value-type="string">
            <text:p>Mg_b2 &lt;-- MGI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biomass1</text:p>
          </table:table-cell>
          <table:table-cell office:value-type="string" calcext:value-type="string">
            <text:p>Mg_b1 &lt;-- MGI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P_pc1</text:p>
          </table:table-cell>
          <table:table-cell office:value-type="string" calcext:value-type="string">
            <text:p>AMP_p1 &lt;=&gt; A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958_NAD_m2</text:p>
          </table:table-cell>
          <table:table-cell office:value-type="string" calcext:value-type="string">
            <text:p>CO_A_m2 + MALONATE_S_ALD_m2 + NAD_m2 --&gt; ACETYL_COA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4_m1</text:p>
          </table:table-cell>
          <table:table-cell office:value-type="string" calcext:value-type="string">
            <text:p>OXYGEN_MOLECULE_m1 + 4.0 PROTON_m1 + 4.0 Reduced_Ferroproteins_m1 --&gt; 4.0 Oxidized_Ferroproteins_m1 + 2.0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4_m2</text:p>
          </table:table-cell>
          <table:table-cell office:value-type="string" calcext:value-type="string">
            <text:p>OXYGEN_MOLECULE_m2 + 4.0 PROTON_m2 + 4.0 Reduced_Ferroproteins_m2 --&gt; 4.0 Oxidized_Ferroproteins_m2 + 2.0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YR_biomass2</text:p>
          </table:table-cell>
          <table:table-cell office:value-type="string" calcext:value-type="string">
            <text:p>2.0 PROTON_c2 + TYR_tRNAs_c2 + pTYR_b2 &lt;-- Charged_TY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YR_biomass1</text:p>
          </table:table-cell>
          <table:table-cell office:value-type="string" calcext:value-type="string">
            <text:p>2.0 PROTON_c1 + TYR_tRNAs_c1 + pTYR_b1 &lt;-- Charged_TY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DA_Fd_Ascorbate_p2</text:p>
          </table:table-cell>
          <table:table-cell office:value-type="string" calcext:value-type="string">
            <text:p>CPD_318_p2 + PROTON_p2 + Reduced_ferredoxins_p2 --&gt; ASCORBATE_p2 +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DA_Fd_Ascorbate_p1</text:p>
          </table:table-cell>
          <table:table-cell office:value-type="string" calcext:value-type="string">
            <text:p>CPD_318_p1 + PROTON_p1 + Reduced_ferredoxins_p1 --&gt; ASCORBATE_p1 +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23_RXN_p2</text:p>
          </table:table-cell>
          <table:table-cell office:value-type="string" calcext:value-type="string">
            <text:p>2_Lysophosphatidylcholines_r2 + Long_Chain_Acyl_CoAs_p2 &lt;=&gt; CO_A_p2 + PHOSPHATIDYL_CHOLINE_r2 + 4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23_RXN_p1</text:p>
          </table:table-cell>
          <table:table-cell office:value-type="string" calcext:value-type="string">
            <text:p>2_Lysophosphatidylcholines_r1 + Long_Chain_Acyl_CoAs_p1 &lt;=&gt; CO_A_p1 + PHOSPHATIDYL_CHOLINE_r1 + 4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902_m1</text:p>
          </table:table-cell>
          <table:table-cell office:value-type="string" calcext:value-type="string">
            <text:p>4_AMINO_BUTYRATE_m1 + PYRUVATE_m1 --&gt; L_ALPHA_ALANINE_m1 + SUCC_S_AL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902_m2</text:p>
          </table:table-cell>
          <table:table-cell office:value-type="string" calcext:value-type="string">
            <text:p>4_AMINO_BUTYRATE_m2 + PYRUVATE_m2 --&gt; L_ALPHA_ALANINE_m2 + SUCC_S_AL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_biomass2</text:p>
          </table:table-cell>
          <table:table-cell office:value-type="string" calcext:value-type="string">
            <text:p>2.0 PROTON_c2 + THR_tRNAs_c2 + pTHR_b2 &lt;-- Charged_TH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_biomass1</text:p>
          </table:table-cell>
          <table:table-cell office:value-type="string" calcext:value-type="string">
            <text:p>2.0 PROTON_c1 + THR_tRNAs_c1 + pTHR_b1 &lt;-- Charged_TH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AGHYD_RXN_c1</text:p>
          </table:table-cell>
          <table:table-cell office:value-type="string" calcext:value-type="string">
            <text:p>ASN_c1 + WATER_c1 --&gt; AMMONIUM_c1 +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AGHYD_RXN_c2</text:p>
          </table:table-cell>
          <table:table-cell office:value-type="string" calcext:value-type="string">
            <text:p>ASN_c2 + WATER_c2 --&gt; AMMONIUM_c2 +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SUC_mc1</text:p>
          </table:table-cell>
          <table:table-cell office:value-type="string" calcext:value-type="string">
            <text:p>2_KETOGLUTARATE_m1 + SUC_c1 &lt;=&gt; 2_KETOGLUTARATE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ORNITHINE_mc2</text:p>
          </table:table-cell>
          <table:table-cell office:value-type="string" calcext:value-type="string">
            <text:p>HIS_m2 + L_ORNITHINE_c2 &lt;=&gt; HIS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ORNITHINE_mc1</text:p>
          </table:table-cell>
          <table:table-cell office:value-type="string" calcext:value-type="string">
            <text:p>HIS_m1 + L_ORNITHINE_c1 &lt;=&gt; HIS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832_m1</text:p>
          </table:table-cell>
          <table:table-cell office:value-type="string" calcext:value-type="string">
            <text:p>0.9 ATP_m1 + CMP_m1 + 0.31 PROTON_m1 + 0.1 aATP_m1 --&gt; 0.8 ADP_m1 + 0.79 CDP_m1 + 0.2 aADP_m1 + 0.21 aCD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832_m2</text:p>
          </table:table-cell>
          <table:table-cell office:value-type="string" calcext:value-type="string">
            <text:p>0.9 ATP_m2 + CMP_m2 + 0.31 PROTON_m2 + 0.1 aATP_m2 --&gt; 0.8 ADP_m2 + 0.79 CDP_m2 + 0.2 aADP_m2 + 0.21 aC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OHMETRANS_RXN_c1</text:p>
          </table:table-cell>
          <table:table-cell office:value-type="string" calcext:value-type="string">
            <text:p>SER_c1 + THF_c1 &lt;=&gt; GLY_c1 + METHYLENE_THF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OHMETRANS_RXN_c2</text:p>
          </table:table-cell>
          <table:table-cell office:value-type="string" calcext:value-type="string">
            <text:p>SER_c2 + THF_c2 &lt;=&gt; GLY_c2 + METHYLENE_THF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INE_TRNA_LIGASE_RXN_c2</text:p>
          </table:table-cell>
          <table:table-cell office:value-type="string" calcext:value-type="string">
            <text:p>0.65 ATP_c2 + GLN_c2 + GLN_tRNAs_c2 + PROTON_c2 + 0.35 aATP_c2 --&gt; AMP_c2 + Charged_GLN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INE_TRNA_LIGASE_RXN_c1</text:p>
          </table:table-cell>
          <table:table-cell office:value-type="string" calcext:value-type="string">
            <text:p>0.65 ATP_c1 + GLN_c1 + GLN_tRNAs_c1 + PROTON_c1 + 0.35 aATP_c1 --&gt; AMP_c1 + Charged_GLN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c2</text:p>
          </table:table-cell>
          <table:table-cell office:value-type="string" calcext:value-type="string">
            <text:p>LYS_p2 &lt;=&gt; L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c1</text:p>
          </table:table-cell>
          <table:table-cell office:value-type="string" calcext:value-type="string">
            <text:p>LYS_p1 &lt;=&gt; L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THFLIG_RXN_p1</text:p>
          </table:table-cell>
          <table:table-cell office:value-type="string" calcext:value-type="string">
            <text:p>0.9 ATP_p1 + FORMATE_p1 + 0.4 PROTON_p1 + THF_p1 + 0.1 aATP_p1 --&gt; 10_FORMYL_THF_p1 + 0.8 ADP_p1 + 0.7 Pi_c1 + 0.2 aADP_p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THFLIG_RXN_p2</text:p>
          </table:table-cell>
          <table:table-cell office:value-type="string" calcext:value-type="string">
            <text:p>0.9 ATP_p2 + FORMATE_p2 + 0.4 PROTON_p2 + THF_p2 + 0.1 aATP_p2 --&gt; 10_FORMYL_THF_p2 + 0.8 ADP_p2 + 0.7 Pi_c2 + 0.2 aADP_p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ton_tx1</text:p>
          </table:table-cell>
          <table:table-cell office:value-type="string" calcext:value-type="string">
            <text:p><text:s/>&lt;=&gt; Photon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ARYLACETOACETASE_RXN_c2</text:p>
          </table:table-cell>
          <table:table-cell office:value-type="string" calcext:value-type="string">
            <text:p>4_FUMARYL_ACETOACETATE_c2 + WATER_c2 --&gt; ACETOACETATE_c2 + FUM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ARYLACETOACETASE_RXN_c1</text:p>
          </table:table-cell>
          <table:table-cell office:value-type="string" calcext:value-type="string">
            <text:p>4_FUMARYL_ACETOACETATE_c1 + WATER_c1 --&gt; ACETOACETATE_c1 + FUM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ton_tx2</text:p>
          </table:table-cell>
          <table:table-cell office:value-type="string" calcext:value-type="string">
            <text:p><text:s/>--&gt; Photon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rch_biomass1</text:p>
          </table:table-cell>
          <table:table-cell office:value-type="string" calcext:value-type="string">
            <text:p>Starch_b1 &lt;-- STARC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rch_biomass2</text:p>
          </table:table-cell>
          <table:table-cell office:value-type="string" calcext:value-type="string">
            <text:p>Starch_b2 &lt;-- STARC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ROTON_vc1</text:p>
          </table:table-cell>
          <table:table-cell office:value-type="string" calcext:value-type="string">
            <text:p>PROTON_v1 + TRP_c1 --&gt; PROTON_c1 + TRP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958_NAD_m1</text:p>
          </table:table-cell>
          <table:table-cell office:value-type="string" calcext:value-type="string">
            <text:p>CO_A_m1 + MALONATE_S_ALD_m1 + NAD_m1 --&gt; ACETYL_COA_m1 +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ROTON_vc2</text:p>
          </table:table-cell>
          <table:table-cell office:value-type="string" calcext:value-type="string">
            <text:p>PROTON_v2 + TRP_c2 --&gt; PROTON_c2 + TRP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AMINOADIPATE_AMINOTRANSFERASE_RXN_c1</text:p>
          </table:table-cell>
          <table:table-cell office:value-type="string" calcext:value-type="string">
            <text:p>2_KETOGLUTARATE_c1 + CPD_468_c1 --&gt; 2K_ADIPATE_c1 +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AMINOADIPATE_AMINOTRANSFERASE_RXN_c2</text:p>
          </table:table-cell>
          <table:table-cell office:value-type="string" calcext:value-type="string">
            <text:p>2_KETOGLUTARATE_c2 + CPD_468_c2 --&gt; 2K_ADIPATE_c2 +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tx1</text:p>
          </table:table-cell>
          <table:table-cell office:value-type="string" calcext:value-type="string">
            <text:p><text:s/>&lt;=&gt; OXYGEN_MOLECUL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tx2</text:p>
          </table:table-cell>
          <table:table-cell office:value-type="string" calcext:value-type="string">
            <text:p><text:s/>&lt;=&gt; OXYGEN_MOLECUL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P_pc2</text:p>
          </table:table-cell>
          <table:table-cell office:value-type="string" calcext:value-type="string">
            <text:p>AMP_p2 &lt;=&gt; A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P_pc2</text:p>
          </table:table-cell>
          <table:table-cell office:value-type="string" calcext:value-type="string">
            <text:p>DUMP_p2 &lt;=&gt; DU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DEHYD_RXN_p2</text:p>
          </table:table-cell>
          <table:table-cell office:value-type="string" calcext:value-type="string">
            <text:p>THR_p2 --&gt; 2_OXOBUTANOATE_p2 + AMMONIUM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DEHYD_RXN_p1</text:p>
          </table:table-cell>
          <table:table-cell office:value-type="string" calcext:value-type="string">
            <text:p>THR_p1 --&gt; 2_OXOBUTANOATE_p1 + AMMONIUM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ISOBUTYRYL_COA_HYDROLASE_RXN_m2</text:p>
          </table:table-cell>
          <table:table-cell office:value-type="string" calcext:value-type="string">
            <text:p>CPD_12173_m2 + WATER_m2 --&gt; CO_A_m2 + CPD_12175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ISOBUTYRYL_COA_HYDROLASE_RXN_m1</text:p>
          </table:table-cell>
          <table:table-cell office:value-type="string" calcext:value-type="string">
            <text:p>CPD_12173_m1 + WATER_m1 --&gt; CO_A_m1 + CPD_12175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pc1</text:p>
          </table:table-cell>
          <table:table-cell office:value-type="string" calcext:value-type="string">
            <text:p>PROTON_p1 &lt;=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pc2</text:p>
          </table:table-cell>
          <table:table-cell office:value-type="string" calcext:value-type="string">
            <text:p>PROTON_p2 &lt;=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3_p1</text:p>
          </table:table-cell>
          <table:table-cell office:value-type="string" calcext:value-type="string">
            <text:p>3_oxo_stearoyl_ACPs_p1 + NADPH_p1 + PROTON_p1 --&gt; NADP_p1 + R_3_hydroxystear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G_biomass1</text:p>
          </table:table-cell>
          <table:table-cell office:value-type="string" calcext:value-type="string">
            <text:p>ARG_tRNAs_c1 + 2.0 PROTON_c1 + pARG_b1 &lt;-- Charged_ARG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G_biomass2</text:p>
          </table:table-cell>
          <table:table-cell office:value-type="string" calcext:value-type="string">
            <text:p>ARG_tRNAs_c2 + 2.0 PROTON_c2 + pARG_b2 &lt;-- Charged_ARG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3_p2</text:p>
          </table:table-cell>
          <table:table-cell office:value-type="string" calcext:value-type="string">
            <text:p>3_oxo_stearoyl_ACPs_p2 + NADPH_p2 + PROTON_p2 --&gt; NADP_p2 + R_3_hydroxystear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ULIC_ACID_pc1</text:p>
          </table:table-cell>
          <table:table-cell office:value-type="string" calcext:value-type="string">
            <text:p>FERULIC_ACID_p1 &lt;=&gt; FERUL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ROTON_vc2</text:p>
          </table:table-cell>
          <table:table-cell office:value-type="string" calcext:value-type="string">
            <text:p>LYS_c2 + PROTON_v2 --&gt; LYS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ROTON_vc1</text:p>
          </table:table-cell>
          <table:table-cell office:value-type="string" calcext:value-type="string">
            <text:p>LYS_c1 + PROTON_v1 --&gt; LYS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ROTON_rev_vc1</text:p>
          </table:table-cell>
          <table:table-cell office:value-type="string" calcext:value-type="string">
            <text:p>LEU_v1 + PROTON_v1 --&gt; LEU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XYMETVALDEHYDRAT_RXN_p1</text:p>
          </table:table-cell>
          <table:table-cell office:value-type="string" calcext:value-type="string">
            <text:p>1_KETO_2_METHYLVALERATE_p1 --&gt; 2_KETO_3_METHYL_VALER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A_biomass2</text:p>
          </table:table-cell>
          <table:table-cell office:value-type="string" calcext:value-type="string">
            <text:p>sALA_b2 &lt;-- L_ALPHA_ALAN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A_biomass1</text:p>
          </table:table-cell>
          <table:table-cell office:value-type="string" calcext:value-type="string">
            <text:p>sALA_b1 &lt;-- L_ALPHA_ALAN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VANILLONE_SYNTHASE_c1</text:p>
          </table:table-cell>
          <table:table-cell office:value-type="string" calcext:value-type="string">
            <text:p>FERULOYL_COA_c1 + NAD_c1 + 2.0 WATER_c1 --&gt; 0.83 ACETOVANILLONE_c1 + CARBON_DIOXIDE_c1 + CO_A_c1 + NADH_c1 + 1.17 PROTON_c1 + 0.17 aACETOVANILL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841_v1</text:p>
          </table:table-cell>
          <table:table-cell office:value-type="string" calcext:value-type="string">
            <text:p>FRUCTAN_v1 + WATER_v1 --&gt; FRU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ROTON_rev_vc1</text:p>
          </table:table-cell>
          <table:table-cell office:value-type="string" calcext:value-type="string">
            <text:p>PROTON_v1 + VAL_v1 --&gt; PROTON_c1 +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c1</text:p>
          </table:table-cell>
          <table:table-cell office:value-type="string" calcext:value-type="string">
            <text:p>GLY_p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c2</text:p>
          </table:table-cell>
          <table:table-cell office:value-type="string" calcext:value-type="string">
            <text:p>GLY_p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5130_p2</text:p>
          </table:table-cell>
          <table:table-cell office:value-type="string" calcext:value-type="string">
            <text:p>L_CYSTATHIONINE_p2 + WATER_p2 --&gt; 2_OXOBUTANOATE_p2 + AMMONIUM_p2 + CY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5130_p1</text:p>
          </table:table-cell>
          <table:table-cell office:value-type="string" calcext:value-type="string">
            <text:p>L_CYSTATHIONINE_p1 + WATER_p1 --&gt; 2_OXOBUTANOATE_p1 + AMMONIUM_p1 + CY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SYN_RXN_x1</text:p>
          </table:table-cell>
          <table:table-cell office:value-type="string" calcext:value-type="string">
            <text:p>ACETYL_COA_x1 + OXALACETIC_ACID_x1 + WATER_x1 --&gt; CIT_x1 + CO_A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383_x2</text:p>
          </table:table-cell>
          <table:table-cell office:value-type="string" calcext:value-type="string">
            <text:p>3_HYDROXY_PROPIONYL_COA_x2 &lt;=&gt; ACRYLYL_COA_x2 + 4.0 PROTON_x2 + WATE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383_x1</text:p>
          </table:table-cell>
          <table:table-cell office:value-type="string" calcext:value-type="string">
            <text:p>3_HYDROXY_PROPIONYL_COA_x1 &lt;=&gt; ACRYLYL_COA_x1 + 4.0 PROTON_x1 + WATER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c2</text:p>
          </table:table-cell>
          <table:table-cell office:value-type="string" calcext:value-type="string">
            <text:p>0.93 ARG_p2 + 0.07 PROTON_p2 + 0.07 bARG_p2 &lt;=&gt; ARG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c1</text:p>
          </table:table-cell>
          <table:table-cell office:value-type="string" calcext:value-type="string">
            <text:p>0.93 ARG_p1 + 0.07 PROTON_p1 + 0.07 bARG_p1 &lt;=&gt; ARG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mc1</text:p>
          </table:table-cell>
          <table:table-cell office:value-type="string" calcext:value-type="string">
            <text:p>CARBON_DIOXIDE_m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NITATEHYDR_RXN_c2</text:p>
          </table:table-cell>
          <table:table-cell office:value-type="string" calcext:value-type="string">
            <text:p>CIS_ACONITATE_c2 + WATER_c2 &lt;=&gt;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_DS_ISO_CITRATE_xc2</text:p>
          </table:table-cell>
          <table:table-cell office:value-type="string" calcext:value-type="string">
            <text:p>THREO_DS_ISO_CITRATE_x2 &lt;=&gt;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_DS_ISO_CITRATE_xc1</text:p>
          </table:table-cell>
          <table:table-cell office:value-type="string" calcext:value-type="string">
            <text:p>THREO_DS_ISO_CITRATE_x1 &lt;=&gt; THREO_DS_ISO_C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PCARBOXYKIN_RXN_c1</text:p>
          </table:table-cell>
          <table:table-cell office:value-type="string" calcext:value-type="string">
            <text:p>0.65 ATP_c1 + OXALACETIC_ACID_c1 + 0.15 PROTON_c1 + 0.35 aATP_c1 --&gt; 0.5 ADP_c1 + CARBON_DIOXIDE_c1 + PHOSPHO_ENOL_PYRUVATE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PCARBOXYKIN_RXN_c2</text:p>
          </table:table-cell>
          <table:table-cell office:value-type="string" calcext:value-type="string">
            <text:p>0.65 ATP_c2 + OXALACETIC_ACID_c2 + 0.15 PROTON_c2 + 0.35 aATP_c2 --&gt; 0.5 ADP_c2 + CARBON_DIOXIDE_c2 + PHOSPHO_ENOL_PYRUVATE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104_c1</text:p>
          </table:table-cell>
          <table:table-cell office:value-type="string" calcext:value-type="string">
            <text:p>UDP_D_XYLOSE_c1 --&gt; 0.5 PROTON_c1 + 0.5 UDP_c1 + XYLAN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xc1</text:p>
          </table:table-cell>
          <table:table-cell office:value-type="string" calcext:value-type="string">
            <text:p>OXYGEN_MOLECULE_x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DEHYDROG_RXN_c1</text:p>
          </table:table-cell>
          <table:table-cell office:value-type="string" calcext:value-type="string">
            <text:p>CPD_2961_c1 + NADP_c1 --&gt; CARBON_DIOXIDE_c1 + NADPH_c1 + RIBULOSE_5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DEH_RXN_p2</text:p>
          </table:table-cell>
          <table:table-cell office:value-type="string" calcext:value-type="string">
            <text:p>CO_A_p2 + NAD_p2 + PYRUVATE_p2 --&gt; ACETYL_COA_p2 + CARBON_DIOXIDE_p2 + NAD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DEH_RXN_p1</text:p>
          </table:table-cell>
          <table:table-cell office:value-type="string" calcext:value-type="string">
            <text:p>CO_A_p1 + NAD_p1 + PYRUVATE_p1 --&gt; ACETYL_COA_p1 + CARBON_DIOXIDE_p1 + NAD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ACONITATE_mc1</text:p>
          </table:table-cell>
          <table:table-cell office:value-type="string" calcext:value-type="string">
            <text:p>2_KETOGLUTARATE_m1 + CIS_ACONITATE_c1 + PROTON_c1 &lt;=&gt; 2_KETOGLUTARATE_c1 + CIS_ACONITATE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PGUANYLTRANGDP_RXN_c2</text:p>
          </table:table-cell>
          <table:table-cell office:value-type="string" calcext:value-type="string">
            <text:p>GDP_MANNOSE_c2 + 0.7 Pi_c2 + 0.3 aPi_c2 --&gt; 0.5 GDP_c2 + MANNOSE_1P_c2 + 0.8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PGUANYLTRANGDP_RXN_c1</text:p>
          </table:table-cell>
          <table:table-cell office:value-type="string" calcext:value-type="string">
            <text:p>GDP_MANNOSE_c1 + 0.7 Pi_c1 + 0.3 aPi_c1 --&gt; 0.5 GDP_c1 + MANNOSE_1P_c1 + 0.8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ACONITATE_mc2</text:p>
          </table:table-cell>
          <table:table-cell office:value-type="string" calcext:value-type="string">
            <text:p>2_KETOGLUTARATE_m2 + CIS_ACONITATE_c2 + PROTON_c2 &lt;=&gt; 2_KETOGLUTARATE_c2 + CIS_ACONITATE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P_Pi_pc1</text:p>
          </table:table-cell>
          <table:table-cell office:value-type="string" calcext:value-type="string">
            <text:p>GAP_p1 + 0.7 Pi_c1 + 0.3 aPi_c1 &lt;=&gt; GA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P_Pi_pc2</text:p>
          </table:table-cell>
          <table:table-cell office:value-type="string" calcext:value-type="string">
            <text:p>GAP_p2 + 0.7 Pi_c2 + 0.3 aPi_c2 &lt;=&gt; GA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HR_biomass1</text:p>
          </table:table-cell>
          <table:table-cell office:value-type="string" calcext:value-type="string">
            <text:p>THR_c1 --&gt; sTHR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HR_biomass2</text:p>
          </table:table-cell>
          <table:table-cell office:value-type="string" calcext:value-type="string">
            <text:p>THR_c2 --&gt; sTHR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0_PERIOD_2_PERIOD_2_RXN_mc1</text:p>
          </table:table-cell>
          <table:table-cell office:value-type="string" calcext:value-type="string">
            <text:p>2.0 Cytochromes_C_Oxidized_mc1 + 2.0 PROTON_m1 + UBIQUINOL_mc1 --&gt; 2.0 Cytochromes_C_Reduced_mc1 + 4.0 PROTON_c1 + UBIQUINONE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HRANSYN_RXN_p2</text:p>
          </table:table-cell>
          <table:table-cell office:value-type="string" calcext:value-type="string">
            <text:p>CHORISMATE_p2 + GLN_p2 &lt;=&gt; ANTHRANILATE_p2 + GLT_p2 + PROTON_p2 + 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PREDUCT_RXN_p2</text:p>
          </table:table-cell>
          <table:table-cell office:value-type="string" calcext:value-type="string">
            <text:p>0.8 ADP_p2 + 0.01 PROTON_p2 + Red_Thioredoxin_p2 + 0.2 aADP_p2 --&gt; 0.79 DADP_p2 + Ox_Thioredoxin_p2 + WATER_p2 + 0.21 aD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PREDUCT_RXN_p1</text:p>
          </table:table-cell>
          <table:table-cell office:value-type="string" calcext:value-type="string">
            <text:p>0.8 ADP_p1 + 0.01 PROTON_p1 + Red_Thioredoxin_p1 + 0.2 aADP_p1 --&gt; 0.79 DADP_p1 + Ox_Thioredoxin_p1 + WATER_p1 + 0.21 aD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CORBATE_PEROXIDASE_RXN_m2</text:p>
          </table:table-cell>
          <table:table-cell office:value-type="string" calcext:value-type="string">
            <text:p>ASCORBATE_m2 + HYDROGEN_PEROXIDE_m2 --&gt; L_DEHYDRO_ASCORBATE_m2 + 2.0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ROTON_rev_vc2</text:p>
          </table:table-cell>
          <table:table-cell office:value-type="string" calcext:value-type="string">
            <text:p>PROTON_v2 + TYR_v2 --&gt; PROTON_c2 + TY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ROTON_rev_vc1</text:p>
          </table:table-cell>
          <table:table-cell office:value-type="string" calcext:value-type="string">
            <text:p>PROTON_v1 + TYR_v1 --&gt; PROTON_c1 + TY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U_biomass2</text:p>
          </table:table-cell>
          <table:table-cell office:value-type="string" calcext:value-type="string">
            <text:p>GLT_tRNAs_c2 + 2.0 PROTON_c2 + pGLU_b2 &lt;-- Charged_GLT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U_biomass1</text:p>
          </table:table-cell>
          <table:table-cell office:value-type="string" calcext:value-type="string">
            <text:p>GLT_tRNAs_c1 + 2.0 PROTON_c1 + pGLU_b1 &lt;-- Charged_GLT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YL_COA_CARBOXYLTRANSFER_RXN_p1</text:p>
          </table:table-cell>
          <table:table-cell office:value-type="string" calcext:value-type="string">
            <text:p>ACETYL_COA_p1 + 0.9 ATP_p1 + HCO3_p1 + 0.1 aATP_p1 --&gt; 0.8 ADP_p1 + MALONYL_COA_p1 + 0.9 PROTON_p1 + Pi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YL_COA_CARBOXYLTRANSFER_RXN_p2</text:p>
          </table:table-cell>
          <table:table-cell office:value-type="string" calcext:value-type="string">
            <text:p>ACETYL_COA_p2 + 0.9 ATP_p2 + HCO3_p2 + 0.1 aATP_p2 --&gt; 0.8 ADP_p2 + MALONYL_COA_p2 + 0.9 PROTON_p2 + Pi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_FORMYL_THF_pc1</text:p>
          </table:table-cell>
          <table:table-cell office:value-type="string" calcext:value-type="string">
            <text:p>10_FORMYL_THF_p1 &lt;=&gt; 10_FORMYL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PP_biosynthesis_p1</text:p>
          </table:table-cell>
          <table:table-cell office:value-type="string" calcext:value-type="string">
            <text:p>0.79 CPD_4211_p1 + 2.37 DELTA3_ISOPENTENYL_PP_p1 + 0.21 aCPD_4211_p1 + 0.63 aDELTA3_ISOPENTENYL_PP_p1 --&gt; 0.79 GERANYLGERANYL_PP_p1 + 1.65 PPI_p1 + 1.98 PROTON_p1 + 0.21 aGERANYLGERANYL_PP_p1 + 1.3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PP_biosynthesis_p2</text:p>
          </table:table-cell>
          <table:table-cell office:value-type="string" calcext:value-type="string">
            <text:p>0.79 CPD_4211_p2 + 2.37 DELTA3_ISOPENTENYL_PP_p2 + 0.21 aCPD_4211_p2 + 0.63 aDELTA3_ISOPENTENYL_PP_p2 --&gt; 0.79 GERANYLGERANYL_PP_p2 + 1.65 PPI_p2 + 1.98 PROTON_p2 + 0.21 aGERANYLGERANYL_PP_p2 + 1.3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_FORMYL_THF_pc2</text:p>
          </table:table-cell>
          <table:table-cell office:value-type="string" calcext:value-type="string">
            <text:p>10_FORMYL_THF_p2 &lt;=&gt; 10_FORMYL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P_pc2</text:p>
          </table:table-cell>
          <table:table-cell office:value-type="string" calcext:value-type="string">
            <text:p>0.8 ADP_p2 + 0.5 PROTON_c2 + 0.2 aADP_p2 &lt;=&gt; 0.5 ADP_c2 + 0.2 PROTON_p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P_pc1</text:p>
          </table:table-cell>
          <table:table-cell office:value-type="string" calcext:value-type="string">
            <text:p>0.8 ADP_p1 + 0.5 PROTON_c1 + 0.2 aADP_p1 &lt;=&gt; 0.5 ADP_c1 + 0.2 PROTON_p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VAL_biomass2</text:p>
          </table:table-cell>
          <table:table-cell office:value-type="string" calcext:value-type="string">
            <text:p>2.0 PROTON_c2 + VAL_tRNAs_c2 + pVAL_b2 &lt;-- Charged_VAL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VAL_biomass1</text:p>
          </table:table-cell>
          <table:table-cell office:value-type="string" calcext:value-type="string">
            <text:p>2.0 PROTON_c1 + VAL_tRNAs_c1 + pVAL_b1 &lt;-- Charged_VAL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ochondrial_ATP_Synthase_m1</text:p>
          </table:table-cell>
          <table:table-cell office:value-type="string" calcext:value-type="string">
            <text:p>2.4 ADP_m1 + 10.0 PROTON_i1 + 3.0 Pi_m1 + 0.6 aADP_m1 --&gt; 2.7 ATP_m1 + 7.3 PROTON_m1 + 3.0 WATER_m1 + 0.3 aA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ochondrial_ATP_Synthase_m2</text:p>
          </table:table-cell>
          <table:table-cell office:value-type="string" calcext:value-type="string">
            <text:p>2.4 ADP_m2 + 10.0 PROTON_i2 + 3.0 Pi_m2 + 0.6 aADP_m2 --&gt; 2.7 ATP_m2 + 7.3 PROTON_m2 + 3.0 WATER_m2 + 0.3 aA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PG_biosynthesis_c2</text:p>
          </table:table-cell>
          <table:table-cell office:value-type="string" calcext:value-type="string">
            <text:p>0.97 L_1_PHOSPHATIDYL_GLYCEROL_P_p2 + WATER_c2 + 0.03 aL_1_PHOSPHATIDYL_GLYCEROL_P_p2 --&gt; Fatty_Acids_c2 + Lysophosphatidylglycerols_r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PG_biosynthesis_c1</text:p>
          </table:table-cell>
          <table:table-cell office:value-type="string" calcext:value-type="string">
            <text:p>0.97 L_1_PHOSPHATIDYL_GLYCEROL_P_p1 + WATER_c1 + 0.03 aL_1_PHOSPHATIDYL_GLYCEROL_P_p1 --&gt; Fatty_Acids_c1 + Lysophosphatidylglycerols_r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ONYL_COA_ACP_TRANSACYL_RXN_p2</text:p>
          </table:table-cell>
          <table:table-cell office:value-type="string" calcext:value-type="string">
            <text:p>ACP_p2 + MALONYL_COA_p2 --&gt; CO_A_p2 + MALONYL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ONYL_COA_ACP_TRANSACYL_RXN_p1</text:p>
          </table:table-cell>
          <table:table-cell office:value-type="string" calcext:value-type="string">
            <text:p>ACP_p1 + MALONYL_COA_p1 --&gt; CO_A_p1 + MALONYL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F_mc1</text:p>
          </table:table-cell>
          <table:table-cell office:value-type="string" calcext:value-type="string">
            <text:p>THF_m1 &lt;=&gt;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DECARBOXYLASE_RXN_x1</text:p>
          </table:table-cell>
          <table:table-cell office:value-type="string" calcext:value-type="string">
            <text:p>GLUTACONYL_COA_x1 + PROTON_x1 --&gt; CARBON_DIOXIDE_x1 + CROTONYL_COA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DECARBOXYLASE_RXN_x2</text:p>
          </table:table-cell>
          <table:table-cell office:value-type="string" calcext:value-type="string">
            <text:p>GLUTACONYL_COA_x2 + PROTON_x2 --&gt; CARBON_DIOXIDE_x2 + CROTONYL_COA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F_mc2</text:p>
          </table:table-cell>
          <table:table-cell office:value-type="string" calcext:value-type="string">
            <text:p>THF_m2 &lt;=&gt;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ENOSYLHOMOCYSTEINASE_RXN_c1</text:p>
          </table:table-cell>
          <table:table-cell office:value-type="string" calcext:value-type="string">
            <text:p>ADENOSYL_HOMO_CYS_c1 + WATER_c1 --&gt; ADENOSINE_c1 + HOMO_C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_pc1</text:p>
          </table:table-cell>
          <table:table-cell office:value-type="string" calcext:value-type="string">
            <text:p>FORMATE_p1 &lt;=&gt; FOR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_pc2</text:p>
          </table:table-cell>
          <table:table-cell office:value-type="string" calcext:value-type="string">
            <text:p>FORMATE_p2 &lt;=&gt; FOR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c2</text:p>
          </table:table-cell>
          <table:table-cell office:value-type="string" calcext:value-type="string">
            <text:p>CARBON_DIOXIDE_c2 + WATER_c2 &lt;=&gt; HCO3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URONOKINASE_RXN_c1</text:p>
          </table:table-cell>
          <table:table-cell office:value-type="string" calcext:value-type="string">
            <text:p>0.65 ATP_c1 + GLUCURONATE_c1 + 0.35 aATP_c1 --&gt; 0.5 ADP_c1 + CPD_510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URONOKINASE_RXN_c2</text:p>
          </table:table-cell>
          <table:table-cell office:value-type="string" calcext:value-type="string">
            <text:p>0.65 ATP_c2 + GLUCURONATE_c2 + 0.35 aATP_c2 --&gt; 0.5 ADP_c2 + CPD_510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DPKIN_RXN_p1</text:p>
          </table:table-cell>
          <table:table-cell office:value-type="string" calcext:value-type="string">
            <text:p>0.9 ATP_p1 + 0.81 DUDP_p1 + 0.1 PROTON_p1 + 0.1 aATP_p1 + 0.19 aDUDP_p1 --&gt; 0.8 ADP_p1 + 0.81 DUTP_p1 + 0.2 aADP_p1 + 0.19 aDU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DPKIN_RXN_p2</text:p>
          </table:table-cell>
          <table:table-cell office:value-type="string" calcext:value-type="string">
            <text:p>0.9 ATP_p2 + 0.81 DUDP_p2 + 0.1 PROTON_p2 + 0.1 aATP_p2 + 0.19 aDUDP_p2 --&gt; 0.8 ADP_p2 + 0.81 DUTP_p2 + 0.2 aADP_p2 + 0.19 aDU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ROTON_rev_vc2</text:p>
          </table:table-cell>
          <table:table-cell office:value-type="string" calcext:value-type="string">
            <text:p>PROTON_v2 + THR_v2 --&gt; PROTON_c2 + TH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ROTON_rev_vc1</text:p>
          </table:table-cell>
          <table:table-cell office:value-type="string" calcext:value-type="string">
            <text:p>PROTON_v1 + THR_v1 --&gt; PROTON_c1 + TH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LPHA_ALANINE_PROTON_vc1</text:p>
          </table:table-cell>
          <table:table-cell office:value-type="string" calcext:value-type="string">
            <text:p>L_ALPHA_ALANINE_c1 + PROTON_v1 --&gt; L_ALPHA_ALANIN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ISOCITRATE_mc2</text:p>
          </table:table-cell>
          <table:table-cell office:value-type="string" calcext:value-type="string">
            <text:p>PROTON_c2 + SUC_m2 + THREO_DS_ISO_CITRATE_c2 &lt;=&gt; PROTON_m2 + SUC_c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ISOCITRATE_mc1</text:p>
          </table:table-cell>
          <table:table-cell office:value-type="string" calcext:value-type="string">
            <text:p>PROTON_c1 + SUC_m1 + THREO_DS_ISO_CITRATE_c1 &lt;=&gt; PROTON_m1 + SUC_c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ec1</text:p>
          </table:table-cell>
          <table:table-cell office:value-type="string" calcext:value-type="string">
            <text:p>WATER_e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mi1</text:p>
          </table:table-cell>
          <table:table-cell office:value-type="string" calcext:value-type="string">
            <text:p>NADH_m1 + PROTON_m1 + UBIQUINONE_mi1 --&gt; NAD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mi2</text:p>
          </table:table-cell>
          <table:table-cell office:value-type="string" calcext:value-type="string">
            <text:p>NADH_m2 + PROTON_m2 + UBIQUINONE_mi2 --&gt; NAD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DEH_RXN_x1</text:p>
          </table:table-cell>
          <table:table-cell office:value-type="string" calcext:value-type="string">
            <text:p>NADP_x1 + THREO_DS_ISO_CITRATE_x1 &lt;=&gt; 2_KETOGLUTARATE_x1 + CARBON_DIOXIDE_x1 + NADPH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DEH_RXN_x2</text:p>
          </table:table-cell>
          <table:table-cell office:value-type="string" calcext:value-type="string">
            <text:p>NADP_x2 + THREO_DS_ISO_CITRATE_x2 &lt;=&gt; 2_KETOGLUTARATE_x2 + CARBON_DIOXIDE_x2 + NADPH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ec1</text:p>
          </table:table-cell>
          <table:table-cell office:value-type="string" calcext:value-type="string">
            <text:p>AMMONIUM_e1 --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ec2</text:p>
          </table:table-cell>
          <table:table-cell office:value-type="string" calcext:value-type="string">
            <text:p>AMMONIUM_e2 --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ETO_4METHYL_PENTANOATE_DEHYDROG_RXN_m1</text:p>
          </table:table-cell>
          <table:table-cell office:value-type="string" calcext:value-type="string">
            <text:p>2K_4CH3_PENTANOATE_m1 + CO_A_m1 + NAD_m1 --&gt; CARBON_DIOXIDE_m1 + ISOVALE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ETO_4METHYL_PENTANOATE_DEHYDROG_RXN_m2</text:p>
          </table:table-cell>
          <table:table-cell office:value-type="string" calcext:value-type="string">
            <text:p>2K_4CH3_PENTANOATE_m2 + CO_A_m2 + NAD_m2 --&gt; CARBON_DIOXIDE_m2 + ISOVALERYL_COA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CYSMETB12_RXN_c1</text:p>
          </table:table-cell>
          <table:table-cell office:value-type="string" calcext:value-type="string">
            <text:p>5_METHYL_THF_c1 + HOMO_CYS_c1 --&gt; MET_c1 +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KETO_ADIPATE_DEHYDROG_RXN_m1</text:p>
          </table:table-cell>
          <table:table-cell office:value-type="string" calcext:value-type="string">
            <text:p>2K_ADIPATE_m1 + CO_A_m1 + NAD_m1 --&gt; CARBON_DIOXIDE_m1 + GLUTA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9_RXN_c2</text:p>
          </table:table-cell>
          <table:table-cell office:value-type="string" calcext:value-type="string">
            <text:p>GAP_c2 + NADP_c2 + WATER_c2 --&gt; G3P_c2 + NADP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9_RXN_c1</text:p>
          </table:table-cell>
          <table:table-cell office:value-type="string" calcext:value-type="string">
            <text:p>GAP_c1 + NADP_c1 + WATER_c1 --&gt; G3P_c1 + NADPH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OKIN_RXN_p1</text:p>
          </table:table-cell>
          <table:table-cell office:value-type="string" calcext:value-type="string">
            <text:p>0.9 ATP_p1 + GLC_p1 + 0.1 aATP_p1 --&gt; 0.8 ADP_p1 + GLC_6_P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CINE_TRNA_LIGASE_RXN_c1</text:p>
          </table:table-cell>
          <table:table-cell office:value-type="string" calcext:value-type="string">
            <text:p>0.65 ATP_c1 + LEU_c1 + LEU_tRNAs_c1 + PROTON_c1 + 0.35 aATP_c1 --&gt; AMP_c1 + Charged_LEU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CINE_TRNA_LIGASE_RXN_c2</text:p>
          </table:table-cell>
          <table:table-cell office:value-type="string" calcext:value-type="string">
            <text:p>0.65 ATP_c2 + LEU_c2 + LEU_tRNAs_c2 + PROTON_c2 + 0.35 aATP_c2 --&gt; AMP_c2 + Charged_LEU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OKIN_RXN_p2</text:p>
          </table:table-cell>
          <table:table-cell office:value-type="string" calcext:value-type="string">
            <text:p>0.9 ATP_p2 + GLC_p2 + 0.1 aATP_p2 --&gt; 0.8 ADP_p2 + GLC_6_P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3_p2</text:p>
          </table:table-cell>
          <table:table-cell office:value-type="string" calcext:value-type="string">
            <text:p>2.0 CPD_318_p2 --&gt; ASCORBATE_p2 + L_DEHYDRO_ASCORB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3_p1</text:p>
          </table:table-cell>
          <table:table-cell office:value-type="string" calcext:value-type="string">
            <text:p>2.0 CPD_318_p1 --&gt; ASCORBATE_p1 + L_DEHYDRO_ASCORB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9_p1</text:p>
          </table:table-cell>
          <table:table-cell office:value-type="string" calcext:value-type="string">
            <text:p>Palmitoyl_ACPs_p1 + WATER_p1 --&gt; ACP_p1 + PALMIT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9_p2</text:p>
          </table:table-cell>
          <table:table-cell office:value-type="string" calcext:value-type="string">
            <text:p>Palmitoyl_ACPs_p2 + WATER_p2 --&gt; ACP_p2 + PALMIT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INE_TRNA_LIGASE_RXN_c1</text:p>
          </table:table-cell>
          <table:table-cell office:value-type="string" calcext:value-type="string">
            <text:p>0.65 ATP_c1 + GLY_c1 + GLY_tRNAs_c1 + PROTON_c1 + 0.35 aATP_c1 --&gt; AMP_c1 + Charged_GLY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TRANSKETO_RXN_p1</text:p>
          </table:table-cell>
          <table:table-cell office:value-type="string" calcext:value-type="string">
            <text:p>ERYTHROSE_4P_p1 + XYLULOSE_5_PHOSPHATE_p1 &lt;=&gt; FRUCTOSE_6P_p1 + GA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9_p1</text:p>
          </table:table-cell>
          <table:table-cell office:value-type="string" calcext:value-type="string">
            <text:p>2_Octenoyl_ACPs_p1 + NADH_p1 + PROTON_p1 --&gt; NAD_p1 + Oct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9_p2</text:p>
          </table:table-cell>
          <table:table-cell office:value-type="string" calcext:value-type="string">
            <text:p>2_Octenoyl_ACPs_p2 + NADH_p2 + PROTON_p2 --&gt; NAD_p2 + Oct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ROTON_vc2</text:p>
          </table:table-cell>
          <table:table-cell office:value-type="string" calcext:value-type="string">
            <text:p>HIS_c2 + PROTON_v2 --&gt; bHI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ROTON_vc1</text:p>
          </table:table-cell>
          <table:table-cell office:value-type="string" calcext:value-type="string">
            <text:p>HIS_c1 + PROTON_v1 --&gt; bHIS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pc2</text:p>
          </table:table-cell>
          <table:table-cell office:value-type="string" calcext:value-type="string">
            <text:p>ACET_p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pc1</text:p>
          </table:table-cell>
          <table:table-cell office:value-type="string" calcext:value-type="string">
            <text:p>ACET_p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FUM_biomass2</text:p>
          </table:table-cell>
          <table:table-cell office:value-type="string" calcext:value-type="string">
            <text:p>sFUM_b2 &lt;-- F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FUM_biomass1</text:p>
          </table:table-cell>
          <table:table-cell office:value-type="string" calcext:value-type="string">
            <text:p>sFUM_b1 &lt;-- F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49_p2</text:p>
          </table:table-cell>
          <table:table-cell office:value-type="string" calcext:value-type="string">
            <text:p>3_oxo_arachidoyl_ACPs_p2 + NADPH_p2 + PROTON_p2 --&gt; NADP_p2 + R_3_hydroxyarachid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OXYPYRUVATE_REDUCTASE_RXN_NAD_x2</text:p>
          </table:table-cell>
          <table:table-cell office:value-type="string" calcext:value-type="string">
            <text:p>NADH_x2 + OH_PYR_x2 + PROTON_x2 --&gt; GLYCERATE_x2 + NAD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LYS_mc1</text:p>
          </table:table-cell>
          <table:table-cell office:value-type="string" calcext:value-type="string">
            <text:p>ARG_m1 + LYS_c1 &lt;=&gt; ARG_c1 + LYS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CIT_mc1</text:p>
          </table:table-cell>
          <table:table-cell office:value-type="string" calcext:value-type="string">
            <text:p>2_KETOGLUTARATE_m1 + CIT_c1 + PROTON_c1 &lt;=&gt; 2_KETOGLUTARATE_c1 + CIT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LPHA_ALANINE_v_dielTransfer</text:p>
          </table:table-cell>
          <table:table-cell office:value-type="string" calcext:value-type="string">
            <text:p>L_ALPHA_ALANINE_v1 --&gt; L_ALPHA_ALANIN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pc1</text:p>
          </table:table-cell>
          <table:table-cell office:value-type="string" calcext:value-type="string">
            <text:p>PALMITATE_p1 &lt;=&gt; PALMI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pc2</text:p>
          </table:table-cell>
          <table:table-cell office:value-type="string" calcext:value-type="string">
            <text:p>PALMITATE_p2 &lt;=&gt; PALMI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loem_output_tx2</text:p>
          </table:table-cell>
          <table:table-cell office:value-type="string" calcext:value-type="string">
            <text:p>0.0022970297 4_AMINO_BUTYRATE_c2 + 0.0004186704 ARG_c2 + 0.0015049505 ASN_c2 + 0.0004186704 CYS_c2 + 0.0792079208 FRU_c2 + 0.0693069307 GLC_c2 + 0.0240792079 GLN_c2 + 0.0124356436 GLT_c2 + 0.0007128713 GLY_c2 + 0.0004186704 HIS_c2 + 0.0017425743 ILE_c2 + 0.0020594059 LEU_c2 + 0.0022178218 LYS_c2 + 0.0038811881 L_ALPHA_ALANINE_c2 + 0.006019802 L_ASPARTATE_c2 + 0.0004186704 MET_c2 + 0.0057029703 PHE_c2 + 0.9603960396 PROTON_e2 + 0.0004186704 PRO_c2 + 0.003960396 SER_c2 + 0.0068910891 THR_c2 + 0.0004186704 TRP_c2 + 0.0004186704 TYR_c2 + 0.0027722772 VAL_c2 + 0.7326732673 sSUCROSE_b2 --&gt; 0.9603960396 PROTON_c2 + X_Phloem_contribution_t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loem_output_tx1</text:p>
          </table:table-cell>
          <table:table-cell office:value-type="string" calcext:value-type="string">
            <text:p>0.0022970297 4_AMINO_BUTYRATE_c1 + 0.0004186704 ARG_c1 + 0.0015049505 ASN_c1 + 0.0004186704 CYS_c1 + 0.0792079208 FRU_c1 + 0.0693069307 GLC_c1 + 0.0240792079 GLN_c1 + 0.0124356436 GLT_c1 + 0.0007128713 GLY_c1 + 0.0004186704 HIS_c1 + 0.0017425743 ILE_c1 + 0.0020594059 LEU_c1 + 0.0022178218 LYS_c1 + 0.0038811881 L_ALPHA_ALANINE_c1 + 0.006019802 L_ASPARTATE_c1 + 0.0004186704 MET_c1 + 0.0057029703 PHE_c1 + 0.9603960396 PROTON_e1 + 0.0004186704 PRO_c1 + 0.003960396 SER_c1 + 0.0068910891 THR_c1 + 0.0004186704 TRP_c1 + 0.0004186704 TYR_c1 + 0.0027722772 VAL_c1 + 0.7326732673 sSUCROSE_b1 --&gt; 0.9603960396 PROTON_c1 + X_Phloem_contribution_t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1_p1</text:p>
          </table:table-cell>
          <table:table-cell office:value-type="string" calcext:value-type="string">
            <text:p>MALONYL_COA_p1 + Octanoyl_ACPs_p1 + PROTON_p1 --&gt; 3_oxo_dec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mc2</text:p>
          </table:table-cell>
          <table:table-cell office:value-type="string" calcext:value-type="string">
            <text:p>OXYGEN_MOLECULE_m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GLYPHOS_RXN_p1</text:p>
          </table:table-cell>
          <table:table-cell office:value-type="string" calcext:value-type="string">
            <text:p>0.9 ATP_p1 + G3P_p1 + 0.1 PROTON_p1 + 0.1 aATP_p1 &lt;=&gt; 0.8 ADP_p1 + DPG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GLYPHOS_RXN_p2</text:p>
          </table:table-cell>
          <table:table-cell office:value-type="string" calcext:value-type="string">
            <text:p>0.9 ATP_p2 + G3P_p2 + 0.1 PROTON_p2 + 0.1 aATP_p2 &lt;=&gt; 0.8 ADP_p2 + DPG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1_p1</text:p>
          </table:table-cell>
          <table:table-cell office:value-type="string" calcext:value-type="string">
            <text:p>2.0 ASCORBATE_p1 + HYDROGEN_PEROXIDE_p1 --&gt; 2.0 CPD_318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TPDECARB_RXN_p1</text:p>
          </table:table-cell>
          <table:table-cell office:value-type="string" calcext:value-type="string">
            <text:p>OROTIDINE_5_PHOSPHATE_p1 + PROTON_p1 --&gt; CARBON_DIOXIDE_p1 + UM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AGINE_TRNA_LIGASE_RXN_c2</text:p>
          </table:table-cell>
          <table:table-cell office:value-type="string" calcext:value-type="string">
            <text:p>ASN_c2 + ASN_tRNAs_c2 + 0.65 ATP_c2 + PROTON_c2 + 0.35 aATP_c2 --&gt; AMP_c2 + Charged_ASN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AGINE_TRNA_LIGASE_RXN_c1</text:p>
          </table:table-cell>
          <table:table-cell office:value-type="string" calcext:value-type="string">
            <text:p>ASN_c1 + ASN_tRNAs_c1 + 0.65 ATP_c1 + PROTON_c1 + 0.35 aATP_c1 --&gt; AMP_c1 + Charged_ASN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edoxin_Plastoquinone_Reductase_p2</text:p>
          </table:table-cell>
          <table:table-cell office:value-type="string" calcext:value-type="string">
            <text:p>PLASTOQUINONE_p2 + 2.0 PROTON_p2 + 2.0 Reduced_ferredoxins_p2 --&gt; 2.0 Oxidized_ferredoxins_p2 + PLASTOQUINOL_1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0_p2</text:p>
          </table:table-cell>
          <table:table-cell office:value-type="string" calcext:value-type="string">
            <text:p>3_oxo_palmitoyl_ACPs_p2 + NADPH_p2 + PROTON_p2 --&gt; NADP_p2 + R_3_Hydroxypalmi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0_p1</text:p>
          </table:table-cell>
          <table:table-cell office:value-type="string" calcext:value-type="string">
            <text:p>3_oxo_palmitoyl_ACPs_p1 + NADPH_p1 + PROTON_p1 --&gt; NADP_p1 + R_3_Hydroxypalmi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edoxin_Plastoquinone_Reductase_p1</text:p>
          </table:table-cell>
          <table:table-cell office:value-type="string" calcext:value-type="string">
            <text:p>PLASTOQUINONE_p1 + 2.0 PROTON_p1 + 2.0 Reduced_ferredoxins_p1 --&gt; 2.0 Oxidized_ferredoxins_p1 + PLASTOQUINOL_1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04_p1</text:p>
          </table:table-cell>
          <table:table-cell office:value-type="string" calcext:value-type="string">
            <text:p>FERULIC_ACID_p1 + WATER_p1 --&gt; ACET_p1 + 0.61 PROTON_p1 + 0.39 VANILLIN_p1 + 0.61 aVANILLI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mc2</text:p>
          </table:table-cell>
          <table:table-cell office:value-type="string" calcext:value-type="string">
            <text:p>CIT_c2 + MAL_m2 + PROTON_c2 &lt;=&gt; CIT_m2 + MAL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PICRED_RXN_NADP_p2</text:p>
          </table:table-cell>
          <table:table-cell office:value-type="string" calcext:value-type="string">
            <text:p>2_3_DIHYDRODIPICOLINATE_p2 + NADPH_p2 + PROTON_p2 --&gt; DELTA1_PIPERIDEINE_2_6_DICARBOXYL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PICRED_RXN_NADP_p1</text:p>
          </table:table-cell>
          <table:table-cell office:value-type="string" calcext:value-type="string">
            <text:p>2_3_DIHYDRODIPICOLINATE_p1 + NADPH_p1 + PROTON_p1 --&gt; DELTA1_PIPERIDEINE_2_6_DICARBOXYLATE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v_dielTransfer</text:p>
          </table:table-cell>
          <table:table-cell office:value-type="string" calcext:value-type="string">
            <text:p>PRO_v1 --&gt; PRO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ROTON_vc2</text:p>
          </table:table-cell>
          <table:table-cell office:value-type="string" calcext:value-type="string">
            <text:p>ARG_c2 + PROTON_v2 --&gt; ARG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SO4_mc2</text:p>
          </table:table-cell>
          <table:table-cell office:value-type="string" calcext:value-type="string">
            <text:p>SUC_m2 + SULFATE_c2 &lt;=&gt; SUC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SO4_mc1</text:p>
          </table:table-cell>
          <table:table-cell office:value-type="string" calcext:value-type="string">
            <text:p>SUC_m1 + SULFATE_c1 &lt;=&gt; SUC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0_p2</text:p>
          </table:table-cell>
          <table:table-cell office:value-type="string" calcext:value-type="string">
            <text:p>Hexanoyl_ACPs_p2 + MALONYL_COA_p2 + PROTON_p2 --&gt; 3_Oxo_oct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0_p1</text:p>
          </table:table-cell>
          <table:table-cell office:value-type="string" calcext:value-type="string">
            <text:p>Hexanoyl_ACPs_p1 + MALONYL_COA_p1 + PROTON_p1 --&gt; 3_Oxo_oct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dienoyl_ACP_hydrolase_p1</text:p>
          </table:table-cell>
          <table:table-cell office:value-type="string" calcext:value-type="string">
            <text:p>Octadecadienoyl_ACP_p1 + WATER_p1 --&gt; ACP_p1 + Octadecadieno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dienoyl_ACP_hydrolase_p2</text:p>
          </table:table-cell>
          <table:table-cell office:value-type="string" calcext:value-type="string">
            <text:p>Octadecadienoyl_ACP_p2 + WATER_p2 --&gt; ACP_p2 + Octadecadieno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ORNITHINE_mc2</text:p>
          </table:table-cell>
          <table:table-cell office:value-type="string" calcext:value-type="string">
            <text:p>ARG_m2 + L_ORNITHINE_c2 &lt;=&gt; ARG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ORNITHINE_mc1</text:p>
          </table:table-cell>
          <table:table-cell office:value-type="string" calcext:value-type="string">
            <text:p>ARG_m1 + L_ORNITHINE_c1 &lt;=&gt; ARG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INE_GLYOXYLATE_AMINOTRANSFERASE_RXN_x2</text:p>
          </table:table-cell>
          <table:table-cell office:value-type="string" calcext:value-type="string">
            <text:p>GLYOX_x2 + SER_x2 --&gt; GLY_x2 + OH_PY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mi1</text:p>
          </table:table-cell>
          <table:table-cell office:value-type="string" calcext:value-type="string">
            <text:p>NADPH_m1 + PROTON_m1 + UBIQUINONE_mi1 --&gt; NADP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OXYGENASE_RXN_c1</text:p>
          </table:table-cell>
          <table:table-cell office:value-type="string" calcext:value-type="string">
            <text:p>MYO_INOSITOL_c1 + OXYGEN_MOLECULE_c1 --&gt; GLUCURONATE_c1 + PROTON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ate_xc1</text:p>
          </table:table-cell>
          <table:table-cell office:value-type="string" calcext:value-type="string">
            <text:p>GLYCERATE_x1 &lt;=&gt; GLYCE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ate_xc2</text:p>
          </table:table-cell>
          <table:table-cell office:value-type="string" calcext:value-type="string">
            <text:p>GLYCERATE_x2 &lt;=&gt; GLYCE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3_p2</text:p>
          </table:table-cell>
          <table:table-cell office:value-type="string" calcext:value-type="string">
            <text:p>Dodecanoyl_ACPs_p2 + MALONYL_COA_p2 + PROTON_p2 --&gt; 3_oxo_myrist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3_p1</text:p>
          </table:table-cell>
          <table:table-cell office:value-type="string" calcext:value-type="string">
            <text:p>Dodecanoyl_ACPs_p1 + MALONYL_COA_p1 + PROTON_p1 --&gt; 3_oxo_myrist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mc1</text:p>
          </table:table-cell>
          <table:table-cell office:value-type="string" calcext:value-type="string">
            <text:p>LEU_m1 &lt;=&gt; LE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mc2</text:p>
          </table:table-cell>
          <table:table-cell office:value-type="string" calcext:value-type="string">
            <text:p>LEU_m2 &lt;=&gt; LE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7_p2</text:p>
          </table:table-cell>
          <table:table-cell office:value-type="string" calcext:value-type="string">
            <text:p>Crotonyl_ACPs_p2 + NADH_p2 + PROTON_p2 --&gt; But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7_p1</text:p>
          </table:table-cell>
          <table:table-cell office:value-type="string" calcext:value-type="string">
            <text:p>Crotonyl_ACPs_p1 + NADH_p1 + PROTON_p1 --&gt; But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xc1</text:p>
          </table:table-cell>
          <table:table-cell office:value-type="string" calcext:value-type="string">
            <text:p>GLT_x1 &lt;=&gt;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xc2</text:p>
          </table:table-cell>
          <table:table-cell office:value-type="string" calcext:value-type="string">
            <text:p>GLT_x2 &lt;=&gt;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4_p2</text:p>
          </table:table-cell>
          <table:table-cell office:value-type="string" calcext:value-type="string">
            <text:p>MALONYL_COA_p2 + Myristoyl_ACPs_p2 + PROTON_p2 --&gt; 3_oxo_palmit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4_p1</text:p>
          </table:table-cell>
          <table:table-cell office:value-type="string" calcext:value-type="string">
            <text:p>MALONYL_COA_p1 + Myristoyl_ACPs_p1 + PROTON_p1 --&gt; 3_oxo_palmit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xc1</text:p>
          </table:table-cell>
          <table:table-cell office:value-type="string" calcext:value-type="string">
            <text:p>PALMITATE_x1 &lt;=&gt; PALMI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ty_Acids_pc1</text:p>
          </table:table-cell>
          <table:table-cell office:value-type="string" calcext:value-type="string">
            <text:p>Fatty_Acids_p1 &lt;=&gt; Fatty_Acid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ty_Acids_pc2</text:p>
          </table:table-cell>
          <table:table-cell office:value-type="string" calcext:value-type="string">
            <text:p>Fatty_Acids_p2 &lt;=&gt; Fatty_Acid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002_p1</text:p>
          </table:table-cell>
          <table:table-cell office:value-type="string" calcext:value-type="string">
            <text:p>0.9 ATP_p1 + 0.29 PROTON_p1 + UMP_p1 + 0.1 aATP_p1 --&gt; 0.8 ADP_p1 + 0.81 UDP_p1 + 0.2 aADP_p1 + 0.19 a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5_p1</text:p>
          </table:table-cell>
          <table:table-cell office:value-type="string" calcext:value-type="string">
            <text:p>Beta_hydroxydecanoyl_ACPs_p1 --&gt; Trans_D2_dec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5_p2</text:p>
          </table:table-cell>
          <table:table-cell office:value-type="string" calcext:value-type="string">
            <text:p>Beta_hydroxydecanoyl_ACPs_p2 --&gt; Trans_D2_dec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pc1</text:p>
          </table:table-cell>
          <table:table-cell office:value-type="string" calcext:value-type="string">
            <text:p>SULFATE_p1 &lt;=&gt; SULF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pc2</text:p>
          </table:table-cell>
          <table:table-cell office:value-type="string" calcext:value-type="string">
            <text:p>SULFATE_p2 &lt;=&gt; SULF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8_p1</text:p>
          </table:table-cell>
          <table:table-cell office:value-type="string" calcext:value-type="string">
            <text:p>3_oxo_decanoyl_ACPs_p1 + NADPH_p1 + PROTON_p1 --&gt; Beta_hydroxydecano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8_p2</text:p>
          </table:table-cell>
          <table:table-cell office:value-type="string" calcext:value-type="string">
            <text:p>3_oxo_decanoyl_ACPs_p2 + NADPH_p2 + PROTON_p2 --&gt; Beta_hydroxydecano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c1</text:p>
          </table:table-cell>
          <table:table-cell office:value-type="string" calcext:value-type="string">
            <text:p>THR_p1 &lt;=&gt; TH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c2</text:p>
          </table:table-cell>
          <table:table-cell office:value-type="string" calcext:value-type="string">
            <text:p>THR_p2 &lt;=&gt; TH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biomass1</text:p>
          </table:table-cell>
          <table:table-cell office:value-type="string" calcext:value-type="string">
            <text:p>Cellulose_b1 &lt;-- CELLUL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ACYLYLCOA_HYDROXY_RXN_m2</text:p>
          </table:table-cell>
          <table:table-cell office:value-type="string" calcext:value-type="string">
            <text:p>METHACRYL_COA_m2 + WATER_m2 --&gt; CPD_12173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ACYLYLCOA_HYDROXY_RXN_m1</text:p>
          </table:table-cell>
          <table:table-cell office:value-type="string" calcext:value-type="string">
            <text:p>METHACRYL_COA_m1 + WATER_m1 --&gt; CPD_12173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biomass2</text:p>
          </table:table-cell>
          <table:table-cell office:value-type="string" calcext:value-type="string">
            <text:p>Cellulose_b2 &lt;-- CELLUL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xc1</text:p>
          </table:table-cell>
          <table:table-cell office:value-type="string" calcext:value-type="string">
            <text:p>GLY_x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ACETO_ACETYL_COA_mc1</text:p>
          </table:table-cell>
          <table:table-cell office:value-type="string" calcext:value-type="string">
            <text:p>2_METHYL_ACETO_ACETYL_COA_m1 &lt;=&gt; 2_METHYL_ACETO_ACET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ACETO_ACETYL_COA_mc2</text:p>
          </table:table-cell>
          <table:table-cell office:value-type="string" calcext:value-type="string">
            <text:p>2_METHYL_ACETO_ACETYL_COA_m2 &lt;=&gt; 2_METHYL_ACETO_ACET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xc2</text:p>
          </table:table-cell>
          <table:table-cell office:value-type="string" calcext:value-type="string">
            <text:p>GLY_x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TP_PYROP_RXN_p1</text:p>
          </table:table-cell>
          <table:table-cell office:value-type="string" calcext:value-type="string">
            <text:p>0.81 DUTP_p1 + WATER_p1 + 0.19 aDUTP_p1 --&gt; DUMP_p1 + 0.55 PPI_p1 + 1.64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TP_PYROP_RXN_p2</text:p>
          </table:table-cell>
          <table:table-cell office:value-type="string" calcext:value-type="string">
            <text:p>0.81 DUTP_p2 + WATER_p2 + 0.19 aDUTP_p2 --&gt; DUMP_p2 + 0.55 PPI_p2 + 1.64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tx2</text:p>
          </table:table-cell>
          <table:table-cell office:value-type="string" calcext:value-type="string">
            <text:p><text:s/>&lt;-- CARBON_DIOXID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YL_COA_ACETYLTRANSFER_RXN_x2</text:p>
          </table:table-cell>
          <table:table-cell office:value-type="string" calcext:value-type="string">
            <text:p>ACETOACETYL_COA_x2 + CO_A_x2 --&gt; 2.0 ACETYL_COA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tx1</text:p>
          </table:table-cell>
          <table:table-cell office:value-type="string" calcext:value-type="string">
            <text:p><text:s/>--&gt; CARBON_DIOXID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ptoPyruvateSulfurtransferase_m2</text:p>
          </table:table-cell>
          <table:table-cell office:value-type="string" calcext:value-type="string">
            <text:p>3_MERCAPTO_PYRUVATE_m2 + GLUTATHIONE_m2 + 0.02 PROTON_m2 --&gt; 0.92 CPD_11281_m2 + PYRUVATE_m2 + 0.05 aCPD_11281_m2 + 0.03 bCPD_11281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ptoPyruvateSulfurtransferase_m1</text:p>
          </table:table-cell>
          <table:table-cell office:value-type="string" calcext:value-type="string">
            <text:p>3_MERCAPTO_PYRUVATE_m1 + GLUTATHIONE_m1 + 0.02 PROTON_m1 --&gt; 0.92 CPD_11281_m1 + PYRUVATE_m1 + 0.05 aCPD_11281_m1 + 0.03 bCPD_11281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P_DEAMINASE_RXN_c1</text:p>
          </table:table-cell>
          <table:table-cell office:value-type="string" calcext:value-type="string">
            <text:p>AMP_c1 + 0.7 PROTON_c1 + WATER_c1 --&gt; AMMONIUM_c1 + 0.3 IMP_c1 + 0.7 aI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VANILLONE_SYNTHASE_c2</text:p>
          </table:table-cell>
          <table:table-cell office:value-type="string" calcext:value-type="string">
            <text:p>FERULOYL_COA_c2 + NAD_c2 + 2.0 WATER_c2 --&gt; 0.83 ACETOVANILLONE_c2 + CARBON_DIOXIDE_c2 + CO_A_c2 + NADH_c2 + 1.17 PROTON_c2 + 0.17 aACETOVANILL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c1</text:p>
          </table:table-cell>
          <table:table-cell office:value-type="string" calcext:value-type="string">
            <text:p>CARBON_DIOXIDE_c1 + WATER_c1 &lt;=&gt; HCO3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SERDEAM_RXN_c2</text:p>
          </table:table-cell>
          <table:table-cell office:value-type="string" calcext:value-type="string">
            <text:p>SER_c2 --&gt; AMMONIUM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OXYMETHYLGLUTARYL_COA_LYASE_RXN_m1</text:p>
          </table:table-cell>
          <table:table-cell office:value-type="string" calcext:value-type="string">
            <text:p>3_HYDROXY_3_METHYL_GLUTARYL_COA_m1 --&gt; 3_KETOBUTYRATE_m1 + ACET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DROXYMETHYLGLUTARYL_COA_LYASE_RXN_m2</text:p>
          </table:table-cell>
          <table:table-cell office:value-type="string" calcext:value-type="string">
            <text:p>3_HYDROXY_3_METHYL_GLUTARYL_COA_m2 --&gt; 3_KETOBUTYRATE_m2 + ACET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133_RXN_c2</text:p>
          </table:table-cell>
          <table:table-cell office:value-type="string" calcext:value-type="string">
            <text:p>P_COUMAROYL_COA_c2 + SHIKIMATE_c2 --&gt; CO_A_c2 + CPD_412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133_RXN_c1</text:p>
          </table:table-cell>
          <table:table-cell office:value-type="string" calcext:value-type="string">
            <text:p>P_COUMAROYL_COA_c1 + SHIKIMATE_c1 --&gt; CO_A_c1 + CPD_412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EYLACETOACETATE_ISOMERASE_RXN_c2</text:p>
          </table:table-cell>
          <table:table-cell office:value-type="string" calcext:value-type="string">
            <text:p>4_MALEYL_ACETOACETATE_c2 --&gt; 4_FUMARYL_ACETOACE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SERKIN_RXN_p2</text:p>
          </table:table-cell>
          <table:table-cell office:value-type="string" calcext:value-type="string">
            <text:p>0.9 ATP_p2 + HOMO_SER_p2 + 0.1 aATP_p2 --&gt; 0.8 ADP_p2 + O_PHOSPHO_L_HOMOSERINE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EYLACETOACETATE_ISOMERASE_RXN_c1</text:p>
          </table:table-cell>
          <table:table-cell office:value-type="string" calcext:value-type="string">
            <text:p>4_MALEYL_ACETOACETATE_c1 --&gt; 4_FUMARYL_ACETOACE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1PURIDYLTRANS_RXN_p1</text:p>
          </table:table-cell>
          <table:table-cell office:value-type="string" calcext:value-type="string">
            <text:p>GLC_1_P_p1 + 0.85 PROTON_p1 + 0.82 UTP_p1 + 0.18 aUTP_p1 &lt;=&gt; 0.55 PPI_p1 + UDP_GLUCOSE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1PURIDYLTRANS_RXN_p2</text:p>
          </table:table-cell>
          <table:table-cell office:value-type="string" calcext:value-type="string">
            <text:p>GLC_1_P_p2 + 0.85 PROTON_p2 + 0.82 UTP_p2 + 0.18 aUTP_p2 &lt;=&gt; 0.55 PPI_p2 + UDP_GLUCOSE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xc2</text:p>
          </table:table-cell>
          <table:table-cell office:value-type="string" calcext:value-type="string">
            <text:p>WATER_x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45_p2</text:p>
          </table:table-cell>
          <table:table-cell office:value-type="string" calcext:value-type="string">
            <text:p>Arachidoyl_ACPs_p2 + MALONYL_COA_p2 + PROTON_p2 --&gt; 3_oxo_behe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45_p1</text:p>
          </table:table-cell>
          <table:table-cell office:value-type="string" calcext:value-type="string">
            <text:p>Arachidoyl_ACPs_p1 + MALONYL_COA_p1 + PROTON_p1 --&gt; 3_oxo_behe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xc1</text:p>
          </table:table-cell>
          <table:table-cell office:value-type="string" calcext:value-type="string">
            <text:p>WATER_x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ROTON_rev_vc2</text:p>
          </table:table-cell>
          <table:table-cell office:value-type="string" calcext:value-type="string">
            <text:p>0.7 MAL_v2 + 1.7 PROTON_v2 + 0.3 aMAL_v2 --&gt; MAL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ROTON_rev_vc1</text:p>
          </table:table-cell>
          <table:table-cell office:value-type="string" calcext:value-type="string">
            <text:p>0.7 MAL_v1 + 1.7 PROTON_v1 + 0.3 aMAL_v1 --&gt; MAL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P_pc1</text:p>
          </table:table-cell>
          <table:table-cell office:value-type="string" calcext:value-type="string">
            <text:p>DUMP_p1 &lt;=&gt; DU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tx1</text:p>
          </table:table-cell>
          <table:table-cell office:value-type="string" calcext:value-type="string">
            <text:p><text:s/>&lt;=&gt; NITRAT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178_RXN_x2</text:p>
          </table:table-cell>
          <table:table-cell office:value-type="string" calcext:value-type="string">
            <text:p>2_METHYL_3_HYDROXY_BUTYRYL_COA_x2 + NAD_x2 --&gt; 2_METHYL_ACETO_ACET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178_RXN_x1</text:p>
          </table:table-cell>
          <table:table-cell office:value-type="string" calcext:value-type="string">
            <text:p>2_METHYL_3_HYDROXY_BUTYRYL_COA_x1 + NAD_x1 --&gt; 2_METHYL_ACETO_ACETYL_COA_x1 + NADH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tx2</text:p>
          </table:table-cell>
          <table:table-cell office:value-type="string" calcext:value-type="string">
            <text:p><text:s/>&lt;=&gt; NITRAT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_PROTON_vc2</text:p>
          </table:table-cell>
          <table:table-cell office:value-type="string" calcext:value-type="string">
            <text:p>FUM_c2 + 2.0 PROTON_v2 &lt;=&gt; 0.92 FUM_v2 + 1.92 PROTON_c2 + 0.08 aFUM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_PROTON_vc1</text:p>
          </table:table-cell>
          <table:table-cell office:value-type="string" calcext:value-type="string">
            <text:p>FUM_c1 + 2.0 PROTON_v1 &lt;=&gt; 0.92 FUM_v1 + 1.92 PROTON_c1 + 0.08 aFUM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c_tx2</text:p>
          </table:table-cell>
          <table:table-cell office:value-type="string" calcext:value-type="string">
            <text:p>3 ATPase_NADPHoxidase_constraint_c2 + NADPH_c2 + 0.5 OXYGEN_MOLECULE_c2 + PROTON_c2 --&gt;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c_tx1</text:p>
          </table:table-cell>
          <table:table-cell office:value-type="string" calcext:value-type="string">
            <text:p>3 ATPase_NADPHoxidase_constraint_c1 + NADPH_c1 + 0.5 OXYGEN_MOLECULE_c1 + PROTON_c1 --&gt;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CYSMETB12_RXN_p1</text:p>
          </table:table-cell>
          <table:table-cell office:value-type="string" calcext:value-type="string">
            <text:p>5_METHYL_THF_p1 + HOMO_CYS_p1 --&gt; MET_p1 + THF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CYSMETB12_RXN_p2</text:p>
          </table:table-cell>
          <table:table-cell office:value-type="string" calcext:value-type="string">
            <text:p>5_METHYL_THF_p2 + HOMO_CYS_p2 --&gt; MET_p2 + THF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ENE_THF_mc2</text:p>
          </table:table-cell>
          <table:table-cell office:value-type="string" calcext:value-type="string">
            <text:p>METHYLENE_THF_m2 &lt;=&gt; METHYLENE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202_p1</text:p>
          </table:table-cell>
          <table:table-cell office:value-type="string" calcext:value-type="string">
            <text:p>AMMONIUM_p1 + 1.8 ATP_p1 + CARBON_DIOXIDE_p1 + WATER_p1 + 0.2 aATP_p1 --&gt; 1.6 ADP_p1 + CARBAMOYL_P_p1 + 2.8 PROTON_p1 + Pi_p1 + 0.4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202_p2</text:p>
          </table:table-cell>
          <table:table-cell office:value-type="string" calcext:value-type="string">
            <text:p>AMMONIUM_p2 + 1.8 ATP_p2 + CARBON_DIOXIDE_p2 + WATER_p2 + 0.2 aATP_p2 --&gt; 1.6 ADP_p2 + CARBAMOYL_P_p2 + 2.8 PROTON_p2 + Pi_p2 + 0.4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ENE_THF_mc1</text:p>
          </table:table-cell>
          <table:table-cell office:value-type="string" calcext:value-type="string">
            <text:p>METHYLENE_THF_m1 &lt;=&gt; METHYLENE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v_dielTransfer</text:p>
          </table:table-cell>
          <table:table-cell office:value-type="string" calcext:value-type="string">
            <text:p>SER_v1 --&gt; SE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_pc1</text:p>
          </table:table-cell>
          <table:table-cell office:value-type="string" calcext:value-type="string">
            <text:p>PYRUVATE_p1 &lt;=&gt;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_pc2</text:p>
          </table:table-cell>
          <table:table-cell office:value-type="string" calcext:value-type="string">
            <text:p>PYRUVATE_p2 &lt;=&gt;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OX_DISMUT_RXN_c2</text:p>
          </table:table-cell>
          <table:table-cell office:value-type="string" calcext:value-type="string">
            <text:p>2.0 PROTON_c2 + 2.0 SUPER_OXIDE_c2 --&gt; HYDROGEN_PEROXIDE_c2 +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OX_DISMUT_RXN_c1</text:p>
          </table:table-cell>
          <table:table-cell office:value-type="string" calcext:value-type="string">
            <text:p>2.0 PROTON_c1 + 2.0 SUPER_OXIDE_c1 --&gt; HYDROGEN_PEROXIDE_c1 +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RP_biomass2</text:p>
          </table:table-cell>
          <table:table-cell office:value-type="string" calcext:value-type="string">
            <text:p>2.0 PROTON_c2 + TRP_tRNAs_c2 + pTRP_b2 &lt;-- Charged_TRP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0_p1</text:p>
          </table:table-cell>
          <table:table-cell office:value-type="string" calcext:value-type="string">
            <text:p>NADH_p1 + PROTON_p1 + Trans_D2_decenoyl_ACPs_p1 --&gt; Dec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mc2</text:p>
          </table:table-cell>
          <table:table-cell office:value-type="string" calcext:value-type="string">
            <text:p>ARG_m2 &lt;=&gt; ARG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PROTON_mc1</text:p>
          </table:table-cell>
          <table:table-cell office:value-type="string" calcext:value-type="string">
            <text:p>PROTON_m1 + Pi_m1 &lt;=&gt; 0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PROTON_mc2</text:p>
          </table:table-cell>
          <table:table-cell office:value-type="string" calcext:value-type="string">
            <text:p>PROTON_m2 + Pi_m2 &lt;=&gt; 0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mc1</text:p>
          </table:table-cell>
          <table:table-cell office:value-type="string" calcext:value-type="string">
            <text:p>ARG_m1 &lt;=&gt; ARG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MINOTRANS_RXN_m1</text:p>
          </table:table-cell>
          <table:table-cell office:value-type="string" calcext:value-type="string">
            <text:p>2_KETOGLUTARATE_m1 + L_ASPARTATE_m1 &lt;=&gt; GLT_m1 + OXALACETIC_ACI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0_p1</text:p>
          </table:table-cell>
          <table:table-cell office:value-type="string" calcext:value-type="string">
            <text:p>R_3_hydroxyhexanoyl_ACPs_p1 --&gt; Hex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0_p2</text:p>
          </table:table-cell>
          <table:table-cell office:value-type="string" calcext:value-type="string">
            <text:p>R_3_hydroxyhexanoyl_ACPs_p2 --&gt; Hex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486_c2</text:p>
          </table:table-cell>
          <table:table-cell office:value-type="string" calcext:value-type="string">
            <text:p>GDP_D_GLUCOSE_c2 + 0.7 Pi_c2 + 0.3 aPi_c2 --&gt; 0.5 GDP_c2 + GLC_1_P_c2 + 0.8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384_x1</text:p>
          </table:table-cell>
          <table:table-cell office:value-type="string" calcext:value-type="string">
            <text:p>3_HYDROXY_PROPIONYL_COA_x1 + WATER_x1 --&gt; 3_HYDROXY_PROPIONATE_x1 + CO_A_x1 + 5.0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5_p1</text:p>
          </table:table-cell>
          <table:table-cell office:value-type="string" calcext:value-type="string">
            <text:p>NADH_p1 + Octadec_2_enoyl_ACPs_p1 + PROTON_p1 --&gt; NAD_p1 + Stear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ACETO_ACETYL_COA_xc1</text:p>
          </table:table-cell>
          <table:table-cell office:value-type="string" calcext:value-type="string">
            <text:p>2_METHYL_ACETO_ACETYL_COA_x1 &lt;=&gt; 2_METHYL_ACETO_ACET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ACETO_ACETYL_COA_xc2</text:p>
          </table:table-cell>
          <table:table-cell office:value-type="string" calcext:value-type="string">
            <text:p>2_METHYL_ACETO_ACETYL_COA_x2 &lt;=&gt; 2_METHYL_ACETO_ACET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P_biosynthesis_c1</text:p>
          </table:table-cell>
          <table:table-cell office:value-type="string" calcext:value-type="string">
            <text:p>3.0 ACETYL_COA_c1 + 1.95 ATP_c1 + 2.0 NADPH_c1 + 1.26 PROTON_c1 + WATER_c1 + 1.05 aATP_c1 --&gt; 1.5 ADP_c1 + CARBON_DIOXIDE_c1 + 3.0 CO_A_c1 + 0.49 DELTA3_ISOPENTENYL_PP_c1 + 2.0 NADP_c1 + 0.7 Pi_c1 + 1.5 aADP_c1 + 0.51 aDELTA3_ISOPENTENYL_P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P_biosynthesis_c2</text:p>
          </table:table-cell>
          <table:table-cell office:value-type="string" calcext:value-type="string">
            <text:p>3.0 ACETYL_COA_c2 + 1.95 ATP_c2 + 2.0 NADPH_c2 + 1.26 PROTON_c2 + WATER_c2 + 1.05 aATP_c2 --&gt; 1.5 ADP_c2 + CARBON_DIOXIDE_c2 + 3.0 CO_A_c2 + 0.49 DELTA3_ISOPENTENYL_PP_c2 + 2.0 NADP_c2 + 0.7 Pi_c2 + 1.5 aADP_c2 + 0.51 aDELTA3_ISOPENTENYL_P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SUCCINLYA_RXN_p2</text:p>
          </table:table-cell>
          <table:table-cell office:value-type="string" calcext:value-type="string">
            <text:p>L_ARGININO_SUCCINATE_p2 --&gt; 0.93 ARG_p2 + FUM_p2 + 0.07 PROTON_p2 + 0.07 bARG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_biomass1</text:p>
          </table:table-cell>
          <table:table-cell office:value-type="string" calcext:value-type="string">
            <text:p>ALA_tRNAs_c1 + 2.0 PROTON_c1 + pALA_b1 &lt;-- Charged_ALA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_biomass2</text:p>
          </table:table-cell>
          <table:table-cell office:value-type="string" calcext:value-type="string">
            <text:p>ALA_tRNAs_c2 + 2.0 PROTON_c2 + pALA_b2 &lt;-- Charged_ALA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OROT_RXN_p2</text:p>
          </table:table-cell>
          <table:table-cell office:value-type="string" calcext:value-type="string">
            <text:p>CARBAMYUL_L_ASPARTATE_p2 + PROTON_p2 --&gt; DI_H_OROT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OROT_RXN_p1</text:p>
          </table:table-cell>
          <table:table-cell office:value-type="string" calcext:value-type="string">
            <text:p>CARBAMYUL_L_ASPARTATE_p1 + PROTON_p1 --&gt; DI_H_OROT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INESYN_RXN_p2</text:p>
          </table:table-cell>
          <table:table-cell office:value-type="string" calcext:value-type="string">
            <text:p>AMMONIUM_p2 + 0.9 ATP_p2 + GLT_p2 + 0.1 aATP_p2 --&gt; 0.8 ADP_p2 + GLN_p2 + 0.9 PROTON_p2 + Pi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GENTISATE_12_DIOXYGENASE_RXN_c2</text:p>
          </table:table-cell>
          <table:table-cell office:value-type="string" calcext:value-type="string">
            <text:p>0.92 HOMOGENTISATE_c2 + OXYGEN_MOLECULE_c2 + 0.08 aHOMOGENTISATE_c2 --&gt; 4_MALEYL_ACETOACETATE_c2 + 0.08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GENTISATE_12_DIOXYGENASE_RXN_c1</text:p>
          </table:table-cell>
          <table:table-cell office:value-type="string" calcext:value-type="string">
            <text:p>0.92 HOMOGENTISATE_c1 + OXYGEN_MOLECULE_c1 + 0.08 aHOMOGENTISATE_c1 --&gt; 4_MALEYL_ACETOACETATE_c1 + 0.08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GAREARR_RXN_p1</text:p>
          </table:table-cell>
          <table:table-cell office:value-type="string" calcext:value-type="string">
            <text:p>G3P_p1 &lt;=&gt; 2_PG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GAREARR_RXN_p2</text:p>
          </table:table-cell>
          <table:table-cell office:value-type="string" calcext:value-type="string">
            <text:p>G3P_p2 &lt;=&gt; 2_PG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78_p2</text:p>
          </table:table-cell>
          <table:table-cell office:value-type="string" calcext:value-type="string">
            <text:p>CPD1F_130_p2 + OXYGEN_MOLECULE_p2 + 2.0 PROTON_p2 + 2.0 Reduced_ferredoxins_p2 --&gt; CPD1F_131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78_p1</text:p>
          </table:table-cell>
          <table:table-cell office:value-type="string" calcext:value-type="string">
            <text:p>CPD1F_130_p1 + OXYGEN_MOLECULE_p1 + 2.0 PROTON_p1 + 2.0 Reduced_ferredoxins_p1 --&gt; CPD1F_131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AMINOTRANSFERASE_RXN_p2</text:p>
          </table:table-cell>
          <table:table-cell office:value-type="string" calcext:value-type="string">
            <text:p>GLT_p2 + 0.82 P_HYDROXY_PHENYLPYRUVATE_p2 + 0.18 aP_HYDROXY_PHENYLPYRUVATE_p2 &lt;=&gt; 2_KETOGLUTARATE_p2 + TY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AMINOTRANSFERASE_RXN_p1</text:p>
          </table:table-cell>
          <table:table-cell office:value-type="string" calcext:value-type="string">
            <text:p>GLT_p1 + 0.82 P_HYDROXY_PHENYLPYRUVATE_p1 + 0.18 aP_HYDROXY_PHENYLPYRUVATE_p1 &lt;=&gt; 2_KETOGLUTARATE_p1 + TY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23_p2</text:p>
          </table:table-cell>
          <table:table-cell office:value-type="string" calcext:value-type="string">
            <text:p>0.9 ATP_p2 + CO_A_p2 + Fatty_Acids_p2 + 3.45 PROTON_p2 + 0.1 aATP_p2 --&gt; AMP_p2 + Long_Chain_Acyl_CoAs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213_m2</text:p>
          </table:table-cell>
          <table:table-cell office:value-type="string" calcext:value-type="string">
            <text:p>CH3_MALONATE_S_ALD_m2 + CO_A_m2 + NAD_m2 + WATER_m2 --&gt; HCO3_m2 + NADH_m2 + PROPIONYL_COA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PROTON_vc2</text:p>
          </table:table-cell>
          <table:table-cell office:value-type="string" calcext:value-type="string">
            <text:p>GLN_c2 + PROTON_v2 --&gt; GLN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3PDEHYDROGBIOSYN_RXN_c2</text:p>
          </table:table-cell>
          <table:table-cell office:value-type="string" calcext:value-type="string">
            <text:p>DIHYDROXY_ACETONE_PHOSPHATE_c2 + NADH_c2 + PROTON_c2 --&gt; GLYCEROL_3P_c2 + NA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4_PERIOD_1_PERIOD_46_RXN_p1</text:p>
          </table:table-cell>
          <table:table-cell office:value-type="string" calcext:value-type="string">
            <text:p>CPD_14553_c1 + DIACYLGLYCEROL_p1 --&gt; D_Galactosyl_12_diacyl_glycerols_p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4_PERIOD_1_PERIOD_46_RXN_p2</text:p>
          </table:table-cell>
          <table:table-cell office:value-type="string" calcext:value-type="string">
            <text:p>CPD_14553_c2 + DIACYLGLYCEROL_p2 --&gt; D_Galactosyl_12_diacyl_glycerols_p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3PDEHYDROGBIOSYN_RXN_c1</text:p>
          </table:table-cell>
          <table:table-cell office:value-type="string" calcext:value-type="string">
            <text:p>DIHYDROXY_ACETONE_PHOSPHATE_c1 + NADH_c1 + PROTON_c1 --&gt; GLYCEROL_3P_c1 + NA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N_biomass1</text:p>
          </table:table-cell>
          <table:table-cell office:value-type="string" calcext:value-type="string">
            <text:p>sGLN_b1 &lt;-- GL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N_biomass2</text:p>
          </table:table-cell>
          <table:table-cell office:value-type="string" calcext:value-type="string">
            <text:p>sGLN_b2 &lt;-- GL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tx2</text:p>
          </table:table-cell>
          <table:table-cell office:value-type="string" calcext:value-type="string">
            <text:p><text:s/>&lt;=&gt; K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p2</text:p>
          </table:table-cell>
          <table:table-cell office:value-type="string" calcext:value-type="string">
            <text:p>CARBON_DIOXIDE_p2 + WATER_p2 &lt;=&gt; HCO3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p1</text:p>
          </table:table-cell>
          <table:table-cell office:value-type="string" calcext:value-type="string">
            <text:p>CARBON_DIOXIDE_p1 + WATER_p1 &lt;=&gt; HCO3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mc2</text:p>
          </table:table-cell>
          <table:table-cell office:value-type="string" calcext:value-type="string">
            <text:p>PRO_m2 &lt;=&gt;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mc1</text:p>
          </table:table-cell>
          <table:table-cell office:value-type="string" calcext:value-type="string">
            <text:p>PRO_m1 &lt;=&gt;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HENATE_TRANSAMINE_RXN_p2</text:p>
          </table:table-cell>
          <table:table-cell office:value-type="string" calcext:value-type="string">
            <text:p>GLT_p2 + PREPHENATE_p2 --&gt; 2_KETOGLUTARATE_p2 + CPD_659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mc2</text:p>
          </table:table-cell>
          <table:table-cell office:value-type="string" calcext:value-type="string">
            <text:p>WATER_m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25_RXN_m1</text:p>
          </table:table-cell>
          <table:table-cell office:value-type="string" calcext:value-type="string">
            <text:p>2_KETO_ISOVALERATE_m1 + CO_A_m1 + NAD_m1 --&gt; CARBON_DIOXIDE_m1 + ISOBUTYRYL_COA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ATE_GLYCOLLATE_pc2</text:p>
          </table:table-cell>
          <table:table-cell office:value-type="string" calcext:value-type="string">
            <text:p>GLYCERATE_c2 + GLYCOLLATE_p2 &lt;=&gt; GLYCERATE_p2 +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ATE_GLYCOLLATE_pc1</text:p>
          </table:table-cell>
          <table:table-cell office:value-type="string" calcext:value-type="string">
            <text:p>GLYCERATE_c1 + GLYCOLLATE_p1 &lt;=&gt; GLYCERATE_p1 +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_DEHYDROG_RXN_c1</text:p>
          </table:table-cell>
          <table:table-cell office:value-type="string" calcext:value-type="string">
            <text:p>0.3 IMP_c1 + NAD_c1 + WATER_c1 + 0.7 aIMP_c1 --&gt; NADH_c1 + 1.63 PROTON_c1 + 0.93 XANTHOSINE_5_PHOSPHATE_c1 + 0.07 aXANTHOSINE_5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c2</text:p>
          </table:table-cell>
          <table:table-cell office:value-type="string" calcext:value-type="string">
            <text:p>HIS_p2 &lt;=&gt; HI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c1</text:p>
          </table:table-cell>
          <table:table-cell office:value-type="string" calcext:value-type="string">
            <text:p>HIS_p1 &lt;=&gt; HI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GLYPHOS_RXN_c1</text:p>
          </table:table-cell>
          <table:table-cell office:value-type="string" calcext:value-type="string">
            <text:p>0.65 ATP_c1 + G3P_c1 + 0.15 PROTON_c1 + 0.35 aATP_c1 &lt;=&gt; 0.5 ADP_c1 + DPG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LIPASE_A2_RXN_c1</text:p>
          </table:table-cell>
          <table:table-cell office:value-type="string" calcext:value-type="string">
            <text:p>PHOSPHATIDYL_CHOLINE_r1 + WATER_c1 --&gt; 2_Lysophosphatidylcholines_r1 + Fatty_Acid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LIPASE_A2_RXN_c2</text:p>
          </table:table-cell>
          <table:table-cell office:value-type="string" calcext:value-type="string">
            <text:p>PHOSPHATIDYL_CHOLINE_r2 + WATER_c2 --&gt; 2_Lysophosphatidylcholines_r2 + Fatty_Acid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FUM_mc1</text:p>
          </table:table-cell>
          <table:table-cell office:value-type="string" calcext:value-type="string">
            <text:p>FUM_c1 + SUC_m1 &lt;=&gt; FUM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FUM_mc2</text:p>
          </table:table-cell>
          <table:table-cell office:value-type="string" calcext:value-type="string">
            <text:p>FUM_c2 + SUC_m2 &lt;=&gt; FUM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EA_mc2</text:p>
          </table:table-cell>
          <table:table-cell office:value-type="string" calcext:value-type="string">
            <text:p>UREA_m2 &lt;=&gt; URE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AP_3PGA_pc1</text:p>
          </table:table-cell>
          <table:table-cell office:value-type="string" calcext:value-type="string">
            <text:p>DIHYDROXY_ACETONE_PHOSPHATE_p1 + G3P_c1 &lt;=&gt; DIHYDROXY_ACETONE_PHOSPHATE_c1 + G3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HED_CHAINAMINOTRANSFERVAL_RXN_m1</text:p>
          </table:table-cell>
          <table:table-cell office:value-type="string" calcext:value-type="string">
            <text:p>2_KETOGLUTARATE_m1 + VAL_m1 &lt;=&gt; 2_KETO_ISOVALER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FRUCTPHOS_RXN_c2</text:p>
          </table:table-cell>
          <table:table-cell office:value-type="string" calcext:value-type="string">
            <text:p>0.65 ATP_c2 + FRUCTOSE_6P_c2 + 0.35 aATP_c2 --&gt; 0.5 ADP_c2 + FRUCTOSE_16_DIPHOSPHATE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FRUCTPHOS_RXN_c1</text:p>
          </table:table-cell>
          <table:table-cell office:value-type="string" calcext:value-type="string">
            <text:p>0.65 ATP_c1 + FRUCTOSE_6P_c1 + 0.35 aATP_c1 --&gt; 0.5 ADP_c1 + FRUCTOSE_16_DIPHOSPHATE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781_v1</text:p>
          </table:table-cell>
          <table:table-cell office:value-type="string" calcext:value-type="string">
            <text:p>SUCROSE_v1 --&gt; FRUCTAN_v1 + GLC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490_3650_p1</text:p>
          </table:table-cell>
          <table:table-cell office:value-type="string" calcext:value-type="string">
            <text:p>Oxidized_ferredoxins_p1 + Photon_p1 + Plastocyanin_Reduced_p1 --&gt; Oxidized_Plastocyanins_p1 + Reduc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04_c1</text:p>
          </table:table-cell>
          <table:table-cell office:value-type="string" calcext:value-type="string">
            <text:p>CPD_676_c1 + S_ADENOSYLMETHIONINE_c1 --&gt; ADENOSYL_HOMO_CYS_c1 + FERULIC_ACID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ABA_biomass2</text:p>
          </table:table-cell>
          <table:table-cell office:value-type="string" calcext:value-type="string">
            <text:p>sGABA_b2 &lt;-- 4_AMINO_BUTY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ABA_biomass1</text:p>
          </table:table-cell>
          <table:table-cell office:value-type="string" calcext:value-type="string">
            <text:p>sGABA_b1 &lt;-- 4_AMINO_BUTY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xc2</text:p>
          </table:table-cell>
          <table:table-cell office:value-type="string" calcext:value-type="string">
            <text:p>CIT_x2 &lt;=&gt;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xc1</text:p>
          </table:table-cell>
          <table:table-cell office:value-type="string" calcext:value-type="string">
            <text:p>CIT_x1 &lt;=&gt;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doleic_acid_biosynthesis_p1</text:p>
          </table:table-cell>
          <table:table-cell office:value-type="string" calcext:value-type="string">
            <text:p>Eicosenoyl_ACP_p1 + WATER_p1 --&gt; ACP_p1 + CPD_16709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doleic_acid_biosynthesis_p2</text:p>
          </table:table-cell>
          <table:table-cell office:value-type="string" calcext:value-type="string">
            <text:p>Eicosenoyl_ACP_p2 + WATER_p2 --&gt; ACP_p2 + CPD_16709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REDUCT_RXN_p1</text:p>
          </table:table-cell>
          <table:table-cell office:value-type="string" calcext:value-type="string">
            <text:p>0.2 GDP_p1 + Red_Thioredoxin_p1 + 0.8 aGDP_p1 --&gt; 0.5 DGDP_p1 + Ox_Thioredoxin_p1 + 1.1 PROTON_p1 + WATER_p1 + 0.1 aDGDP_p1 + 0.4 bDG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REDUCT_RXN_p2</text:p>
          </table:table-cell>
          <table:table-cell office:value-type="string" calcext:value-type="string">
            <text:p>0.2 GDP_p2 + Red_Thioredoxin_p2 + 0.8 aGDP_p2 --&gt; 0.5 DGDP_p2 + Ox_Thioredoxin_p2 + 1.1 PROTON_p2 + WATER_p2 + 0.1 aDGDP_p2 + 0.4 bDG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ROTON_rev_vc2</text:p>
          </table:table-cell>
          <table:table-cell office:value-type="string" calcext:value-type="string">
            <text:p>PHE_v2 + PROTON_v2 --&gt; PH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ROTON_rev_vc1</text:p>
          </table:table-cell>
          <table:table-cell office:value-type="string" calcext:value-type="string">
            <text:p>PHE_v1 + PROTON_v1 --&gt; PH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ITOL_1_PHOSPHATASE_RXN_c1</text:p>
          </table:table-cell>
          <table:table-cell office:value-type="string" calcext:value-type="string">
            <text:p>MANNITOL_1P_c1 + WATER_c1 --&gt; MANNITOL_c1 + 1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ITOL_1_PHOSPHATASE_RXN_c2</text:p>
          </table:table-cell>
          <table:table-cell office:value-type="string" calcext:value-type="string">
            <text:p>MANNITOL_1P_c2 + WATER_c2 --&gt; MANNITOL_c2 + 1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U_biomass1</text:p>
          </table:table-cell>
          <table:table-cell office:value-type="string" calcext:value-type="string">
            <text:p>sGLU_b1 &lt;-- GL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U_biomass2</text:p>
          </table:table-cell>
          <table:table-cell office:value-type="string" calcext:value-type="string">
            <text:p>sGLU_b2 &lt;-- GL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N_v_dielTransfer</text:p>
          </table:table-cell>
          <table:table-cell office:value-type="string" calcext:value-type="string">
            <text:p>ASN_v1 --&gt; ASN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81_p2</text:p>
          </table:table-cell>
          <table:table-cell office:value-type="string" calcext:value-type="string">
            <text:p>Fatty_acyl_ACP_p2 + GLYCEROL_3P_p2 --&gt; ACP_p2 + ACYL_SN_GLYCEROL_3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81_p1</text:p>
          </table:table-cell>
          <table:table-cell office:value-type="string" calcext:value-type="string">
            <text:p>Fatty_acyl_ACP_p1 + GLYCEROL_3P_p1 --&gt; ACP_p1 + ACYL_SN_GLYCEROL_3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PICRED_RXN_NAD_p2</text:p>
          </table:table-cell>
          <table:table-cell office:value-type="string" calcext:value-type="string">
            <text:p>2_3_DIHYDRODIPICOLINATE_p2 + NADH_p2 + PROTON_p2 --&gt; DELTA1_PIPERIDEINE_2_6_DICARBOXYLATE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OHBUTSYN_RXN_p2</text:p>
          </table:table-cell>
          <table:table-cell office:value-type="string" calcext:value-type="string">
            <text:p>2_OXOBUTANOATE_p2 + PROTON_p2 + PYRUVATE_p2 --&gt; 2_ACETO_2_HYDROXY_BUTYR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ec2</text:p>
          </table:table-cell>
          <table:table-cell office:value-type="string" calcext:value-type="string">
            <text:p>KI_e2 + PROTON_e2 --&gt; KI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ec1</text:p>
          </table:table-cell>
          <table:table-cell office:value-type="string" calcext:value-type="string">
            <text:p>KI_e1 + PROTON_e1 --&gt; KI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OHBUTSYN_RXN_p1</text:p>
          </table:table-cell>
          <table:table-cell office:value-type="string" calcext:value-type="string">
            <text:p>2_OXOBUTANOATE_p1 + PROTON_p1 + PYRUVATE_p1 --&gt; 2_ACETO_2_HYDROXY_BUTYRATE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OX_DISMUT_RXN_p2</text:p>
          </table:table-cell>
          <table:table-cell office:value-type="string" calcext:value-type="string">
            <text:p>2.0 PROTON_p2 + 2.0 SUPER_OXIDE_p2 --&gt; HYDROGEN_PEROXIDE_p2 + OXYGEN_MOLECUL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OX_DISMUT_RXN_p1</text:p>
          </table:table-cell>
          <table:table-cell office:value-type="string" calcext:value-type="string">
            <text:p>2.0 PROTON_p1 + 2.0 SUPER_OXIDE_p1 --&gt; HYDROGEN_PEROXIDE_p1 + OXYGEN_MOLECUL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tx1</text:p>
          </table:table-cell>
          <table:table-cell office:value-type="string" calcext:value-type="string">
            <text:p>PROTON_e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tx2</text:p>
          </table:table-cell>
          <table:table-cell office:value-type="string" calcext:value-type="string">
            <text:p>PROTON_e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CYLGLYCEROL_O_ACYLTRANSFERASE_RXN_p2</text:p>
          </table:table-cell>
          <table:table-cell office:value-type="string" calcext:value-type="string">
            <text:p>DIACYLGLYCEROL_p2 + Long_Chain_Acyl_CoAs_p2 --&gt; CO_A_p2 + 4.0 PROTON_p2 + Triacylglycerol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CYLGLYCEROL_O_ACYLTRANSFERASE_RXN_p1</text:p>
          </table:table-cell>
          <table:table-cell office:value-type="string" calcext:value-type="string">
            <text:p>DIACYLGLYCEROL_p1 + Long_Chain_Acyl_CoAs_p1 --&gt; CO_A_p1 + 4.0 PROTON_p1 + Triacylglycerol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PROTON_vc2</text:p>
          </table:table-cell>
          <table:table-cell office:value-type="string" calcext:value-type="string">
            <text:p>GLT_c2 + PROTON_v2 --&gt; GLT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PROTON_vc1</text:p>
          </table:table-cell>
          <table:table-cell office:value-type="string" calcext:value-type="string">
            <text:p>GLT_c1 + PROTON_v1 --&gt; GLT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66_3_m2</text:p>
          </table:table-cell>
          <table:table-cell office:value-type="string" calcext:value-type="string">
            <text:p>ACETALD_m2 + NAD_m2 + WATER_m2 --&gt; ACET_m2 + NADH_m2 + 2.0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UCROSE_biomass1</text:p>
          </table:table-cell>
          <table:table-cell office:value-type="string" calcext:value-type="string">
            <text:p>sSUCROSE_b1 &lt;--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dienoate_ACP_desaturase_p1</text:p>
          </table:table-cell>
          <table:table-cell office:value-type="string" calcext:value-type="string">
            <text:p>2.0 Reduced_ferredoxins_p1 + hexadecadienoate_ACP_p1 --&gt; 2.0 Oxidized_ferredoxins_p1 + hexadecatrienoate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dienoate_ACP_desaturase_p2</text:p>
          </table:table-cell>
          <table:table-cell office:value-type="string" calcext:value-type="string">
            <text:p>2.0 Reduced_ferredoxins_p2 + hexadecadienoate_ACP_p2 --&gt; 2.0 Oxidized_ferredoxins_p2 + hexadecatrienoate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UCROSE_biomass2</text:p>
          </table:table-cell>
          <table:table-cell office:value-type="string" calcext:value-type="string">
            <text:p>sSUCROSE_b2 &lt;--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ISOCITRATE_mc1</text:p>
          </table:table-cell>
          <table:table-cell office:value-type="string" calcext:value-type="string">
            <text:p>MAL_m1 + PROTON_c1 + THREO_DS_ISO_CITRATE_c1 &lt;=&gt; MAL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xc2</text:p>
          </table:table-cell>
          <table:table-cell office:value-type="string" calcext:value-type="string">
            <text:p>ACET_x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xc1</text:p>
          </table:table-cell>
          <table:table-cell office:value-type="string" calcext:value-type="string">
            <text:p>ACET_x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ISOCITRATE_mc2</text:p>
          </table:table-cell>
          <table:table-cell office:value-type="string" calcext:value-type="string">
            <text:p>MAL_m2 + PROTON_c2 + THREO_DS_ISO_CITRATE_c2 &lt;=&gt; MAL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copene_biosynthesis_p2</text:p>
          </table:table-cell>
          <table:table-cell office:value-type="string" calcext:value-type="string">
            <text:p>1.58 GERANYLGERANYL_PP_p2 + 4.0 PLASTOQUINONE_p2 + 0.42 aGERANYLGERANYL_PP_p2 --&gt; CPD1F_114_p2 + 4.0 PLASTOQUINOL_1_p2 + 1.1 PPI_p2 + 1.32 PROTON_p2 + 0.9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copene_biosynthesis_p1</text:p>
          </table:table-cell>
          <table:table-cell office:value-type="string" calcext:value-type="string">
            <text:p>1.58 GERANYLGERANYL_PP_p1 + 4.0 PLASTOQUINONE_p1 + 0.42 aGERANYLGERANYL_PP_p1 --&gt; CPD1F_114_p1 + 4.0 PLASTOQUINOL_1_p1 + 1.1 PPI_p1 + 1.32 PROTON_p1 + 0.9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RP_biomass1</text:p>
          </table:table-cell>
          <table:table-cell office:value-type="string" calcext:value-type="string">
            <text:p>2.0 PROTON_c1 + TRP_tRNAs_c1 + pTRP_b1 &lt;-- Charged_TRP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v_dielTransfer</text:p>
          </table:table-cell>
          <table:table-cell office:value-type="string" calcext:value-type="string">
            <text:p>TYR_v1 --&gt; TY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PROTON_rev_vc2</text:p>
          </table:table-cell>
          <table:table-cell office:value-type="string" calcext:value-type="string">
            <text:p>4_AMINO_BUTYRATE_v2 + PROTON_v2 --&gt; 4_AMINO_BUTYRAT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PROTON_rev_vc1</text:p>
          </table:table-cell>
          <table:table-cell office:value-type="string" calcext:value-type="string">
            <text:p>4_AMINO_BUTYRATE_v1 + PROTON_v1 --&gt; 4_AMINO_BUTYRAT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3_mi1</text:p>
          </table:table-cell>
          <table:table-cell office:value-type="string" calcext:value-type="string">
            <text:p>2.0 Oxidized_Ferroproteins_m1 + UBIQUINOL_mi1 --&gt; 2.0 PROTON_m1 + 2.0 Reduced_Ferroproteins_m1 + UBIQUINONE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3_mi2</text:p>
          </table:table-cell>
          <table:table-cell office:value-type="string" calcext:value-type="string">
            <text:p>2.0 Oxidized_Ferroproteins_m2 + UBIQUINOL_mi2 --&gt; 2.0 PROTON_m2 + 2.0 Reduced_Ferroproteins_m2 + UBIQUINONE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TATEKIN_RXN_p2</text:p>
          </table:table-cell>
          <table:table-cell office:value-type="string" calcext:value-type="string">
            <text:p>0.9 ATP_p2 + L_ASPARTATE_p2 + 0.1 PROTON_p2 + 0.1 aATP_p2 --&gt; 0.8 ADP_p2 + L_BETA_ASPARTYL_P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7_p2</text:p>
          </table:table-cell>
          <table:table-cell office:value-type="string" calcext:value-type="string">
            <text:p>CPD_7015_p2 + NADPH_p2 + OXYGEN_MOLECULE_p2 + PROTON_p2 --&gt; CPD_7014_p2 + NADP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3_HYDROXY_BUTYRYL_COA_xc2</text:p>
          </table:table-cell>
          <table:table-cell office:value-type="string" calcext:value-type="string">
            <text:p>2_METHYL_3_HYDROXY_BUTYRYL_COA_x2 &lt;=&gt; 2_METHYL_3_HYDROXY_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3_HYDROXY_BUTYRYL_COA_xc1</text:p>
          </table:table-cell>
          <table:table-cell office:value-type="string" calcext:value-type="string">
            <text:p>2_METHYL_3_HYDROXY_BUTYRYL_COA_x1 &lt;=&gt; 2_METHYL_3_HYDROXY_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60_m1</text:p>
          </table:table-cell>
          <table:table-cell office:value-type="string" calcext:value-type="string">
            <text:p>GLYCEROL_3P_c1 + UBIQUINONE_mc1 --&gt; DIHYDROXY_ACETONE_PHOSPHATE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60_m2</text:p>
          </table:table-cell>
          <table:table-cell office:value-type="string" calcext:value-type="string">
            <text:p>GLYCEROL_3P_c2 + UBIQUINONE_mc2 --&gt; DIHYDROXY_ACETONE_PHOSPHATE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1_PERIOD_2_PERIOD_14_RXN_p1</text:p>
          </table:table-cell>
          <table:table-cell office:value-type="string" calcext:value-type="string">
            <text:p>Oleoyl_ACPs_p1 + WATER_p1 --&gt; ACP_p1 + OLEATE_CP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6_p2</text:p>
          </table:table-cell>
          <table:table-cell office:value-type="string" calcext:value-type="string">
            <text:p>CHLOROPHYLLIDE_A_p2 + NADPH_p2 + OXYGEN_MOLECULE_p2 + PROTON_p2 --&gt; CPD_7015_p2 + NAD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AL_biomass1</text:p>
          </table:table-cell>
          <table:table-cell office:value-type="string" calcext:value-type="string">
            <text:p>sMAL_b1 &lt;-- M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AL_biomass2</text:p>
          </table:table-cell>
          <table:table-cell office:value-type="string" calcext:value-type="string">
            <text:p>sMAL_b2 &lt;-- M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Y_biomass2</text:p>
          </table:table-cell>
          <table:table-cell office:value-type="string" calcext:value-type="string">
            <text:p>GLY_tRNAs_c2 + 2.0 PROTON_c2 + pGLY_b2 &lt;-- Charged_GLY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Y_biomass1</text:p>
          </table:table-cell>
          <table:table-cell office:value-type="string" calcext:value-type="string">
            <text:p>GLY_tRNAs_c1 + 2.0 PROTON_c1 + pGLY_b1 &lt;-- Charged_GLY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4_p2</text:p>
          </table:table-cell>
          <table:table-cell office:value-type="string" calcext:value-type="string">
            <text:p>CPD_7014_p2 + 0.8 PHYTYL_PYROPHOSPHATE_p2 + 0.2 aPHYTYL_PYROPHOSPHATE_p2 --&gt; CHLOROPHYLL_B_p2 + 0.55 PPI_p2 + 0.6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4_p1</text:p>
          </table:table-cell>
          <table:table-cell office:value-type="string" calcext:value-type="string">
            <text:p>CPD_7014_p1 + 0.8 PHYTYL_PYROPHOSPHATE_p1 + 0.2 aPHYTYL_PYROPHOSPHATE_p1 --&gt; CHLOROPHYLL_B_p1 + 0.55 PPI_p1 + 0.65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2_PERIOD_1_PERIOD_48_RXN_v1</text:p>
          </table:table-cell>
          <table:table-cell office:value-type="string" calcext:value-type="string">
            <text:p>SUCROSE_v1 + WATER_v1 --&gt; FRU_v1 + GLC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ILLICACID_BIOSYNTHESIS_c1</text:p>
          </table:table-cell>
          <table:table-cell office:value-type="string" calcext:value-type="string">
            <text:p>NAD_c1 + 0.62 VANILLIN_c1 + WATER_c1 + 0.38 aVANILLIN_c1 --&gt; NADH_c1 + 1.62 PROTON_c1 + VANILL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AMINOTRANSFERASE_RXN_c1</text:p>
          </table:table-cell>
          <table:table-cell office:value-type="string" calcext:value-type="string">
            <text:p>2_KETOGLUTARATE_c1 + TYR_c1 &lt;=&gt; GLT_c1 + 0.53 PROTON_c1 + 0.53 P_HYDROXY_PHENYLPYRUVATE_c1 + 0.47 aP_HYDROXY_PHENYL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2_PERIOD_1_PERIOD_48_RXN_v2</text:p>
          </table:table-cell>
          <table:table-cell office:value-type="string" calcext:value-type="string">
            <text:p>SUCROSE_v2 + WATER_v2 --&gt; FRU_v2 + GLC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PROTON_vc1</text:p>
          </table:table-cell>
          <table:table-cell office:value-type="string" calcext:value-type="string">
            <text:p>4_AMINO_BUTYRATE_c1 + PROTON_v1 --&gt; 4_AMINO_BUTYR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PROTON_vc2</text:p>
          </table:table-cell>
          <table:table-cell office:value-type="string" calcext:value-type="string">
            <text:p>4_AMINO_BUTYRATE_c2 + PROTON_v2 --&gt; 4_AMINO_BUTYR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c2</text:p>
          </table:table-cell>
          <table:table-cell office:value-type="string" calcext:value-type="string">
            <text:p>ILE_p2 &lt;=&gt; I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c1</text:p>
          </table:table-cell>
          <table:table-cell office:value-type="string" calcext:value-type="string">
            <text:p>ILE_p1 &lt;=&gt; I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MP_SYN_GLUT_RXN_c2</text:p>
          </table:table-cell>
          <table:table-cell office:value-type="string" calcext:value-type="string">
            <text:p>0.65 ATP_c2 + GLN_c2 + WATER_c2 + 0.93 XANTHOSINE_5_PHOSPHATE_c2 + 0.35 aATP_c2 + 0.07 aXANTHOSINE_5_PHOSPHATE_c2 --&gt; AMP_c2 + GLT_c2 + 0.75 GMP_c2 + 0.65 PPI_c2 + 1.2 PROTON_c2 + 0.06 aGMP_c2 + 0.35 aPPI_c2 + 0.19 bG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MP_SYN_GLUT_RXN_c1</text:p>
          </table:table-cell>
          <table:table-cell office:value-type="string" calcext:value-type="string">
            <text:p>0.65 ATP_c1 + GLN_c1 + WATER_c1 + 0.93 XANTHOSINE_5_PHOSPHATE_c1 + 0.35 aATP_c1 + 0.07 aXANTHOSINE_5_PHOSPHATE_c1 --&gt; AMP_c1 + GLT_c1 + 0.75 GMP_c1 + 0.65 PPI_c1 + 1.2 PROTON_c1 + 0.06 aGMP_c1 + 0.35 aPPI_c1 + 0.19 bG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v_dielTransfer</text:p>
          </table:table-cell>
          <table:table-cell office:value-type="string" calcext:value-type="string">
            <text:p>PHE_v1 --&gt; PH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ec1</text:p>
          </table:table-cell>
          <table:table-cell office:value-type="string" calcext:value-type="string">
            <text:p>OXYGEN_MOLECULE_e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ec2</text:p>
          </table:table-cell>
          <table:table-cell office:value-type="string" calcext:value-type="string">
            <text:p>OXYGEN_MOLECULE_e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85_p2</text:p>
          </table:table-cell>
          <table:table-cell office:value-type="string" calcext:value-type="string">
            <text:p>ASCORBATE_p2 + CPD1F_131_p2 --&gt; CPD1F_130_p2 + L_DEHYDRO_ASCORB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85_p1</text:p>
          </table:table-cell>
          <table:table-cell office:value-type="string" calcext:value-type="string">
            <text:p>ASCORBATE_p1 + CPD1F_131_p1 --&gt; CPD1F_130_p1 + L_DEHYDRO_ASCORB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_GLUCURONATE_DECARBOXYLASE_RXN_c1</text:p>
          </table:table-cell>
          <table:table-cell office:value-type="string" calcext:value-type="string">
            <text:p>PROTON_c1 + UDP_GLUCURONATE_c1 --&gt; CARBON_DIOXIDE_c1 + UDP_D_XYL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IT_biomass2</text:p>
          </table:table-cell>
          <table:table-cell office:value-type="string" calcext:value-type="string">
            <text:p>sCIT_b2 &lt;--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IT_biomass1</text:p>
          </table:table-cell>
          <table:table-cell office:value-type="string" calcext:value-type="string">
            <text:p>sCIT_b1 &lt;--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_GLUCURONATE_DECARBOXYLASE_RXN_c2</text:p>
          </table:table-cell>
          <table:table-cell office:value-type="string" calcext:value-type="string">
            <text:p>PROTON_c2 + UDP_GLUCURONATE_c2 --&gt; CARBON_DIOXIDE_c2 + UDP_D_XYL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9_p1</text:p>
          </table:table-cell>
          <table:table-cell office:value-type="string" calcext:value-type="string">
            <text:p>CPD_7016_p1 + 2.0 PROTON_p1 + 2.0 Reduced_ferredoxins_p1 --&gt; CHLOROPHYLL_A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9_p2</text:p>
          </table:table-cell>
          <table:table-cell office:value-type="string" calcext:value-type="string">
            <text:p>CPD_7016_p2 + 2.0 PROTON_p2 + 2.0 Reduced_ferredoxins_p2 --&gt; CHLOROPHYLL_A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NYL_KIN_RXN_c2</text:p>
          </table:table-cell>
          <table:table-cell office:value-type="string" calcext:value-type="string">
            <text:p>0.65 ATP_c2 + 0.75 GMP_c2 + 0.78 PROTON_c2 + 0.35 aATP_c2 + 0.06 aGMP_c2 + 0.19 bGMP_c2 --&gt; 0.5 ADP_c2 + 0.5 GDP_c2 + 0.5 aADP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NYL_KIN_RXN_c1</text:p>
          </table:table-cell>
          <table:table-cell office:value-type="string" calcext:value-type="string">
            <text:p>0.65 ATP_c1 + 0.75 GMP_c1 + 0.78 PROTON_c1 + 0.35 aATP_c1 + 0.06 aGMP_c1 + 0.19 bGMP_c1 --&gt; 0.5 ADP_c1 + 0.5 GDP_c1 + 0.5 aADP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4903_m1</text:p>
          </table:table-cell>
          <table:table-cell office:value-type="string" calcext:value-type="string">
            <text:p>PRO_m1 + UBIQUINONE_mc1 --&gt; L_DELTA1_PYRROLINE_5_CARBOXYLATE_m1 + PROTON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384_x2</text:p>
          </table:table-cell>
          <table:table-cell office:value-type="string" calcext:value-type="string">
            <text:p>3_HYDROXY_PROPIONYL_COA_x2 + WATER_x2 --&gt; 3_HYDROXY_PROPIONATE_x2 + CO_A_x2 + 5.0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486_c1</text:p>
          </table:table-cell>
          <table:table-cell office:value-type="string" calcext:value-type="string">
            <text:p>GDP_D_GLUCOSE_c1 + 0.7 Pi_c1 + 0.3 aPi_c1 --&gt; 0.5 GDP_c1 + GLC_1_P_c1 + 0.8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1_c1</text:p>
          </table:table-cell>
          <table:table-cell office:value-type="string" calcext:value-type="string">
            <text:p>COUMARATE_c1 + WATER_c1 --&gt; 0.34 4_HYDROXYBENZALDEHYDE_c1 + ACET_c1 + 0.66 PROTON_c1 + 0.66 a4_HYDROXYBENZALDEHY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1_c2</text:p>
          </table:table-cell>
          <table:table-cell office:value-type="string" calcext:value-type="string">
            <text:p>COUMARATE_c2 + WATER_c2 --&gt; 0.34 4_HYDROXYBENZALDEHYDE_c2 + ACET_c2 + 0.66 PROTON_c2 + 0.66 a4_HYDROXYBENZALDEHY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ROTON_rev_vc2</text:p>
          </table:table-cell>
          <table:table-cell office:value-type="string" calcext:value-type="string">
            <text:p>PROTON_v2 + VAL_v2 --&gt; PROTON_c2 +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KIN_RXN_p2</text:p>
          </table:table-cell>
          <table:table-cell office:value-type="string" calcext:value-type="string">
            <text:p>0.9 ATP_p2 + 1.73 PROTON_p2 + 0.81 UDP_p2 + 0.1 aATP_p2 + 0.19 aUDP_p2 &lt;=&gt; 0.8 ADP_p2 + 0.18 UTP_p2 + 0.2 aADP_p2 + 0.82 aU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NGICACID_BIOSYNTHESIS_c2</text:p>
          </table:table-cell>
          <table:table-cell office:value-type="string" calcext:value-type="string">
            <text:p>NAD_c2 + 0.31 SYRINGALDEHYDE_c2 + WATER_c2 + 0.69 aSYRINGALDEHYDE_c2 --&gt; NADH_c2 + 1.31 PROTON_c2 + SYRING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ec2</text:p>
          </table:table-cell>
          <table:table-cell office:value-type="string" calcext:value-type="string">
            <text:p>MGII_e2 --&gt; MGI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ec1</text:p>
          </table:table-cell>
          <table:table-cell office:value-type="string" calcext:value-type="string">
            <text:p>MGII_e1 --&gt; MGI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KIN_RXN_p1</text:p>
          </table:table-cell>
          <table:table-cell office:value-type="string" calcext:value-type="string">
            <text:p>0.9 ATP_p1 + 1.73 PROTON_p1 + 0.81 UDP_p1 + 0.1 aATP_p1 + 0.19 aUDP_p1 &lt;=&gt; 0.8 ADP_p1 + 0.18 UTP_p1 + 0.2 aADP_p1 + 0.82 aU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KIN_RXN_m2</text:p>
          </table:table-cell>
          <table:table-cell office:value-type="string" calcext:value-type="string">
            <text:p>0.9 ATP_m2 + 0.2 GDP_m2 + 0.1 aATP_m2 + 0.8 aGDP_m2 &lt;=&gt; 0.8 ADP_m2 + 0.9 GTP_m2 + 0.6 PROTON_m2 + 0.2 aADP_m2 + 0.1 aG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KIN_RXN_m1</text:p>
          </table:table-cell>
          <table:table-cell office:value-type="string" calcext:value-type="string">
            <text:p>0.9 ATP_m1 + 0.2 GDP_m1 + 0.1 aATP_m1 + 0.8 aGDP_m1 &lt;=&gt; 0.8 ADP_m1 + 0.9 GTP_m1 + 0.6 PROTON_m1 + 0.2 aADP_m1 + 0.1 aG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MAL_pc2</text:p>
          </table:table-cell>
          <table:table-cell office:value-type="string" calcext:value-type="string">
            <text:p>GLT_p2 + MAL_c2 &lt;=&gt; GLT_c2 + M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MAL_pc1</text:p>
          </table:table-cell>
          <table:table-cell office:value-type="string" calcext:value-type="string">
            <text:p>GLT_p1 + MAL_c1 &lt;=&gt; GLT_c1 + M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a_Oxidation_x1</text:p>
          </table:table-cell>
          <table:table-cell office:value-type="string" calcext:value-type="string">
            <text:p>0.65 ATP_x1 + 8.0 CO_A_x1 + 7.0 NAD_x1 + 7.0 OXYGEN_MOLECULE_x1 + PALMITATE_x1 + 7.0 WATER_x1 + 0.35 aATP_x1 --&gt; 8.0 ACETYL_COA_x1 + AMP_x1 + 7.0 HYDROGEN_PEROXIDE_x1 + 7.0 NADH_x1 + 0.65 PPI_x1 + 7.0 PROTON_x1 + 0.35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a_Oxidation_x2</text:p>
          </table:table-cell>
          <table:table-cell office:value-type="string" calcext:value-type="string">
            <text:p>0.65 ATP_x2 + 8.0 CO_A_x2 + 7.0 NAD_x2 + 7.0 OXYGEN_MOLECULE_x2 + PALMITATE_x2 + 7.0 WATER_x2 + 0.35 aATP_x2 --&gt; 8.0 ACETYL_COA_x2 + AMP_x2 + 7.0 HYDROGEN_PEROXIDE_x2 + 7.0 NADH_x2 + 0.65 PPI_x2 + 7.0 PROTON_x2 + 0.35 aPPI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ROTON_rev_vc2</text:p>
          </table:table-cell>
          <table:table-cell office:value-type="string" calcext:value-type="string">
            <text:p>MET_v2 + PROTON_v2 --&gt; MET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_ADIPATE_mc2</text:p>
          </table:table-cell>
          <table:table-cell office:value-type="string" calcext:value-type="string">
            <text:p>2K_ADIPATE_m2 &lt;=&gt; 2K_ADIP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_ADIPATE_mc1</text:p>
          </table:table-cell>
          <table:table-cell office:value-type="string" calcext:value-type="string">
            <text:p>2K_ADIPATE_m1 &lt;=&gt; 2K_ADIP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ROTON_rev_vc1</text:p>
          </table:table-cell>
          <table:table-cell office:value-type="string" calcext:value-type="string">
            <text:p>MET_v1 + PROTON_v1 --&gt; MET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v_dielTransfer</text:p>
          </table:table-cell>
          <table:table-cell office:value-type="string" calcext:value-type="string">
            <text:p>GLY_v1 --&gt; GLY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vc2</text:p>
          </table:table-cell>
          <table:table-cell office:value-type="string" calcext:value-type="string">
            <text:p>NITRATE_v2 --&gt; N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vc1</text:p>
          </table:table-cell>
          <table:table-cell office:value-type="string" calcext:value-type="string">
            <text:p>NITRATE_v1 --&gt; N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EDOXIN_NITRITE_REDUCTASE_RXN_p2</text:p>
          </table:table-cell>
          <table:table-cell office:value-type="string" calcext:value-type="string">
            <text:p>NITRITE_p2 + 8.0 PROTON_p2 + 6.0 Reduced_ferredoxins_p2 --&gt; AMMONIUM_p2 + 6.0 Oxidized_ferredoxins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5_PERIOD_1_PERIOD_8_RXN_c1</text:p>
          </table:table-cell>
          <table:table-cell office:value-type="string" calcext:value-type="string">
            <text:p>2_KETOGLUTARATE_c1 + LYS_c1 + NADPH_c1 + PROTON_c1 --&gt; NADP_c1 + SACCHAROPINE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5_PERIOD_1_PERIOD_8_RXN_c2</text:p>
          </table:table-cell>
          <table:table-cell office:value-type="string" calcext:value-type="string">
            <text:p>2_KETOGLUTARATE_c2 + LYS_c2 + NADPH_c2 + PROTON_c2 --&gt; NADP_c2 + SACCHAROPIN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v_dielTransfer</text:p>
          </table:table-cell>
          <table:table-cell office:value-type="string" calcext:value-type="string">
            <text:p>NITRATE_v1 &lt;=&gt; NITR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MP_pc2</text:p>
          </table:table-cell>
          <table:table-cell office:value-type="string" calcext:value-type="string">
            <text:p>0.5 GMP_p2 + 0.37 PROTON_c2 + 0.5 bGMP_p2 &lt;=&gt; 0.75 GMP_c2 + 0.06 aGMP_c2 + 0.19 bG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MP_pc1</text:p>
          </table:table-cell>
          <table:table-cell office:value-type="string" calcext:value-type="string">
            <text:p>0.5 GMP_p1 + 0.37 PROTON_c1 + 0.5 bGMP_p1 &lt;=&gt; 0.75 GMP_c1 + 0.06 aGMP_c1 + 0.19 bG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ISOCITRATE_mc2</text:p>
          </table:table-cell>
          <table:table-cell office:value-type="string" calcext:value-type="string">
            <text:p>CIT_m2 + THREO_DS_ISO_CITRATE_c2 &lt;=&gt; CIT_c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ISOCITRATE_mc1</text:p>
          </table:table-cell>
          <table:table-cell office:value-type="string" calcext:value-type="string">
            <text:p>CIT_m1 + THREO_DS_ISO_CITRATE_c1 &lt;=&gt; CIT_c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pc2</text:p>
          </table:table-cell>
          <table:table-cell office:value-type="string" calcext:value-type="string">
            <text:p>GLC_p2 &lt;=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pc1</text:p>
          </table:table-cell>
          <table:table-cell office:value-type="string" calcext:value-type="string">
            <text:p>GLC_p1 &lt;=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ROTON_vc1</text:p>
          </table:table-cell>
          <table:table-cell office:value-type="string" calcext:value-type="string">
            <text:p>PROTON_v1 + TYR_c1 --&gt; PROTON_c1 + TY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ROTON_vc2</text:p>
          </table:table-cell>
          <table:table-cell office:value-type="string" calcext:value-type="string">
            <text:p>PROTON_v2 + TYR_c2 --&gt; PROTON_c2 + TY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6PDEHYDROG_RXN_p1</text:p>
          </table:table-cell>
          <table:table-cell office:value-type="string" calcext:value-type="string">
            <text:p>GLC_6_P_p1 + NADP_p1 --&gt; D_6_P_GLUCONO_DELTA_LACTONE_p1 + NADPH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GLU_AMINOTRANSFORASE_RXN_m2</text:p>
          </table:table-cell>
          <table:table-cell office:value-type="string" calcext:value-type="string">
            <text:p>2_KETOGLUTARATE_m2 + L_ORNITHINE_m2 &lt;=&gt; GLT_m2 + L_GLUTAMATE_GAMMA_SEMIALDEHYD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FOLATEREDUCT_RXN_m1</text:p>
          </table:table-cell>
          <table:table-cell office:value-type="string" calcext:value-type="string">
            <text:p>DIHYDROFOLATE_m1 + NADPH_m1 + PROTON_m1 --&gt; NADP_m1 + THF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FOLATEREDUCT_RXN_m2</text:p>
          </table:table-cell>
          <table:table-cell office:value-type="string" calcext:value-type="string">
            <text:p>DIHYDROFOLATE_m2 + NADPH_m2 + PROTON_m2 --&gt; NADP_m2 + THF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pc2</text:p>
          </table:table-cell>
          <table:table-cell office:value-type="string" calcext:value-type="string">
            <text:p>WATER_p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pc1</text:p>
          </table:table-cell>
          <table:table-cell office:value-type="string" calcext:value-type="string">
            <text:p>WATER_p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XYMETVALDEHYDRAT_RXN_p2</text:p>
          </table:table-cell>
          <table:table-cell office:value-type="string" calcext:value-type="string">
            <text:p>1_KETO_2_METHYLVALERATE_p2 --&gt; 2_KETO_3_METHYL_VALER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184_c1</text:p>
          </table:table-cell>
          <table:table-cell office:value-type="string" calcext:value-type="string">
            <text:p>Heteroglycans_c1 + 0.7 Pi_c1 + 0.3 aPi_c1 &lt;=&gt; GLC_1_P_c1 + 0.3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PROPCOA_FAD_RXN_m2</text:p>
          </table:table-cell>
          <table:table-cell office:value-type="string" calcext:value-type="string">
            <text:p>ISOBUTYRYL_COA_m2 + UBIQUINONE_mi2 --&gt; METHACR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PROPCOA_FAD_RXN_m1</text:p>
          </table:table-cell>
          <table:table-cell office:value-type="string" calcext:value-type="string">
            <text:p>ISOBUTYRYL_COA_m1 + UBIQUINONE_mi1 --&gt; METHACR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ATE_SYNTHASE_FERREDOXIN_RXN_p2</text:p>
          </table:table-cell>
          <table:table-cell office:value-type="string" calcext:value-type="string">
            <text:p>2_KETOGLUTARATE_p2 + GLN_p2 + 2.0 PROTON_p2 + 2.0 Reduced_ferredoxins_p2 --&gt; 2.0 GLT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ROTON_vc1</text:p>
          </table:table-cell>
          <table:table-cell office:value-type="string" calcext:value-type="string">
            <text:p>PHE_c1 + PROTON_v1 --&gt; PH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ROTON_vc2</text:p>
          </table:table-cell>
          <table:table-cell office:value-type="string" calcext:value-type="string">
            <text:p>PHE_c2 + PROTON_v2 --&gt; PH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CITRULLINE_mc2</text:p>
          </table:table-cell>
          <table:table-cell office:value-type="string" calcext:value-type="string">
            <text:p>L_CITRULLINE_c2 + L_ORNITHINE_m2 &lt;=&gt; L_CITRULLINE_m2 + L_ORNITH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CITRULLINE_mc1</text:p>
          </table:table-cell>
          <table:table-cell office:value-type="string" calcext:value-type="string">
            <text:p>L_CITRULLINE_c1 + L_ORNITHINE_m1 &lt;=&gt; L_CITRULLINE_m1 + L_ORNITH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2_RXN_p2</text:p>
          </table:table-cell>
          <table:table-cell office:value-type="string" calcext:value-type="string">
            <text:p>FORMATE_p2 + NAD_p2 --&gt; CARBON_DIOXIDE_p2 + NADH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2_RXN_p1</text:p>
          </table:table-cell>
          <table:table-cell office:value-type="string" calcext:value-type="string">
            <text:p>FORMATE_p1 + NAD_p1 --&gt; CARBON_DIOXIDE_p1 + NADH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oquinol_Oxidase_p1</text:p>
          </table:table-cell>
          <table:table-cell office:value-type="string" calcext:value-type="string">
            <text:p>OXYGEN_MOLECULE_p1 + 2.0 PLASTOQUINOL_1_p1 --&gt; 2.0 PLASTOQUINONE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oquinol_Oxidase_p2</text:p>
          </table:table-cell>
          <table:table-cell office:value-type="string" calcext:value-type="string">
            <text:p>OXYGEN_MOLECULE_p2 + 2.0 PLASTOQUINOL_1_p2 --&gt; 2.0 PLASTOQUINONE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ROTON_vc1</text:p>
          </table:table-cell>
          <table:table-cell office:value-type="string" calcext:value-type="string">
            <text:p>PROTON_v1 + VAL_c1 --&gt; PROTON_c1 + V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ROTON_vc2</text:p>
          </table:table-cell>
          <table:table-cell office:value-type="string" calcext:value-type="string">
            <text:p>PROTON_v2 + VAL_c2 --&gt; PROTON_c2 + V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tx1</text:p>
          </table:table-cell>
          <table:table-cell office:value-type="string" calcext:value-type="string">
            <text:p><text:s/>--&gt; AMMONIUM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tx2</text:p>
          </table:table-cell>
          <table:table-cell office:value-type="string" calcext:value-type="string">
            <text:p><text:s/>--&gt; AMMONIUM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DEHYDROGENASE_UBIQUINONE_RXN_mc1</text:p>
          </table:table-cell>
          <table:table-cell office:value-type="string" calcext:value-type="string">
            <text:p>SUC_m1 + UBIQUINONE_mc1 --&gt; FUM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DEHYDROGENASE_UBIQUINONE_RXN_mc2</text:p>
          </table:table-cell>
          <table:table-cell office:value-type="string" calcext:value-type="string">
            <text:p>SUC_m2 + UBIQUINONE_mc2 --&gt; FUM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MP_mc2</text:p>
          </table:table-cell>
          <table:table-cell office:value-type="string" calcext:value-type="string">
            <text:p>DTMP_m2 &lt;=&gt; DT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MP_mc1</text:p>
          </table:table-cell>
          <table:table-cell office:value-type="string" calcext:value-type="string">
            <text:p>DTMP_m1 &lt;=&gt; DT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INE_TRNA_LIGASE_RXN_c2</text:p>
          </table:table-cell>
          <table:table-cell office:value-type="string" calcext:value-type="string">
            <text:p>0.65 ATP_c2 + GLY_c2 + GLY_tRNAs_c2 + PROTON_c2 + 0.35 aATP_c2 --&gt; AMP_c2 + Charged_GLY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ER_biomass1</text:p>
          </table:table-cell>
          <table:table-cell office:value-type="string" calcext:value-type="string">
            <text:p>sSER_b1 &lt;--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ER_biomass2</text:p>
          </table:table-cell>
          <table:table-cell office:value-type="string" calcext:value-type="string">
            <text:p>sSER_b2 &lt;--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LYS_mc2</text:p>
          </table:table-cell>
          <table:table-cell office:value-type="string" calcext:value-type="string">
            <text:p>ARG_m2 + LYS_c2 &lt;=&gt; ARG_c2 + LYS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BUTYRYL_COA_DEHYDRATASE_RXN_x2</text:p>
          </table:table-cell>
          <table:table-cell office:value-type="string" calcext:value-type="string">
            <text:p>CROTONYL_COA_x2 + WATER_x2 --&gt; CPD_650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3_c1</text:p>
          </table:table-cell>
          <table:table-cell office:value-type="string" calcext:value-type="string">
            <text:p>0.88 CPD_5441_c1 + S_ADENOSYLMETHIONINE_c1 + 0.12 aCPD_5441_c1 --&gt; ADENOSYL_HOMO_CYS_c1 + 0.94 PHOSPHORYL_CHOLINE_c1 + 0.06 PROTON_c1 + 0.06 aPHOSPHORYL_CHOL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21_c2</text:p>
          </table:table-cell>
          <table:table-cell office:value-type="string" calcext:value-type="string">
            <text:p>FERULIC_ACID_c2 + NADPH_c2 + OXYGEN_MOLECULE_c2 + PROTON_c2 --&gt; 5_HYDROXY_FERULIC_ACID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21_c1</text:p>
          </table:table-cell>
          <table:table-cell office:value-type="string" calcext:value-type="string">
            <text:p>FERULIC_ACID_c1 + NADPH_c1 + OXYGEN_MOLECULE_c1 + PROTON_c1 --&gt; 5_HYDROXY_FERULIC_ACID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1_p1</text:p>
          </table:table-cell>
          <table:table-cell office:value-type="string" calcext:value-type="string">
            <text:p>D_RIBULOSE_15_P2_p1 + OXYGEN_MOLECULE_p1 --&gt; CPD_67_p1 + G3P_p1 + 2.0 PROTON_p1 + 3 rubisco_b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1_p2</text:p>
          </table:table-cell>
          <table:table-cell office:value-type="string" calcext:value-type="string">
            <text:p>D_RIBULOSE_15_P2_p2 + OXYGEN_MOLECULE_p2 --&gt; CPD_67_p2 + G3P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8_PERIOD_11_RXN_r2</text:p>
          </table:table-cell>
          <table:table-cell office:value-type="string" calcext:value-type="string">
            <text:p>CDPDIACYLGLYCEROL_p2 + MYO_INOSITOL_c2 --&gt; CMP_p2 + L_1_phosphatidyl_inositols_r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8_PERIOD_11_RXN_r1</text:p>
          </table:table-cell>
          <table:table-cell office:value-type="string" calcext:value-type="string">
            <text:p>CDPDIACYLGLYCEROL_p1 + MYO_INOSITOL_c1 --&gt; CMP_p1 + L_1_phosphatidyl_inositols_r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E_biomass2</text:p>
          </table:table-cell>
          <table:table-cell office:value-type="string" calcext:value-type="string">
            <text:p>ILE_c2 --&gt; sILE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E_biomass1</text:p>
          </table:table-cell>
          <table:table-cell office:value-type="string" calcext:value-type="string">
            <text:p>ILE_c1 --&gt; sILE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ININE_TRNA_LIGASE_RXN_c1</text:p>
          </table:table-cell>
          <table:table-cell office:value-type="string" calcext:value-type="string">
            <text:p>ARG_c1 + ARG_tRNAs_c1 + 0.65 ATP_c1 + PROTON_c1 + 0.35 aATP_c1 --&gt; AMP_c1 + Charged_ARG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ININE_TRNA_LIGASE_RXN_c2</text:p>
          </table:table-cell>
          <table:table-cell office:value-type="string" calcext:value-type="string">
            <text:p>ARG_c2 + ARG_tRNAs_c2 + 0.65 ATP_c2 + PROTON_c2 + 0.35 aATP_c2 --&gt; AMP_c2 + Charged_ARG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ROTON_vc1</text:p>
          </table:table-cell>
          <table:table-cell office:value-type="string" calcext:value-type="string">
            <text:p>MET_c1 + PROTON_v1 --&gt; MET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ROTON_vc2</text:p>
          </table:table-cell>
          <table:table-cell office:value-type="string" calcext:value-type="string">
            <text:p>MET_c2 + PROTON_v2 --&gt; MET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NYL_KIN_RXN_p2</text:p>
          </table:table-cell>
          <table:table-cell office:value-type="string" calcext:value-type="string">
            <text:p>0.9 ATP_p2 + 0.5 GMP_p2 + 1.4 PROTON_c2 + 0.1 aATP_p2 + 0.5 bGMP_p2 --&gt; 0.8 ADP_p2 + 0.2 GDP_p2 + 0.2 aADP_p2 + 0.8 aG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NYL_KIN_RXN_p1</text:p>
          </table:table-cell>
          <table:table-cell office:value-type="string" calcext:value-type="string">
            <text:p>0.9 ATP_p1 + 0.5 GMP_p1 + 1.4 PROTON_c1 + 0.1 aATP_p1 + 0.5 bGMP_p1 --&gt; 0.8 ADP_p1 + 0.2 GDP_p1 + 0.2 aADP_p1 + 0.8 aG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MINOPIMDECARB_RXN_p2</text:p>
          </table:table-cell>
          <table:table-cell office:value-type="string" calcext:value-type="string">
            <text:p>MESO_DIAMINOPIMELATE_p2 + PROTON_p2 --&gt; CARBON_DIOXIDE_p2 + LY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4_RXN_m2</text:p>
          </table:table-cell>
          <table:table-cell office:value-type="string" calcext:value-type="string">
            <text:p>0.79 CTP_m2 + 0.96 PHOSPHORYL_ETHANOLAMINE_m2 + 2.3 PROTON_m2 + 0.21 aCTP_m2 + 0.04 aPHOSPHORYL_ETHANOLAMINE_m2 --&gt; CDP_ETHANOLAMINE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832_p2</text:p>
          </table:table-cell>
          <table:table-cell office:value-type="string" calcext:value-type="string">
            <text:p>0.9 ATP_p2 + CMP_p2 + 0.31 PROTON_c2 + 0.1 aATP_p2 --&gt; 0.8 ADP_p2 + 0.79 CDP_p2 + 0.2 aADP_p2 + 0.21 a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832_p1</text:p>
          </table:table-cell>
          <table:table-cell office:value-type="string" calcext:value-type="string">
            <text:p>0.9 ATP_p1 + CMP_p1 + 0.31 PROTON_c1 + 0.1 aATP_p1 --&gt; 0.8 ADP_p1 + 0.79 CDP_p1 + 0.2 aADP_p1 + 0.21 a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ylan_biomass1</text:p>
          </table:table-cell>
          <table:table-cell office:value-type="string" calcext:value-type="string">
            <text:p>Xylan_b1 &lt;-- XYLA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ylan_biomass2</text:p>
          </table:table-cell>
          <table:table-cell office:value-type="string" calcext:value-type="string">
            <text:p>Xylan_b2 &lt;-- XYLA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2_PERIOD_1_PERIOD_48_RXN_c2</text:p>
          </table:table-cell>
          <table:table-cell office:value-type="string" calcext:value-type="string">
            <text:p>SUCROSE_c2 + WATER_c2 --&gt; FRU_c2 +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25_p2</text:p>
          </table:table-cell>
          <table:table-cell office:value-type="string" calcext:value-type="string">
            <text:p>CPD_14553_c2 + D_Galactosyl_12_diacyl_glycerols_p2 --&gt; Galactosyl_galactosyl_diacyl_glycerols_p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25_p1</text:p>
          </table:table-cell>
          <table:table-cell office:value-type="string" calcext:value-type="string">
            <text:p>CPD_14553_c1 + D_Galactosyl_12_diacyl_glycerols_p1 --&gt; Galactosyl_galactosyl_diacyl_glycerols_p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2_PERIOD_1_PERIOD_48_RXN_c1</text:p>
          </table:table-cell>
          <table:table-cell office:value-type="string" calcext:value-type="string">
            <text:p>SUCROSE_c1 + WATER_c1 --&gt; FRU_c1 +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03_c2</text:p>
          </table:table-cell>
          <table:table-cell office:value-type="string" calcext:value-type="string">
            <text:p>COUMARATE_c2 + NADPH_c2 + OXYGEN_MOLECULE_c2 + PROTON_c2 --&gt; CPD_676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03_c1</text:p>
          </table:table-cell>
          <table:table-cell office:value-type="string" calcext:value-type="string">
            <text:p>COUMARATE_c1 + NADPH_c1 + OXYGEN_MOLECULE_c1 + PROTON_c1 --&gt; CPD_676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GLYPSYN_RXN_p2</text:p>
          </table:table-cell>
          <table:table-cell office:value-type="string" calcext:value-type="string">
            <text:p>CDPDIACYLGLYCEROL_p2 + GLYCEROL_3P_p2 --&gt; CMP_p2 + 0.97 L_1_PHOSPHATIDYL_GLYCEROL_P_p2 + 0.97 PROTON_p2 + 0.03 aL_1_PHOSPHATIDYL_GLYCEROL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GLYPSYN_RXN_m1</text:p>
          </table:table-cell>
          <table:table-cell office:value-type="string" calcext:value-type="string">
            <text:p>CDPDIACYLGLYCEROL_m1 + GLYCEROL_3P_m1 --&gt; CMP_m1 + 0.97 L_1_PHOSPHATIDYL_GLYCEROL_P_m1 + 0.97 PROTON_m1 + 0.03 aL_1_PHOSPHATIDYL_GLYCEROL_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GLYPSYN_RXN_m2</text:p>
          </table:table-cell>
          <table:table-cell office:value-type="string" calcext:value-type="string">
            <text:p>CDPDIACYLGLYCEROL_m2 + GLYCEROL_3P_m2 --&gt; CMP_m2 + 0.97 L_1_PHOSPHATIDYL_GLYCEROL_P_m2 + 0.97 PROTON_m2 + 0.03 aL_1_PHOSPHATIDYL_GLYCEROL_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2_p1</text:p>
          </table:table-cell>
          <table:table-cell office:value-type="string" calcext:value-type="string">
            <text:p>2.0 CPD_318_p1 + NADPH_p1 + PROTON_p1 --&gt; 2.0 ASCORBATE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2_p2</text:p>
          </table:table-cell>
          <table:table-cell office:value-type="string" calcext:value-type="string">
            <text:p>2.0 CPD_318_p2 + NADPH_p2 + PROTON_p2 --&gt; 2.0 ASCORB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GLYPSYN_RXN_p1</text:p>
          </table:table-cell>
          <table:table-cell office:value-type="string" calcext:value-type="string">
            <text:p>CDPDIACYLGLYCEROL_p1 + GLYCEROL_3P_p1 --&gt; CMP_p1 + 0.97 L_1_PHOSPHATIDYL_GLYCEROL_P_p1 + 0.97 PROTON_p1 + 0.03 aL_1_PHOSPHATIDYL_GLYCEROL_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1PADENYLTRANS_RXN_p2</text:p>
          </table:table-cell>
          <table:table-cell office:value-type="string" calcext:value-type="string">
            <text:p>0.9 ATP_p2 + GLC_1_P_p2 + 0.45 PROTON_p2 + 0.1 aATP_p2 --&gt; ADP_D_GLUCOSE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ROTON_vc1</text:p>
          </table:table-cell>
          <table:table-cell office:value-type="string" calcext:value-type="string">
            <text:p>PROTON_v1 + SER_c1 --&gt; PROTON_c1 + SE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ROTON_vc2</text:p>
          </table:table-cell>
          <table:table-cell office:value-type="string" calcext:value-type="string">
            <text:p>PROTON_v2 + SER_c2 --&gt; PROTON_c2 + SE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ORGPYROPHOSPHAT_RXN_c2</text:p>
          </table:table-cell>
          <table:table-cell office:value-type="string" calcext:value-type="string">
            <text:p>0.65 PPI_c2 + WATER_c2 + 0.35 aPPI_c2 --&gt; 0.75 PROTON_c2 + 1.4 Pi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GLU_mc1</text:p>
          </table:table-cell>
          <table:table-cell office:value-type="string" calcext:value-type="string">
            <text:p>GLN_m1 + GLT_c1 &lt;=&gt; GLN_c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GLU_mc2</text:p>
          </table:table-cell>
          <table:table-cell office:value-type="string" calcext:value-type="string">
            <text:p>GLN_m2 + GLT_c2 &lt;=&gt; GLN_c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COHOL_DEHYDROG_RXN_c1</text:p>
          </table:table-cell>
          <table:table-cell office:value-type="string" calcext:value-type="string">
            <text:p>ETOH_c1 + NAD_c1 &lt;=&gt; ACETALD_c1 + NAD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COHOL_DEHYDROG_RXN_c2</text:p>
          </table:table-cell>
          <table:table-cell office:value-type="string" calcext:value-type="string">
            <text:p>ETOH_c2 + NAD_c2 &lt;=&gt; ACETALD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mass_tx2</text:p>
          </table:table-cell>
          <table:table-cell office:value-type="string" calcext:value-type="string">
            <text:p>0.88 Ca_b2 + 1.8 K_b2 + 0.58 Mg_b2 + 0.2326035201 pALA_b2 + 0.1771733159 pARG_b2 + 0.1447158566 pASN_b2 + 0.3855539754 pASP_b2 + 0.1325494187 pGLN_b2 + 0.2261465373 pGLU_b2 + 0.2309411553 pGLY_b2 + 0.1673732646 pHIS_b2 + 0.1454255314 pILE_b2 + 0.0053400685 pLEU_b2 + 0.3415370304 pLYS_b2 + 0.1420323181 pMET_b2 + 0.1980982902 pPHE_b2 + 0.3368402626 pSER_b2 + 0.2365218861 pTHR_b2 + 0.2071316851 pTYR_b2 + 0.158571619 pVAL_b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2_RXN_m2</text:p>
          </table:table-cell>
          <table:table-cell office:value-type="string" calcext:value-type="string">
            <text:p>FORMATE_m2 + NAD_m2 --&gt;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03_p1</text:p>
          </table:table-cell>
          <table:table-cell office:value-type="string" calcext:value-type="string">
            <text:p>2.0 Reduced_ferredoxins_p1 + Stearoyl_ACPs_p1 --&gt; Oleoyl_ACPs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03_p2</text:p>
          </table:table-cell>
          <table:table-cell office:value-type="string" calcext:value-type="string">
            <text:p>2.0 Reduced_ferredoxins_p2 + Stearoyl_ACPs_p2 --&gt; Oleoyl_ACPs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THIONE_REDUCT_NADPH_RXN_p2</text:p>
          </table:table-cell>
          <table:table-cell office:value-type="string" calcext:value-type="string">
            <text:p>NADPH_p2 + 0.91 OXIDIZED_GLUTATHIONE_p2 + 1.09 PROTON_p2 + 0.09 bOXIDIZED_GLUTATHIONE_p2 --&gt; 2.0 GLUTATHION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PROTON_vc1</text:p>
          </table:table-cell>
          <table:table-cell office:value-type="string" calcext:value-type="string">
            <text:p>GLN_c1 + PROTON_v1 --&gt; GLN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GD_RXN_c2</text:p>
          </table:table-cell>
          <table:table-cell office:value-type="string" calcext:value-type="string">
            <text:p>2.0 NAD_c2 + UDP_GLUCOSE_c2 + WATER_c2 --&gt; 2.0 NADH_c2 + 3.0 PROTON_c2 + UDP_GLUCUR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GD_RXN_c1</text:p>
          </table:table-cell>
          <table:table-cell office:value-type="string" calcext:value-type="string">
            <text:p>2.0 NAD_c1 + UDP_GLUCOSE_c1 + WATER_c1 --&gt; 2.0 NADH_c1 + 3.0 PROTON_c1 + UDP_GLUCUR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1213_m1</text:p>
          </table:table-cell>
          <table:table-cell office:value-type="string" calcext:value-type="string">
            <text:p>CH3_MALONATE_S_ALD_m1 + CO_A_m1 + NAD_m1 + WATER_m1 --&gt; HCO3_m1 + NADH_m1 + PROPIONYL_COA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P_biomass1</text:p>
          </table:table-cell>
          <table:table-cell office:value-type="string" calcext:value-type="string">
            <text:p>ASP_tRNAs_c1 + 2.0 PROTON_c1 + pASP_b1 &lt;-- Charged_ASP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P_biomass2</text:p>
          </table:table-cell>
          <table:table-cell office:value-type="string" calcext:value-type="string">
            <text:p>ASP_tRNAs_c2 + 2.0 PROTON_c2 + pASP_b2 &lt;-- Charged_ASP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1_PERIOD_90_RXN_c1</text:p>
          </table:table-cell>
          <table:table-cell office:value-type="string" calcext:value-type="string">
            <text:p>FRUCTOSE_6P_c1 + 0.65 PPI_c1 + 0.35 aPPI_c1 &lt;=&gt; FRUCTOSE_16_DIPHOSPHATE_c1 + 1.05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MAL_pc1</text:p>
          </table:table-cell>
          <table:table-cell office:value-type="string" calcext:value-type="string">
            <text:p>MAL_c1 + OXALACETIC_ACID_p1 &lt;=&gt; MAL_p1 +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MAL_pc2</text:p>
          </table:table-cell>
          <table:table-cell office:value-type="string" calcext:value-type="string">
            <text:p>MAL_c2 + OXALACETIC_ACID_p2 &lt;=&gt; MAL_p2 +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ROLINECARBREDUCT_RXN_NAD_c2</text:p>
          </table:table-cell>
          <table:table-cell office:value-type="string" calcext:value-type="string">
            <text:p>L_DELTA1_PYRROLINE_5_CARBOXYLATE_c2 + NADH_c2 + PROTON_c2 --&gt; NAD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8_p2</text:p>
          </table:table-cell>
          <table:table-cell office:value-type="string" calcext:value-type="string">
            <text:p>Hex_2_enoyl_ACPs_p2 + NADH_p2 + PROTON_p2 --&gt; Hex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8_p1</text:p>
          </table:table-cell>
          <table:table-cell office:value-type="string" calcext:value-type="string">
            <text:p>Hex_2_enoyl_ACPs_p1 + NADH_p1 + PROTON_p1 --&gt; Hex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82_p2</text:p>
          </table:table-cell>
          <table:table-cell office:value-type="string" calcext:value-type="string">
            <text:p>CPD_659_p2 + NADP_p2 --&gt; CARBON_DIOXIDE_p2 + NADPH_p2 + TY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MP_mc1</text:p>
          </table:table-cell>
          <table:table-cell office:value-type="string" calcext:value-type="string">
            <text:p>AMP_c1 + 0.9 ATP_m1 + 0.35 PROTON_c1 + 0.1 aATP_m1 &lt;=&gt; AMP_m1 + 0.65 ATP_c1 + 0.1 PROTON_m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RYL_CHOLINE_mc2</text:p>
          </table:table-cell>
          <table:table-cell office:value-type="string" calcext:value-type="string">
            <text:p>PHOSPHORYL_CHOLINE_m2 + 0.06 PROTON_c2 &lt;=&gt; 0.94 PHOSPHORYL_CHOLINE_c2 + 0.06 aPHOSPHORYL_CHO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BULOSE_BISPHOSPHATE_CARBOXYLASE_RXN_p2</text:p>
          </table:table-cell>
          <table:table-cell office:value-type="string" calcext:value-type="string">
            <text:p>CARBON_DIOXIDE_p2 + D_RIBULOSE_15_P2_p2 + WATER_p2 --&gt; 2.0 G3P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RYL_CHOLINE_mc1</text:p>
          </table:table-cell>
          <table:table-cell office:value-type="string" calcext:value-type="string">
            <text:p>PHOSPHORYL_CHOLINE_m1 + 0.06 PROTON_c1 &lt;=&gt; 0.94 PHOSPHORYL_CHOLINE_c1 + 0.06 aPHOSPHORYL_CHOL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biomass2</text:p>
          </table:table-cell>
          <table:table-cell office:value-type="string" calcext:value-type="string">
            <text:p>Glycerol_b2 &lt;--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biomass1</text:p>
          </table:table-cell>
          <table:table-cell office:value-type="string" calcext:value-type="string">
            <text:p>Glycerol_b1 &lt;--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737_p2</text:p>
          </table:table-cell>
          <table:table-cell office:value-type="string" calcext:value-type="string">
            <text:p>DELTA1_PIPERIDEINE_2_6_DICARBOXYLATE_p2 + GLT_p2 + PROTON_p2 + WATER_p2 --&gt; 2_KETOGLUTARATE_p2 + LL_DIAMINOPIMEL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ROTON_rev_vc2</text:p>
          </table:table-cell>
          <table:table-cell office:value-type="string" calcext:value-type="string">
            <text:p>GLY_v2 + PROTON_v2 --&gt; GLY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ROTON_rev_vc1</text:p>
          </table:table-cell>
          <table:table-cell office:value-type="string" calcext:value-type="string">
            <text:p>GLY_v1 + PROTON_v1 --&gt; GLY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_CLEAV_RXN_x2</text:p>
          </table:table-cell>
          <table:table-cell office:value-type="string" calcext:value-type="string">
            <text:p>THREO_DS_ISO_CITRATE_x2 --&gt; GLYOX_x2 + SUC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v_dielTransfer</text:p>
          </table:table-cell>
          <table:table-cell office:value-type="string" calcext:value-type="string">
            <text:p>GLN_v1 --&gt; GLN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1_PHOSPHATE_SYNTHASE_RXN_c2</text:p>
          </table:table-cell>
          <table:table-cell office:value-type="string" calcext:value-type="string">
            <text:p>GLC_6_P_c2 --&gt; 1_L_MYO_INOSITOL_1_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1_PHOSPHATE_SYNTHASE_RXN_c1</text:p>
          </table:table-cell>
          <table:table-cell office:value-type="string" calcext:value-type="string">
            <text:p>GLC_6_P_c1 --&gt; 1_L_MYO_INOSITOL_1_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_CLEAV_RXN_x1</text:p>
          </table:table-cell>
          <table:table-cell office:value-type="string" calcext:value-type="string">
            <text:p>THREO_DS_ISO_CITRATE_x1 --&gt; GLYOX_x1 + SUC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BUTYRYL_COA_xc2</text:p>
          </table:table-cell>
          <table:table-cell office:value-type="string" calcext:value-type="string">
            <text:p>ISOBUTYRYL_COA_x2 &lt;=&gt; ISO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BUTYRYL_COA_xc1</text:p>
          </table:table-cell>
          <table:table-cell office:value-type="string" calcext:value-type="string">
            <text:p>ISOBUTYRYL_COA_x1 &lt;=&gt; ISO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8_p2</text:p>
          </table:table-cell>
          <table:table-cell office:value-type="string" calcext:value-type="string">
            <text:p>Stearoyl_ACPs_p2 + WATER_p2 --&gt; ACP_p2 + PROTON_p2 + STEARIC_ACI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48_p1</text:p>
          </table:table-cell>
          <table:table-cell office:value-type="string" calcext:value-type="string">
            <text:p>Stearoyl_ACPs_p1 + WATER_p1 --&gt; ACP_p1 + PROTON_p1 + STEARIC_ACI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DIGLYSYN_RXN_p1</text:p>
          </table:table-cell>
          <table:table-cell office:value-type="string" calcext:value-type="string">
            <text:p>0.79 CTP_p1 + L_PHOSPHATIDATE_p1 + 0.34 PROTON_p1 + 0.21 aCTP_p1 --&gt; CDPDIACYLGLYCEROL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DIGLYSYN_RXN_p2</text:p>
          </table:table-cell>
          <table:table-cell office:value-type="string" calcext:value-type="string">
            <text:p>0.79 CTP_p2 + L_PHOSPHATIDATE_p2 + 0.34 PROTON_p2 + 0.21 aCTP_p2 --&gt; CDPDIACYLGLYCEROL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tyAcid_biomass2</text:p>
          </table:table-cell>
          <table:table-cell office:value-type="string" calcext:value-type="string">
            <text:p>AMP_c2 + FattyAcid_b2 + 0.65 PPI_c2 + 0.35 aPPI_c2 &lt;-- 0.65 ATP_c2 + PALMITATE_c2 + WATER_c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RIBULOKINASE_RXN_p2</text:p>
          </table:table-cell>
          <table:table-cell office:value-type="string" calcext:value-type="string">
            <text:p>0.9 ATP_p2 + RIBULOSE_5P_p2 + 0.1 aATP_p2 --&gt; 0.8 ADP_p2 + D_RIBULOSE_15_P2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trienoate_biosynthesis_p2</text:p>
          </table:table-cell>
          <table:table-cell office:value-type="string" calcext:value-type="string">
            <text:p>WATER_p2 + hexadecatrienoate_ACP_p2 --&gt; ACP_p2 + CPD_17291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trienoate_biosynthesis_p1</text:p>
          </table:table-cell>
          <table:table-cell office:value-type="string" calcext:value-type="string">
            <text:p>WATER_p1 + hexadecatrienoate_ACP_p1 --&gt; ACP_p1 + CPD_17291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PPHOSPHA_RXN_p1</text:p>
          </table:table-cell>
          <table:table-cell office:value-type="string" calcext:value-type="string">
            <text:p>0.97 L_1_PHOSPHATIDYL_GLYCEROL_P_p1 + WATER_p1 + 0.03 aL_1_PHOSPHATIDYL_GLYCEROL_P_p1 --&gt; L_1_PHOSPHATIDYL_GLYCEROL_p1 + 0.03 PROTON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PPHOSPHA_RXN_p2</text:p>
          </table:table-cell>
          <table:table-cell office:value-type="string" calcext:value-type="string">
            <text:p>0.97 L_1_PHOSPHATIDYL_GLYCEROL_P_p2 + WATER_p2 + 0.03 aL_1_PHOSPHATIDYL_GLYCEROL_P_p2 --&gt; L_1_PHOSPHATIDYL_GLYCEROL_p2 + 0.03 PROTON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v_dielTransfer</text:p>
          </table:table-cell>
          <table:table-cell office:value-type="string" calcext:value-type="string">
            <text:p>0.7 MAL_v1 + 0.3 aMAL_v1 &lt;=&gt; 0.7 MAL_v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HED_CHAINAMINOTRANSFERILEU_RXN_p2</text:p>
          </table:table-cell>
          <table:table-cell office:value-type="string" calcext:value-type="string">
            <text:p>2_KETOGLUTARATE_p2 + ILE_p2 &lt;=&gt; 2_KETO_3_METHYL_VALERATE_p2 + GLT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HED_CHAINAMINOTRANSFERLEU_RXN_m1</text:p>
          </table:table-cell>
          <table:table-cell office:value-type="string" calcext:value-type="string">
            <text:p>2_KETOGLUTARATE_m1 + LEU_m1 &lt;=&gt; 2K_4CH3_PENTANO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HED_CHAINAMINOTRANSFERLEU_RXN_m2</text:p>
          </table:table-cell>
          <table:table-cell office:value-type="string" calcext:value-type="string">
            <text:p>2_KETOGLUTARATE_m2 + LEU_m2 &lt;=&gt; 2K_4CH3_PENTANOATE_m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ENE_THF_pc2</text:p>
          </table:table-cell>
          <table:table-cell office:value-type="string" calcext:value-type="string">
            <text:p>METHYLENE_THF_p2 &lt;=&gt; METHYLENE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ENE_THF_pc1</text:p>
          </table:table-cell>
          <table:table-cell office:value-type="string" calcext:value-type="string">
            <text:p>METHYLENE_THF_p1 &lt;=&gt; METHYLENE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EU_biomass1</text:p>
          </table:table-cell>
          <table:table-cell office:value-type="string" calcext:value-type="string">
            <text:p>LEU_c1 --&gt; sLEU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1483_c2</text:p>
          </table:table-cell>
          <table:table-cell office:value-type="string" calcext:value-type="string">
            <text:p>4.0 FeII_c2 + OXYGEN_MOLECULE_c2 + 4.0 PROTON_c2 --&gt; 4.0 FeIII_c2 + 2.0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1483_c1</text:p>
          </table:table-cell>
          <table:table-cell office:value-type="string" calcext:value-type="string">
            <text:p>4.0 FeII_c1 + OXYGEN_MOLECULE_c1 + 4.0 PROTON_c1 --&gt; 4.0 FeIII_c1 + 2.0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EU_biomass2</text:p>
          </table:table-cell>
          <table:table-cell office:value-type="string" calcext:value-type="string">
            <text:p>LEU_c2 --&gt; sLEU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mc1</text:p>
          </table:table-cell>
          <table:table-cell office:value-type="string" calcext:value-type="string">
            <text:p>WATER_m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6BDEPHOS_RXN_p2</text:p>
          </table:table-cell>
          <table:table-cell office:value-type="string" calcext:value-type="string">
            <text:p>FRUCTOSE_16_DIPHOSPHATE_p2 + WATER_p2 --&gt; FRUCTOSE_6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ROTON_rev_vc1</text:p>
          </table:table-cell>
          <table:table-cell office:value-type="string" calcext:value-type="string">
            <text:p>LYS_v1 + PROTON_v1 --&gt; LY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HYDR_RXN_m1</text:p>
          </table:table-cell>
          <table:table-cell office:value-type="string" calcext:value-type="string">
            <text:p>FUM_m1 + WATER_m1 &lt;=&gt; MAL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PROTON_rev_vc2</text:p>
          </table:table-cell>
          <table:table-cell office:value-type="string" calcext:value-type="string">
            <text:p>LYS_v2 + PROTON_v2 --&gt; LY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2_p1</text:p>
          </table:table-cell>
          <table:table-cell office:value-type="string" calcext:value-type="string">
            <text:p>Decanoyl_ACPs_p1 + MALONYL_COA_p1 + PROTON_p1 --&gt; 3_oxo_dodec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2_p2</text:p>
          </table:table-cell>
          <table:table-cell office:value-type="string" calcext:value-type="string">
            <text:p>Decanoyl_ACPs_p2 + MALONYL_COA_p2 + PROTON_p2 --&gt; 3_oxo_dodec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ec2</text:p>
          </table:table-cell>
          <table:table-cell office:value-type="string" calcext:value-type="string">
            <text:p>GLC_e2 + PROTON_e2 --&gt; GLC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ec1</text:p>
          </table:table-cell>
          <table:table-cell office:value-type="string" calcext:value-type="string">
            <text:p>GLC_e1 + PROTON_e1 --&gt; GLC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Polymerisation_c1</text:p>
          </table:table-cell>
          <table:table-cell office:value-type="string" calcext:value-type="string">
            <text:p>1.3 GTP_c1 + 2.0 WATER_c1 + 0.7 aGTP_c1 --&gt; GDP_c1 + 1.1 PROTON_c1 + 1.4 Pi_c1 + Protein_polymerisation_cost_c1 + aGDP_c1 + 0.6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Polymerisation_c2</text:p>
          </table:table-cell>
          <table:table-cell office:value-type="string" calcext:value-type="string">
            <text:p>1.3 GTP_c2 + 2.0 WATER_c2 + 0.7 aGTP_c2 --&gt; GDP_c2 + 1.1 PROTON_c2 + 1.4 Pi_c2 + Protein_polymerisation_cost_c2 + aGDP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GLU_mc2</text:p>
          </table:table-cell>
          <table:table-cell office:value-type="string" calcext:value-type="string">
            <text:p>GLT_c2 + L_ASPARTATE_m2 &lt;=&gt; GLT_m2 +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AMINOTRANSFERASE_RXN_m1</text:p>
          </table:table-cell>
          <table:table-cell office:value-type="string" calcext:value-type="string">
            <text:p>2_KETOGLUTARATE_m1 + L_ALPHA_ALANINE_m1 &lt;=&gt; GLT_m1 + PYRUV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vc1</text:p>
          </table:table-cell>
          <table:table-cell office:value-type="string" calcext:value-type="string">
            <text:p>AMMONIUM_v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AMINOTRANSFERASE_RXN_m2</text:p>
          </table:table-cell>
          <table:table-cell office:value-type="string" calcext:value-type="string">
            <text:p>2_KETOGLUTARATE_m2 + L_ALPHA_ALANINE_m2 &lt;=&gt; GLT_m2 + PYRUV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ROTON_vc1</text:p>
          </table:table-cell>
          <table:table-cell office:value-type="string" calcext:value-type="string">
            <text:p>PROTON_v1 + THR_c1 --&gt; PROTON_c1 + THR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PROTON_vc2</text:p>
          </table:table-cell>
          <table:table-cell office:value-type="string" calcext:value-type="string">
            <text:p>PROTON_v2 + THR_c2 --&gt; PROTON_c2 + TH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mc1</text:p>
          </table:table-cell>
          <table:table-cell office:value-type="string" calcext:value-type="string">
            <text:p>SER_m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mc2</text:p>
          </table:table-cell>
          <table:table-cell office:value-type="string" calcext:value-type="string">
            <text:p>SER_m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SUC_mc2</text:p>
          </table:table-cell>
          <table:table-cell office:value-type="string" calcext:value-type="string">
            <text:p>2_KETOGLUTARATE_m2 + SUC_c2 &lt;=&gt; 2_KETOGLUTARATE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REDUCT_RXN_p2</text:p>
          </table:table-cell>
          <table:table-cell office:value-type="string" calcext:value-type="string">
            <text:p>Red_Thioredoxin_p2 + 0.81 UDP_p2 + 0.19 aUDP_p2 --&gt; 0.81 DUDP_p2 + Ox_Thioredoxin_p2 + WATER_p2 + 0.19 aD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REDUCT_RXN_p1</text:p>
          </table:table-cell>
          <table:table-cell office:value-type="string" calcext:value-type="string">
            <text:p>Red_Thioredoxin_p1 + 0.81 UDP_p1 + 0.19 aUDP_p1 --&gt; 0.81 DUDP_p1 + Ox_Thioredoxin_p1 + WATER_p1 + 0.19 aD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YSINE_DEHYDROG_RXN_c1</text:p>
          </table:table-cell>
          <table:table-cell office:value-type="string" calcext:value-type="string">
            <text:p>ALLYSINE_c1 + NAD_c1 + WATER_c1 --&gt; CPD_468_c1 + NADH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YSINE_DEHYDROG_RXN_c2</text:p>
          </table:table-cell>
          <table:table-cell office:value-type="string" calcext:value-type="string">
            <text:p>ALLYSINE_c2 + NAD_c2 + WATER_c2 --&gt; CPD_468_c2 + NAD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2_p2</text:p>
          </table:table-cell>
          <table:table-cell office:value-type="string" calcext:value-type="string">
            <text:p>MALONYL_COA_p2 + PROTON_p2 + Palmitoyl_ACPs_p2 --&gt; 3_oxo_stear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2_p1</text:p>
          </table:table-cell>
          <table:table-cell office:value-type="string" calcext:value-type="string">
            <text:p>MALONYL_COA_p1 + PROTON_p1 + Palmitoyl_ACPs_p1 --&gt; 3_oxo_stear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COASYN_RXN_x1</text:p>
          </table:table-cell>
          <table:table-cell office:value-type="string" calcext:value-type="string">
            <text:p>NAD_x1 + PROPIONYL_COA_x1 --&gt; ACRYLYL_COA_x1 + NADH_x1 + PROTON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COASYN_RXN_x2</text:p>
          </table:table-cell>
          <table:table-cell office:value-type="string" calcext:value-type="string">
            <text:p>NAD_x2 + PROPIONYL_COA_x2 --&gt; ACRYL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SYRINGONE_BIOSYNTHESIS_c1</text:p>
          </table:table-cell>
          <table:table-cell office:value-type="string" calcext:value-type="string">
            <text:p>0.88 5_HYDROXY_ACETOVANILLONE_c1 + S_ADENOSYLMETHIONINE_c1 + 0.12 a5_HYDROXY_ACETOVANILLONE_c1 --&gt; 0.56 ACETOSYRINGONE_c1 + ADENOSYL_HOMO_CYS_c1 + 0.32 PROTON_c1 + 0.44 aACETOSYRING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SYRINGONE_BIOSYNTHESIS_c2</text:p>
          </table:table-cell>
          <table:table-cell office:value-type="string" calcext:value-type="string">
            <text:p>0.88 5_HYDROXY_ACETOVANILLONE_c2 + S_ADENOSYLMETHIONINE_c2 + 0.12 a5_HYDROXY_ACETOVANILLONE_c2 --&gt; 0.56 ACETOSYRINGONE_c2 + ADENOSYL_HOMO_CYS_c2 + 0.32 PROTON_c2 + 0.44 aACETOSYRING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1_p2</text:p>
          </table:table-cell>
          <table:table-cell office:value-type="string" calcext:value-type="string">
            <text:p>Decanoyl_ACPs_p2 + MALONYL_ACP_p2 + PROTON_p2 --&gt; 3_oxo_dodec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1_p1</text:p>
          </table:table-cell>
          <table:table-cell office:value-type="string" calcext:value-type="string">
            <text:p>Decanoyl_ACPs_p1 + MALONYL_ACP_p1 + PROTON_p1 --&gt; 3_oxo_dodec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ERTRANSAM_RXN_p1</text:p>
          </table:table-cell>
          <table:table-cell office:value-type="string" calcext:value-type="string">
            <text:p>3_P_HYDROXYPYRUVATE_p1 + GLT_p1 &lt;=&gt; 2_KETOGLUTARATE_p1 + 3_P_SERI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REDUCT_RXN_p1</text:p>
          </table:table-cell>
          <table:table-cell office:value-type="string" calcext:value-type="string">
            <text:p>0.79 CDP_p1 + Red_Thioredoxin_p1 + 0.21 aCDP_p1 --&gt; 0.79 DCDP_p1 + Ox_Thioredoxin_p1 + WATER_p1 + 0.21 aD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REDUCT_RXN_p2</text:p>
          </table:table-cell>
          <table:table-cell office:value-type="string" calcext:value-type="string">
            <text:p>0.79 CDP_p2 + Red_Thioredoxin_p2 + 0.21 aCDP_p2 --&gt; 0.79 DCDP_p2 + Ox_Thioredoxin_p2 + WATER_p2 + 0.21 aD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xc1</text:p>
          </table:table-cell>
          <table:table-cell office:value-type="string" calcext:value-type="string">
            <text:p>SUC_x1 &lt;=&gt;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xc2</text:p>
          </table:table-cell>
          <table:table-cell office:value-type="string" calcext:value-type="string">
            <text:p>SUC_x2 &lt;=&gt;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MAL_pc1</text:p>
          </table:table-cell>
          <table:table-cell office:value-type="string" calcext:value-type="string">
            <text:p>2_KETOGLUTARATE_p1 + MAL_c1 &lt;=&gt; 2_KETOGLUTARATE_c1 + M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MAL_pc2</text:p>
          </table:table-cell>
          <table:table-cell office:value-type="string" calcext:value-type="string">
            <text:p>2_KETOGLUTARATE_p2 + MAL_c2 &lt;=&gt; 2_KETOGLUTARATE_c2 + M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SERDEHYDROG_RXN_NADP_p2</text:p>
          </table:table-cell>
          <table:table-cell office:value-type="string" calcext:value-type="string">
            <text:p>L_ASPARTATE_SEMIALDEHYDE_p2 + NADPH_p2 + PROTON_p2 --&gt; HOMO_SER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omass_tx1</text:p>
          </table:table-cell>
          <table:table-cell office:value-type="string" calcext:value-type="string">
            <text:p>0.88 Ca_b1 + 1.8 K_b1 + 0.58 Mg_b1 + 0.2326035201 pALA_b1 + 0.1771733159 pARG_b1 + 0.1447158566 pASN_b1 + 0.3855539754 pASP_b1 + 0.1325494187 pGLN_b1 + 0.2261465373 pGLU_b1 + 0.2309411553 pGLY_b1 + 0.1673732646 pHIS_b1 + 0.1454255314 pILE_b1 + 0.0053400685 pLEU_b1 + 0.3415370304 pLYS_b1 + 0.1420323181 pMET_b1 + 0.1980982902 pPHE_b1 + 0.3368402626 pSER_b1 + 0.2365218861 pTHR_b1 + 0.2071316851 pTYR_b1 + 0.158571619 pVAL_b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7_p2</text:p>
          </table:table-cell>
          <table:table-cell office:value-type="string" calcext:value-type="string">
            <text:p>R_3_hydroxymyristoyl_ACPs_p2 --&gt; Tetra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SUCCINSYN_RXN_p2</text:p>
          </table:table-cell>
          <table:table-cell office:value-type="string" calcext:value-type="string">
            <text:p>0.9 ATP_p2 + L_ASPARTATE_p2 + L_CITRULLINE_p2 + 0.1 aATP_p2 --&gt; AMP_p2 + L_ARGININO_SUCCINATE_p2 + 0.55 PPI_p2 + 1.5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TATE_SEMIALDEHYDE_DEHYDROGENASE_RXN_p2</text:p>
          </table:table-cell>
          <table:table-cell office:value-type="string" calcext:value-type="string">
            <text:p>L_BETA_ASPARTYL_P_p2 + NADPH_p2 + PROTON_p2 --&gt; L_ASPARTATE_SEMIALDEHYDE_p2 + NAD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v_dielTransfer</text:p>
          </table:table-cell>
          <table:table-cell office:value-type="string" calcext:value-type="string">
            <text:p>ILE_v1 --&gt; IL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S_pc1</text:p>
          </table:table-cell>
          <table:table-cell office:value-type="string" calcext:value-type="string">
            <text:p>HS_p1 + 0.15 PROTON_c1 &lt;=&gt; 0.85 HS_c1 + 0.15 aH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S_pc2</text:p>
          </table:table-cell>
          <table:table-cell office:value-type="string" calcext:value-type="string">
            <text:p>HS_p2 + 0.15 PROTON_c2 &lt;=&gt; 0.85 HS_c2 + 0.15 aH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5_p2</text:p>
          </table:table-cell>
          <table:table-cell office:value-type="string" calcext:value-type="string">
            <text:p>Dodecanoyl_ACPs_p2 + MALONYL_ACP_p2 + PROTON_p2 --&gt; 3_oxo_myrist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5_p1</text:p>
          </table:table-cell>
          <table:table-cell office:value-type="string" calcext:value-type="string">
            <text:p>Dodecanoyl_ACPs_p1 + MALONYL_ACP_p1 + PROTON_p1 --&gt; 3_oxo_myrist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GA_Pi_pc2</text:p>
          </table:table-cell>
          <table:table-cell office:value-type="string" calcext:value-type="string">
            <text:p>G3P_p2 + 0.7 Pi_c2 + 0.3 aPi_c2 &lt;=&gt; G3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ROTON_vc1</text:p>
          </table:table-cell>
          <table:table-cell office:value-type="string" calcext:value-type="string">
            <text:p>GLY_c1 + PROTON_v1 --&gt; GLY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mc2</text:p>
          </table:table-cell>
          <table:table-cell office:value-type="string" calcext:value-type="string">
            <text:p>CO_A_c2 + GLUTACONYL_COA_m2 &lt;=&gt; CO_A_m2 + GLUTAC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mc1</text:p>
          </table:table-cell>
          <table:table-cell office:value-type="string" calcext:value-type="string">
            <text:p>CO_A_c1 + GLUTACONYL_COA_m1 &lt;=&gt; CO_A_m1 + GLUTAC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PROTON_vc2</text:p>
          </table:table-cell>
          <table:table-cell office:value-type="string" calcext:value-type="string">
            <text:p>GLY_c2 + PROTON_v2 --&gt; GLY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NGALDEHYDE_BIOSYNTHESIS_c1</text:p>
          </table:table-cell>
          <table:table-cell office:value-type="string" calcext:value-type="string">
            <text:p>SINAPATE_c1 + WATER_c1 --&gt; ACET_c1 + 0.69 PROTON_c1 + 0.31 SYRINGALDEHYDE_c1 + 0.69 aSYRINGALDEHY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mc2</text:p>
          </table:table-cell>
          <table:table-cell office:value-type="string" calcext:value-type="string">
            <text:p>NADPH_m2 + PROTON_m2 + UBIQUINONE_mc2 --&gt; NADP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xc2</text:p>
          </table:table-cell>
          <table:table-cell office:value-type="string" calcext:value-type="string">
            <text:p>CO_A_c2 + GLUTACONYL_COA_x2 &lt;=&gt; CO_A_x2 + GLUTAC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ec2</text:p>
          </table:table-cell>
          <table:table-cell office:value-type="string" calcext:value-type="string">
            <text:p>NITRATE_e2 + 2.0 PROTON_e2 --&gt; NITRATE_c2 + 3 Nitrate_bal_c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DEHYDROG_RXN_c2</text:p>
          </table:table-cell>
          <table:table-cell office:value-type="string" calcext:value-type="string">
            <text:p>CPD_2961_c2 + NADP_c2 --&gt; CARBON_DIOXIDE_c2 + NADPH_c2 + RIBULOSE_5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AP_3PGA_pc2</text:p>
          </table:table-cell>
          <table:table-cell office:value-type="string" calcext:value-type="string">
            <text:p>DIHYDROXY_ACETONE_PHOSPHATE_p2 + G3P_c2 &lt;=&gt; DIHYDROXY_ACETONE_PHOSPHATE_c2 + G3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xc2</text:p>
          </table:table-cell>
          <table:table-cell office:value-type="string" calcext:value-type="string">
            <text:p>OXYGEN_MOLECULE_x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EA_mc1</text:p>
          </table:table-cell>
          <table:table-cell office:value-type="string" calcext:value-type="string">
            <text:p>UREA_m1 &lt;=&gt; URE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TRNA_LIGASE_RXN_c2</text:p>
          </table:table-cell>
          <table:table-cell office:value-type="string" calcext:value-type="string">
            <text:p>ALA_tRNAs_c2 + 0.65 ATP_c2 + L_ALPHA_ALANINE_c2 + PROTON_c2 + 0.35 aATP_c2 --&gt; AMP_c2 + Charged_ALA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TRNA_LIGASE_RXN_c1</text:p>
          </table:table-cell>
          <table:table-cell office:value-type="string" calcext:value-type="string">
            <text:p>ALA_tRNAs_c1 + 0.65 ATP_c1 + L_ALPHA_ALANINE_c1 + PROTON_c1 + 0.35 aATP_c1 --&gt; AMP_c1 + Charged_ALA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_v_dielTransfer</text:p>
          </table:table-cell>
          <table:table-cell office:value-type="string" calcext:value-type="string">
            <text:p>THR_v1 --&gt; THR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ORTHOPHOSPHATE_DIKINASE_RXN_c1</text:p>
          </table:table-cell>
          <table:table-cell office:value-type="string" calcext:value-type="string">
            <text:p>0.65 ATP_c1 + PYRUVATE_c1 + 0.7 Pi_c1 + 0.35 aATP_c1 + 0.3 aPi_c1 --&gt; AMP_c1 + PHOSPHO_ENOL_PYRUVATE_c1 + 0.65 PPI_c1 + 1.3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ORTHOPHOSPHATE_DIKINASE_RXN_c2</text:p>
          </table:table-cell>
          <table:table-cell office:value-type="string" calcext:value-type="string">
            <text:p>0.65 ATP_c2 + PYRUVATE_c2 + 0.7 Pi_c2 + 0.35 aATP_c2 + 0.3 aPi_c2 --&gt; AMP_c2 + PHOSPHO_ENOL_PYRUVATE_c2 + 0.65 PPI_c2 + 1.3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rev_vc1</text:p>
          </table:table-cell>
          <table:table-cell office:value-type="string" calcext:value-type="string">
            <text:p>0.5 CIT_v1 + MAL_c1 + 0.3 PROTON_v1 + 0.5 aCIT_v1 --&gt; CIT_c1 + 0.7 MAL_v1 + 0.5 PROTON_c1 + 0.3 aM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rev_vc2</text:p>
          </table:table-cell>
          <table:table-cell office:value-type="string" calcext:value-type="string">
            <text:p>0.5 CIT_v2 + MAL_c2 + 0.3 PROTON_v2 + 0.5 aCIT_v2 --&gt; CIT_c2 + 0.7 MAL_v2 + 0.5 PROTON_c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0773_c1</text:p>
          </table:table-cell>
          <table:table-cell office:value-type="string" calcext:value-type="string">
            <text:p>CELLULOSE_c1 + WATER_c1 --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5_PERIOD_1_PERIOD_9_RXN_c2</text:p>
          </table:table-cell>
          <table:table-cell office:value-type="string" calcext:value-type="string">
            <text:p>NAD_c2 + SACCHAROPINE_c2 + WATER_c2 --&gt; ALLYSINE_c2 + GLT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0773_c2</text:p>
          </table:table-cell>
          <table:table-cell office:value-type="string" calcext:value-type="string">
            <text:p>CELLULOSE_c2 + WATER_c2 --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Pi_mc1</text:p>
          </table:table-cell>
          <table:table-cell office:value-type="string" calcext:value-type="string">
            <text:p>0.7 Pi_c1 + SUC_m1 + 0.3 aPi_c1 &lt;=&gt; 0.3 PROTON_c1 + Pi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DOBISALDOL_RXN_p2</text:p>
          </table:table-cell>
          <table:table-cell office:value-type="string" calcext:value-type="string">
            <text:p>DIHYDROXY_ACETONE_PHOSPHATE_p2 + ERYTHROSE_4P_p2 --&gt; D_SEDOHEPTULOSE_1_7_P2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AL_RXN_x2</text:p>
          </table:table-cell>
          <table:table-cell office:value-type="string" calcext:value-type="string">
            <text:p>2.0 HYDROGEN_PEROXIDE_x2 --&gt; OXYGEN_MOLECULE_x2 + 2.0 WATER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GLU_mc1</text:p>
          </table:table-cell>
          <table:table-cell office:value-type="string" calcext:value-type="string">
            <text:p>GLT_c1 + PRO_m1 &lt;=&gt; GLT_m1 +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GLU_mc2</text:p>
          </table:table-cell>
          <table:table-cell office:value-type="string" calcext:value-type="string">
            <text:p>GLT_c2 + PRO_m2 &lt;=&gt; GLT_m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YCDEHYDROG_RXN_p1</text:p>
          </table:table-cell>
          <table:table-cell office:value-type="string" calcext:value-type="string">
            <text:p>G3P_p1 + NAD_p1 &lt;=&gt; 3_P_HYDROXYPYRUVATE_p1 + NADH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TE_DEH_RXN_p1</text:p>
          </table:table-cell>
          <table:table-cell office:value-type="string" calcext:value-type="string">
            <text:p>MAL_p1 + NAD_p1 &lt;=&gt; NADH_p1 + OXALACET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SP_biomass2</text:p>
          </table:table-cell>
          <table:table-cell office:value-type="string" calcext:value-type="string">
            <text:p>sASP_b2 &lt;--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SP_biomass1</text:p>
          </table:table-cell>
          <table:table-cell office:value-type="string" calcext:value-type="string">
            <text:p>sASP_b1 &lt;--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_ADENMETSYN_RXN_c2</text:p>
          </table:table-cell>
          <table:table-cell office:value-type="string" calcext:value-type="string">
            <text:p>0.65 ATP_c2 + MET_c2 + WATER_c2 + 0.35 aATP_c2 --&gt; 0.65 PPI_c2 + 0.7 PROTON_c2 + 0.7 Pi_c2 + S_ADENOSYLMETHIONINE_c2 + 0.35 aP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YR_biomass1</text:p>
          </table:table-cell>
          <table:table-cell office:value-type="string" calcext:value-type="string">
            <text:p>TYR_c1 --&gt; sTYR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YR_biomass2</text:p>
          </table:table-cell>
          <table:table-cell office:value-type="string" calcext:value-type="string">
            <text:p>TYR_c2 --&gt; sTYR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_ADENMETSYN_RXN_c1</text:p>
          </table:table-cell>
          <table:table-cell office:value-type="string" calcext:value-type="string">
            <text:p>0.65 ATP_c1 + MET_c1 + WATER_c1 + 0.35 aATP_c1 --&gt; 0.65 PPI_c1 + 0.7 PROTON_c1 + 0.7 Pi_c1 + S_ADENOSYLMETHIONINE_c1 + 0.35 aP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781_v2</text:p>
          </table:table-cell>
          <table:table-cell office:value-type="string" calcext:value-type="string">
            <text:p>SUCROSE_v2 --&gt; FRUCTAN_v2 + GLC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TATE_TRNA_LIGASE_RXN_c2</text:p>
          </table:table-cell>
          <table:table-cell office:value-type="string" calcext:value-type="string">
            <text:p>ASP_tRNAs_c2 + 0.65 ATP_c2 + L_ASPARTATE_c2 + PROTON_c2 + 0.35 aATP_c2 --&gt; AMP_c2 + Charged_ASP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RTATE_TRNA_LIGASE_RXN_c1</text:p>
          </table:table-cell>
          <table:table-cell office:value-type="string" calcext:value-type="string">
            <text:p>ASP_tRNAs_c1 + 0.65 ATP_c1 + L_ASPARTATE_c1 + PROTON_c1 + 0.35 aATP_c1 --&gt; AMP_c1 + Charged_ASP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SYNTHASE_GDP_FORMING_RXN_c1</text:p>
          </table:table-cell>
          <table:table-cell office:value-type="string" calcext:value-type="string">
            <text:p>GDP_D_GLUCOSE_c1 --&gt; CELLULOSE_c1 + 0.5 GDP_c1 + 0.5 PROTON_c1 + 0.5 aG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SYNTHASE_GDP_FORMING_RXN_c2</text:p>
          </table:table-cell>
          <table:table-cell office:value-type="string" calcext:value-type="string">
            <text:p>GDP_D_GLUCOSE_c2 --&gt; CELLULOSE_c2 + 0.5 GDP_c2 + 0.5 PROTON_c2 + 0.5 aG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621_c1</text:p>
          </table:table-cell>
          <table:table-cell office:value-type="string" calcext:value-type="string">
            <text:p>CAFFEOYLSHIKIMATE_c1 + CO_A_c1 --&gt; CAFFEOYL_COA_c1 + SHIKI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621_c2</text:p>
          </table:table-cell>
          <table:table-cell office:value-type="string" calcext:value-type="string">
            <text:p>CAFFEOYLSHIKIMATE_c2 + CO_A_c2 --&gt; CAFFEOYL_COA_c2 + SHIKI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ISOCITRATE_mc2</text:p>
          </table:table-cell>
          <table:table-cell office:value-type="string" calcext:value-type="string">
            <text:p>2_KETOGLUTARATE_m2 + PROTON_c2 + THREO_DS_ISO_CITRATE_c2 &lt;=&gt; 2_KETOGLUTARATE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ISOCITRATE_mc1</text:p>
          </table:table-cell>
          <table:table-cell office:value-type="string" calcext:value-type="string">
            <text:p>2_KETOGLUTARATE_m1 + PROTON_c1 + THREO_DS_ISO_CITRATE_c1 &lt;=&gt; 2_KETOGLUTARATE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ORNITHINE_mc1</text:p>
          </table:table-cell>
          <table:table-cell office:value-type="string" calcext:value-type="string">
            <text:p>LYS_m1 + L_ORNITHINE_c1 &lt;=&gt; LYS_c1 + L_ORNITH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NITATEDEHYDR_RXN_c2</text:p>
          </table:table-cell>
          <table:table-cell office:value-type="string" calcext:value-type="string">
            <text:p>CIT_c2 &lt;=&gt; CIS_ACONITA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PROTON_vc1</text:p>
          </table:table-cell>
          <table:table-cell office:value-type="string" calcext:value-type="string">
            <text:p>PROTON_v1 + SUCROSE_c1 --&gt; PROTON_c1 + SUCROSE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MBPP_synthesis_p2</text:p>
          </table:table-cell>
          <table:table-cell office:value-type="string" calcext:value-type="string">
            <text:p>0.9 ATP_p2 + 0.79 CTP_p2 + GAP_p2 + NADPH_p2 + 2.65 PROTON_p2 + PYRUVATE_p2 + 2.0 Reduced_ferredoxins_p2 + 0.1 aATP_p2 + 0.21 aCTP_p2 --&gt; 0.8 ADP_p2 + CARBON_DIOXIDE_p2 + CMP_p2 + 0.79 HYDROXY_METHYL_BUTENYL_DIP_p2 + NADP_p2 + 2.0 Oxidized_ferredoxins_p2 + 0.55 PPI_p2 + WATER_p2 + 0.2 aADP_p2 + 0.21 aHYDROXY_METHYL_BUTENYL_DIP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MBPP_synthesis_p1</text:p>
          </table:table-cell>
          <table:table-cell office:value-type="string" calcext:value-type="string">
            <text:p>0.9 ATP_p1 + 0.79 CTP_p1 + GAP_p1 + NADPH_p1 + 2.65 PROTON_p1 + PYRUVATE_p1 + 2.0 Reduced_ferredoxins_p1 + 0.1 aATP_p1 + 0.21 aCTP_p1 --&gt; 0.8 ADP_p1 + CARBON_DIOXIDE_p1 + CMP_p1 + 0.79 HYDROXY_METHYL_BUTENYL_DIP_p1 + NADP_p1 + 2.0 Oxidized_ferredoxins_p1 + 0.55 PPI_p1 + WATER_p1 + 0.2 aADP_p1 + 0.21 aHYDROXY_METHYL_BUTENYL_DIP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PROTON_vc2</text:p>
          </table:table-cell>
          <table:table-cell office:value-type="string" calcext:value-type="string">
            <text:p>PROTON_v2 + SUCROSE_c2 --&gt; PROTON_c2 + SUCROS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CITRULLINE_pc2</text:p>
          </table:table-cell>
          <table:table-cell office:value-type="string" calcext:value-type="string">
            <text:p>L_CITRULLINE_c2 + L_ORNITHINE_p2 &lt;=&gt; L_CITRULLINE_p2 + L_ORNITH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CITRULLINE_pc1</text:p>
          </table:table-cell>
          <table:table-cell office:value-type="string" calcext:value-type="string">
            <text:p>L_CITRULLINE_c1 + L_ORNITHINE_p1 &lt;=&gt; L_CITRULLINE_p1 + L_ORNITH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G_biomass2</text:p>
          </table:table-cell>
          <table:table-cell office:value-type="string" calcext:value-type="string">
            <text:p>ARG_c2 --&gt; sARG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G_biomass1</text:p>
          </table:table-cell>
          <table:table-cell office:value-type="string" calcext:value-type="string">
            <text:p>ARG_c1 --&gt; sARG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VANILLONE_HYDROXYLASE_c1</text:p>
          </table:table-cell>
          <table:table-cell office:value-type="string" calcext:value-type="string">
            <text:p>0.83 ACETOVANILLONE_c1 + NADPH_c1 + OXYGEN_MOLECULE_c1 + 1.05 PROTON_c1 + 0.17 aACETOVANILLONE_c1 --&gt; 0.88 5_HYDROXY_ACETOVANILLONE_c1 + NADP_c1 + WATER_c1 + 0.12 a5_HYDROXY_ACETOVANILLO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rev_vc2</text:p>
          </table:table-cell>
          <table:table-cell office:value-type="string" calcext:value-type="string">
            <text:p>KI_c2 + PROTON_v2 --&gt; KI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YS_biomass1</text:p>
          </table:table-cell>
          <table:table-cell office:value-type="string" calcext:value-type="string">
            <text:p>CYS_c1 --&gt; sCY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xc2</text:p>
          </table:table-cell>
          <table:table-cell office:value-type="string" calcext:value-type="string">
            <text:p>OXALACETIC_ACID_x2 &lt;=&gt;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xc1</text:p>
          </table:table-cell>
          <table:table-cell office:value-type="string" calcext:value-type="string">
            <text:p>OXALACETIC_ACID_x1 &lt;=&gt;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N_biomass2</text:p>
          </table:table-cell>
          <table:table-cell office:value-type="string" calcext:value-type="string">
            <text:p>ASN_tRNAs_c2 + 2.0 PROTON_c2 + pASN_b2 &lt;-- Charged_ASN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hidoyl_ACP_desaturase_p1</text:p>
          </table:table-cell>
          <table:table-cell office:value-type="string" calcext:value-type="string">
            <text:p>Arachidoyl_ACPs_p1 + 2.0 Reduced_ferredoxins_p1 --&gt; Eicos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ET_biomass2</text:p>
          </table:table-cell>
          <table:table-cell office:value-type="string" calcext:value-type="string">
            <text:p>MET_tRNAs_c2 + 2.0 PROTON_c2 + pMET_b2 &lt;-- Charged_MET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ET_biomass1</text:p>
          </table:table-cell>
          <table:table-cell office:value-type="string" calcext:value-type="string">
            <text:p>MET_tRNAs_c1 + 2.0 PROTON_c1 + pMET_b1 &lt;-- Charged_MET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ACONITATE_mc2</text:p>
          </table:table-cell>
          <table:table-cell office:value-type="string" calcext:value-type="string">
            <text:p>CIS_ACONITATE_c2 + PROTON_c2 + SUC_m2 &lt;=&gt; CIS_ACONITATE_m2 + PROTON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ACONITATE_mc1</text:p>
          </table:table-cell>
          <table:table-cell office:value-type="string" calcext:value-type="string">
            <text:p>CIS_ACONITATE_c1 + PROTON_c1 + SUC_m1 &lt;=&gt; CIS_ACONITATE_m1 + PROTON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IS_biomass2</text:p>
          </table:table-cell>
          <table:table-cell office:value-type="string" calcext:value-type="string">
            <text:p>HIS_c2 --&gt; sHI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IS_biomass1</text:p>
          </table:table-cell>
          <table:table-cell office:value-type="string" calcext:value-type="string">
            <text:p>HIS_c1 --&gt; sHI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MINOPIMEPIM_RXN_p2</text:p>
          </table:table-cell>
          <table:table-cell office:value-type="string" calcext:value-type="string">
            <text:p>LL_DIAMINOPIMELATE_p2 --&gt; MESO_DIAMINOPIMEL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884_p2</text:p>
          </table:table-cell>
          <table:table-cell office:value-type="string" calcext:value-type="string">
            <text:p>0.79 HYDROXY_METHYL_BUTENYL_DIP_p2 + 2.0 PROTON_p2 + 2.0 Reduced_ferredoxins_p2 + 0.21 aHYDROXY_METHYL_BUTENYL_DIP_p2 --&gt; 0.79 CPD_4211_p2 + 2.0 Oxidized_ferredoxins_p2 + WATER_p2 + 0.21 aCPD_4211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884_p1</text:p>
          </table:table-cell>
          <table:table-cell office:value-type="string" calcext:value-type="string">
            <text:p>0.79 HYDROXY_METHYL_BUTENYL_DIP_p1 + 2.0 PROTON_p1 + 2.0 Reduced_ferredoxins_p1 + 0.21 aHYDROXY_METHYL_BUTENYL_DIP_p1 --&gt; 0.79 CPD_4211_p1 + 2.0 Oxidized_ferredoxins_p1 + WATER_p1 + 0.21 aCPD_4211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tyAcid_biomass1</text:p>
          </table:table-cell>
          <table:table-cell office:value-type="string" calcext:value-type="string">
            <text:p>AMP_c1 + FattyAcid_b1 + 0.65 PPI_c1 + 0.35 aPPI_c1 &lt;-- 0.65 ATP_c1 + PALMITATE_c1 + WATER_c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39_RXN_m1</text:p>
          </table:table-cell>
          <table:table-cell office:value-type="string" calcext:value-type="string">
            <text:p>MAL_m1 + NAD_m1 --&gt; CARBON_DIOXIDE_m1 + NADH_m1 + PYRUV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39_RXN_m2</text:p>
          </table:table-cell>
          <table:table-cell office:value-type="string" calcext:value-type="string">
            <text:p>MAL_m2 + NAD_m2 --&gt; CARBON_DIOXIDE_m2 + NADH_m2 + PYRUV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KIN_RXN_m2</text:p>
          </table:table-cell>
          <table:table-cell office:value-type="string" calcext:value-type="string">
            <text:p>0.9 ATP_m2 + 0.79 CDP_m2 + 0.1 PROTON_m2 + 0.1 aATP_m2 + 0.21 aCDP_m2 --&gt; 0.8 ADP_m2 + 0.79 CTP_m2 + 0.2 aADP_m2 + 0.21 aC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KIN_RXN_m1</text:p>
          </table:table-cell>
          <table:table-cell office:value-type="string" calcext:value-type="string">
            <text:p>0.9 ATP_m1 + 0.79 CDP_m1 + 0.1 PROTON_m1 + 0.1 aATP_m1 + 0.21 aCDP_m1 --&gt; 0.8 ADP_m1 + 0.79 CTP_m1 + 0.2 aADP_m1 + 0.21 aC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biomass2</text:p>
          </table:table-cell>
          <table:table-cell office:value-type="string" calcext:value-type="string">
            <text:p>Ca_b2 &lt;-- CAI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biomass1</text:p>
          </table:table-cell>
          <table:table-cell office:value-type="string" calcext:value-type="string">
            <text:p>Ca_b1 &lt;-- CAI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_PROTON_mc1</text:p>
          </table:table-cell>
          <table:table-cell office:value-type="string" calcext:value-type="string">
            <text:p>PROTON_m1 + PYRUVATE_m1 &lt;=&gt; PROTON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_PROTON_mc2</text:p>
          </table:table-cell>
          <table:table-cell office:value-type="string" calcext:value-type="string">
            <text:p>PROTON_m2 + PYRUVATE_m2 &lt;=&gt; PROTON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6_p1</text:p>
          </table:table-cell>
          <table:table-cell office:value-type="string" calcext:value-type="string">
            <text:p>Butanoyl_ACPs_p1 + MALONYL_ACP_p1 + PROTON_p1 --&gt; 3_oxo_hex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6_p2</text:p>
          </table:table-cell>
          <table:table-cell office:value-type="string" calcext:value-type="string">
            <text:p>Butanoyl_ACPs_p2 + MALONYL_ACP_p2 + PROTON_p2 --&gt; 3_oxo_hex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OSEPISOMERIZATION_RXN_c1</text:p>
          </table:table-cell>
          <table:table-cell office:value-type="string" calcext:value-type="string">
            <text:p>GAP_c1 &lt;=&gt; DIHYDROXY_ACETONE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TOCHROME_C_OXIDASE_RXN_mc1</text:p>
          </table:table-cell>
          <table:table-cell office:value-type="string" calcext:value-type="string">
            <text:p>4.0 Cytochromes_C_Reduced_mc1 + OXYGEN_MOLECULE_m1 + 8.0 PROTON_m1 --&gt; 4.0 Cytochromes_C_Oxidized_mc1 + 4.0 PROTON_c1 + 2.0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GLYOXYLATE_AMINOTRANSFERASE_RXN_x1</text:p>
          </table:table-cell>
          <table:table-cell office:value-type="string" calcext:value-type="string">
            <text:p>GLYOX_x1 + L_ALPHA_ALANINE_x1 --&gt; GLY_x1 + PYRUVAT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GLYOXYLATE_AMINOTRANSFERASE_RXN_x2</text:p>
          </table:table-cell>
          <table:table-cell office:value-type="string" calcext:value-type="string">
            <text:p>GLYOX_x2 + L_ALPHA_ALANINE_x2 --&gt; GLY_x2 + PYRUVAT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ROTON_rev_vc2</text:p>
          </table:table-cell>
          <table:table-cell office:value-type="string" calcext:value-type="string">
            <text:p>LEU_v2 + PROTON_v2 --&gt; LEU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ULIC_ACID_pc2</text:p>
          </table:table-cell>
          <table:table-cell office:value-type="string" calcext:value-type="string">
            <text:p>FERULIC_ACID_p2 &lt;=&gt; FERUL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P_mc2</text:p>
          </table:table-cell>
          <table:table-cell office:value-type="string" calcext:value-type="string">
            <text:p>DUMP_m2 &lt;=&gt; DUM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P_mc1</text:p>
          </table:table-cell>
          <table:table-cell office:value-type="string" calcext:value-type="string">
            <text:p>DUMP_m1 &lt;=&gt; DUM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ec1</text:p>
          </table:table-cell>
          <table:table-cell office:value-type="string" calcext:value-type="string">
            <text:p>3.0 PROTON_e1 + Pi_e1 --&gt; 2.7 PROTON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ton_ep1</text:p>
          </table:table-cell>
          <table:table-cell office:value-type="string" calcext:value-type="string">
            <text:p>Photon_e1 --&gt; Ph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ton_ep2</text:p>
          </table:table-cell>
          <table:table-cell office:value-type="string" calcext:value-type="string">
            <text:p>Photon_e2 --&gt; Ph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BUTYRYL_COA_mc2</text:p>
          </table:table-cell>
          <table:table-cell office:value-type="string" calcext:value-type="string">
            <text:p>ISOBUTYRYL_COA_m2 &lt;=&gt; ISO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BUTYRYL_COA_mc1</text:p>
          </table:table-cell>
          <table:table-cell office:value-type="string" calcext:value-type="string">
            <text:p>ISOBUTYRYL_COA_m1 &lt;=&gt; ISO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YS_biomass2</text:p>
          </table:table-cell>
          <table:table-cell office:value-type="string" calcext:value-type="string">
            <text:p>LYS_c2 --&gt; sLY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YS_biomass1</text:p>
          </table:table-cell>
          <table:table-cell office:value-type="string" calcext:value-type="string">
            <text:p>LYS_c1 --&gt; sLYS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HENATEDEHYDROG_RXN_p2</text:p>
          </table:table-cell>
          <table:table-cell office:value-type="string" calcext:value-type="string">
            <text:p>NAD_p2 + PREPHENATE_p2 --&gt; CARBON_DIOXIDE_p2 + NADH_p2 + 0.82 P_HYDROXY_PHENYLPYRUVATE_p2 + 0.18 aP_HYDROXY_PHENYL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HENATEDEHYDROG_RXN_p1</text:p>
          </table:table-cell>
          <table:table-cell office:value-type="string" calcext:value-type="string">
            <text:p>NAD_p1 + PREPHENATE_p1 --&gt; CARBON_DIOXIDE_p1 + NADH_p1 + 0.82 P_HYDROXY_PHENYLPYRUVATE_p1 + 0.18 aP_HYDROXY_PHENYL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ET_biomass1</text:p>
          </table:table-cell>
          <table:table-cell office:value-type="string" calcext:value-type="string">
            <text:p>MET_c1 --&gt; sMET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MET_biomass2</text:p>
          </table:table-cell>
          <table:table-cell office:value-type="string" calcext:value-type="string">
            <text:p>MET_c2 --&gt; sMET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2301_m1</text:p>
          </table:table-cell>
          <table:table-cell office:value-type="string" calcext:value-type="string">
            <text:p>ISOVALERYL_COA_m1 + UBIQUINONE_mi1 --&gt; 3_METHYL_CROTON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ec1</text:p>
          </table:table-cell>
          <table:table-cell office:value-type="string" calcext:value-type="string">
            <text:p>PROTON_e1 + SUCROSE_e1 --&gt; PROTON_c1 +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ec2</text:p>
          </table:table-cell>
          <table:table-cell office:value-type="string" calcext:value-type="string">
            <text:p>PROTON_e2 + SUCROSE_e2 --&gt; PROTON_c2 +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eoyl_ACP_desaturase_p1</text:p>
          </table:table-cell>
          <table:table-cell office:value-type="string" calcext:value-type="string">
            <text:p>Oleoyl_ACPs_p1 + 2.0 Reduced_ferredoxins_p1 --&gt; Octadecadi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eoyl_ACP_desaturase_p2</text:p>
          </table:table-cell>
          <table:table-cell office:value-type="string" calcext:value-type="string">
            <text:p>Oleoyl_ACPs_p2 + 2.0 Reduced_ferredoxins_p2 --&gt; Octadecadi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ORGPYROPHOSPHAT_RXN_m2</text:p>
          </table:table-cell>
          <table:table-cell office:value-type="string" calcext:value-type="string">
            <text:p>0.55 PPI_m2 + WATER_m2 + 0.45 bPPI_m2 --&gt; 0.55 PROTON_m2 + 2.0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ORGPYROPHOSPHAT_RXN_m1</text:p>
          </table:table-cell>
          <table:table-cell office:value-type="string" calcext:value-type="string">
            <text:p>0.55 PPI_m1 + WATER_m1 + 0.45 bPPI_m1 --&gt; 0.55 PROTON_m1 + 2.0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CARBTRANS_RXN_p1</text:p>
          </table:table-cell>
          <table:table-cell office:value-type="string" calcext:value-type="string">
            <text:p>CARBAMOYL_P_p1 + L_ASPARTATE_p1 --&gt; CARBAMYUL_L_ASPARTATE_p1 + PROTON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CARBTRANS_RXN_p2</text:p>
          </table:table-cell>
          <table:table-cell office:value-type="string" calcext:value-type="string">
            <text:p>CARBAMOYL_P_p2 + L_ASPARTATE_p2 --&gt; CARBAMYUL_L_ASPARTATE_p2 + PROTON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3_c2</text:p>
          </table:table-cell>
          <table:table-cell office:value-type="string" calcext:value-type="string">
            <text:p>0.88 CPD_5441_c2 + S_ADENOSYLMETHIONINE_c2 + 0.12 aCPD_5441_c2 --&gt; ADENOSYL_HOMO_CYS_c2 + 0.94 PHOSPHORYL_CHOLINE_c2 + 0.06 PROTON_c2 + 0.06 aPHOSPHORYL_CHO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PROTON_rev_vc2</text:p>
          </table:table-cell>
          <table:table-cell office:value-type="string" calcext:value-type="string">
            <text:p>PROTON_v2 + SUCROSE_v2 --&gt; PROTON_c2 + SUCROS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PROTON_rev_vc1</text:p>
          </table:table-cell>
          <table:table-cell office:value-type="string" calcext:value-type="string">
            <text:p>PROTON_v1 + SUCROSE_v1 --&gt; PROTON_c1 + SUCR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RATE_ACONITATE_mc2</text:p>
          </table:table-cell>
          <table:table-cell office:value-type="string" calcext:value-type="string">
            <text:p>CIS_ACONITATE_c2 + THREO_DS_ISO_CITRATE_m2 &lt;=&gt; CIS_ACONITATE_m2 + THREO_DS_ISO_CIT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RATE_ACONITATE_mc1</text:p>
          </table:table-cell>
          <table:table-cell office:value-type="string" calcext:value-type="string">
            <text:p>CIS_ACONITATE_c1 + THREO_DS_ISO_CITRATE_m1 &lt;=&gt; CIS_ACONITATE_m1 + THREO_DS_ISO_CIT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OXOGLUTARATEDEH_RXN_m2</text:p>
          </table:table-cell>
          <table:table-cell office:value-type="string" calcext:value-type="string">
            <text:p>2_KETOGLUTARATE_m2 + CO_A_m2 + NAD_m2 --&gt; CARBON_DIOXIDE_m2 + NADH_m2 + SUC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OXOGLUTARATEDEH_RXN_m1</text:p>
          </table:table-cell>
          <table:table-cell office:value-type="string" calcext:value-type="string">
            <text:p>2_KETOGLUTARATE_m1 + CO_A_m1 + NAD_m1 --&gt; CARBON_DIOXIDE_m1 + NADH_m1 + SUC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OXYGENASE_RXN_c2</text:p>
          </table:table-cell>
          <table:table-cell office:value-type="string" calcext:value-type="string">
            <text:p>MYO_INOSITOL_c2 + OXYGEN_MOLECULE_c2 --&gt; GLUCURONATE_c2 + PROTON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RATE_DEHYDROGENASE_NAD_RXN_m2</text:p>
          </table:table-cell>
          <table:table-cell office:value-type="string" calcext:value-type="string">
            <text:p>NAD_m2 + THREO_DS_ISO_CITRATE_m2 --&gt; 2_KETOGLUTARATE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OGENSYN_RXN_p2</text:p>
          </table:table-cell>
          <table:table-cell office:value-type="string" calcext:value-type="string">
            <text:p>ADP_D_GLUCOSE_p2 --&gt; 0.8 ADP_p2 + 0.8 PROTON_p2 + STARCH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CIT_mc1</text:p>
          </table:table-cell>
          <table:table-cell office:value-type="string" calcext:value-type="string">
            <text:p>CIT_c1 + PROTON_c1 + SUC_m1 &lt;=&gt; CIT_m1 + PROTON_m1 +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CIT_mc2</text:p>
          </table:table-cell>
          <table:table-cell office:value-type="string" calcext:value-type="string">
            <text:p>CIT_c2 + PROTON_c2 + SUC_m2 &lt;=&gt; CIT_m2 + PROTON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p_tx1</text:p>
          </table:table-cell>
          <table:table-cell office:value-type="string" calcext:value-type="string">
            <text:p>3 ATPase_NADPHoxidase_constraint_c1 + NADPH_p1 + 0.5 OXYGEN_MOLECULE_p1 + PROTON_p1 --&gt; NADP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002_p2</text:p>
          </table:table-cell>
          <table:table-cell office:value-type="string" calcext:value-type="string">
            <text:p>0.9 ATP_p2 + 0.29 PROTON_p2 + UMP_p2 + 0.1 aATP_p2 --&gt; 0.8 ADP_p2 + 0.81 UDP_p2 + 0.2 aADP_p2 + 0.19 a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xc2</text:p>
          </table:table-cell>
          <table:table-cell office:value-type="string" calcext:value-type="string">
            <text:p>PALMITATE_x2 &lt;=&gt; PALMI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4_PERIOD_1_PERIOD_111_RXN_c2</text:p>
          </table:table-cell>
          <table:table-cell office:value-type="string" calcext:value-type="string">
            <text:p>CONIFERYL_ALCOHOL_c2 + UDP_GLUCOSE_c2 --&gt; CPD_1777_c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IDINE_TRNA_LIGASE_RXN_c2</text:p>
          </table:table-cell>
          <table:table-cell office:value-type="string" calcext:value-type="string">
            <text:p>0.65 ATP_c2 + HIS_c2 + HIS_tRNAs_c2 + PROTON_c2 + 0.35 aATP_c2 --&gt; AMP_c2 + Charged_HIS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CARBAMTRANSFER_RXN_p2</text:p>
          </table:table-cell>
          <table:table-cell office:value-type="string" calcext:value-type="string">
            <text:p>CARBAMOYL_P_p2 + L_ORNITHINE_p2 &lt;=&gt; L_CITRULLINE_p2 + PROTON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CIT_mc2</text:p>
          </table:table-cell>
          <table:table-cell office:value-type="string" calcext:value-type="string">
            <text:p>CIT_c2 + OXALACETIC_ACID_m2 + PROTON_c2 &lt;=&gt; CIT_m2 + OXALACETIC_ACID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CIT_mc1</text:p>
          </table:table-cell>
          <table:table-cell office:value-type="string" calcext:value-type="string">
            <text:p>CIT_c1 + OXALACETIC_ACID_m1 + PROTON_c1 &lt;=&gt; CIT_m1 + OXALACETIC_ACID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ORTHOPHOSPHATE_DIKINASE_RXN_p1</text:p>
          </table:table-cell>
          <table:table-cell office:value-type="string" calcext:value-type="string">
            <text:p>0.9 ATP_p1 + PYRUVATE_p1 + Pi_p1 + 0.1 aATP_p1 --&gt; AMP_p1 + PHOSPHO_ENOL_PYRUVATE_p1 + 0.55 PPI_p1 + 1.55 PROTON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ATEORTHOPHOSPHATE_DIKINASE_RXN_p2</text:p>
          </table:table-cell>
          <table:table-cell office:value-type="string" calcext:value-type="string">
            <text:p>0.9 ATP_p2 + PYRUVATE_p2 + Pi_p2 + 0.1 aATP_p2 --&gt; AMP_p2 + PHOSPHO_ENOL_PYRUVATE_p2 + 0.55 PPI_p2 + 1.5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tol_biosynthesis_p2</text:p>
          </table:table-cell>
          <table:table-cell office:value-type="string" calcext:value-type="string">
            <text:p>0.79 GERANYLGERANYL_PP_p2 + 3.0 NADPH_p2 + 2.34 PROTON_p2 + WATER_p2 + 0.21 aGERANYLGERANYL_PP_p2 --&gt; 3.0 NADP_p2 + PHYTOL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tol_biosynthesis_p1</text:p>
          </table:table-cell>
          <table:table-cell office:value-type="string" calcext:value-type="string">
            <text:p>0.79 GERANYLGERANYL_PP_p1 + 3.0 NADPH_p1 + 2.34 PROTON_p1 + WATER_p1 + 0.21 aGERANYLGERANYL_PP_p1 --&gt; 3.0 NADP_p1 + PHYTOL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PSYN_RXN_p1</text:p>
          </table:table-cell>
          <table:table-cell office:value-type="string" calcext:value-type="string">
            <text:p>0.9 ATP_p1 + GLN_p1 + 0.18 UTP_p1 + WATER_p1 + 0.1 aATP_p1 + 0.82 aUTP_p1 --&gt; 0.8 ADP_p1 + 0.79 CTP_p1 + GLT_p1 + 3.51 PROTON_p1 + Pi_p1 + 0.2 aADP_p1 + 0.21 aC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PSYN_RXN_p2</text:p>
          </table:table-cell>
          <table:table-cell office:value-type="string" calcext:value-type="string">
            <text:p>0.9 ATP_p2 + GLN_p2 + 0.18 UTP_p2 + WATER_p2 + 0.1 aATP_p2 + 0.82 aUTP_p2 --&gt; 0.8 ADP_p2 + 0.79 CTP_p2 + GLT_p2 + 3.51 PROTON_p2 + Pi_p2 + 0.2 aADP_p2 + 0.21 aC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PH2_RXN_p2</text:p>
          </table:table-cell>
          <table:table-cell office:value-type="string" calcext:value-type="string">
            <text:p>0.79 HYDROXY_METHYL_BUTENYL_DIP_p2 + 2.0 PROTON_p2 + 2.0 Reduced_ferredoxins_p2 + 0.21 aHYDROXY_METHYL_BUTENYL_DIP_p2 --&gt; 0.79 DELTA3_ISOPENTENYL_PP_p2 + 2.0 Oxidized_ferredoxins_p2 + WATER_p2 + 0.21 aDELTA3_ISOPENTENYL_P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PH2_RXN_p1</text:p>
          </table:table-cell>
          <table:table-cell office:value-type="string" calcext:value-type="string">
            <text:p>0.79 HYDROXY_METHYL_BUTENYL_DIP_p1 + 2.0 PROTON_p1 + 2.0 Reduced_ferredoxins_p1 + 0.21 aHYDROXY_METHYL_BUTENYL_DIP_p1 --&gt; 0.79 DELTA3_ISOPENTENYL_PP_p1 + 2.0 Oxidized_ferredoxins_p1 + WATER_p1 + 0.21 aDELTA3_ISOPENTENYL_P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mc2</text:p>
          </table:table-cell>
          <table:table-cell office:value-type="string" calcext:value-type="string">
            <text:p>ILE_m2 &lt;=&gt; I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YS_biomass1</text:p>
          </table:table-cell>
          <table:table-cell office:value-type="string" calcext:value-type="string">
            <text:p>LYS_tRNAs_c1 + 2.0 PROTON_c1 + pLYS_b1 &lt;-- Charged_LY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YS_biomass2</text:p>
          </table:table-cell>
          <table:table-cell office:value-type="string" calcext:value-type="string">
            <text:p>LYS_tRNAs_c2 + 2.0 PROTON_c2 + pLYS_b2 &lt;-- Charged_LY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mc1</text:p>
          </table:table-cell>
          <table:table-cell office:value-type="string" calcext:value-type="string">
            <text:p>ILE_m1 &lt;=&gt; I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8_p2</text:p>
          </table:table-cell>
          <table:table-cell office:value-type="string" calcext:value-type="string">
            <text:p>3_oxo_hexanoyl_ACPs_p2 + NADPH_p2 + PROTON_p2 --&gt; NADP_p2 + R_3_hydroxyhex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8_p1</text:p>
          </table:table-cell>
          <table:table-cell office:value-type="string" calcext:value-type="string">
            <text:p>3_oxo_hexanoyl_ACPs_p1 + NADPH_p1 + PROTON_p1 --&gt; NADP_p1 + R_3_hydroxyhex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v_dielTransfer</text:p>
          </table:table-cell>
          <table:table-cell office:value-type="string" calcext:value-type="string">
            <text:p>GLT_v1 --&gt; GL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dienoate_biosynthesis_p2</text:p>
          </table:table-cell>
          <table:table-cell office:value-type="string" calcext:value-type="string">
            <text:p>WATER_p2 + hexadecadienoate_ACP_p2 --&gt; ACP_p2 + CPD_17412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tx1</text:p>
          </table:table-cell>
          <table:table-cell office:value-type="string" calcext:value-type="string">
            <text:p><text:s/>&lt;=&gt; K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adienoate_biosynthesis_p1</text:p>
          </table:table-cell>
          <table:table-cell office:value-type="string" calcext:value-type="string">
            <text:p>WATER_p1 + hexadecadienoate_ACP_p1 --&gt; ACP_p1 + CPD_17412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v_dielTransfer</text:p>
          </table:table-cell>
          <table:table-cell office:value-type="string" calcext:value-type="string">
            <text:p>VAL_v1 --&gt; V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IC_NADP_RXN_c1</text:p>
          </table:table-cell>
          <table:table-cell office:value-type="string" calcext:value-type="string">
            <text:p>MAL_c1 + NADP_c1 --&gt; CARBON_DIOXIDE_c1 + NADPH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ATE_COA_LIGASE_RXN_x1</text:p>
          </table:table-cell>
          <table:table-cell office:value-type="string" calcext:value-type="string">
            <text:p>ACET_x1 + 0.65 ATP_x1 + CO_A_x1 + 0.35 aATP_x1 --&gt; ACETYL_COA_x1 + AMP_x1 + 0.65 PPI_x1 + 0.35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v_dielTransfer</text:p>
          </table:table-cell>
          <table:table-cell office:value-type="string" calcext:value-type="string">
            <text:p>LEU_v1 --&gt; LEU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58_RXN_p2</text:p>
          </table:table-cell>
          <table:table-cell office:value-type="string" calcext:value-type="string">
            <text:p>Beta_3_hydroxybutyryl_ACPs_p2 &lt;=&gt; Croton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58_RXN_p1</text:p>
          </table:table-cell>
          <table:table-cell office:value-type="string" calcext:value-type="string">
            <text:p>Beta_3_hydroxybutyryl_ACPs_p1 &lt;=&gt; Croton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GLUCEPIM_RXN_c1</text:p>
          </table:table-cell>
          <table:table-cell office:value-type="string" calcext:value-type="string">
            <text:p>UDP_GLUCOSE_c1 &lt;=&gt; CPD_14553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PGLUCEPIM_RXN_c2</text:p>
          </table:table-cell>
          <table:table-cell office:value-type="string" calcext:value-type="string">
            <text:p>UDP_GLUCOSE_c2 &lt;=&gt; CPD_14553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LFATE_ADENYLYLTRANS_RXN_p2</text:p>
          </table:table-cell>
          <table:table-cell office:value-type="string" calcext:value-type="string">
            <text:p>0.9 ATP_p2 + 0.45 PROTON_p2 + SULFATE_p2 + 0.1 aATP_p2 --&gt; APS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tx2</text:p>
          </table:table-cell>
          <table:table-cell office:value-type="string" calcext:value-type="string">
            <text:p><text:s/>--&gt; GLC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tx1</text:p>
          </table:table-cell>
          <table:table-cell office:value-type="string" calcext:value-type="string">
            <text:p><text:s/>--&gt; GLC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tol_degradation_p2</text:p>
          </table:table-cell>
          <table:table-cell office:value-type="string" calcext:value-type="string">
            <text:p>2.0 NAD_p2 + PHYTOL_p2 + WATER_p2 --&gt; CPD_14927_p2 + 2.0 NADH_p2 + 3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tol_degradation_p1</text:p>
          </table:table-cell>
          <table:table-cell office:value-type="string" calcext:value-type="string">
            <text:p>2.0 NAD_p1 + PHYTOL_p1 + WATER_p1 --&gt; CPD_14927_p1 + 2.0 NADH_p1 + 3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EASE_RXN_c1</text:p>
          </table:table-cell>
          <table:table-cell office:value-type="string" calcext:value-type="string">
            <text:p>2.0 PROTON_c1 + UREA_c1 + WATER_c1 --&gt; 2.0 AMMONIUM_c1 +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EASE_RXN_c2</text:p>
          </table:table-cell>
          <table:table-cell office:value-type="string" calcext:value-type="string">
            <text:p>2.0 PROTON_c2 + UREA_c2 + WATER_c2 --&gt; 2.0 AMMONIUM_c2 +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541_c1</text:p>
          </table:table-cell>
          <table:table-cell office:value-type="string" calcext:value-type="string">
            <text:p>2.0 FeII_c1 + 2.0 OXYGEN_MOLECULE_c1 --&gt; 2.0 FeIII_c1 + 2.0 SUPER_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541_c2</text:p>
          </table:table-cell>
          <table:table-cell office:value-type="string" calcext:value-type="string">
            <text:p>2.0 FeII_c2 + 2.0 OXYGEN_MOLECULE_c2 --&gt; 2.0 FeIII_c2 + 2.0 SUPER_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TATE_REDUCTASE_NADH_RXN_p2</text:p>
          </table:table-cell>
          <table:table-cell office:value-type="string" calcext:value-type="string">
            <text:p>DI_H_OROTATE_p2 + NAD_p2 --&gt; NADH_p2 + OROTATE_p2 + 2.0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hidate_biosynthesis_p1</text:p>
          </table:table-cell>
          <table:table-cell office:value-type="string" calcext:value-type="string">
            <text:p>Arachidoyl_ACPs_p1 + WATER_p1 --&gt; ACP_p1 + ARACHID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hidate_biosynthesis_p2</text:p>
          </table:table-cell>
          <table:table-cell office:value-type="string" calcext:value-type="string">
            <text:p>Arachidoyl_ACPs_p2 + WATER_p2 --&gt; ACP_p2 + ARACHIDIC_ACI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TATE_REDUCTASE_NADH_RXN_p1</text:p>
          </table:table-cell>
          <table:table-cell office:value-type="string" calcext:value-type="string">
            <text:p>DI_H_OROTATE_p1 + NAD_p1 --&gt; NADH_p1 + OROTATE_p1 + 2.0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PH_RXN_p2</text:p>
          </table:table-cell>
          <table:table-cell office:value-type="string" calcext:value-type="string">
            <text:p>CPD_67_p2 + WATER_p2 --&gt; GLYCOLLATE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AMINOTRANS_RXN_x2</text:p>
          </table:table-cell>
          <table:table-cell office:value-type="string" calcext:value-type="string">
            <text:p>2_KETOGLUTARATE_x2 + L_ASPARTATE_x2 &lt;=&gt; GLT_x2 + OXALACETIC_ACID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84_p1</text:p>
          </table:table-cell>
          <table:table-cell office:value-type="string" calcext:value-type="string">
            <text:p>ASCORBATE_p1 + CPD1F_133_p1 --&gt; CPD1F_131_p1 + L_DEHYDRO_ASCORB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84_p2</text:p>
          </table:table-cell>
          <table:table-cell office:value-type="string" calcext:value-type="string">
            <text:p>ASCORBATE_p2 + CPD1F_133_p2 --&gt; CPD1F_131_p2 + L_DEHYDRO_ASCORB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mc2</text:p>
          </table:table-cell>
          <table:table-cell office:value-type="string" calcext:value-type="string">
            <text:p>NADH_m2 + PROTON_m2 + UBIQUINONE_mc2 --&gt; NAD_m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mc1</text:p>
          </table:table-cell>
          <table:table-cell office:value-type="string" calcext:value-type="string">
            <text:p>NADH_m1 + PROTON_m1 + UBIQUINONE_mc1 --&gt; NAD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23_p1</text:p>
          </table:table-cell>
          <table:table-cell office:value-type="string" calcext:value-type="string">
            <text:p>0.9 ATP_p1 + CO_A_p1 + Fatty_Acids_p1 + 3.45 PROTON_p1 + 0.1 aATP_p1 --&gt; AMP_p1 + Long_Chain_Acyl_CoAs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biomass1</text:p>
          </table:table-cell>
          <table:table-cell office:value-type="string" calcext:value-type="string">
            <text:p>Palmitate_b1 &lt;-- PALMIT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ate_biomass2</text:p>
          </table:table-cell>
          <table:table-cell office:value-type="string" calcext:value-type="string">
            <text:p>Palmitate_b2 &lt;-- PALMIT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44_RXN_c2</text:p>
          </table:table-cell>
          <table:table-cell office:value-type="string" calcext:value-type="string">
            <text:p>CPD_510_c2 + 0.85 PROTON_c2 + 0.5 UTP_c2 + 0.5 aUTP_c2 &lt;=&gt; 0.65 PPI_c2 + UDP_GLUCURONATE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tx2</text:p>
          </table:table-cell>
          <table:table-cell office:value-type="string" calcext:value-type="string">
            <text:p><text:s/>&lt;=&gt; MGI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_tx1</text:p>
          </table:table-cell>
          <table:table-cell office:value-type="string" calcext:value-type="string">
            <text:p><text:s/>&lt;=&gt; MGI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44_RXN_c1</text:p>
          </table:table-cell>
          <table:table-cell office:value-type="string" calcext:value-type="string">
            <text:p>CPD_510_c1 + 0.85 PROTON_c1 + 0.5 UTP_c1 + 0.5 aUTP_c1 &lt;=&gt; 0.65 PPI_c1 + UDP_GLUCURONATE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c1</text:p>
          </table:table-cell>
          <table:table-cell office:value-type="string" calcext:value-type="string">
            <text:p>TRP_p1 &lt;=&gt; TR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c2</text:p>
          </table:table-cell>
          <table:table-cell office:value-type="string" calcext:value-type="string">
            <text:p>TRP_p2 &lt;=&gt; TR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ROTON_vc1</text:p>
          </table:table-cell>
          <table:table-cell office:value-type="string" calcext:value-type="string">
            <text:p>MAL_c1 + 0.3 PROTON_v1 --&gt; 0.7 MAL_v1 + 0.3 aMAL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ec2</text:p>
          </table:table-cell>
          <table:table-cell office:value-type="string" calcext:value-type="string">
            <text:p>CAII_e2 --&gt; CAI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ec1</text:p>
          </table:table-cell>
          <table:table-cell office:value-type="string" calcext:value-type="string">
            <text:p>CAII_e1 --&gt; CAI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ROTON_vc2</text:p>
          </table:table-cell>
          <table:table-cell office:value-type="string" calcext:value-type="string">
            <text:p>MAL_c2 + 0.3 PROTON_v2 --&gt; 0.7 MAL_v2 + 0.3 aMAL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v_dielTransfer</text:p>
          </table:table-cell>
          <table:table-cell office:value-type="string" calcext:value-type="string">
            <text:p>bHIS_v1 --&gt; bHI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ROTON_vc1</text:p>
          </table:table-cell>
          <table:table-cell office:value-type="string" calcext:value-type="string">
            <text:p>LEU_c1 + PROTON_v1 --&gt; LEU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ROTON_vc2</text:p>
          </table:table-cell>
          <table:table-cell office:value-type="string" calcext:value-type="string">
            <text:p>LEU_c2 + PROTON_v2 --&gt; LEU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olate_xc1</text:p>
          </table:table-cell>
          <table:table-cell office:value-type="string" calcext:value-type="string">
            <text:p>GLYCOLLATE_x1 &lt;=&gt;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olate_xc2</text:p>
          </table:table-cell>
          <table:table-cell office:value-type="string" calcext:value-type="string">
            <text:p>GLYCOLLATE_x2 &lt;=&gt;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v_dielTransfer</text:p>
          </table:table-cell>
          <table:table-cell office:value-type="string" calcext:value-type="string">
            <text:p>ARG_v1 --&gt; ARG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1OR_4_MONOPHOSPHATASE_RXN_c1</text:p>
          </table:table-cell>
          <table:table-cell office:value-type="string" calcext:value-type="string">
            <text:p>1_L_MYO_INOSITOL_1_P_c1 + 0.3 PROTON_c1 + WATER_c1 --&gt; MYO_INOSITOL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YO_INOSITOL_1OR_4_MONOPHOSPHATASE_RXN_c2</text:p>
          </table:table-cell>
          <table:table-cell office:value-type="string" calcext:value-type="string">
            <text:p>1_L_MYO_INOSITOL_1_P_c2 + 0.3 PROTON_c2 + WATER_c2 --&gt; MYO_INOSITOL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ISOCITRATE_mc2</text:p>
          </table:table-cell>
          <table:table-cell office:value-type="string" calcext:value-type="string">
            <text:p>OXALACETIC_ACID_m2 + PROTON_c2 + THREO_DS_ISO_CITRATE_c2 &lt;=&gt; OXALACETIC_ACID_c2 + PROTON_m2 + THREO_DS_ISO_CITR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tx2</text:p>
          </table:table-cell>
          <table:table-cell office:value-type="string" calcext:value-type="string">
            <text:p><text:s/>&lt;=&gt; P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mc1</text:p>
          </table:table-cell>
          <table:table-cell office:value-type="string" calcext:value-type="string">
            <text:p>GLY_m1 &lt;=&gt;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_mc2</text:p>
          </table:table-cell>
          <table:table-cell office:value-type="string" calcext:value-type="string">
            <text:p>GLY_m2 &lt;=&gt;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tx1</text:p>
          </table:table-cell>
          <table:table-cell office:value-type="string" calcext:value-type="string">
            <text:p><text:s/>&lt;=&gt; P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v_dielTransfer</text:p>
          </table:table-cell>
          <table:table-cell office:value-type="string" calcext:value-type="string">
            <text:p>TRP_v1 --&gt; TRP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VANILLONE_HYDROXYLASE_c2</text:p>
          </table:table-cell>
          <table:table-cell office:value-type="string" calcext:value-type="string">
            <text:p>0.83 ACETOVANILLONE_c2 + NADPH_c2 + OXYGEN_MOLECULE_c2 + 1.05 PROTON_c2 + 0.17 aACETOVANILLONE_c2 --&gt; 0.88 5_HYDROXY_ACETOVANILLONE_c2 + NADP_c2 + WATER_c2 + 0.12 a5_HYDROXY_ACETOVANILLO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c1</text:p>
          </table:table-cell>
          <table:table-cell office:value-type="string" calcext:value-type="string">
            <text:p>SER_p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c2</text:p>
          </table:table-cell>
          <table:table-cell office:value-type="string" calcext:value-type="string">
            <text:p>SER_p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161_m1</text:p>
          </table:table-cell>
          <table:table-cell office:value-type="string" calcext:value-type="string">
            <text:p>0.92 CPD_11281_m1 + OXYGEN_MOLECULE_m1 + WATER_m1 + 0.05 aCPD_11281_m1 + 0.03 bCPD_11281_m1 --&gt; GLUTATHIONE_m1 + 1.85 PROTON_m1 + 0.83 SO3_m1 + 0.17 aSO3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3161_m2</text:p>
          </table:table-cell>
          <table:table-cell office:value-type="string" calcext:value-type="string">
            <text:p>0.92 CPD_11281_m2 + OXYGEN_MOLECULE_m2 + WATER_m2 + 0.05 aCPD_11281_m2 + 0.03 bCPD_11281_m2 --&gt; GLUTATHIONE_m2 + 1.85 PROTON_m2 + 0.83 SO3_m2 + 0.17 aSO3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INE_TRNA_LIGASE_RXN_c2</text:p>
          </table:table-cell>
          <table:table-cell office:value-type="string" calcext:value-type="string">
            <text:p>0.65 ATP_c2 + LYS_c2 + LYS_tRNAs_c2 + PROTON_c2 + 0.35 aATP_c2 --&gt; AMP_c2 + Charged_LYS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PISOM_RXN_c2</text:p>
          </table:table-cell>
          <table:table-cell office:value-type="string" calcext:value-type="string">
            <text:p>FRUCTOSE_6P_c2 &lt;=&gt; MANNOSE_6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PISOM_RXN_c1</text:p>
          </table:table-cell>
          <table:table-cell office:value-type="string" calcext:value-type="string">
            <text:p>FRUCTOSE_6P_c1 &lt;=&gt; MANNOSE_6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INE_TRNA_LIGASE_RXN_c1</text:p>
          </table:table-cell>
          <table:table-cell office:value-type="string" calcext:value-type="string">
            <text:p>0.65 ATP_c1 + LYS_c1 + LYS_tRNAs_c1 + PROTON_c1 + 0.35 aATP_c1 --&gt; AMP_c1 + Charged_LYS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PROPIONATE_DEHYDROGENASE_RXN_m1</text:p>
          </table:table-cell>
          <table:table-cell office:value-type="string" calcext:value-type="string">
            <text:p>3_HYDROXY_PROPIONATE_m1 + NAD_m1 --&gt; MALONATE_S_ALD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422_c2</text:p>
          </table:table-cell>
          <table:table-cell office:value-type="string" calcext:value-type="string">
            <text:p>5_HYDROXY_FERULIC_ACID_c2 + S_ADENOSYLMETHIONINE_c2 --&gt; ADENOSYL_HOMO_CYS_c2 + SINAP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422_c1</text:p>
          </table:table-cell>
          <table:table-cell office:value-type="string" calcext:value-type="string">
            <text:p>5_HYDROXY_FERULIC_ACID_c1 + S_ADENOSYLMETHIONINE_c1 --&gt; ADENOSYL_HOMO_CYS_c1 + SINAP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3_p2</text:p>
          </table:table-cell>
          <table:table-cell office:value-type="string" calcext:value-type="string">
            <text:p>Hexanoyl_ACPs_p2 + MALONYL_ACP_p2 + PROTON_p2 --&gt; 3_Oxo_oct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D_14927_xc2</text:p>
          </table:table-cell>
          <table:table-cell office:value-type="string" calcext:value-type="string">
            <text:p>CPD_14927_x2 &lt;=&gt; CPD_14927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D_14927_xc1</text:p>
          </table:table-cell>
          <table:table-cell office:value-type="string" calcext:value-type="string">
            <text:p>CPD_14927_x1 &lt;=&gt; CPD_14927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THIONE_PEROXIDASE_RXN_p1</text:p>
          </table:table-cell>
          <table:table-cell office:value-type="string" calcext:value-type="string">
            <text:p>2.0 GLUTATHIONE_p1 + HYDROGEN_PEROXIDE_p1 --&gt; 0.91 OXIDIZED_GLUTATHIONE_p1 + 0.09 PROTON_p1 + 2.0 WATER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_ATPase_c1</text:p>
          </table:table-cell>
          <table:table-cell office:value-type="string" calcext:value-type="string">
            <text:p>0.65 ATP_c1 + 0.45 PROTON_c1 + WATER_c1 + 0.35 aATP_c1 --&gt; 0.5 ADP_c1 + PROTON_e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_ATPase_c2</text:p>
          </table:table-cell>
          <table:table-cell office:value-type="string" calcext:value-type="string">
            <text:p>0.65 ATP_c2 + 0.45 PROTON_c2 + WATER_c2 + 0.35 aATP_c2 --&gt; 0.5 ADP_c2 + PROTON_e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CTOKINASE_RXN_c2</text:p>
          </table:table-cell>
          <table:table-cell office:value-type="string" calcext:value-type="string">
            <text:p>0.65 ATP_c2 + FRU_c2 + 0.35 aATP_c2 --&gt; 0.5 ADP_c2 + FRUCTOSE_6P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CTOKINASE_RXN_c1</text:p>
          </table:table-cell>
          <table:table-cell office:value-type="string" calcext:value-type="string">
            <text:p>0.65 ATP_c1 + FRU_c1 + 0.35 aATP_c1 --&gt; 0.5 ADP_c1 + FRUCTOSE_6P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ORGPYROPHOSPHAT_RXN_x1</text:p>
          </table:table-cell>
          <table:table-cell office:value-type="string" calcext:value-type="string">
            <text:p>0.65 PPI_x1 + WATER_x1 + 0.35 aPPI_x1 --&gt; 0.75 PROTON_x1 + 1.4 Pi_x1 + 0.6 a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KIN_RXN_p1</text:p>
          </table:table-cell>
          <table:table-cell office:value-type="string" calcext:value-type="string">
            <text:p>0.8 ADP_p1 + 0.79 CTP_p1 + 0.2 aADP_p1 + 0.21 aCTP_p1 &lt;=&gt; 0.9 ATP_p1 + 0.79 CDP_p1 + 0.1 PROTON_p1 + 0.1 aATP_p1 + 0.21 aC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KIN_RXN_p2</text:p>
          </table:table-cell>
          <table:table-cell office:value-type="string" calcext:value-type="string">
            <text:p>0.8 ADP_p2 + 0.79 CTP_p2 + 0.2 aADP_p2 + 0.21 aCTP_p2 &lt;=&gt; 0.9 ATP_p2 + 0.79 CDP_p2 + 0.1 PROTON_p2 + 0.1 aATP_p2 + 0.21 aC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mc1</text:p>
          </table:table-cell>
          <table:table-cell office:value-type="string" calcext:value-type="string">
            <text:p>0.92 CYS_m1 + 0.08 PROTON_m1 + 0.08 bCYS_m1 &lt;=&gt; C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mc2</text:p>
          </table:table-cell>
          <table:table-cell office:value-type="string" calcext:value-type="string">
            <text:p>0.92 CYS_m2 + 0.08 PROTON_m2 + 0.08 bCYS_m2 &lt;=&gt; C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9_p2</text:p>
          </table:table-cell>
          <table:table-cell office:value-type="string" calcext:value-type="string">
            <text:p>MALONYL_ACP_p2 + Myristoyl_ACPs_p2 + PROTON_p2 --&gt; 3_oxo_palmit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9_p1</text:p>
          </table:table-cell>
          <table:table-cell office:value-type="string" calcext:value-type="string">
            <text:p>MALONYL_ACP_p1 + Myristoyl_ACPs_p1 + PROTON_p1 --&gt; 3_oxo_palmit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8_PERIOD_5_PERIOD_1_RXN_p1</text:p>
          </table:table-cell>
          <table:table-cell office:value-type="string" calcext:value-type="string">
            <text:p>2.0 GLUTATHIONE_p1 + L_DEHYDRO_ASCORBATE_p1 --&gt; ASCORBATE_p1 + 0.91 OXIDIZED_GLUTATHIONE_p1 + 0.09 PROTON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8_PERIOD_5_PERIOD_1_RXN_p2</text:p>
          </table:table-cell>
          <table:table-cell office:value-type="string" calcext:value-type="string">
            <text:p>2.0 GLUTATHIONE_p2 + L_DEHYDRO_ASCORBATE_p2 --&gt; ASCORBATE_p2 + 0.91 OXIDIZED_GLUTATHIONE_p2 + 0.09 PROTON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_vc2</text:p>
          </table:table-cell>
          <table:table-cell office:value-type="string" calcext:value-type="string">
            <text:p>WATER_v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_vc1</text:p>
          </table:table-cell>
          <table:table-cell office:value-type="string" calcext:value-type="string">
            <text:p>WATER_v1 &lt;=&gt;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OLACT_RXN_c1</text:p>
          </table:table-cell>
          <table:table-cell office:value-type="string" calcext:value-type="string">
            <text:p>D_6_P_GLUCONO_DELTA_LACTONE_c1 + WATER_c1 --&gt; CPD_2961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OLACT_RXN_c2</text:p>
          </table:table-cell>
          <table:table-cell office:value-type="string" calcext:value-type="string">
            <text:p>D_6_P_GLUCONO_DELTA_LACTONE_c2 + WATER_c2 --&gt; CPD_2961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c1</text:p>
          </table:table-cell>
          <table:table-cell office:value-type="string" calcext:value-type="string">
            <text:p>MET_p1 &lt;=&gt; M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pc2</text:p>
          </table:table-cell>
          <table:table-cell office:value-type="string" calcext:value-type="string">
            <text:p>MET_p2 &lt;=&gt; M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TRNA_LIGASE_RXN_c2</text:p>
          </table:table-cell>
          <table:table-cell office:value-type="string" calcext:value-type="string">
            <text:p>0.65 ATP_c2 + PROTON_c2 + TYR_c2 + TYR_tRNAs_c2 + 0.35 aATP_c2 --&gt; AMP_c2 + Charged_TY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TRNA_LIGASE_RXN_c1</text:p>
          </table:table-cell>
          <table:table-cell office:value-type="string" calcext:value-type="string">
            <text:p>0.65 ATP_c1 + PROTON_c1 + TYR_c1 + TYR_tRNAs_c1 + 0.35 aATP_c1 --&gt; AMP_c1 + Charged_TY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SEMIALDEHYDE_DEHYDROGENASE_RXN_m1</text:p>
          </table:table-cell>
          <table:table-cell office:value-type="string" calcext:value-type="string">
            <text:p>NAD_m1 + SUCC_S_ALD_m1 + WATER_m1 --&gt; NADH_m1 + 2.0 PROTON_m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SEMIALDEHYDE_DEHYDROGENASE_RXN_m2</text:p>
          </table:table-cell>
          <table:table-cell office:value-type="string" calcext:value-type="string">
            <text:p>NAD_m2 + SUCC_S_ALD_m2 + WATER_m2 --&gt; NADH_m2 + 2.0 PROTON_m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NINE_ALDOLASE_RXN_c1</text:p>
          </table:table-cell>
          <table:table-cell office:value-type="string" calcext:value-type="string">
            <text:p>THR_c1 --&gt; ACETALD_c1 + GLY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NINE_ALDOLASE_RXN_c2</text:p>
          </table:table-cell>
          <table:table-cell office:value-type="string" calcext:value-type="string">
            <text:p>THR_c2 --&gt; ACETALD_c2 + GLY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PROTON_rev_vc1</text:p>
          </table:table-cell>
          <table:table-cell office:value-type="string" calcext:value-type="string">
            <text:p>CYS_v1 + PROTON_v1 --&gt; CYS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NYLALANINE_TRNA_LIGASE_RXN_c2</text:p>
          </table:table-cell>
          <table:table-cell office:value-type="string" calcext:value-type="string">
            <text:p>0.65 ATP_c2 + PHE_c2 + PHE_tRNAs_c2 + PROTON_c2 + 0.35 aATP_c2 --&gt; AMP_c2 + Charged_PHE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NYLALANINE_TRNA_LIGASE_RXN_c1</text:p>
          </table:table-cell>
          <table:table-cell office:value-type="string" calcext:value-type="string">
            <text:p>0.65 ATP_c1 + PHE_c1 + PHE_tRNAs_c1 + PROTON_c1 + 0.35 aATP_c1 --&gt; AMP_c1 + Charged_PHE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TRNA_LIGASE_RXN_c1</text:p>
          </table:table-cell>
          <table:table-cell office:value-type="string" calcext:value-type="string">
            <text:p>0.65 ATP_c1 + TRP_c1 + TRP_tRNAs_c1 + 0.35 aATP_c1 --&gt; AMP_c1 + Charged_TRP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Y_biomass2</text:p>
          </table:table-cell>
          <table:table-cell office:value-type="string" calcext:value-type="string">
            <text:p>GLY_c2 --&gt; sGLY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20_p2</text:p>
          </table:table-cell>
          <table:table-cell office:value-type="string" calcext:value-type="string">
            <text:p>R_3_hydroxyarachidoyl_ACPs_p2 --&gt; WATER_p2 + trans_delta2_arachid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20_p1</text:p>
          </table:table-cell>
          <table:table-cell office:value-type="string" calcext:value-type="string">
            <text:p>R_3_hydroxyarachidoyl_ACPs_p1 --&gt; WATER_p1 + trans_delta2_arachid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CITDEH_RXN_m2</text:p>
          </table:table-cell>
          <table:table-cell office:value-type="string" calcext:value-type="string">
            <text:p>NADP_m2 + THREO_DS_ISO_CITRATE_m2 &lt;=&gt; 2_KETOGLUTARATE_m2 + CARBON_DIOXIDE_m2 + NADP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PROTON_rev_vc2</text:p>
          </table:table-cell>
          <table:table-cell office:value-type="string" calcext:value-type="string">
            <text:p>CYS_v2 + PROTON_v2 --&gt; CYS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_CYS_pc1</text:p>
          </table:table-cell>
          <table:table-cell office:value-type="string" calcext:value-type="string">
            <text:p>HOMO_CYS_p1 &lt;=&gt; HOMO_CY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_CYS_pc2</text:p>
          </table:table-cell>
          <table:table-cell office:value-type="string" calcext:value-type="string">
            <text:p>HOMO_CYS_p2 &lt;=&gt; HOMO_CYS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ase_tx1</text:p>
          </table:table-cell>
          <table:table-cell office:value-type="string" calcext:value-type="string">
            <text:p>0.65 ATP_c1 + WATER_c1 + 0.35 aATP_c1 --&gt; 0.5 ADP_c1 + ATPase_NADPHoxidase_constraint_c1 + Light_dark_maintainence_constraint + 0.55 PROTON_c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ase_tx2</text:p>
          </table:table-cell>
          <table:table-cell office:value-type="string" calcext:value-type="string">
            <text:p>0.65 ATP_c2 + Light_dark_maintainence_constraint + WATER_c2 + 0.35 aATP_c2 --&gt; 0.5 ADP_c2 + ATPase_NADPHoxidase_constraint_c2 + 0.55 PROTON_c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U_biomass2</text:p>
          </table:table-cell>
          <table:table-cell office:value-type="string" calcext:value-type="string">
            <text:p>LEU_tRNAs_c2 + 2.0 PROTON_c2 + pLEU_b2 &lt;-- Charged_LEU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U_biomass1</text:p>
          </table:table-cell>
          <table:table-cell office:value-type="string" calcext:value-type="string">
            <text:p>LEU_tRNAs_c1 + 2.0 PROTON_c1 + pLEU_b1 &lt;-- Charged_LEU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INASE_RXN_m2</text:p>
          </table:table-cell>
          <table:table-cell office:value-type="string" calcext:value-type="string">
            <text:p>ARG_m2 + WATER_m2 --&gt; L_ORNITHINE_m2 + URE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INASE_RXN_m1</text:p>
          </table:table-cell>
          <table:table-cell office:value-type="string" calcext:value-type="string">
            <text:p>ARG_m1 + WATER_m1 --&gt; L_ORNITHINE_m1 + URE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IC_CHELATE_REDUCTASE_RXN_c1</text:p>
          </table:table-cell>
          <table:table-cell office:value-type="string" calcext:value-type="string">
            <text:p>2.0 FeIII_c1 + NADH_c1 --&gt; 2.0 FeII_c1 + NAD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RIC_CHELATE_REDUCTASE_RXN_c2</text:p>
          </table:table-cell>
          <table:table-cell office:value-type="string" calcext:value-type="string">
            <text:p>2.0 FeIII_c2 + NADH_c2 --&gt; 2.0 FeII_c2 + NAD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DIGLYSYN_RXN_m2</text:p>
          </table:table-cell>
          <table:table-cell office:value-type="string" calcext:value-type="string">
            <text:p>0.79 CTP_m2 + L_PHOSPHATIDATE_m2 + 0.34 PROTON_m2 + 0.21 aCTP_m2 --&gt; CDPDIACYLGLYCEROL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DPDIGLYSYN_RXN_m1</text:p>
          </table:table-cell>
          <table:table-cell office:value-type="string" calcext:value-type="string">
            <text:p>0.79 CTP_m1 + L_PHOSPHATIDATE_m1 + 0.34 PROTON_m1 + 0.21 aCTP_m1 --&gt; CDPDIACYLGLYCEROL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LYLCOA_HYDROXY_RXN_m2</text:p>
          </table:table-cell>
          <table:table-cell office:value-type="string" calcext:value-type="string">
            <text:p>CPD_1083_m2 + WATER_m2 --&gt; 2_METHYL_3_HYDROXY_BUTYR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LYLCOA_HYDROXY_RXN_m1</text:p>
          </table:table-cell>
          <table:table-cell office:value-type="string" calcext:value-type="string">
            <text:p>CPD_1083_m1 + WATER_m1 --&gt; 2_METHYL_3_HYDROXY_BUTYR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TEINE_AMINOTRANSFERASE_RXN_m2</text:p>
          </table:table-cell>
          <table:table-cell office:value-type="string" calcext:value-type="string">
            <text:p>2_KETOGLUTARATE_m2 + 0.92 CYS_m2 + 0.08 PROTON_m2 + 0.08 bCYS_m2 &lt;=&gt; 3_MERCAPTO_PYRUVATE_m2 + GLT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ROTON_vc2</text:p>
          </table:table-cell>
          <table:table-cell office:value-type="string" calcext:value-type="string">
            <text:p>ILE_c2 + PROTON_v2 --&gt; IL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ROTON_vc1</text:p>
          </table:table-cell>
          <table:table-cell office:value-type="string" calcext:value-type="string">
            <text:p>ILE_c1 + PROTON_v1 --&gt; IL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TEINE_AMINOTRANSFERASE_RXN_m1</text:p>
          </table:table-cell>
          <table:table-cell office:value-type="string" calcext:value-type="string">
            <text:p>2_KETOGLUTARATE_m1 + 0.92 CYS_m1 + 0.08 PROTON_m1 + 0.08 bCYS_m1 &lt;=&gt; 3_MERCAPTO_PYRUVATE_m1 + GLT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OQUINOL_PLASTOCYANIN_REDUCTASE_RXN_p2</text:p>
          </table:table-cell>
          <table:table-cell office:value-type="string" calcext:value-type="string">
            <text:p>2.0 Oxidized_Plastocyanins_p2 + PLASTOQUINOL_1_p2 + 2.0 PROTON_p2 --&gt; PLASTOQUINONE_p2 + 4.0 PROTON_l2 + 2.0 Plastocyanin_Reduce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biomass2</text:p>
          </table:table-cell>
          <table:table-cell office:value-type="string" calcext:value-type="string">
            <text:p>K_b2 &lt;-- KI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LDEHYD_RXN_p1</text:p>
          </table:table-cell>
          <table:table-cell office:value-type="string" calcext:value-type="string">
            <text:p>HISTIDINOL_p1 + NAD_p1 --&gt; 0.35 HISTIDINAL_p1 + NADH_p1 + 1.35 PROTON_p1 + 0.65 bHISTIDINAL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biomass1</text:p>
          </table:table-cell>
          <table:table-cell office:value-type="string" calcext:value-type="string">
            <text:p>K_b1 &lt;-- KI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CITRULLINE_pc1</text:p>
          </table:table-cell>
          <table:table-cell office:value-type="string" calcext:value-type="string">
            <text:p>L_CITRULLINE_p1 &lt;=&gt; L_CITRULL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800_p2</text:p>
          </table:table-cell>
          <table:table-cell office:value-type="string" calcext:value-type="string">
            <text:p>CPD_7100_p2 + PROTON_p2 --&gt; 2K_4CH3_PENTANO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800_p1</text:p>
          </table:table-cell>
          <table:table-cell office:value-type="string" calcext:value-type="string">
            <text:p>CPD_7100_p1 + PROTON_p1 --&gt; 2K_4CH3_PENTANOATE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_METHYL_THF_pc2</text:p>
          </table:table-cell>
          <table:table-cell office:value-type="string" calcext:value-type="string">
            <text:p>5_METHYL_THF_p2 &lt;=&gt; 5_METHYL_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_METHYL_THF_pc1</text:p>
          </table:table-cell>
          <table:table-cell office:value-type="string" calcext:value-type="string">
            <text:p>5_METHYL_THF_p1 &lt;=&gt; 5_METHYL_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ENYL_KIN_RXN_c2</text:p>
          </table:table-cell>
          <table:table-cell office:value-type="string" calcext:value-type="string">
            <text:p>AMP_c2 + 0.65 ATP_c2 + 0.65 PROTON_c2 + 0.35 aATP_c2 &lt;=&gt; ADP_c2 +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m_tx2</text:p>
          </table:table-cell>
          <table:table-cell office:value-type="string" calcext:value-type="string">
            <text:p>3 ATPase_NADPHoxidase_constraint_c2 + NADPH_m2 + 0.5 OXYGEN_MOLECULE_m2 + PROTON_m2 --&gt; NADP_m2 +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ENYL_KIN_RXN_c1</text:p>
          </table:table-cell>
          <table:table-cell office:value-type="string" calcext:value-type="string">
            <text:p>AMP_c1 + 0.65 ATP_c1 + 0.65 PROTON_c1 + 0.35 aATP_c1 &lt;=&gt; ADP_c1 +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CITRULLINE_pc2</text:p>
          </table:table-cell>
          <table:table-cell office:value-type="string" calcext:value-type="string">
            <text:p>L_CITRULLINE_p2 &lt;=&gt; L_CITRULL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PROTON_rev_vc1</text:p>
          </table:table-cell>
          <table:table-cell office:value-type="string" calcext:value-type="string">
            <text:p>2.0 NITRATE_c1 + PROTON_v1 --&gt; 2.0 NITR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PROTON_rev_vc2</text:p>
          </table:table-cell>
          <table:table-cell office:value-type="string" calcext:value-type="string">
            <text:p>2.0 NITRATE_c2 + PROTON_v2 --&gt; 2.0 NITR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SO4_mc1</text:p>
          </table:table-cell>
          <table:table-cell office:value-type="string" calcext:value-type="string">
            <text:p>OXALACETIC_ACID_m1 + SULFATE_c1 &lt;=&gt; OXALACETIC_ACID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SO4_mc2</text:p>
          </table:table-cell>
          <table:table-cell office:value-type="string" calcext:value-type="string">
            <text:p>OXALACETIC_ACID_m2 + SULFATE_c2 &lt;=&gt; OXALACETIC_ACID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2_rev_vc1</text:p>
          </table:table-cell>
          <table:table-cell office:value-type="string" calcext:value-type="string">
            <text:p>CAII_c1 + 3.0 PROTON_v1 --&gt; CAII_v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ATP_rev_vc1</text:p>
          </table:table-cell>
          <table:table-cell office:value-type="string" calcext:value-type="string">
            <text:p>0.65 ATP_c1 + 1.45 PROTON_c1 + WATER_c1 + 0.35 aATP_c1 --&gt; 0.5 ADP_c1 + 2.0 PROTON_v1 + 0.7 Pi_c1 + 0.5 aADP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ATP_rev_vc2</text:p>
          </table:table-cell>
          <table:table-cell office:value-type="string" calcext:value-type="string">
            <text:p>0.65 ATP_c2 + 1.45 PROTON_c2 + WATER_c2 + 0.35 aATP_c2 --&gt; 0.5 ADP_c2 + 2.0 PROTON_v2 + 0.7 Pi_c2 + 0.5 aADP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2_rev_vc2</text:p>
          </table:table-cell>
          <table:table-cell office:value-type="string" calcext:value-type="string">
            <text:p>CAII_c2 + 3.0 PROTON_v2 --&gt; CAII_v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MPKI_RXN_c1</text:p>
          </table:table-cell>
          <table:table-cell office:value-type="string" calcext:value-type="string">
            <text:p>0.65 ATP_c1 + DTMP_c1 + 0.66 PROTON_c1 + 0.35 aATP_c1 --&gt; 0.5 ADP_c1 + 0.49 DTDP_c1 + 0.5 aADP_c1 + 0.51 aDT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MPKI_RXN_c2</text:p>
          </table:table-cell>
          <table:table-cell office:value-type="string" calcext:value-type="string">
            <text:p>0.65 ATP_c2 + DTMP_c2 + 0.66 PROTON_c2 + 0.35 aATP_c2 --&gt; 0.5 ADP_c2 + 0.49 DTDP_c2 + 0.5 aADP_c2 + 0.51 aDT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841_v2</text:p>
          </table:table-cell>
          <table:table-cell office:value-type="string" calcext:value-type="string">
            <text:p>FRUCTAN_v2 + WATER_v2 --&gt; FRU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PROTON_vc2</text:p>
          </table:table-cell>
          <table:table-cell office:value-type="string" calcext:value-type="string">
            <text:p>CIT_c2 + 0.5 PROTON_v2 --&gt; 0.5 CIT_v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PROTON_vc1</text:p>
          </table:table-cell>
          <table:table-cell office:value-type="string" calcext:value-type="string">
            <text:p>CIT_c1 + 0.5 PROTON_v1 --&gt; 0.5 CIT_v1 + 0.5 aCIT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DPKIN_RXN_c1</text:p>
          </table:table-cell>
          <table:table-cell office:value-type="string" calcext:value-type="string">
            <text:p>0.65 ATP_c1 + 0.49 DTDP_c1 + 0.15 PROTON_c1 + 0.35 aATP_c1 + 0.51 aDTDP_c1 --&gt; 0.5 ADP_c1 + 0.49 DTTP_c1 + 0.5 aADP_c1 + 0.51 aDT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TDPKIN_RXN_c2</text:p>
          </table:table-cell>
          <table:table-cell office:value-type="string" calcext:value-type="string">
            <text:p>0.65 ATP_c2 + 0.49 DTDP_c2 + 0.15 PROTON_c2 + 0.35 aATP_c2 + 0.51 aDTDP_c2 --&gt; 0.5 ADP_c2 + 0.49 DTTP_c2 + 0.5 aADP_c2 + 0.51 aDT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xc1</text:p>
          </table:table-cell>
          <table:table-cell office:value-type="string" calcext:value-type="string">
            <text:p>MAL_x1 &lt;=&gt; M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trienoyl_ACP_hydrolase_p2</text:p>
          </table:table-cell>
          <table:table-cell office:value-type="string" calcext:value-type="string">
            <text:p>Octadecatrienoyl_ACP_p2 + WATER_p2 --&gt; ACP_p2 + LINOLENIC_ACI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trienoyl_ACP_hydrolase_p1</text:p>
          </table:table-cell>
          <table:table-cell office:value-type="string" calcext:value-type="string">
            <text:p>Octadecatrienoyl_ACP_p1 + WATER_p1 --&gt; ACP_p1 + LINOLENIC_ACID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xc2</text:p>
          </table:table-cell>
          <table:table-cell office:value-type="string" calcext:value-type="string">
            <text:p>MAL_x2 &lt;=&gt; M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HYDRODIPICSYN_RXN_p2</text:p>
          </table:table-cell>
          <table:table-cell office:value-type="string" calcext:value-type="string">
            <text:p>L_ASPARTATE_SEMIALDEHYDE_p2 + PYRUVATE_p2 --&gt; 2_3_DIHYDRODIPICOLINATE_p2 + PROTON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ACONITATE_mc1</text:p>
          </table:table-cell>
          <table:table-cell office:value-type="string" calcext:value-type="string">
            <text:p>CIS_ACONITATE_c1 + OXALACETIC_ACID_m1 + PROTON_c1 &lt;=&gt; CIS_ACONITATE_m1 + OXALACETIC_ACID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ACONITATE_mc2</text:p>
          </table:table-cell>
          <table:table-cell office:value-type="string" calcext:value-type="string">
            <text:p>CIS_ACONITATE_c2 + OXALACETIC_ACID_m2 + PROTON_c2 &lt;=&gt; CIS_ACONITATE_m2 + OXALACETIC_ACID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PROTON_rev_vc2</text:p>
          </table:table-cell>
          <table:table-cell office:value-type="string" calcext:value-type="string">
            <text:p>PROTON_v2 + PRO_v2 --&gt; PROTON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c1</text:p>
          </table:table-cell>
          <table:table-cell office:value-type="string" calcext:value-type="string">
            <text:p>VAL_p1 &lt;=&gt;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COA_LIGASE_GDP_FORMING_RXN_m2</text:p>
          </table:table-cell>
          <table:table-cell office:value-type="string" calcext:value-type="string">
            <text:p>0.2 GDP_m2 + Pi_m2 + SUC_COA_m2 + 0.8 aGDP_m2 --&gt; CO_A_m2 + 0.9 GTP_m2 + 0.7 PROTON_m2 + SUC_m2 + 0.1 aGT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COA_LIGASE_GDP_FORMING_RXN_m1</text:p>
          </table:table-cell>
          <table:table-cell office:value-type="string" calcext:value-type="string">
            <text:p>0.2 GDP_m1 + Pi_m1 + SUC_COA_m1 + 0.8 aGDP_m1 --&gt; CO_A_m1 + 0.9 GTP_m1 + 0.7 PROTON_m1 + SUC_m1 + 0.1 aG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i_mc2</text:p>
          </table:table-cell>
          <table:table-cell office:value-type="string" calcext:value-type="string">
            <text:p>MAL_m2 + 0.7 Pi_c2 + 0.3 aPi_c2 &lt;=&gt; MAL_c2 + 0.3 PROTON_c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Pi_mc1</text:p>
          </table:table-cell>
          <table:table-cell office:value-type="string" calcext:value-type="string">
            <text:p>MAL_m1 + 0.7 Pi_c1 + 0.3 aPi_c1 &lt;=&gt; MAL_c1 + 0.3 PROTON_c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PGA_Pi_pc1</text:p>
          </table:table-cell>
          <table:table-cell office:value-type="string" calcext:value-type="string">
            <text:p>G3P_p1 + 0.7 Pi_c1 + 0.3 aPi_c1 &lt;=&gt; G3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ALDEHYD_RXN_p1</text:p>
          </table:table-cell>
          <table:table-cell office:value-type="string" calcext:value-type="string">
            <text:p>0.35 HISTIDINAL_p1 + NAD_p1 + WATER_p1 + 0.65 bHISTIDINAL_p1 --&gt; HIS_p1 + NADH_p1 + 1.65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ALDEHYD_RXN_p2</text:p>
          </table:table-cell>
          <table:table-cell office:value-type="string" calcext:value-type="string">
            <text:p>0.35 HISTIDINAL_p2 + NAD_p2 + WATER_p2 + 0.65 bHISTIDINAL_p2 --&gt; HIS_p2 + NADH_p2 + 1.65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SN_biomass1</text:p>
          </table:table-cell>
          <table:table-cell office:value-type="string" calcext:value-type="string">
            <text:p>ASN_c1 --&gt; sASN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24_p1</text:p>
          </table:table-cell>
          <table:table-cell office:value-type="string" calcext:value-type="string">
            <text:p>DIACYLGLYCEROL_p1 + UDP_SULFOQUINOVOSE_p1 --&gt; PROTON_p1 + SULFOQUINOVOSYLDIACYLGLYCEROL_p1 + U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24_p2</text:p>
          </table:table-cell>
          <table:table-cell office:value-type="string" calcext:value-type="string">
            <text:p>DIACYLGLYCEROL_p2 + UDP_SULFOQUINOVOSE_p2 --&gt; PROTON_p2 + SULFOQUINOVOSYLDIACYLGLYCEROL_p2 + U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SN_biomass2</text:p>
          </table:table-cell>
          <table:table-cell office:value-type="string" calcext:value-type="string">
            <text:p>ASN_c2 --&gt; sASN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34_RXN_c1</text:p>
          </table:table-cell>
          <table:table-cell office:value-type="string" calcext:value-type="string">
            <text:p>GLC_1_P_c1 + 0.65 GTP_c1 + PROTON_c1 + 0.35 aGTP_c1 --&gt; GDP_D_GLUCOSE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68_p2</text:p>
          </table:table-cell>
          <table:table-cell office:value-type="string" calcext:value-type="string">
            <text:p>MALONYL_COA_p2 + PROTON_p2 + Stearoyl_ACPs_p2 --&gt; 3_oxo_arachid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68_p1</text:p>
          </table:table-cell>
          <table:table-cell office:value-type="string" calcext:value-type="string">
            <text:p>MALONYL_COA_p1 + PROTON_p1 + Stearoyl_ACPs_p1 --&gt; 3_oxo_arachid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34_RXN_c2</text:p>
          </table:table-cell>
          <table:table-cell office:value-type="string" calcext:value-type="string">
            <text:p>GLC_1_P_c2 + 0.65 GTP_c2 + PROTON_c2 + 0.35 aGTP_c2 --&gt; GDP_D_GLUCOSE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95_p2</text:p>
          </table:table-cell>
          <table:table-cell office:value-type="string" calcext:value-type="string">
            <text:p>NADH_p2 + PROTON_p2 + trans_delta2_arachidoyl_ACPs_p2 --&gt; Arachidoyl_ACPs_p2 + NAD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TRNA_LIGASE_RXN_c1</text:p>
          </table:table-cell>
          <table:table-cell office:value-type="string" calcext:value-type="string">
            <text:p>0.65 ATP_c1 + PRO_c1 + PRO_tRNAs_c1 + 0.35 aATP_c1 --&gt; AMP_c1 + Charged_PRO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TRNA_LIGASE_RXN_c2</text:p>
          </table:table-cell>
          <table:table-cell office:value-type="string" calcext:value-type="string">
            <text:p>0.65 ATP_c2 + PRO_c2 + PRO_tRNAs_c2 + 0.35 aATP_c2 --&gt; AMP_c2 + Charged_PRO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OLLATE_pc2</text:p>
          </table:table-cell>
          <table:table-cell office:value-type="string" calcext:value-type="string">
            <text:p>GLYCOLLATE_p2 &lt;=&gt; GLYCOLL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OLLATE_pc1</text:p>
          </table:table-cell>
          <table:table-cell office:value-type="string" calcext:value-type="string">
            <text:p>GLYCOLLATE_p1 &lt;=&gt; GLYCOLL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P_biomass1</text:p>
          </table:table-cell>
          <table:table-cell office:value-type="string" calcext:value-type="string">
            <text:p>TRP_c1 --&gt; sTRP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P_biomass2</text:p>
          </table:table-cell>
          <table:table-cell office:value-type="string" calcext:value-type="string">
            <text:p>TRP_c2 --&gt; sTRP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OKINASE_RXN_MANNOSE_c2</text:p>
          </table:table-cell>
          <table:table-cell office:value-type="string" calcext:value-type="string">
            <text:p>0.65 ATP_c2 + MANNOSE_c2 + 0.35 aATP_c2 --&gt; 0.5 ADP_c2 + MANNOSE_6P_c2 + 1.1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OKINASE_RXN_MANNOSE_c1</text:p>
          </table:table-cell>
          <table:table-cell office:value-type="string" calcext:value-type="string">
            <text:p>0.65 ATP_c1 + MANNOSE_c1 + 0.35 aATP_c1 --&gt; 0.5 ADP_c1 + MANNOSE_6P_c1 + 1.1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hler_Reaction_p1</text:p>
          </table:table-cell>
          <table:table-cell office:value-type="string" calcext:value-type="string">
            <text:p>OXYGEN_MOLECULE_p1 + Reduced_ferredoxins_p1 --&gt; Oxidized_ferredoxins_p1 + SUPER_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hler_Reaction_p2</text:p>
          </table:table-cell>
          <table:table-cell office:value-type="string" calcext:value-type="string">
            <text:p>OXYGEN_MOLECULE_p2 + Reduced_ferredoxins_p2 --&gt; Oxidized_ferredoxins_p2 + SUPER_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LY_biomass1</text:p>
          </table:table-cell>
          <table:table-cell office:value-type="string" calcext:value-type="string">
            <text:p>GLY_c1 --&gt; sGLY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TRNA_LIGASE_RXN_c2</text:p>
          </table:table-cell>
          <table:table-cell office:value-type="string" calcext:value-type="string">
            <text:p>0.65 ATP_c2 + TRP_c2 + TRP_tRNAs_c2 + 0.35 aATP_c2 --&gt; AMP_c2 + Charged_TRP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4_p2</text:p>
          </table:table-cell>
          <table:table-cell office:value-type="string" calcext:value-type="string">
            <text:p>Acetoacetyl_ACPs_p2 + NADPH_p2 + PROTON_p2 --&gt; Beta_3_hydroxybutyr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14_p1</text:p>
          </table:table-cell>
          <table:table-cell office:value-type="string" calcext:value-type="string">
            <text:p>Acetoacetyl_ACPs_p1 + NADPH_p1 + PROTON_p1 --&gt; Beta_3_hydroxybutyr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69_p1</text:p>
          </table:table-cell>
          <table:table-cell office:value-type="string" calcext:value-type="string">
            <text:p>3_oxo_behenoyl_ACPs_p1 + NADPH_p1 + PROTON_p1 --&gt; NADP_p1 + R_3_hydroxybehe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88_p1</text:p>
          </table:table-cell>
          <table:table-cell office:value-type="string" calcext:value-type="string">
            <text:p>NADH_p1 + PROTON_p1 + trans_delta2_behenoyl_ACPs_p1 --&gt; Behenoyl_ACPs_p1 + NAD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88_p2</text:p>
          </table:table-cell>
          <table:table-cell office:value-type="string" calcext:value-type="string">
            <text:p>NADH_p2 + PROTON_p2 + trans_delta2_behenoyl_ACPs_p2 --&gt; Behenoyl_ACPs_p2 + NAD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469_p2</text:p>
          </table:table-cell>
          <table:table-cell office:value-type="string" calcext:value-type="string">
            <text:p>3_oxo_behenoyl_ACPs_p2 + NADPH_p2 + PROTON_p2 --&gt; NADP_p2 + R_3_hydroxybehe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OLACT_RXN_p1</text:p>
          </table:table-cell>
          <table:table-cell office:value-type="string" calcext:value-type="string">
            <text:p>D_6_P_GLUCONO_DELTA_LACTONE_p1 + WATER_p1 --&gt; CPD_2961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c2</text:p>
          </table:table-cell>
          <table:table-cell office:value-type="string" calcext:value-type="string">
            <text:p>TYR_p2 &lt;=&gt; TY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_pc1</text:p>
          </table:table-cell>
          <table:table-cell office:value-type="string" calcext:value-type="string">
            <text:p>TYR_p1 &lt;=&gt; TY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104_c2</text:p>
          </table:table-cell>
          <table:table-cell office:value-type="string" calcext:value-type="string">
            <text:p>UDP_D_XYLOSE_c2 --&gt; 0.5 PROTON_c2 + 0.5 UDP_c2 + XYLAN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ec1</text:p>
          </table:table-cell>
          <table:table-cell office:value-type="string" calcext:value-type="string">
            <text:p>CARBON_DIOXIDE_e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CITRULLINE_mc2</text:p>
          </table:table-cell>
          <table:table-cell office:value-type="string" calcext:value-type="string">
            <text:p>HIS_m2 + L_CITRULLINE_c2 &lt;=&gt; HIS_c2 + L_CITRULL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CITRULLINE_mc1</text:p>
          </table:table-cell>
          <table:table-cell office:value-type="string" calcext:value-type="string">
            <text:p>HIS_m1 + L_CITRULLINE_c1 &lt;=&gt; HIS_c1 + L_CITRULL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IONYL_COA_mc2</text:p>
          </table:table-cell>
          <table:table-cell office:value-type="string" calcext:value-type="string">
            <text:p>PROPIONYL_COA_m2 &lt;=&gt; PROPI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IONYL_COA_mc1</text:p>
          </table:table-cell>
          <table:table-cell office:value-type="string" calcext:value-type="string">
            <text:p>PROPIONYL_COA_m1 &lt;=&gt; PROPI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_PPi_rev_vc2</text:p>
          </table:table-cell>
          <table:table-cell office:value-type="string" calcext:value-type="string">
            <text:p>0.65 PPI_c2 + 0.25 PROTON_c2 + WATER_c2 + 0.35 aPPI_c2 --&gt; PROTON_v2 + 1.4 Pi_c2 + 0.6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ON_PPi_rev_vc1</text:p>
          </table:table-cell>
          <table:table-cell office:value-type="string" calcext:value-type="string">
            <text:p>0.65 PPI_c1 + 0.25 PROTON_c1 + WATER_c1 + 0.35 aPPI_c1 --&gt; PROTON_v1 + 1.4 Pi_c1 + 0.6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6PDEHYDROG_RXN_c1</text:p>
          </table:table-cell>
          <table:table-cell office:value-type="string" calcext:value-type="string">
            <text:p>GLC_6_P_c1 + NADP_c1 --&gt; D_6_P_GLUCONO_DELTA_LACTONE_c1 + NADP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SO4_mc2</text:p>
          </table:table-cell>
          <table:table-cell office:value-type="string" calcext:value-type="string">
            <text:p>MAL_m2 + SULFATE_c2 &lt;=&gt; MAL_c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SO4_mc1</text:p>
          </table:table-cell>
          <table:table-cell office:value-type="string" calcext:value-type="string">
            <text:p>MAL_m1 + SULFATE_c1 &lt;=&gt; MAL_c1 + SULF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8_NADP_p2</text:p>
          </table:table-cell>
          <table:table-cell office:value-type="string" calcext:value-type="string">
            <text:p>CHLOROPHYLL_B_p2 + NADPH_p2 + PROTON_p2 --&gt; CPD_7016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ACONITATE_mc1</text:p>
          </table:table-cell>
          <table:table-cell office:value-type="string" calcext:value-type="string">
            <text:p>CIS_ACONITATE_c1 + CIT_m1 &lt;=&gt; CIS_ACONITATE_m1 + CI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ACONITATE_mc2</text:p>
          </table:table-cell>
          <table:table-cell office:value-type="string" calcext:value-type="string">
            <text:p>CIS_ACONITATE_c2 + CIT_m2 &lt;=&gt; CIS_ACONITATE_m2 + CI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AMINOTRANSFERASE_RXN_x2</text:p>
          </table:table-cell>
          <table:table-cell office:value-type="string" calcext:value-type="string">
            <text:p>2_KETOGLUTARATE_x2 + L_ALPHA_ALANINE_x2 &lt;=&gt; GLT_x2 + PYRUVAT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ANINE_AMINOTRANSFERASE_RXN_x1</text:p>
          </table:table-cell>
          <table:table-cell office:value-type="string" calcext:value-type="string">
            <text:p>2_KETOGLUTARATE_x1 + L_ALPHA_ALANINE_x1 &lt;=&gt; GLT_x1 + PYRUVAT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LPHA_ALANINE_PROTON_rev_vc1</text:p>
          </table:table-cell>
          <table:table-cell office:value-type="string" calcext:value-type="string">
            <text:p>L_ALPHA_ALANINE_v1 + PROTON_v1 --&gt; L_ALPHA_ALANIN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LPHA_ALANINE_PROTON_rev_vc2</text:p>
          </table:table-cell>
          <table:table-cell office:value-type="string" calcext:value-type="string">
            <text:p>L_ALPHA_ALANINE_v2 + PROTON_v2 --&gt; L_ALPHA_ALANIN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P_3PGA_pc2</text:p>
          </table:table-cell>
          <table:table-cell office:value-type="string" calcext:value-type="string">
            <text:p>G3P_c2 + GAP_p2 &lt;=&gt; G3P_p2 + GA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P_3PGA_pc1</text:p>
          </table:table-cell>
          <table:table-cell office:value-type="string" calcext:value-type="string">
            <text:p>G3P_c1 + GAP_p1 &lt;=&gt; G3P_p1 + GA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c1</text:p>
          </table:table-cell>
          <table:table-cell office:value-type="string" calcext:value-type="string">
            <text:p>NADPH_c1 + PROTON_c1 + UBIQUINONE_mc1 --&gt; NADP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SYNTHASE_UDP_FORMING_RXN_c2</text:p>
          </table:table-cell>
          <table:table-cell office:value-type="string" calcext:value-type="string">
            <text:p>UDP_GLUCOSE_c2 --&gt; CELLULOSE_c2 + 0.5 PROTON_c2 + 0.5 UDP_c2 + 0.5 aU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LULOSE_SYNTHASE_UDP_FORMING_RXN_c1</text:p>
          </table:table-cell>
          <table:table-cell office:value-type="string" calcext:value-type="string">
            <text:p>UDP_GLUCOSE_c1 --&gt; CELLULOSE_c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3_p2</text:p>
          </table:table-cell>
          <table:table-cell office:value-type="string" calcext:value-type="string">
            <text:p>2_Hexadecenoyl_ACPs_p2 + NADH_p2 + PROTON_p2 --&gt; NAD_p2 + Palmi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tx2</text:p>
          </table:table-cell>
          <table:table-cell office:value-type="string" calcext:value-type="string">
            <text:p><text:s/>&lt;=&gt; CAII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_tx1</text:p>
          </table:table-cell>
          <table:table-cell office:value-type="string" calcext:value-type="string">
            <text:p><text:s/>&lt;=&gt; CAII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114_p1</text:p>
          </table:table-cell>
          <table:table-cell office:value-type="string" calcext:value-type="string">
            <text:p>3_P_SERINE_p1 + WATER_p1 --&gt; Pi_p1 + S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ISOM_RXN_p2</text:p>
          </table:table-cell>
          <table:table-cell office:value-type="string" calcext:value-type="string">
            <text:p>N_5_PHOSPHORIBOSYL_ANTHRANILATE_p2 --&gt; CARBOXYPHENYLAMINO_DEOXYRIBULOSE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114_p2</text:p>
          </table:table-cell>
          <table:table-cell office:value-type="string" calcext:value-type="string">
            <text:p>3_P_SERINE_p2 + WATER_p2 --&gt; Pi_p2 + S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ROLINECARBDEHYDROG_RXN_NADP_m1</text:p>
          </table:table-cell>
          <table:table-cell office:value-type="string" calcext:value-type="string">
            <text:p>L_DELTA1_PYRROLINE_5_CARBOXYLATE_m1 + NADP_m1 + 2.0 WATER_m1 --&gt; GLT_m1 + NADP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_B_oxidation_x1</text:p>
          </table:table-cell>
          <table:table-cell office:value-type="string" calcext:value-type="string">
            <text:p>2_KETOGLUTARATE_x1 + 1.3 ATP_x1 + 7.0 CO_A_x1 + CPD_14927_x1 + NADPH_x1 + 7.0 NAD_x1 + 7.0 OXYGEN_MOLECULE_x1 + 8.0 WATER_x1 + 0.7 aATP_x1 --&gt; 3.0 ACETYL_COA_x1 + 2.0 AMP_x1 + 2.0 CARBON_DIOXIDE_x1 + 6.0 HYDROGEN_PEROXIDE_x1 + ISOBUTYRYL_COA_x1 + 7.0 NADH_x1 + NADP_x1 + 1.3 PPI_x1 + 3.0 PROPIONYL_COA_x1 + 7.0 PROTON_x1 + SUC_x1 + 0.7 aPPI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lProtHYPO_c2</text:p>
          </table:table-cell>
          <table:table-cell office:value-type="string" calcext:value-type="string">
            <text:p><text:s/>--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_B_oxidation_x2</text:p>
          </table:table-cell>
          <table:table-cell office:value-type="string" calcext:value-type="string">
            <text:p>2_KETOGLUTARATE_x2 + 1.3 ATP_x2 + 7.0 CO_A_x2 + CPD_14927_x2 + NADPH_x2 + 7.0 NAD_x2 + 7.0 OXYGEN_MOLECULE_x2 + 8.0 WATER_x2 + 0.7 aATP_x2 --&gt; 3.0 ACETYL_COA_x2 + 2.0 AMP_x2 + 2.0 CARBON_DIOXIDE_x2 + 6.0 HYDROGEN_PEROXIDE_x2 + ISOBUTYRYL_COA_x2 + 7.0 NADH_x2 + NADP_x2 + 1.3 PPI_x2 + 3.0 PROPIONYL_COA_x2 + 7.0 PROTON_x2 + SUC_x2 + 0.7 aPPI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6BDEPHOS_RXN_c2</text:p>
          </table:table-cell>
          <table:table-cell office:value-type="string" calcext:value-type="string">
            <text:p>FRUCTOSE_16_DIPHOSPHATE_c2 + 0.3 PROTON_c2 + WATER_c2 --&gt; FRUCTOSE_6P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ROTON_vc2</text:p>
          </table:table-cell>
          <table:table-cell office:value-type="string" calcext:value-type="string">
            <text:p>L_ASPARTATE_c2 + PROTON_v2 --&gt; L_ASPARTAT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ROTON_vc1</text:p>
          </table:table-cell>
          <table:table-cell office:value-type="string" calcext:value-type="string">
            <text:p>L_ASPARTATE_c1 + PROTON_v1 --&gt; L_ASPARTATE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lProtHYPO_c1</text:p>
          </table:table-cell>
          <table:table-cell office:value-type="string" calcext:value-type="string">
            <text:p><text:s/>--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4_p1</text:p>
          </table:table-cell>
          <table:table-cell office:value-type="string" calcext:value-type="string">
            <text:p>R_3_hydroxystearoyl_ACPs_p1 --&gt; Octa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4_p2</text:p>
          </table:table-cell>
          <table:table-cell office:value-type="string" calcext:value-type="string">
            <text:p>R_3_hydroxystearoyl_ACPs_p2 --&gt; Octa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LACTSYN_RXN_p2</text:p>
          </table:table-cell>
          <table:table-cell office:value-type="string" calcext:value-type="string">
            <text:p>PROTON_p2 + 2.0 PYRUVATE_p2 --&gt; 2_ACETO_LACTATE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TRANSKETO_RXN_p2</text:p>
          </table:table-cell>
          <table:table-cell office:value-type="string" calcext:value-type="string">
            <text:p>ERYTHROSE_4P_p2 + XYLULOSE_5_PHOSPHATE_p2 &lt;=&gt; FRUCTOSE_6P_p2 + GA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RYL_COA_DEHYDROG_RXN_m1</text:p>
          </table:table-cell>
          <table:table-cell office:value-type="string" calcext:value-type="string">
            <text:p>GLUTARYL_COA_m1 + UBIQUINONE_mi1 --&gt; GLUTACONYL_COA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RYL_COA_DEHYDROG_RXN_m2</text:p>
          </table:table-cell>
          <table:table-cell office:value-type="string" calcext:value-type="string">
            <text:p>GLUTARYL_COA_m2 + UBIQUINONE_mi2 --&gt; GLUTACON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8_PERIOD_1_PERIOD_2_RXN_p2</text:p>
          </table:table-cell>
          <table:table-cell office:value-type="string" calcext:value-type="string">
            <text:p>NADP_p2 + PROTON_p2 + 2.0 Reduced_ferredoxins_p2 &lt;=&gt; NADPH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mc1</text:p>
          </table:table-cell>
          <table:table-cell office:value-type="string" calcext:value-type="string">
            <text:p>CIT_c1 + MAL_m1 + PROTON_c1 &lt;=&gt; CIT_m1 + MAL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141_p2</text:p>
          </table:table-cell>
          <table:table-cell office:value-type="string" calcext:value-type="string">
            <text:p>MALTOSE_p2 + WATER_p2 --&gt; 2.0 GLC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141_p1</text:p>
          </table:table-cell>
          <table:table-cell office:value-type="string" calcext:value-type="string">
            <text:p>MALTOSE_p1 + WATER_p1 --&gt; 2.0 GLC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LFITE_REDUCTASE_FERREDOXIN_RXN_p2</text:p>
          </table:table-cell>
          <table:table-cell office:value-type="string" calcext:value-type="string">
            <text:p>6.83 PROTON_p2 + 6.0 Reduced_ferredoxins_p2 + 0.83 SO3_p2 + 0.17 aSO3_p2 --&gt; HS_p2 + 6.0 Oxidized_ferredoxins_p2 + 3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3_mc2</text:p>
          </table:table-cell>
          <table:table-cell office:value-type="string" calcext:value-type="string">
            <text:p>2.0 Oxidized_Ferroproteins_m2 + UBIQUINOL_mc2 --&gt; 2.0 PROTON_m2 + 2.0 Reduced_Ferroproteins_m2 + UBIQUINONE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6883_mc1</text:p>
          </table:table-cell>
          <table:table-cell office:value-type="string" calcext:value-type="string">
            <text:p>2.0 Oxidized_Ferroproteins_m1 + UBIQUINOL_mc1 --&gt; 2.0 PROTON_m1 + 2.0 Reduced_Ferroproteins_m1 + UBIQUINONE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pc1</text:p>
          </table:table-cell>
          <table:table-cell office:value-type="string" calcext:value-type="string">
            <text:p>OXYGEN_MOLECULE_p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pc2</text:p>
          </table:table-cell>
          <table:table-cell office:value-type="string" calcext:value-type="string">
            <text:p>OXYGEN_MOLECULE_p2 &lt;=&gt; OXYGEN_MOLECUL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OHBUTREDUCTOISOM_RXN_p2</text:p>
          </table:table-cell>
          <table:table-cell office:value-type="string" calcext:value-type="string">
            <text:p>2_ACETO_2_HYDROXY_BUTYRATE_p2 + NADPH_p2 + PROTON_p2 --&gt; 1_KETO_2_METHYLVALERATE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OOHBUTREDUCTOISOM_RXN_p1</text:p>
          </table:table-cell>
          <table:table-cell office:value-type="string" calcext:value-type="string">
            <text:p>2_ACETO_2_HYDROXY_BUTYRATE_p1 + NADPH_p1 + PROTON_p1 --&gt; 1_KETO_2_METHYLVALERATE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3KIN_RXN_p1</text:p>
          </table:table-cell>
          <table:table-cell office:value-type="string" calcext:value-type="string">
            <text:p>0.9 ATP_p1 + GLYCERATE_p1 + 0.1 aATP_p1 --&gt; 0.8 ADP_p1 + G3P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3KIN_RXN_p2</text:p>
          </table:table-cell>
          <table:table-cell office:value-type="string" calcext:value-type="string">
            <text:p>0.9 ATP_p2 + GLYCERATE_p2 + 0.1 aATP_p2 --&gt; 0.8 ADP_p2 + G3P_p2 + 0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ALD_mc2</text:p>
          </table:table-cell>
          <table:table-cell office:value-type="string" calcext:value-type="string">
            <text:p>ACETALD_m2 &lt;=&gt; ACETAL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ALD_mc1</text:p>
          </table:table-cell>
          <table:table-cell office:value-type="string" calcext:value-type="string">
            <text:p>ACETALD_m1 &lt;=&gt; ACETAL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_CINNAMATE_4_MONOOXYGENASE_RXN_c2</text:p>
          </table:table-cell>
          <table:table-cell office:value-type="string" calcext:value-type="string">
            <text:p>CPD_674_c2 + NADPH_c2 + OXYGEN_MOLECULE_c2 + PROTON_c2 --&gt; COUMARATE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_CINNAMATE_4_MONOOXYGENASE_RXN_c1</text:p>
          </table:table-cell>
          <table:table-cell office:value-type="string" calcext:value-type="string">
            <text:p>CPD_674_c1 + NADPH_c1 + OXYGEN_MOLECULE_c1 + PROTON_c1 --&gt; COUMARATE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ANOLAMINEPHOSPHOTRANSFERASE_RXN_r1</text:p>
          </table:table-cell>
          <table:table-cell office:value-type="string" calcext:value-type="string">
            <text:p>CDP_ETHANOLAMINE_m1 + DIACYLGLYCEROL_r1 --&gt; CMP_m1 + L_1_PHOSPHATIDYL_ETHANOLAMINE_r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ANOLAMINEPHOSPHOTRANSFERASE_RXN_r2</text:p>
          </table:table-cell>
          <table:table-cell office:value-type="string" calcext:value-type="string">
            <text:p>CDP_ETHANOLAMINE_m2 + DIACYLGLYCEROL_r2 --&gt; CMP_m2 + L_1_PHOSPHATIDYL_ETHANOLAMINE_r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SYN_RXN_m1</text:p>
          </table:table-cell>
          <table:table-cell office:value-type="string" calcext:value-type="string">
            <text:p>ACETYL_COA_m1 + OXALACETIC_ACID_m1 + WATER_m1 --&gt; CIT_m1 + CO_A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3_mc2</text:p>
          </table:table-cell>
          <table:table-cell office:value-type="string" calcext:value-type="string">
            <text:p>AMMONIUM_m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0_p2</text:p>
          </table:table-cell>
          <table:table-cell office:value-type="string" calcext:value-type="string">
            <text:p>NADH_p2 + PROTON_p2 + Trans_D2_decenoyl_ACPs_p2 --&gt; Dec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35_p2</text:p>
          </table:table-cell>
          <table:table-cell office:value-type="string" calcext:value-type="string">
            <text:p>NADH_p2 + Octadec_2_enoyl_ACPs_p2 + PROTON_p2 --&gt; NAD_p2 + Stear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ANOLAMINE_KINASE_RXN_c1</text:p>
          </table:table-cell>
          <table:table-cell office:value-type="string" calcext:value-type="string">
            <text:p>0.65 ATP_c1 + ETHANOL_AMINE_c1 + 0.35 aATP_c1 --&gt; 0.5 ADP_c1 + 0.87 PHOSPHORYL_ETHANOLAMINE_c1 + 0.72 PROTON_c1 + 0.5 aADP_c1 + 0.13 aPHOSPHORYL_ETHANOL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HANOLAMINE_KINASE_RXN_c2</text:p>
          </table:table-cell>
          <table:table-cell office:value-type="string" calcext:value-type="string">
            <text:p>0.65 ATP_c2 + ETHANOL_AMINE_c2 + 0.35 aATP_c2 --&gt; 0.5 ADP_c2 + 0.87 PHOSPHORYL_ETHANOLAMINE_c2 + 0.72 PROTON_c2 + 0.5 aADP_c2 + 0.13 aPHOSPHORYL_ETHANOL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PERIOD_1_PERIOD_2_PERIOD_14_RXN_p2</text:p>
          </table:table-cell>
          <table:table-cell office:value-type="string" calcext:value-type="string">
            <text:p>Oleoyl_ACPs_p2 + WATER_p2 --&gt; ACP_p2 + OLEATE_CPD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O_biomass1</text:p>
          </table:table-cell>
          <table:table-cell office:value-type="string" calcext:value-type="string">
            <text:p>PRO_c1 --&gt; sPRO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O_biomass2</text:p>
          </table:table-cell>
          <table:table-cell office:value-type="string" calcext:value-type="string">
            <text:p>PRO_c2 --&gt; sPRO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HBDCLOS_RXN_x2</text:p>
          </table:table-cell>
          <table:table-cell office:value-type="string" calcext:value-type="string">
            <text:p>CPD_650_x2 + NAD_x2 --&gt; ACETOACETYL_COA_x2 + NADH_x2 + PROTON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H_KINASE_RXN_c1</text:p>
          </table:table-cell>
          <table:table-cell office:value-type="string" calcext:value-type="string">
            <text:p>0.65 ATP_c1 + NADH_c1 + 0.35 aATP_c1 --&gt; 0.5 ADP_c1 + NADPH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H_KINASE_RXN_c2</text:p>
          </table:table-cell>
          <table:table-cell office:value-type="string" calcext:value-type="string">
            <text:p>0.65 ATP_c2 + NADH_c2 + 0.35 aATP_c2 --&gt; 0.5 ADP_c2 + NADPH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c1</text:p>
          </table:table-cell>
          <table:table-cell office:value-type="string" calcext:value-type="string">
            <text:p>NADH_c1 + PROTON_c1 + UBIQUINONE_mc1 --&gt; NAD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_c2</text:p>
          </table:table-cell>
          <table:table-cell office:value-type="string" calcext:value-type="string">
            <text:p>NADH_c2 + PROTON_c2 + UBIQUINONE_mc2 --&gt; NAD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CYSDESULF_RXN_c1</text:p>
          </table:table-cell>
          <table:table-cell office:value-type="string" calcext:value-type="string">
            <text:p>CYS_c1 + WATER_c1 --&gt; AMMONIUM_c1 + HS_c1 + PROTON_c1 + PYRUV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ec1</text:p>
          </table:table-cell>
          <table:table-cell office:value-type="string" calcext:value-type="string">
            <text:p>3.0 PROTON_e1 + SULFATE_e1 --&gt; 3.0 PROTON_c1 + SULF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ec2</text:p>
          </table:table-cell>
          <table:table-cell office:value-type="string" calcext:value-type="string">
            <text:p>3.0 PROTON_e2 + SULFATE_e2 --&gt; 3.0 PROTON_c2 + SULF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CYSDESULF_RXN_c2</text:p>
          </table:table-cell>
          <table:table-cell office:value-type="string" calcext:value-type="string">
            <text:p>CYS_c2 + WATER_c2 --&gt; AMMONIUM_c2 + HS_c2 + PROTON_c2 + 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3P_mc2</text:p>
          </table:table-cell>
          <table:table-cell office:value-type="string" calcext:value-type="string">
            <text:p>GLYCEROL_3P_m2 &lt;=&gt;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3P_mc1</text:p>
          </table:table-cell>
          <table:table-cell office:value-type="string" calcext:value-type="string">
            <text:p>GLYCEROL_3P_m1 &lt;=&gt;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S_biomass1</text:p>
          </table:table-cell>
          <table:table-cell office:value-type="string" calcext:value-type="string">
            <text:p>HIS_tRNAs_c1 + 2.0 PROTON_c1 + pHIS_b1 &lt;-- Charged_HI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S_biomass2</text:p>
          </table:table-cell>
          <table:table-cell office:value-type="string" calcext:value-type="string">
            <text:p>HIS_tRNAs_c2 + 2.0 PROTON_c2 + pHIS_b2 &lt;-- Charged_HI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GLUTACONYL_COA_HYDRATASE_RXN_m1</text:p>
          </table:table-cell>
          <table:table-cell office:value-type="string" calcext:value-type="string">
            <text:p>TRANS_3_METHYL_GLUTACONYL_COA_m1 + WATER_m1 --&gt; 3_HYDROXY_3_METHYL_GLUTAR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GLUTACONYL_COA_HYDRATASE_RXN_m2</text:p>
          </table:table-cell>
          <table:table-cell office:value-type="string" calcext:value-type="string">
            <text:p>TRANS_3_METHYL_GLUTACONYL_COA_m2 + WATER_m2 --&gt; 3_HYDROXY_3_METHYL_GLUTAR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Pi_mc2</text:p>
          </table:table-cell>
          <table:table-cell office:value-type="string" calcext:value-type="string">
            <text:p>OXALACETIC_ACID_m2 + 0.7 Pi_c2 + 0.3 aPi_c2 &lt;=&gt; OXALACETIC_ACID_c2 + 0.3 PROTON_c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Pi_mc1</text:p>
          </table:table-cell>
          <table:table-cell office:value-type="string" calcext:value-type="string">
            <text:p>OXALACETIC_ACID_m1 + 0.7 Pi_c1 + 0.3 aPi_c1 &lt;=&gt; OXALACETIC_ACID_c1 + 0.3 PROTON_c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D_14927_pc2</text:p>
          </table:table-cell>
          <table:table-cell office:value-type="string" calcext:value-type="string">
            <text:p>CPD_14927_p2 &lt;=&gt; CPD_14927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Translocation_c2</text:p>
          </table:table-cell>
          <table:table-cell office:value-type="string" calcext:value-type="string">
            <text:p>0.93925 ATP_c2 + 1.445 WATER_c2 + 0.50575 aATP_c2 --&gt; 0.7225 ADP_c2 + 0.79475 PROTON_c2 + 1.0115 Pi_c2 + Protein_tranlocation_cost_c2 + 0.7225 aADP_c2 + 0.4335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in_Translocation_c1</text:p>
          </table:table-cell>
          <table:table-cell office:value-type="string" calcext:value-type="string">
            <text:p>0.93925 ATP_c1 + 1.445 WATER_c1 + 0.50575 aATP_c1 --&gt; 0.7225 ADP_c1 + 0.79475 PROTON_c1 + 1.0115 Pi_c1 + Protein_tranlocation_cost_c1 + 0.7225 aADP_c1 + 0.4335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D_14927_pc1</text:p>
          </table:table-cell>
          <table:table-cell office:value-type="string" calcext:value-type="string">
            <text:p>CPD_14927_p1 &lt;=&gt; CPD_14927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PGADEHYDRAT_RXN_p2</text:p>
          </table:table-cell>
          <table:table-cell office:value-type="string" calcext:value-type="string">
            <text:p>2_PG_p2 --&gt; PHOSPHO_ENOL_PYRUVAT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HE_biomass2</text:p>
          </table:table-cell>
          <table:table-cell office:value-type="string" calcext:value-type="string">
            <text:p>PHE_tRNAs_c2 + 2.0 PROTON_c2 + pPHE_b2 &lt;-- Charged_PHE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HE_biomass1</text:p>
          </table:table-cell>
          <table:table-cell office:value-type="string" calcext:value-type="string">
            <text:p>PHE_tRNAs_c1 + 2.0 PROTON_c1 + pPHE_b1 &lt;-- Charged_PHE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PGADEHYDRAT_RXN_p1</text:p>
          </table:table-cell>
          <table:table-cell office:value-type="string" calcext:value-type="string">
            <text:p>2_PG_p1 --&gt; PHOSPHO_ENOL_PYRUVATE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v_dielTransfer</text:p>
          </table:table-cell>
          <table:table-cell office:value-type="string" calcext:value-type="string">
            <text:p>LYS_v1 --&gt; LY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3_p1</text:p>
          </table:table-cell>
          <table:table-cell office:value-type="string" calcext:value-type="string">
            <text:p>R_3_hydroxydodecanoyl_ACPs_p1 --&gt; Do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3_p2</text:p>
          </table:table-cell>
          <table:table-cell office:value-type="string" calcext:value-type="string">
            <text:p>R_3_hydroxydodecanoyl_ACPs_p2 --&gt; Dodec_2_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oyl_ACP_desaturase_p1</text:p>
          </table:table-cell>
          <table:table-cell office:value-type="string" calcext:value-type="string">
            <text:p>Palmitoyl_ACPs_p1 + 2.0 Reduced_ferredoxins_p1 --&gt; 2.0 Oxidized_ferredoxins_p1 + Palmitoleoyl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oyl_ACP_desaturase_p2</text:p>
          </table:table-cell>
          <table:table-cell office:value-type="string" calcext:value-type="string">
            <text:p>Palmitoyl_ACPs_p2 + 2.0 Reduced_ferredoxins_p2 --&gt; 2.0 Oxidized_ferredoxins_p2 + Palmitoleoyl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DEHYDROG_RXN_p2</text:p>
          </table:table-cell>
          <table:table-cell office:value-type="string" calcext:value-type="string">
            <text:p>CPD_2961_p2 + NADP_p2 --&gt; CARBON_DIOXIDE_p2 + NADPH_p2 + RIBULOSE_5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GLUCONDEHYDROG_RXN_p1</text:p>
          </table:table-cell>
          <table:table-cell office:value-type="string" calcext:value-type="string">
            <text:p>CPD_2961_p1 + NADP_p1 --&gt; CARBON_DIOXIDE_p1 + NADPH_p1 + RIBULOSE_5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61_RXN_p2</text:p>
          </table:table-cell>
          <table:table-cell office:value-type="string" calcext:value-type="string">
            <text:p>R_3_Hydroxypalmitoyl_ACPs_p2 --&gt; 2_Hexadec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61_RXN_p1</text:p>
          </table:table-cell>
          <table:table-cell office:value-type="string" calcext:value-type="string">
            <text:p>R_3_Hydroxypalmitoyl_ACPs_p1 --&gt; 2_Hexadec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DEH_RXN_m1</text:p>
          </table:table-cell>
          <table:table-cell office:value-type="string" calcext:value-type="string">
            <text:p>CO_A_m1 + NAD_m1 + PYRUVATE_m1 --&gt; ACETYL_COA_m1 +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UVDEH_RXN_m2</text:p>
          </table:table-cell>
          <table:table-cell office:value-type="string" calcext:value-type="string">
            <text:p>CO_A_m2 + NAD_m2 + PYRUVATE_m2 --&gt; ACETYL_COA_m2 + CARBON_DIOXIDE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PROTON_rev_vc1</text:p>
          </table:table-cell>
          <table:table-cell office:value-type="string" calcext:value-type="string">
            <text:p>GLC_c1 + PROTON_v1 --&gt; GLC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TIDATE_PHOSPHATASE_RXN_p2</text:p>
          </table:table-cell>
          <table:table-cell office:value-type="string" calcext:value-type="string">
            <text:p>L_PHOSPHATIDATE_p2 + WATER_p2 --&gt; DIACYLGLYCEROL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ATIDATE_PHOSPHATASE_RXN_p1</text:p>
          </table:table-cell>
          <table:table-cell office:value-type="string" calcext:value-type="string">
            <text:p>L_PHOSPHATIDATE_p1 + WATER_p1 --&gt; DIACYLGLYCEROL_p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PROTON_rev_vc2</text:p>
          </table:table-cell>
          <table:table-cell office:value-type="string" calcext:value-type="string">
            <text:p>GLC_c2 + PROTON_v2 --&gt; GLC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AL_biomass1</text:p>
          </table:table-cell>
          <table:table-cell office:value-type="string" calcext:value-type="string">
            <text:p>VAL_c1 --&gt; sVAL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AL_biomass2</text:p>
          </table:table-cell>
          <table:table-cell office:value-type="string" calcext:value-type="string">
            <text:p>VAL_c2 --&gt; sVAL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_PROPIONATE_xc1</text:p>
          </table:table-cell>
          <table:table-cell office:value-type="string" calcext:value-type="string">
            <text:p>3_HYDROXY_PROPIONATE_x1 &lt;=&gt; 3_HYDROXY_PROPI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KETOGLUTARATE_xc1</text:p>
          </table:table-cell>
          <table:table-cell office:value-type="string" calcext:value-type="string">
            <text:p>2_KETOGLUTARATE_x1 &lt;=&gt; 2_KETOGLUTA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KETOGLUTARATE_xc2</text:p>
          </table:table-cell>
          <table:table-cell office:value-type="string" calcext:value-type="string">
            <text:p>2_KETOGLUTARATE_x2 &lt;=&gt; 2_KETOGLUTA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_PROPIONATE_xc2</text:p>
          </table:table-cell>
          <table:table-cell office:value-type="string" calcext:value-type="string">
            <text:p>3_HYDROXY_PROPIONATE_x2 &lt;=&gt; 3_HYDROXY_PROPI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5P_Pi_pc1</text:p>
          </table:table-cell>
          <table:table-cell office:value-type="string" calcext:value-type="string">
            <text:p>0.7 Pi_c1 + XYLULOSE_5_PHOSPHATE_p1 + 0.3 aPi_c1 &lt;=&gt; 0.3 PROTON_c1 + Pi_p1 + XYLULOSE_5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5P_Pi_pc2</text:p>
          </table:table-cell>
          <table:table-cell office:value-type="string" calcext:value-type="string">
            <text:p>0.7 Pi_c2 + XYLULOSE_5_PHOSPHATE_p2 + 0.3 aPi_c2 &lt;=&gt; 0.3 PROTON_c2 + Pi_p2 + XYLULOSE_5_PHOSPH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F_pc1</text:p>
          </table:table-cell>
          <table:table-cell office:value-type="string" calcext:value-type="string">
            <text:p>THF_p1 &lt;=&gt; THF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F_pc2</text:p>
          </table:table-cell>
          <table:table-cell office:value-type="string" calcext:value-type="string">
            <text:p>THF_p2 &lt;=&gt;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ITE_pc1</text:p>
          </table:table-cell>
          <table:table-cell office:value-type="string" calcext:value-type="string">
            <text:p>NITRITE_c1 + PROTON_c1 --&gt; NITRI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ITE_pc2</text:p>
          </table:table-cell>
          <table:table-cell office:value-type="string" calcext:value-type="string">
            <text:p>NITRITE_c2 + PROTON_c2 --&gt; NITRI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mc2</text:p>
          </table:table-cell>
          <table:table-cell office:value-type="string" calcext:value-type="string">
            <text:p>ACET_m2 &lt;=&gt; ACET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IC_NADP_RXN_p1</text:p>
          </table:table-cell>
          <table:table-cell office:value-type="string" calcext:value-type="string">
            <text:p>MAL_p1 + NADP_p1 --&gt; CARBON_DIOXIDE_p1 + NADPH_p1 + 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T_mc1</text:p>
          </table:table-cell>
          <table:table-cell office:value-type="string" calcext:value-type="string">
            <text:p>ACET_m1 &lt;=&gt; ACET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GLU_mc1</text:p>
          </table:table-cell>
          <table:table-cell office:value-type="string" calcext:value-type="string">
            <text:p>GLT_c1 + L_ASPARTATE_m1 &lt;=&gt; GLT_m1 +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7_p1</text:p>
          </table:table-cell>
          <table:table-cell office:value-type="string" calcext:value-type="string">
            <text:p>R_3_hydroxymyristoyl_ACPs_p1 --&gt; Tetradec_2_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2301_m2</text:p>
          </table:table-cell>
          <table:table-cell office:value-type="string" calcext:value-type="string">
            <text:p>ISOVALERYL_COA_m2 + UBIQUINONE_mi2 --&gt; 3_METHYL_CROTONYL_COA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2_p2</text:p>
          </table:table-cell>
          <table:table-cell office:value-type="string" calcext:value-type="string">
            <text:p>3_oxo_dodecanoyl_ACPs_p2 + NADPH_p2 + PROTON_p2 --&gt; NADP_p2 + R_3_hydroxydodeca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2_p1</text:p>
          </table:table-cell>
          <table:table-cell office:value-type="string" calcext:value-type="string">
            <text:p>3_oxo_dodecanoyl_ACPs_p1 + NADPH_p1 + PROTON_p1 --&gt; NADP_p1 + R_3_hydroxydodeca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6_p2</text:p>
          </table:table-cell>
          <table:table-cell office:value-type="string" calcext:value-type="string">
            <text:p>3_oxo_myristoyl_ACPs_p2 + NADPH_p2 + PROTON_p2 --&gt; NADP_p2 + R_3_hydroxymyrist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36_p1</text:p>
          </table:table-cell>
          <table:table-cell office:value-type="string" calcext:value-type="string">
            <text:p>3_oxo_myristoyl_ACPs_p1 + NADPH_p1 + PROTON_p1 --&gt; NADP_p1 + R_3_hydroxymyris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LPHA_ALANINE_PROTON_vc2</text:p>
          </table:table-cell>
          <table:table-cell office:value-type="string" calcext:value-type="string">
            <text:p>L_ALPHA_ALANINE_c2 + PROTON_v2 --&gt; L_ALPHA_ALANINE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2_c1</text:p>
          </table:table-cell>
          <table:table-cell office:value-type="string" calcext:value-type="string">
            <text:p>0.88 CPD_406_c1 + S_ADENOSYLMETHIONINE_c1 + 0.12 aCPD_406_c1 --&gt; ADENOSYL_HOMO_CYS_c1 + 0.88 CPD_5441_c1 + 0.12 aCPD_5441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CORBATE_PEROXIDASE_RXN_p2</text:p>
          </table:table-cell>
          <table:table-cell office:value-type="string" calcext:value-type="string">
            <text:p>ASCORBATE_p2 + HYDROGEN_PEROXIDE_p2 --&gt; L_DEHYDRO_ASCORBATE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CORBATE_PEROXIDASE_RXN_p1</text:p>
          </table:table-cell>
          <table:table-cell office:value-type="string" calcext:value-type="string">
            <text:p>ASCORBATE_p1 + HYDROGEN_PEROXIDE_p1 --&gt; L_DEHYDRO_ASCORBATE_p1 + 2.0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2_c2</text:p>
          </table:table-cell>
          <table:table-cell office:value-type="string" calcext:value-type="string">
            <text:p>0.88 CPD_406_c2 + S_ADENOSYLMETHIONINE_c2 + 0.12 aCPD_406_c2 --&gt; ADENOSYL_HOMO_CYS_c2 + 0.88 CPD_5441_c2 + 0.12 aCPD_5441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ACYL_COA_DEHYDROGENASE_RXN_m1</text:p>
          </table:table-cell>
          <table:table-cell office:value-type="string" calcext:value-type="string">
            <text:p>2_METHYL_BUTYRYL_COA_m1 + UBIQUINONE_mi1 --&gt; CPD_1083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ACYL_COA_DEHYDROGENASE_RXN_m2</text:p>
          </table:table-cell>
          <table:table-cell office:value-type="string" calcext:value-type="string">
            <text:p>2_METHYL_BUTYRYL_COA_m2 + UBIQUINONE_mi2 --&gt; CPD_1083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ROSINE_AMINOTRANSFERASE_RXN_c2</text:p>
          </table:table-cell>
          <table:table-cell office:value-type="string" calcext:value-type="string">
            <text:p>2_KETOGLUTARATE_c2 + TYR_c2 &lt;=&gt; GLT_c2 + 0.53 PROTON_c2 + 0.53 P_HYDROXY_PHENYLPYRUVATE_c2 + 0.47 aP_HYDROXY_PHENYLPYRUV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ILLICACID_BIOSYNTHESIS_c2</text:p>
          </table:table-cell>
          <table:table-cell office:value-type="string" calcext:value-type="string">
            <text:p>NAD_c2 + 0.62 VANILLIN_c2 + WATER_c2 + 0.38 aVANILLIN_c2 --&gt; NADH_c2 + 1.62 PROTON_c2 + VANILL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THIONE_REDUCT_NADPH_RXN_m2</text:p>
          </table:table-cell>
          <table:table-cell office:value-type="string" calcext:value-type="string">
            <text:p>NADPH_m2 + 0.91 OXIDIZED_GLUTATHIONE_m2 + 1.09 PROTON_m2 + 0.09 bOXIDIZED_GLUTATHIONE_m2 --&gt; 2.0 GLUTATHIONE_m2 + NAD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PROTON_rev_vc2</text:p>
          </table:table-cell>
          <table:table-cell office:value-type="string" calcext:value-type="string">
            <text:p>GLN_v2 + PROTON_v2 --&gt; GLN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PROTON_rev_vc1</text:p>
          </table:table-cell>
          <table:table-cell office:value-type="string" calcext:value-type="string">
            <text:p>GLN_v1 + PROTON_v1 --&gt; GLN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59_RXN_p1</text:p>
          </table:table-cell>
          <table:table-cell office:value-type="string" calcext:value-type="string">
            <text:p>3_Hydroxy_octanoyl_ACPs_p1 --&gt; 2_Octenoyl_ACP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PERIOD_2_PERIOD_1_PERIOD_59_RXN_p2</text:p>
          </table:table-cell>
          <table:table-cell office:value-type="string" calcext:value-type="string">
            <text:p>3_Hydroxy_octanoyl_ACPs_p2 --&gt; 2_Octenoyl_ACP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ATE_SYNTHASE_NADH_RXN_p2</text:p>
          </table:table-cell>
          <table:table-cell office:value-type="string" calcext:value-type="string">
            <text:p>2_KETOGLUTARATE_p2 + GLN_p2 + NADH_p2 + PROTON_p2 --&gt; 2.0 GLT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ATE_SYNTHASE_NADH_RXN_p1</text:p>
          </table:table-cell>
          <table:table-cell office:value-type="string" calcext:value-type="string">
            <text:p>2_KETOGLUTARATE_p1 + GLN_p1 + NADH_p1 + PROTON_p1 --&gt; 2.0 GLT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NINE_TRNA_LIGASE_RXN_c2</text:p>
          </table:table-cell>
          <table:table-cell office:value-type="string" calcext:value-type="string">
            <text:p>0.65 ATP_c2 + PROTON_c2 + THR_c2 + THR_tRNAs_c2 + 0.35 aATP_c2 --&gt; AMP_c2 + Charged_TH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REONINE_TRNA_LIGASE_RXN_c1</text:p>
          </table:table-cell>
          <table:table-cell office:value-type="string" calcext:value-type="string">
            <text:p>0.65 ATP_c1 + PROTON_c1 + THR_c1 + THR_tRNAs_c1 + 0.35 aATP_c1 --&gt; AMP_c1 + Charged_TH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HYDROXYPHENYLPYRUVATE_DIOXYGENASE_RXN_c2</text:p>
          </table:table-cell>
          <table:table-cell office:value-type="string" calcext:value-type="string">
            <text:p>OXYGEN_MOLECULE_c2 + 0.53 P_HYDROXY_PHENYLPYRUVATE_c2 + 0.47 aP_HYDROXY_PHENYLPYRUVATE_c2 --&gt; CARBON_DIOXIDE_c2 + 0.92 HOMOGENTISATE_c2 + 0.39 PROTON_c2 + 0.08 aHOMOGENTIS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c2</text:p>
          </table:table-cell>
          <table:table-cell office:value-type="string" calcext:value-type="string">
            <text:p>L_ASPARTATE_p2 &lt;=&gt;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c1</text:p>
          </table:table-cell>
          <table:table-cell office:value-type="string" calcext:value-type="string">
            <text:p>L_ASPARTATE_p1 &lt;=&gt;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HYDROXYPHENYLPYRUVATE_DIOXYGENASE_RXN_c1</text:p>
          </table:table-cell>
          <table:table-cell office:value-type="string" calcext:value-type="string">
            <text:p>OXYGEN_MOLECULE_c1 + 0.53 P_HYDROXY_PHENYLPYRUVATE_c1 + 0.47 aP_HYDROXY_PHENYLPYRUVATE_c1 --&gt; CARBON_DIOXIDE_c1 + 0.92 HOMOGENTISATE_c1 + 0.39 PROTON_c1 + 0.08 aHOMOGENTIS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SEMIALDEHYDROG_RXN_c2</text:p>
          </table:table-cell>
          <table:table-cell office:value-type="string" calcext:value-type="string">
            <text:p>0.91 L_GLUTAMATE_5_P_c2 + NADPH_c2 + 2.21 PROTON_c2 + 0.09 aL_GLUTAMATE_5_P_c2 --&gt; L_GLUTAMATE_GAMMA_SEMIALDEHYDE_c2 + NADP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8_PERIOD_4_PERIOD_9_RXN_p1</text:p>
          </table:table-cell>
          <table:table-cell office:value-type="string" calcext:value-type="string">
            <text:p>APS_p1 + 2.0 GLUTATHIONE_p1 --&gt; AMP_p1 + 0.91 OXIDIZED_GLUTATHIONE_p1 + 1.92 PROTON_p1 + 0.83 SO3_p1 + 0.17 aSO3_p1 + 0.09 bOXIDIZED_GLUTATHION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8_PERIOD_4_PERIOD_9_RXN_p2</text:p>
          </table:table-cell>
          <table:table-cell office:value-type="string" calcext:value-type="string">
            <text:p>APS_p2 + 2.0 GLUTATHIONE_p2 --&gt; AMP_p2 + 0.91 OXIDIZED_GLUTATHIONE_p2 + 1.92 PROTON_p2 + 0.83 SO3_p2 + 0.17 aSO3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223_p2</text:p>
          </table:table-cell>
          <table:table-cell office:value-type="string" calcext:value-type="string">
            <text:p>PROTON_p2 + SO3_p2 + UDP_GLUCOSE_p2 --&gt; UDP_SULFOQUINOVOS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IONINE_TRNA_LIGASE_RXN_c2</text:p>
          </table:table-cell>
          <table:table-cell office:value-type="string" calcext:value-type="string">
            <text:p>0.65 ATP_c2 + MET_c2 + MET_tRNAs_c2 + PROTON_c2 + 0.35 aATP_c2 --&gt; AMP_c2 + Charged_MET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3_HYDROXY_BUTYRYL_COA_mc2</text:p>
          </table:table-cell>
          <table:table-cell office:value-type="string" calcext:value-type="string">
            <text:p>2_METHYL_3_HYDROXY_BUTYRYL_COA_m2 &lt;=&gt; 2_METHYL_3_HYDROXY_BUTYR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METHYL_3_HYDROXY_BUTYRYL_COA_mc1</text:p>
          </table:table-cell>
          <table:table-cell office:value-type="string" calcext:value-type="string">
            <text:p>2_METHYL_3_HYDROXY_BUTYRYL_COA_m1 &lt;=&gt; 2_METHYL_3_HYDROXY_BUTYR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IONINE_TRNA_LIGASE_RXN_c1</text:p>
          </table:table-cell>
          <table:table-cell office:value-type="string" calcext:value-type="string">
            <text:p>0.65 ATP_c1 + MET_c1 + MET_tRNAs_c1 + PROTON_c1 + 0.35 aATP_c1 --&gt; AMP_c1 + Charged_MET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c2</text:p>
          </table:table-cell>
          <table:table-cell office:value-type="string" calcext:value-type="string">
            <text:p>PHE_p2 &lt;=&gt; PH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pc1</text:p>
          </table:table-cell>
          <table:table-cell office:value-type="string" calcext:value-type="string">
            <text:p>PHE_p1 &lt;=&gt; PH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ROTON_rev_vc1</text:p>
          </table:table-cell>
          <table:table-cell office:value-type="string" calcext:value-type="string">
            <text:p>L_ASPARTATE_v1 + PROTON_v1 --&gt; L_ASPARTAT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PROTON_rev_vc2</text:p>
          </table:table-cell>
          <table:table-cell office:value-type="string" calcext:value-type="string">
            <text:p>L_ASPARTATE_v2 + PROTON_v2 --&gt; L_ASPARTAT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NTPRO_RXN_m1</text:p>
          </table:table-cell>
          <table:table-cell office:value-type="string" calcext:value-type="string">
            <text:p>L_GLUTAMATE_GAMMA_SEMIALDEHYDE_m1 &lt;=&gt; L_DELTA1_PYRROLINE_5_CARBOXYLATE_m1 + PROTON_m1 +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RYL_ETHANOLAMINE_mc1</text:p>
          </table:table-cell>
          <table:table-cell office:value-type="string" calcext:value-type="string">
            <text:p>0.96 PHOSPHORYL_ETHANOLAMINE_m1 + 0.09 PROTON_c1 + 0.04 aPHOSPHORYL_ETHANOLAMINE_m1 &lt;=&gt; 0.87 PHOSPHORYL_ETHANOLAMINE_c1 + 0.13 aPHOSPHORYL_ETHANOL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NTPRO_RXN_m2</text:p>
          </table:table-cell>
          <table:table-cell office:value-type="string" calcext:value-type="string">
            <text:p>L_GLUTAMATE_GAMMA_SEMIALDEHYDE_m2 &lt;=&gt; L_DELTA1_PYRROLINE_5_CARBOXYLATE_m2 + PROTON_m2 + WATER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1_PERIOD_1_PERIOD_103_RXN_c1</text:p>
          </table:table-cell>
          <table:table-cell office:value-type="string" calcext:value-type="string">
            <text:p>0.87 PHOSPHORYL_ETHANOLAMINE_c1 + S_ADENOSYLMETHIONINE_c1 + 0.13 aPHOSPHORYL_ETHANOLAMINE_c1 --&gt; ADENOSYL_HOMO_CYS_c1 + 0.88 CPD_406_c1 + 0.01 PROTON_c1 + 0.12 aCPD_406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PROPIONATE_DEHYDROGENASE_RXN_m2</text:p>
          </table:table-cell>
          <table:table-cell office:value-type="string" calcext:value-type="string">
            <text:p>3_HYDROXY_PROPIONATE_m2 + NAD_m2 --&gt; MALONATE_S_ALD_m2 + NADH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TE_DEHYDROGENASE_NADP_RXN_p2</text:p>
          </table:table-cell>
          <table:table-cell office:value-type="string" calcext:value-type="string">
            <text:p>NADPH_p2 + OXALACETIC_ACID_p2 + PROTON_p2 --&gt; MAL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c1</text:p>
          </table:table-cell>
          <table:table-cell office:value-type="string" calcext:value-type="string">
            <text:p>LEU_p1 &lt;=&gt; LE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_pc2</text:p>
          </table:table-cell>
          <table:table-cell office:value-type="string" calcext:value-type="string">
            <text:p>LEU_p2 &lt;=&gt; LE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vc1</text:p>
          </table:table-cell>
          <table:table-cell office:value-type="string" calcext:value-type="string">
            <text:p>GLC_v1 --&gt;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C_vc2</text:p>
          </table:table-cell>
          <table:table-cell office:value-type="string" calcext:value-type="string">
            <text:p>GLC_v2 --&gt;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PPHOSPHA_RXN_m2</text:p>
          </table:table-cell>
          <table:table-cell office:value-type="string" calcext:value-type="string">
            <text:p>0.97 L_1_PHOSPHATIDYL_GLYCEROL_P_m2 + WATER_m2 + 0.03 aL_1_PHOSPHATIDYL_GLYCEROL_P_m2 --&gt; L_1_PHOSPHATIDYL_GLYCEROL_m2 + 0.03 PROTON_m2 + 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PPHOSPHA_RXN_m1</text:p>
          </table:table-cell>
          <table:table-cell office:value-type="string" calcext:value-type="string">
            <text:p>0.97 L_1_PHOSPHATIDYL_GLYCEROL_P_m1 + WATER_m1 + 0.03 aL_1_PHOSPHATIDYL_GLYCEROL_P_m1 --&gt; L_1_PHOSPHATIDYL_GLYCEROL_m1 + 0.03 PROTON_m1 + 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ILLIN_pc1</text:p>
          </table:table-cell>
          <table:table-cell office:value-type="string" calcext:value-type="string">
            <text:p>0.23 PROTON_p1 + 0.39 VANILLIN_p1 + 0.61 aVANILLIN_p1 &lt;=&gt; 0.62 VANILLIN_c1 + 0.38 aVANILLI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ILLIN_pc2</text:p>
          </table:table-cell>
          <table:table-cell office:value-type="string" calcext:value-type="string">
            <text:p>0.23 PROTON_p2 + 0.39 VANILLIN_p2 + 0.61 aVANILLIN_p2 &lt;=&gt; 0.62 VANILLIN_c2 + 0.38 aVANILLI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THIONE_PEROXIDASE_RXN_p2</text:p>
          </table:table-cell>
          <table:table-cell office:value-type="string" calcext:value-type="string">
            <text:p>2.0 GLUTATHIONE_p2 + HYDROGEN_PEROXIDE_p2 --&gt; 0.91 OXIDIZED_GLUTATHIONE_p2 + 0.09 PROTON_p2 + 2.0 WATER_p2 + 0.09 bOXIDIZED_GLUTATHION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v_dielTransfer</text:p>
          </table:table-cell>
          <table:table-cell office:value-type="string" calcext:value-type="string">
            <text:p>CYS_v1 --&gt; CYS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_vc2</text:p>
          </table:table-cell>
          <table:table-cell office:value-type="string" calcext:value-type="string">
            <text:p>AMMONIUM_v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ATE_DEHYDROGENASE_UBIQUINONE_RXN_mi1</text:p>
          </table:table-cell>
          <table:table-cell office:value-type="string" calcext:value-type="string">
            <text:p>SUC_m1 + UBIQUINONE_mi1 --&gt; FUM_m1 + UBIQUINOL_mi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BATRANSAM_RXN_m1</text:p>
          </table:table-cell>
          <table:table-cell office:value-type="string" calcext:value-type="string">
            <text:p>2_KETOGLUTARATE_m1 + 4_AMINO_BUTYRATE_m1 --&gt; GLT_m1 + SUCC_S_AL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tx1</text:p>
          </table:table-cell>
          <table:table-cell office:value-type="string" calcext:value-type="string">
            <text:p><text:s/>--&gt; SUCROS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tx2</text:p>
          </table:table-cell>
          <table:table-cell office:value-type="string" calcext:value-type="string">
            <text:p><text:s/>--&gt; SUCROS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KETO_ADIPATE_DEHYDROG_RXN_m2</text:p>
          </table:table-cell>
          <table:table-cell office:value-type="string" calcext:value-type="string">
            <text:p>2K_ADIPATE_m2 + CO_A_m2 + NAD_m2 --&gt; CARBON_DIOXIDE_m2 + GLUTARYL_COA_m2 + NADH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CYSMETB12_RXN_c2</text:p>
          </table:table-cell>
          <table:table-cell office:value-type="string" calcext:value-type="string">
            <text:p>5_METHYL_THF_c2 + HOMO_CYS_c2 --&gt; MET_c2 + THF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2_rev_vc1</text:p>
          </table:table-cell>
          <table:table-cell office:value-type="string" calcext:value-type="string">
            <text:p>MGII_c1 + 2.0 PROTON_v1 --&gt; MGII_v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2_rev_vc2</text:p>
          </table:table-cell>
          <table:table-cell office:value-type="string" calcext:value-type="string">
            <text:p>MGII_c2 + 2.0 PROTON_v2 --&gt; MGII_v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ec2</text:p>
          </table:table-cell>
          <table:table-cell office:value-type="string" calcext:value-type="string">
            <text:p>3.0 PROTON_e2 + Pi_e2 --&gt; 2.7 PROTON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KIN_RXN_c2</text:p>
          </table:table-cell>
          <table:table-cell office:value-type="string" calcext:value-type="string">
            <text:p>0.65 ATP_c2 + GLT_c2 + 0.35 aATP_c2 --&gt; 0.5 ADP_c2 + 0.91 L_GLUTAMATE_5_P_c2 + 0.76 PROTON_c2 + 0.5 aADP_c2 + 0.09 aL_GLUTAMATE_5_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mc1</text:p>
          </table:table-cell>
          <table:table-cell office:value-type="string" calcext:value-type="string">
            <text:p>NADPH_m1 + PROTON_m1 + UBIQUINONE_mc1 --&gt; NADP_m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PHORYL_ETHANOLAMINE_mc2</text:p>
          </table:table-cell>
          <table:table-cell office:value-type="string" calcext:value-type="string">
            <text:p>0.96 PHOSPHORYL_ETHANOLAMINE_m2 + 0.09 PROTON_c2 + 0.04 aPHOSPHORYL_ETHANOLAMINE_m2 &lt;=&gt; 0.87 PHOSPHORYL_ETHANOLAMINE_c2 + 0.13 aPHOSPHORYL_ETHANOL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_Dehydrogenase_p2</text:p>
          </table:table-cell>
          <table:table-cell office:value-type="string" calcext:value-type="string">
            <text:p>PLASTOQUINONE_p2 + 6.0 PROTON_p2 + 2.0 Reduced_ferredoxins_p2 --&gt; 2.0 Oxidized_ferredoxins_p2 + PLASTOQUINOL_1_p2 + 4.0 PROTON_l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_Dehydrogenase_p1</text:p>
          </table:table-cell>
          <table:table-cell office:value-type="string" calcext:value-type="string">
            <text:p>PLASTOQUINONE_p1 + 6.0 PROTON_p1 + 2.0 Reduced_ferredoxins_p1 --&gt; 2.0 Oxidized_ferredoxins_p1 + PLASTOQUINOL_1_p1 + 4.0 PROTON_l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4351_pc1</text:p>
          </table:table-cell>
          <table:table-cell office:value-type="string" calcext:value-type="string">
            <text:p>MALTOSE_p1 --&gt; MALTOS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NGALDEHYDE_BIOSYNTHESIS_c2</text:p>
          </table:table-cell>
          <table:table-cell office:value-type="string" calcext:value-type="string">
            <text:p>SINAPATE_c2 + WATER_c2 --&gt; ACET_c2 + 0.69 PROTON_c2 + 0.31 SYRINGALDEHYDE_c2 + 0.69 aSYRINGALDEHY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UC_biomass2</text:p>
          </table:table-cell>
          <table:table-cell office:value-type="string" calcext:value-type="string">
            <text:p>sSUC_b2 &lt;--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ec1</text:p>
          </table:table-cell>
          <table:table-cell office:value-type="string" calcext:value-type="string">
            <text:p>NITRATE_e1 + 2 Nitrate_bal_c + 2.0 PROTON_e1 --&gt; NITRATE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UC_biomass1</text:p>
          </table:table-cell>
          <table:table-cell office:value-type="string" calcext:value-type="string">
            <text:p>sSUC_b1 &lt;-- SU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49_p1</text:p>
          </table:table-cell>
          <table:table-cell office:value-type="string" calcext:value-type="string">
            <text:p>3_oxo_arachidoyl_ACPs_p1 + NADPH_p1 + PROTON_p1 --&gt; NADP_p1 + R_3_hydroxyarachid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MATE_DEHYDROGENASE_RXN_m1</text:p>
          </table:table-cell>
          <table:table-cell office:value-type="string" calcext:value-type="string">
            <text:p>GLT_m1 + NAD_m1 + WATER_m1 --&gt; 2_KETOGLUTARATE_m1 + AMMONIUM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ROSE_v_dielTransfer</text:p>
          </table:table-cell>
          <table:table-cell office:value-type="string" calcext:value-type="string">
            <text:p>SUCROSE_v1 + 5 sucrose_starch_bal_c &lt;=&gt; SUCROS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TACONYL_COA_xc1</text:p>
          </table:table-cell>
          <table:table-cell office:value-type="string" calcext:value-type="string">
            <text:p>CO_A_c1 + GLUTACONYL_COA_x1 &lt;=&gt; CO_A_x1 + GLUTAC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INE_TRNA_LIGASE_RXN_c1</text:p>
          </table:table-cell>
          <table:table-cell office:value-type="string" calcext:value-type="string">
            <text:p>0.65 ATP_c1 + PROTON_c1 + SER_c1 + SER_tRNAs_c1 + 0.35 aATP_c1 --&gt; AMP_c1 + Charged_SER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INE_TRNA_LIGASE_RXN_c2</text:p>
          </table:table-cell>
          <table:table-cell office:value-type="string" calcext:value-type="string">
            <text:p>0.65 ATP_c2 + PROTON_c2 + SER_c2 + SER_tRNAs_c2 + 0.35 aATP_c2 --&gt; AMP_c2 + Charged_SER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3P_pc2</text:p>
          </table:table-cell>
          <table:table-cell office:value-type="string" calcext:value-type="string">
            <text:p>GLYCEROL_3P_p2 &lt;=&gt; GLYCEROL_3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YCEROL_3P_pc1</text:p>
          </table:table-cell>
          <table:table-cell office:value-type="string" calcext:value-type="string">
            <text:p>GLYCEROL_3P_p1 &lt;=&gt; GLYCEROL_3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PROTON_vc2</text:p>
          </table:table-cell>
          <table:table-cell office:value-type="string" calcext:value-type="string">
            <text:p>CYS_c2 + PROTON_v2 --&gt; CYS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PROTON_vc1</text:p>
          </table:table-cell>
          <table:table-cell office:value-type="string" calcext:value-type="string">
            <text:p>CYS_c1 + PROTON_v1 --&gt; CYS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H_DEHYDROG_A_RXN_mc1</text:p>
          </table:table-cell>
          <table:table-cell office:value-type="string" calcext:value-type="string">
            <text:p>NADH_m1 + 5.0 PROTON_m1 + UBIQUINONE_mc1 --&gt; NAD_m1 + 4.0 PROTON_c1 + UBIQUINOL_m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H_DEHYDROG_A_RXN_mc2</text:p>
          </table:table-cell>
          <table:table-cell office:value-type="string" calcext:value-type="string">
            <text:p>NADH_m2 + 5.0 PROTON_m2 + UBIQUINONE_mc2 --&gt; NAD_m2 + 4.0 PROTON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RS_RXN_c1</text:p>
          </table:table-cell>
          <table:table-cell office:value-type="string" calcext:value-type="string">
            <text:p>0.65 ATP_c1 + GLT_c1 + GLT_tRNAs_c1 + PROTON_c1 + 0.35 aATP_c1 --&gt; AMP_c1 + Charged_GLT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RS_RXN_c2</text:p>
          </table:table-cell>
          <table:table-cell office:value-type="string" calcext:value-type="string">
            <text:p>0.65 ATP_c2 + GLT_c2 + GLT_tRNAs_c2 + PROTON_c2 + 0.35 aATP_c2 --&gt; AMP_c2 + Charged_GLT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ROTON_rev_vc2</text:p>
          </table:table-cell>
          <table:table-cell office:value-type="string" calcext:value-type="string">
            <text:p>PROTON_v2 + SER_v2 --&gt; PROTON_c2 +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PROTON_rev_vc1</text:p>
          </table:table-cell>
          <table:table-cell office:value-type="string" calcext:value-type="string">
            <text:p>PROTON_v1 + SER_v1 --&gt; PROTON_c1 +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xc2</text:p>
          </table:table-cell>
          <table:table-cell office:value-type="string" calcext:value-type="string">
            <text:p>0.3 PROTON_c2 + 0.7 Pi_x2 + 0.3 aPi_x2 &lt;=&gt; 0.3 PROTON_x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_xc1</text:p>
          </table:table-cell>
          <table:table-cell office:value-type="string" calcext:value-type="string">
            <text:p>0.3 PROTON_c1 + 0.7 Pi_x1 + 0.3 aPi_x1 &lt;=&gt; 0.3 PROTON_x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NH4_Lyase_c1</text:p>
          </table:table-cell>
          <table:table-cell office:value-type="string" calcext:value-type="string">
            <text:p>PHE_c1 &lt;=&gt; AMMONIUM_c1 + CPD_674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E_NH4_Lyase_c2</text:p>
          </table:table-cell>
          <table:table-cell office:value-type="string" calcext:value-type="string">
            <text:p>PHE_c2 &lt;=&gt; AMMONIUM_c2 + CPD_674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SUC_mc1</text:p>
          </table:table-cell>
          <table:table-cell office:value-type="string" calcext:value-type="string">
            <text:p>OXALACETIC_ACID_m1 + SUC_c1 &lt;=&gt; OXALACETIC_ACID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SUC_mc2</text:p>
          </table:table-cell>
          <table:table-cell office:value-type="string" calcext:value-type="string">
            <text:p>OXALACETIC_ACID_m2 + SUC_c2 &lt;=&gt; OXALACETIC_ACID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255_RXN_c2</text:p>
          </table:table-cell>
          <table:table-cell office:value-type="string" calcext:value-type="string">
            <text:p>MANNITOL_c2 + NAD_c2 --&gt; MANNOSE_c2 + NADH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1_PERIOD_1_PERIOD_255_RXN_c1</text:p>
          </table:table-cell>
          <table:table-cell office:value-type="string" calcext:value-type="string">
            <text:p>MANNITOL_c1 + NAD_c1 --&gt; MANNOSE_c1 + NADH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GLU_pc1</text:p>
          </table:table-cell>
          <table:table-cell office:value-type="string" calcext:value-type="string">
            <text:p>GLN_p1 + GLT_c1 &lt;=&gt; GLN_c1 + GLT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N_GLU_pc2</text:p>
          </table:table-cell>
          <table:table-cell office:value-type="string" calcext:value-type="string">
            <text:p>GLN_p2 + GLT_c2 &lt;=&gt; GLN_c2 + GLT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_rev_vc1</text:p>
          </table:table-cell>
          <table:table-cell office:value-type="string" calcext:value-type="string">
            <text:p>KI_c1 + PROTON_v1 --&gt; KI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ALDOL_RXN_p1</text:p>
          </table:table-cell>
          <table:table-cell office:value-type="string" calcext:value-type="string">
            <text:p>D_SEDOHEPTULOSE_7_P_p1 + GAP_p1 &lt;=&gt; ERYTHROSE_4P_p1 + FRUCTOSE_6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581_c2</text:p>
          </table:table-cell>
          <table:table-cell office:value-type="string" calcext:value-type="string">
            <text:p>CPD_412_c2 + NADPH_c2 + OXYGEN_MOLECULE_c2 + PROTON_c2 --&gt; CAFFEOYLSHIKIMATE_c2 + NADP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pc2</text:p>
          </table:table-cell>
          <table:table-cell office:value-type="string" calcext:value-type="string">
            <text:p>VAL_p2 &lt;=&gt;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2581_c1</text:p>
          </table:table-cell>
          <table:table-cell office:value-type="string" calcext:value-type="string">
            <text:p>CPD_412_c1 + NADPH_c1 + OXYGEN_MOLECULE_c1 + PROTON_c1 --&gt; CAFFEOYLSHIKIMATE_c1 + NADP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PROTON_rev_vc1</text:p>
          </table:table-cell>
          <table:table-cell office:value-type="string" calcext:value-type="string">
            <text:p>PROTON_v1 + PRO_v1 --&gt; PROTON_c1 + PRO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_pc2</text:p>
          </table:table-cell>
          <table:table-cell office:value-type="string" calcext:value-type="string">
            <text:p>FUM_p2 &lt;=&gt; F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_pc1</text:p>
          </table:table-cell>
          <table:table-cell office:value-type="string" calcext:value-type="string">
            <text:p>FUM_p1 &lt;=&gt; F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8_PERIOD_5_PERIOD_1_RXN_m2</text:p>
          </table:table-cell>
          <table:table-cell office:value-type="string" calcext:value-type="string">
            <text:p>2.0 GLUTATHIONE_m2 + L_DEHYDRO_ASCORBATE_m2 --&gt; ASCORBATE_m2 + 0.91 OXIDIZED_GLUTATHIONE_m2 + 0.09 PROTON_m2 + 0.09 bOXIDIZED_GLUTATHIO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_PROPIONATE_mc1</text:p>
          </table:table-cell>
          <table:table-cell office:value-type="string" calcext:value-type="string">
            <text:p>3_HYDROXY_PROPIONATE_m1 &lt;=&gt; 3_HYDROXY_PROPION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_PROPIONATE_mc2</text:p>
          </table:table-cell>
          <table:table-cell office:value-type="string" calcext:value-type="string">
            <text:p>3_HYDROXY_PROPIONATE_m2 &lt;=&gt; 3_HYDROXY_PROPION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_v_dielTransfer</text:p>
          </table:table-cell>
          <table:table-cell office:value-type="string" calcext:value-type="string">
            <text:p>MET_v1 --&gt; ME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OAA_mc2</text:p>
          </table:table-cell>
          <table:table-cell office:value-type="string" calcext:value-type="string">
            <text:p>2_KETOGLUTARATE_m2 + OXALACETIC_ACID_c2 &lt;=&gt; 2_KETOGLUTARATE_c2 + OXALACETIC_ACID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66_3_c2</text:p>
          </table:table-cell>
          <table:table-cell office:value-type="string" calcext:value-type="string">
            <text:p>ACETALD_c2 + NAD_c2 + WATER_c2 --&gt; ACET_c2 + NADH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3_RXN_c2</text:p>
          </table:table-cell>
          <table:table-cell office:value-type="string" calcext:value-type="string">
            <text:p>0.65 GTP_c2 + MANNOSE_1P_c2 + PROTON_c2 + 0.35 aGTP_c2 --&gt; GDP_MANNOSE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N_PROTON_rev_vc2</text:p>
          </table:table-cell>
          <table:table-cell office:value-type="string" calcext:value-type="string">
            <text:p>ASN_v2 + PROTON_v2 --&gt; ASN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N_PROTON_rev_vc1</text:p>
          </table:table-cell>
          <table:table-cell office:value-type="string" calcext:value-type="string">
            <text:p>ASN_v1 + PROTON_v1 --&gt; ASN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3_RXN_c1</text:p>
          </table:table-cell>
          <table:table-cell office:value-type="string" calcext:value-type="string">
            <text:p>0.65 GTP_c1 + MANNOSE_1P_c1 + PROTON_c1 + 0.35 aGTP_c1 --&gt; GDP_MANNOSE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703_c2</text:p>
          </table:table-cell>
          <table:table-cell office:value-type="string" calcext:value-type="string">
            <text:p>NADP_c2 + 0.3 PROTON_c2 + WATER_c2 --&gt; NAD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703_c1</text:p>
          </table:table-cell>
          <table:table-cell office:value-type="string" calcext:value-type="string">
            <text:p>NADP_c1 + 0.3 PROTON_c1 + WATER_c1 --&gt; NAD_c1 + 0.7 Pi_c1 + 0.3 a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66_1_c1</text:p>
          </table:table-cell>
          <table:table-cell office:value-type="string" calcext:value-type="string">
            <text:p>ETOH_c1 + HYDROGEN_PEROXIDE_c1 --&gt; ACETALD_c1 + 2.0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66_1_c2</text:p>
          </table:table-cell>
          <table:table-cell office:value-type="string" calcext:value-type="string">
            <text:p>ETOH_c2 + HYDROGEN_PEROXIDE_c2 --&gt; ACETALD_c2 + 2.0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3_pc2</text:p>
          </table:table-cell>
          <table:table-cell office:value-type="string" calcext:value-type="string">
            <text:p>AMMONIUM_p2 &lt;=&gt; AMMONIUM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3_pc1</text:p>
          </table:table-cell>
          <table:table-cell office:value-type="string" calcext:value-type="string">
            <text:p>AMMONIUM_p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enoate_biosynthesis_p2</text:p>
          </table:table-cell>
          <table:table-cell office:value-type="string" calcext:value-type="string">
            <text:p>Palmitoleoyl_ACP_p2 + WATER_p2 --&gt; ACP_p2 + CPD_9245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xadecenoate_biosynthesis_p1</text:p>
          </table:table-cell>
          <table:table-cell office:value-type="string" calcext:value-type="string">
            <text:p>Palmitoleoyl_ACP_p1 + WATER_p1 --&gt; ACP_p1 + CPD_9245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oleoyl_ACP_desaturase_p1</text:p>
          </table:table-cell>
          <table:table-cell office:value-type="string" calcext:value-type="string">
            <text:p>Palmitoleoyl_ACP_p1 + 2.0 Reduced_ferredoxins_p1 --&gt; 2.0 Oxidized_ferredoxins_p1 + hexadecadienoate_AC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mitoleoyl_ACP_desaturase_p2</text:p>
          </table:table-cell>
          <table:table-cell office:value-type="string" calcext:value-type="string">
            <text:p>Palmitoleoyl_ACP_p2 + 2.0 Reduced_ferredoxins_p2 --&gt; 2.0 Oxidized_ferredoxins_p2 + hexadecadienoate_AC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_PROTON_rev_vc2</text:p>
          </table:table-cell>
          <table:table-cell office:value-type="string" calcext:value-type="string">
            <text:p>FRU_c2 + PROTON_v2 --&gt; FRU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RINGICACID_BIOSYNTHESIS_c1</text:p>
          </table:table-cell>
          <table:table-cell office:value-type="string" calcext:value-type="string">
            <text:p>NAD_c1 + 0.31 SYRINGALDEHYDE_c1 + WATER_c1 + 0.69 aSYRINGALDEHYDE_c1 --&gt; NADH_c1 + 1.31 PROTON_c1 + SYRING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pc2</text:p>
          </table:table-cell>
          <table:table-cell office:value-type="string" calcext:value-type="string">
            <text:p>CARBON_DIOXIDE_p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pc1</text:p>
          </table:table-cell>
          <table:table-cell office:value-type="string" calcext:value-type="string">
            <text:p>CARBON_DIOXIDE_p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im2</text:p>
          </table:table-cell>
          <table:table-cell office:value-type="string" calcext:value-type="string">
            <text:p>PROTON_i2 --&gt;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im1</text:p>
          </table:table-cell>
          <table:table-cell office:value-type="string" calcext:value-type="string">
            <text:p>PROTON_i1 --&gt;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ENOSINE_KINASE_RXN_c1</text:p>
          </table:table-cell>
          <table:table-cell office:value-type="string" calcext:value-type="string">
            <text:p>ADENOSINE_c1 + 0.65 ATP_c1 + 0.35 aATP_c1 --&gt; 0.5 ADP_c1 + AMP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m_tx1</text:p>
          </table:table-cell>
          <table:table-cell office:value-type="string" calcext:value-type="string">
            <text:p>3 ATPase_NADPHoxidase_constraint_c1 + NADPH_m1 + 0.5 OXYGEN_MOLECULE_m1 + PROTON_m1 --&gt; NADP_m1 + WATER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180_RXN_p1</text:p>
          </table:table-cell>
          <table:table-cell office:value-type="string" calcext:value-type="string">
            <text:p>ACETYL_COA_p1 + MALONYL_ACP_p1 + PROTON_p1 --&gt; Acetoacet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3_PERIOD_1_PERIOD_180_RXN_p2</text:p>
          </table:table-cell>
          <table:table-cell office:value-type="string" calcext:value-type="string">
            <text:p>ACETYL_COA_p2 + MALONYL_ACP_p2 + PROTON_p2 --&gt; Acetoacet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DOBISALDOL_RXN_p1</text:p>
          </table:table-cell>
          <table:table-cell office:value-type="string" calcext:value-type="string">
            <text:p>DIHYDROXY_ACETONE_PHOSPHATE_p1 + ERYTHROSE_4P_p1 --&gt; D_SEDOHEPTULOSE_1_7_P2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_Pi_mc2</text:p>
          </table:table-cell>
          <table:table-cell office:value-type="string" calcext:value-type="string">
            <text:p>0.7 Pi_c2 + SUC_m2 + 0.3 aPi_c2 &lt;=&gt; 0.3 PROTON_c2 + Pi_m2 + SU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PROTON_rev_vc1</text:p>
          </table:table-cell>
          <table:table-cell office:value-type="string" calcext:value-type="string">
            <text:p>GLT_v1 + PROTON_v1 --&gt; GLT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T_PROTON_rev_vc2</text:p>
          </table:table-cell>
          <table:table-cell office:value-type="string" calcext:value-type="string">
            <text:p>GLT_v2 + PROTON_v2 --&gt; GLT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N_PROTON_vc1</text:p>
          </table:table-cell>
          <table:table-cell office:value-type="string" calcext:value-type="string">
            <text:p>ASN_c1 + PROTON_v1 --&gt; ASN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ROTON_rev_vc2</text:p>
          </table:table-cell>
          <table:table-cell office:value-type="string" calcext:value-type="string">
            <text:p>PROTON_v2 + TRP_v2 --&gt; PROTON_c2 + TR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P_PROTON_rev_vc1</text:p>
          </table:table-cell>
          <table:table-cell office:value-type="string" calcext:value-type="string">
            <text:p>PROTON_v1 + TRP_v1 --&gt; PROTON_c1 + TR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N_PROTON_vc2</text:p>
          </table:table-cell>
          <table:table-cell office:value-type="string" calcext:value-type="string">
            <text:p>ASN_c2 + PROTON_v2 --&gt; ASN_v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ec2</text:p>
          </table:table-cell>
          <table:table-cell office:value-type="string" calcext:value-type="string">
            <text:p>WATER_e2 &lt;=&gt;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_PROTON_rev_vc1</text:p>
          </table:table-cell>
          <table:table-cell office:value-type="string" calcext:value-type="string">
            <text:p>FRU_c1 + PROTON_v1 --&gt; FRU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HENATE_DEHYDROGENASE_NADP_RXN_p1</text:p>
          </table:table-cell>
          <table:table-cell office:value-type="string" calcext:value-type="string">
            <text:p>NADP_p1 + PREPHENATE_p1 --&gt; CARBON_DIOXIDE_p1 + NADPH_p1 + 0.82 P_HYDROXY_PHENYLPYRUVATE_p1 + 0.18 aP_HYDROXY_PHENYLPYRUV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HENATE_DEHYDROGENASE_NADP_RXN_p2</text:p>
          </table:table-cell>
          <table:table-cell office:value-type="string" calcext:value-type="string">
            <text:p>NADP_p2 + PREPHENATE_p2 --&gt; CARBON_DIOXIDE_p2 + NADPH_p2 + 0.82 P_HYDROXY_PHENYLPYRUVATE_p2 + 0.18 aP_HYDROXY_PHENYLPYRUV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ODEXGLUCOSID_RXN_p2</text:p>
          </table:table-cell>
          <table:table-cell office:value-type="string" calcext:value-type="string">
            <text:p>STARCH_p2 + WATER_p2 --&gt; GLC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ODEXGLUCOSID_RXN_p1</text:p>
          </table:table-cell>
          <table:table-cell office:value-type="string" calcext:value-type="string">
            <text:p>STARCH_p1 + WATER_p1 --&gt; GLC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3_c2</text:p>
          </table:table-cell>
          <table:table-cell office:value-type="string" calcext:value-type="string">
            <text:p>0.42 CPD_7616_c2 + 0.2 PROTON_c2 + S_ADENOSYLMETHIONINE_c2 + 0.58 aCPD_7616_c2 --&gt; ADENOSYL_HOMO_CYS_c2 + 0.62 VANILLIN_c2 + 0.38 aVANILLI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3_c1</text:p>
          </table:table-cell>
          <table:table-cell office:value-type="string" calcext:value-type="string">
            <text:p>0.42 CPD_7616_c1 + 0.2 PROTON_c1 + S_ADENOSYLMETHIONINE_c1 + 0.58 aCPD_7616_c1 --&gt; ADENOSYL_HOMO_CYS_c1 + 0.62 VANILLIN_c1 + 0.38 aVANILLI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ACONITATE_mc2</text:p>
          </table:table-cell>
          <table:table-cell office:value-type="string" calcext:value-type="string">
            <text:p>CIS_ACONITATE_c2 + MAL_m2 + PROTON_c2 &lt;=&gt; CIS_ACONITATE_m2 + MAL_c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ACONITATE_mc1</text:p>
          </table:table-cell>
          <table:table-cell office:value-type="string" calcext:value-type="string">
            <text:p>CIS_ACONITATE_c1 + MAL_m1 + PROTON_c1 &lt;=&gt; CIS_ACONITATE_m1 + MAL_c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BULP3EPIM_RXN_c1</text:p>
          </table:table-cell>
          <table:table-cell office:value-type="string" calcext:value-type="string">
            <text:p>RIBULOSE_5P_c1 &lt;=&gt; XYLULOSE_5_PHOSPH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_PERIOD_2_PERIOD_1_PERIOD_34_RXN_c2</text:p>
          </table:table-cell>
          <table:table-cell office:value-type="string" calcext:value-type="string">
            <text:p>0.65 ATP_c2 + CO_A_c2 + FERULIC_ACID_c2 + 0.35 aATP_c2 --&gt; AMP_c2 + FERULOYL_COA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_PERIOD_2_PERIOD_1_PERIOD_34_RXN_c1</text:p>
          </table:table-cell>
          <table:table-cell office:value-type="string" calcext:value-type="string">
            <text:p>0.65 ATP_c1 + CO_A_c1 + FERULIC_ACID_c1 + 0.35 aATP_c1 --&gt; AMP_c1 + FERULOYL_COA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YMIDYLATESYN_RXN_m2</text:p>
          </table:table-cell>
          <table:table-cell office:value-type="string" calcext:value-type="string">
            <text:p>DUMP_m2 + METHYLENE_THF_m2 --&gt; DIHYDROFOLATE_m2 + DTMP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YMIDYLATESYN_RXN_m1</text:p>
          </table:table-cell>
          <table:table-cell office:value-type="string" calcext:value-type="string">
            <text:p>DUMP_m1 + METHYLENE_THF_m1 --&gt; DIHYDROFOLATE_m1 + DTM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2381_p2</text:p>
          </table:table-cell>
          <table:table-cell office:value-type="string" calcext:value-type="string">
            <text:p>INDOLE_3_GLYCEROL_P_p2 &lt;=&gt; GAP_p2 + INDOL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MAL_mc1</text:p>
          </table:table-cell>
          <table:table-cell office:value-type="string" calcext:value-type="string">
            <text:p>2_KETOGLUTARATE_m1 + MAL_c1 &lt;=&gt; 2_KETOGLUTARATE_c1 + MAL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MAL_mc2</text:p>
          </table:table-cell>
          <table:table-cell office:value-type="string" calcext:value-type="string">
            <text:p>2_KETOGLUTARATE_m2 + MAL_c2 &lt;=&gt; 2_KETOGLUTARATE_c2 + MAL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DPKIN_RXN_p1</text:p>
          </table:table-cell>
          <table:table-cell office:value-type="string" calcext:value-type="string">
            <text:p>0.9 ATP_p1 + 0.79 DADP_p1 + 0.1 PROTON_p1 + 0.1 aATP_p1 + 0.21 aDADP_p1 --&gt; 0.8 ADP_p1 + 0.79 DATP_p1 + 0.2 aADP_p1 + 0.21 aDA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DPKIN_RXN_p2</text:p>
          </table:table-cell>
          <table:table-cell office:value-type="string" calcext:value-type="string">
            <text:p>0.9 ATP_p2 + 0.79 DADP_p2 + 0.1 PROTON_p2 + 0.1 aATP_p2 + 0.21 aDADP_p2 --&gt; 0.8 ADP_p2 + 0.79 DATP_p2 + 0.2 aADP_p2 + 0.21 aDA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tx2</text:p>
          </table:table-cell>
          <table:table-cell office:value-type="string" calcext:value-type="string">
            <text:p><text:s/>&lt;=&gt; WATER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2O_tx1</text:p>
          </table:table-cell>
          <table:table-cell office:value-type="string" calcext:value-type="string">
            <text:p><text:s/>&lt;=&gt; WATER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YS_biomass1</text:p>
          </table:table-cell>
          <table:table-cell office:value-type="string" calcext:value-type="string">
            <text:p>CYS_tRNAs_c1 + 2.0 PROTON_c1 + pCYS_b1 &lt;-- Charged_CYS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6P_Pi_pc2</text:p>
          </table:table-cell>
          <table:table-cell office:value-type="string" calcext:value-type="string">
            <text:p>GLC_6_P_p2 + 0.7 Pi_c2 + 0.3 aPi_c2 --&gt; GLC_6_P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6P_Pi_pc1</text:p>
          </table:table-cell>
          <table:table-cell office:value-type="string" calcext:value-type="string">
            <text:p>GLC_6_P_p1 + 0.7 Pi_c1 + 0.3 aPi_c1 --&gt; GLC_6_P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YS_biomass2</text:p>
          </table:table-cell>
          <table:table-cell office:value-type="string" calcext:value-type="string">
            <text:p>CYS_tRNAs_c2 + 2.0 PROTON_c2 + pCYS_b2 &lt;-- Charged_CYS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KIN_RXN_c1</text:p>
          </table:table-cell>
          <table:table-cell office:value-type="string" calcext:value-type="string">
            <text:p>0.65 ATP_c1 + 0.5 GDP_c1 + 0.35 aATP_c1 + 0.5 aGDP_c1 &lt;=&gt; 0.5 ADP_c1 + 0.65 GTP_c1 + 0.5 aADP_c1 + 0.35 aG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PKIN_RXN_c2</text:p>
          </table:table-cell>
          <table:table-cell office:value-type="string" calcext:value-type="string">
            <text:p>0.65 ATP_c2 + 0.5 GDP_c2 + 0.35 aATP_c2 + 0.5 aGDP_c2 &lt;=&gt; 0.5 ADP_c2 + 0.65 GTP_c2 + 0.5 aADP_c2 + 0.35 aG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3_mc1</text:p>
          </table:table-cell>
          <table:table-cell office:value-type="string" calcext:value-type="string">
            <text:p>AMMONIUM_m1 &lt;=&gt; AMMONIUM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CIT_mc2</text:p>
          </table:table-cell>
          <table:table-cell office:value-type="string" calcext:value-type="string">
            <text:p>2_KETOGLUTARATE_m2 + CIT_c2 + PROTON_c2 &lt;=&gt; 2_KETOGLUTARATE_c2 + CIT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DEHYDROQUINATE_DEHYDRATASE_RXN_p2</text:p>
          </table:table-cell>
          <table:table-cell office:value-type="string" calcext:value-type="string">
            <text:p>DEHYDROQUINATE_p2 --&gt; 3_DEHYDRO_SHIKIMATE_p2 + PROTON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ore_Biomass_tx2</text:p>
          </table:table-cell>
          <table:table-cell office:value-type="string" calcext:value-type="string">
            <text:p>0.88 Ca_b2 + 5.24035317082 Cellulose_b2 + 0.7711523918 FattyAcid_b2 + 0.35252680768 Glycerol_b2 + 1.8 K_b2 + 0.58 Mg_b2 + 0.737378316406 Starch_b2 + 1.13494168432 Xylan_b2 + 0.456109633051 pALA_b2 + 0.248708916305 pARG_b2 + 0.244231166515 pASN_b2 + 0.244231166515 pASP_b2 + 0.294390076845 pGLN_b2 + 0.294390076845 pGLU_b2 + 0.206565786551 pGLY_b2 + 0.0787758328997 pHIS_b2 + 0.164930826186 pILE_b2 + 0.359404209428 pLEU_b2 + 0.25644187977 pLYS_b2 + 0.108683911354 pMET_b2 + 0.237379330463 pPHE_b2 + 0.364526466737 pSER_b2 + 0.206565786551 pTHR_b2 + 0.165404065972 pTYR_b2 + 0.312041920884 pVAL_b2 + 0.455157519671 sALA_b2 + 0.0936480692493 sASP_b2 + 0.263720758392 sCIT_b2 + 0.00569181000938 sFUM_b2 + 0.0963597332263 sGABA_b2 + 0.348854342472 sGLN_b2 + 0.31716192467 sGLU_b2 + 0.429658909266 sMAL_b2 + 0.140570808172 sSUCROSE_b2 + 0.0664569505509 sSUC_b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ore_Biomass_tx1</text:p>
          </table:table-cell>
          <table:table-cell office:value-type="string" calcext:value-type="string">
            <text:p>0.88 Ca_b1 + 5.24035317082 Cellulose_b1 + 0.7711523918 FattyAcid_b1 + 0.35252680768 Glycerol_b1 + 1.8 K_b1 + 0.58 Mg_b1 + 0.737378316406 Starch_b1 + 1.13494168432 Xylan_b1 + 0.456109633051 pALA_b1 + 0.248708916305 pARG_b1 + 0.244231166515 pASN_b1 + 0.244231166515 pASP_b1 + 0.294390076845 pGLN_b1 + 0.294390076845 pGLU_b1 + 0.206565786551 pGLY_b1 + 0.0787758328997 pHIS_b1 + 0.164930826186 pILE_b1 + 0.359404209428 pLEU_b1 + 0.25644187977 pLYS_b1 + 0.108683911354 pMET_b1 + 0.237379330463 pPHE_b1 + 0.364526466737 pSER_b1 + 0.206565786551 pTHR_b1 + 0.165404065972 pTYR_b1 + 0.312041920884 pVAL_b1 + 0.455157519671 sALA_b1 + 0.0936480692493 sASP_b1 + 0.263720758392 sCIT_b1 + 0.00569181000938 sFUM_b1 + 0.0963597332263 sGABA_b1 + 0.348854342472 sGLN_b1 + 0.31716192467 sGLU_b1 + 0.429658909266 sMAL_b1 + 0.140570808172 sSUCROSE_b1 + 0.0664569505509 sSUC_b1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IOREDOXIN_REDUCT_NADPH_RXN_p2</text:p>
          </table:table-cell>
          <table:table-cell office:value-type="string" calcext:value-type="string">
            <text:p>NADPH_p2 + Ox_Thioredoxin_p2 + PROTON_p2 --&gt; NADP_p2 + Red_Thioredoxi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IOREDOXIN_REDUCT_NADPH_RXN_p1</text:p>
          </table:table-cell>
          <table:table-cell office:value-type="string" calcext:value-type="string">
            <text:p>NADPH_p1 + Ox_Thioredoxin_p1 + PROTON_p1 --&gt; NADP_p1 + Red_Thioredoxi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COUMARATE_COA_LIGASE_RXN_c2</text:p>
          </table:table-cell>
          <table:table-cell office:value-type="string" calcext:value-type="string">
            <text:p>0.65 ATP_c2 + COUMARATE_c2 + CO_A_c2 + 0.35 aATP_c2 --&gt; AMP_c2 + 0.65 PPI_c2 + P_COUMAROYL_COA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HIS_mc2</text:p>
          </table:table-cell>
          <table:table-cell office:value-type="string" calcext:value-type="string">
            <text:p>ARG_m2 + HIS_c2 &lt;=&gt; ARG_c2 + HIS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HIS_mc1</text:p>
          </table:table-cell>
          <table:table-cell office:value-type="string" calcext:value-type="string">
            <text:p>ARG_m1 + HIS_c1 &lt;=&gt; ARG_c1 + HIS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COUMARATE_COA_LIGASE_RXN_c1</text:p>
          </table:table-cell>
          <table:table-cell office:value-type="string" calcext:value-type="string">
            <text:p>0.65 ATP_c1 + COUMARATE_c1 + CO_A_c1 + 0.35 aATP_c1 --&gt; AMP_c1 + 0.65 PPI_c1 + P_COUMAROYL_COA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9_x1</text:p>
          </table:table-cell>
          <table:table-cell office:value-type="string" calcext:value-type="string">
            <text:p>GLYCOLLATE_x1 + OXYGEN_MOLECULE_x1 --&gt; GLYOX_x1 + HYDROGEN_PEROXIDE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9_x2</text:p>
          </table:table-cell>
          <table:table-cell office:value-type="string" calcext:value-type="string">
            <text:p>GLYCOLLATE_x2 + OXYGEN_MOLECULE_x2 --&gt; GLYOX_x2 + HYDROGEN_PEROXIDE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13_RXN_p2</text:p>
          </table:table-cell>
          <table:table-cell office:value-type="string" calcext:value-type="string">
            <text:p>DPG_p2 + NADPH_p2 + PROTON_p2 --&gt; GAP_p2 + NAD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m1</text:p>
          </table:table-cell>
          <table:table-cell office:value-type="string" calcext:value-type="string">
            <text:p>CARBON_DIOXIDE_m1 + WATER_m1 &lt;=&gt; HCO3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224_m2</text:p>
          </table:table-cell>
          <table:table-cell office:value-type="string" calcext:value-type="string">
            <text:p>CARBON_DIOXIDE_m2 + WATER_m2 &lt;=&gt; HCO3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P_Pi_pc1</text:p>
          </table:table-cell>
          <table:table-cell office:value-type="string" calcext:value-type="string">
            <text:p>PHOSPHO_ENOL_PYRUVATE_p1 + 0.7 Pi_c1 + 0.3 aPi_c1 &lt;=&gt; PHOSPHO_ENOL_PYRUVATE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1_c1</text:p>
          </table:table-cell>
          <table:table-cell office:value-type="string" calcext:value-type="string">
            <text:p>PROTON_c1 + SER_c1 --&gt; CARBON_DIOXIDE_c1 + ETHANOL_AMIN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641_c2</text:p>
          </table:table-cell>
          <table:table-cell office:value-type="string" calcext:value-type="string">
            <text:p>PROTON_c2 + SER_c2 --&gt; CARBON_DIOXIDE_c2 + ETHANOL_AMIN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P_Pi_pc2</text:p>
          </table:table-cell>
          <table:table-cell office:value-type="string" calcext:value-type="string">
            <text:p>PHOSPHO_ENOL_PYRUVATE_p2 + 0.7 Pi_c2 + 0.3 aPi_c2 &lt;=&gt; PHOSPHO_ENOL_PYRUVATE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ATE_REDUCTASE_NADH_RXN_c2</text:p>
          </table:table-cell>
          <table:table-cell office:value-type="string" calcext:value-type="string">
            <text:p>NADH_c2 + NITRATE_c2 + PROTON_c2 --&gt; NAD_c2 + NITRI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826_p1</text:p>
          </table:table-cell>
          <table:table-cell office:value-type="string" calcext:value-type="string">
            <text:p>Pi_p1 + STARCH_p1 --&gt; GLC_1_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1826_p2</text:p>
          </table:table-cell>
          <table:table-cell office:value-type="string" calcext:value-type="string">
            <text:p>Pi_p2 + STARCH_p2 --&gt; GLC_1_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v_dielTransfer</text:p>
          </table:table-cell>
          <table:table-cell office:value-type="string" calcext:value-type="string">
            <text:p>L_ASPARTATE_v1 --&gt; L_ASPART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TRNA_LIGASE_RXN_c2</text:p>
          </table:table-cell>
          <table:table-cell office:value-type="string" calcext:value-type="string">
            <text:p>0.65 ATP_c2 + CYS_c2 + CYS_tRNAs_c2 + 0.35 aATP_c2 --&gt; AMP_c2 + Charged_CYS_tRNAs_c2 + 0.65 PPI_c2 + PROTON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LE_biomass1</text:p>
          </table:table-cell>
          <table:table-cell office:value-type="string" calcext:value-type="string">
            <text:p>ILE_tRNAs_c1 + 2.0 PROTON_c1 + pILE_b1 &lt;-- Charged_ILE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LE_biomass2</text:p>
          </table:table-cell>
          <table:table-cell office:value-type="string" calcext:value-type="string">
            <text:p>ILE_tRNAs_c2 + 2.0 PROTON_c2 + pILE_b2 &lt;-- Charged_ILE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YS_TRNA_LIGASE_RXN_c1</text:p>
          </table:table-cell>
          <table:table-cell office:value-type="string" calcext:value-type="string">
            <text:p>0.65 ATP_c1 + CYS_c1 + CYS_tRNAs_c1 + 0.35 aATP_c1 --&gt; AMP_c1 + Charged_CYS_tRNAs_c1 + 0.65 PPI_c1 + PROTON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AP_Pi_pc1</text:p>
          </table:table-cell>
          <table:table-cell office:value-type="string" calcext:value-type="string">
            <text:p>DIHYDROXY_ACETONE_PHOSPHATE_p1 + 0.7 Pi_c1 + 0.3 aPi_c1 &lt;=&gt; DIHYDROXY_ACETONE_PHOSPHATE_c1 + 0.3 PROTON_c1 + 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HAP_Pi_pc2</text:p>
          </table:table-cell>
          <table:table-cell office:value-type="string" calcext:value-type="string">
            <text:p>DIHYDROXY_ACETONE_PHOSPHATE_p2 + 0.7 Pi_c2 + 0.3 aPi_c2 &lt;=&gt; DIHYDROXY_ACETONE_PHOSPHATE_c2 + 0.3 PROTON_c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xc2</text:p>
          </table:table-cell>
          <table:table-cell office:value-type="string" calcext:value-type="string">
            <text:p>L_ASPARTATE_x2 &lt;=&gt; L_ASPART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_ASPARTATE_xc1</text:p>
          </table:table-cell>
          <table:table-cell office:value-type="string" calcext:value-type="string">
            <text:p>L_ASPARTATE_x1 &lt;=&gt; L_ASPART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PROTON_vc1</text:p>
          </table:table-cell>
          <table:table-cell office:value-type="string" calcext:value-type="string">
            <text:p>PROTON_v1 + PRO_c1 --&gt; PROTON_c1 + PRO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_PROTON_vc2</text:p>
          </table:table-cell>
          <table:table-cell office:value-type="string" calcext:value-type="string">
            <text:p>PROTON_v2 + PRO_c2 --&gt; PROTON_c2 + PRO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MP_mc2</text:p>
          </table:table-cell>
          <table:table-cell office:value-type="string" calcext:value-type="string">
            <text:p>AMP_c2 + 0.9 ATP_m2 + 0.35 PROTON_c2 + 0.1 aATP_m2 &lt;=&gt; AMP_m2 + 0.65 ATP_c2 + 0.1 PROTON_m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HE_biomass1</text:p>
          </table:table-cell>
          <table:table-cell office:value-type="string" calcext:value-type="string">
            <text:p>PHE_c1 --&gt; sPHE_b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HE_biomass2</text:p>
          </table:table-cell>
          <table:table-cell office:value-type="string" calcext:value-type="string">
            <text:p>PHE_c2 --&gt; sPHE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xc1</text:p>
          </table:table-cell>
          <table:table-cell office:value-type="string" calcext:value-type="string">
            <text:p>PROTON_x1 &lt;=&gt;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_xc2</text:p>
          </table:table-cell>
          <table:table-cell office:value-type="string" calcext:value-type="string">
            <text:p>PROTON_x2 &lt;=&gt;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IONYL_COA_xc2</text:p>
          </table:table-cell>
          <table:table-cell office:value-type="string" calcext:value-type="string">
            <text:p>PROPIONYL_COA_x2 &lt;=&gt; PROPIONYL_COA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NTPRO_RXN_c2</text:p>
          </table:table-cell>
          <table:table-cell office:value-type="string" calcext:value-type="string">
            <text:p>L_GLUTAMATE_GAMMA_SEMIALDEHYDE_c2 &lt;=&gt; L_DELTA1_PYRROLINE_5_CARBOXYLATE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NTPRO_RXN_c1</text:p>
          </table:table-cell>
          <table:table-cell office:value-type="string" calcext:value-type="string">
            <text:p>L_GLUTAMATE_GAMMA_SEMIALDEHYDE_c1 &lt;=&gt; L_DELTA1_PYRROLINE_5_CARBOXYLATE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2_mc1</text:p>
          </table:table-cell>
          <table:table-cell office:value-type="string" calcext:value-type="string">
            <text:p>OXYGEN_MOLECULE_m1 &lt;=&gt; OXYGEN_MOLECUL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51_p2</text:p>
          </table:table-cell>
          <table:table-cell office:value-type="string" calcext:value-type="string">
            <text:p>MALONYL_COA_p2 + Octanoyl_ACPs_p2 + PROTON_p2 --&gt; 3_oxo_dec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DP_mc2</text:p>
          </table:table-cell>
          <table:table-cell office:value-type="string" calcext:value-type="string">
            <text:p>0.5 ADP_c2 + 0.9 ATP_m2 + 0.1 PROTON_m2 + 0.5 aADP_c2 + 0.1 aATP_m2 &lt;=&gt; 0.8 ADP_m2 + 0.65 ATP_c2 + 0.15 PROTON_c2 + 0.2 aADP_m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DP_mc1</text:p>
          </table:table-cell>
          <table:table-cell office:value-type="string" calcext:value-type="string">
            <text:p>0.5 ADP_c1 + 0.9 ATP_m1 + 0.1 PROTON_m1 + 0.5 aADP_c1 + 0.1 aATP_m1 &lt;=&gt; 0.8 ADP_m1 + 0.65 ATP_c1 + 0.15 PROTON_c1 + 0.2 aADP_m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COASYN_RXN_m1</text:p>
          </table:table-cell>
          <table:table-cell office:value-type="string" calcext:value-type="string">
            <text:p>0.8 ADP_m1 + Pi_m1 + SUC_COA_m1 + 0.2 aADP_m1 --&gt; 0.9 ATP_m1 + CO_A_m1 + 0.1 PROTON_m1 + SUC_m1 + 0.1 aATP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TODEG_RXN_c1</text:p>
          </table:table-cell>
          <table:table-cell office:value-type="string" calcext:value-type="string">
            <text:p>MALTOSE_c1 &lt;=&gt; GLC_c1 + Heteroglycans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CDPKIN_RXN_p2</text:p>
          </table:table-cell>
          <table:table-cell office:value-type="string" calcext:value-type="string">
            <text:p>0.9 ATP_p2 + 0.79 DCDP_p2 + 0.1 PROTON_p2 + 0.1 aATP_p2 + 0.21 aDCDP_p2 --&gt; 0.8 ADP_p2 + 0.79 DCTP_p2 + 0.2 aADP_p2 + 0.21 aDC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CDPKIN_RXN_p1</text:p>
          </table:table-cell>
          <table:table-cell office:value-type="string" calcext:value-type="string">
            <text:p>0.9 ATP_p1 + 0.79 DCDP_p1 + 0.1 PROTON_p1 + 0.1 aATP_p1 + 0.21 aDCDP_p1 --&gt; 0.8 ADP_p1 + 0.79 DCTP_p1 + 0.2 aADP_p1 + 0.21 aDC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vc2</text:p>
          </table:table-cell>
          <table:table-cell office:value-type="string" calcext:value-type="string">
            <text:p>CIT_c2 + 0.7 MAL_v2 + 0.5 PROTON_v2 + 0.3 aMAL_v2 --&gt; 0.5 CIT_v2 + MAL_c2 + 0.3 PROTON_c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CIT_vc1</text:p>
          </table:table-cell>
          <table:table-cell office:value-type="string" calcext:value-type="string">
            <text:p>CIT_c1 + 0.7 MAL_v1 + 0.5 PROTON_v1 + 0.3 aMAL_v1 --&gt; 0.5 CIT_v1 + MAL_c1 + 0.3 PROTON_c1 + 0.5 aCIT_v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LDEHYD_RXN_p2</text:p>
          </table:table-cell>
          <table:table-cell office:value-type="string" calcext:value-type="string">
            <text:p>HISTIDINOL_p2 + NAD_p2 --&gt; 0.35 HISTIDINAL_p2 + NADH_p2 + 1.35 PROTON_p2 + 0.65 bHISTIDINAL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PFRUCTPHOS_RXN_p1</text:p>
          </table:table-cell>
          <table:table-cell office:value-type="string" calcext:value-type="string">
            <text:p>0.9 ATP_p1 + FRUCTOSE_6P_p1 + 0.1 aATP_p1 --&gt; 0.8 ADP_p1 + FRUCTOSE_16_DIPHOSPHATE_p1 + 0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PCARBOX_RXN_c2</text:p>
          </table:table-cell>
          <table:table-cell office:value-type="string" calcext:value-type="string">
            <text:p>HCO3_c2 + PHOSPHO_ENOL_PYRUVATE_c2 + 0.3 PROTON_c2 --&gt; OXALACETIC_ACID_c2 + 0.7 Pi_c2 + 0.3 a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pc2</text:p>
          </table:table-cell>
          <table:table-cell office:value-type="string" calcext:value-type="string">
            <text:p>0.9 ATP_p2 + 0.35 PROTON_c2 + 0.1 aATP_p2 &lt;=&gt; 0.65 ATP_c2 + 0.1 PROTON_p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LFITE_OXIDASE_RXN_m2</text:p>
          </table:table-cell>
          <table:table-cell office:value-type="string" calcext:value-type="string">
            <text:p>OXYGEN_MOLECULE_m2 + 0.83 SO3_m2 + WATER_m2 + 0.17 aSO3_m2 --&gt; HYDROGEN_PEROXIDE_m2 + 0.17 PROTON_m2 + SULFAT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GPSYN_RXN_p2</text:p>
          </table:table-cell>
          <table:table-cell office:value-type="string" calcext:value-type="string">
            <text:p>CARBOXYPHENYLAMINO_DEOXYRIBULOSE_P_p2 + PROTON_p2 --&gt; CARBON_DIOXIDE_p2 + INDOLE_3_GLYCEROL_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LEUCINE_TRNA_LIGASE_RXN_c1</text:p>
          </table:table-cell>
          <table:table-cell office:value-type="string" calcext:value-type="string">
            <text:p>0.65 ATP_c1 + ILE_c1 + ILE_tRNAs_c1 + PROTON_c1 + 0.35 aATP_c1 --&gt; AMP_c1 + Charged_ILE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OLEUCINE_TRNA_LIGASE_RXN_c2</text:p>
          </table:table-cell>
          <table:table-cell office:value-type="string" calcext:value-type="string">
            <text:p>0.65 ATP_c2 + ILE_c2 + ILE_tRNAs_c2 + PROTON_c2 + 0.35 aATP_c2 --&gt; AMP_c2 + Charged_ILE_tRNAs_c2 + 0.65 PPI_c2 + 0.35 aPPI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IDINE_TRNA_LIGASE_RXN_c1</text:p>
          </table:table-cell>
          <table:table-cell office:value-type="string" calcext:value-type="string">
            <text:p>0.65 ATP_c1 + HIS_c1 + HIS_tRNAs_c1 + PROTON_c1 + 0.35 aATP_c1 --&gt; AMP_c1 + Charged_HIS_tRNAs_c1 + 0.65 PPI_c1 + 0.35 aPPI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4_PERIOD_1_PERIOD_111_RXN_c1</text:p>
          </table:table-cell>
          <table:table-cell office:value-type="string" calcext:value-type="string">
            <text:p>CONIFERYL_ALCOHOL_c1 + UDP_GLUCOSE_c1 --&gt; CPD_1777_c1 + 0.5 PROTON_c1 + 0.5 UDP_c1 + 0.5 aU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N_biomass2</text:p>
          </table:table-cell>
          <table:table-cell office:value-type="string" calcext:value-type="string">
            <text:p>GLN_tRNAs_c2 + 2.0 PROTON_c2 + pGLN_b2 &lt;-- Charged_GLN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N_biomass1</text:p>
          </table:table-cell>
          <table:table-cell office:value-type="string" calcext:value-type="string">
            <text:p>GLN_tRNAs_c1 + 2.0 PROTON_c1 + pGLN_b1 &lt;-- Charged_GLN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_PERIOD_2_PERIOD_1_PERIOD_34_RXN_p1</text:p>
          </table:table-cell>
          <table:table-cell office:value-type="string" calcext:value-type="string">
            <text:p>0.9 ATP_p1 + CO_A_p1 + FERULIC_ACID_p1 + 0.1 aATP_p1 --&gt; AMP_p1 + FERULOYL_COA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SERDEHYDROG_RXN_NAD_p2</text:p>
          </table:table-cell>
          <table:table-cell office:value-type="string" calcext:value-type="string">
            <text:p>L_ASPARTATE_SEMIALDEHYDE_p2 + NADH_p2 + PROTON_p2 --&gt; HOMO_SER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OSERDEHYDROG_RXN_NAD_p1</text:p>
          </table:table-cell>
          <table:table-cell office:value-type="string" calcext:value-type="string">
            <text:p>L_ASPARTATE_SEMIALDEHYDE_p1 + NADH_p1 + PROTON_p1 --&gt; HOMO_SER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490_3650_p2</text:p>
          </table:table-cell>
          <table:table-cell office:value-type="string" calcext:value-type="string">
            <text:p>Oxidized_ferredoxins_p2 + Photon_p2 + Plastocyanin_Reduced_p2 --&gt; Oxidized_Plastocyanins_p2 + Reduc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YLTHFDEFORMYL_RXN_p1</text:p>
          </table:table-cell>
          <table:table-cell office:value-type="string" calcext:value-type="string">
            <text:p>10_FORMYL_THF_p1 + WATER_p1 --&gt; FORMATE_p1 + PROTON_p1 + THF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OKIN_RXN_c1</text:p>
          </table:table-cell>
          <table:table-cell office:value-type="string" calcext:value-type="string">
            <text:p>0.65 ATP_c1 + GLC_c1 + 0.35 aATP_c1 --&gt; 0.5 ADP_c1 + GLC_6_P_c1 + 0.85 PROTON_c1 + 0.5 a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COKIN_RXN_c2</text:p>
          </table:table-cell>
          <table:table-cell office:value-type="string" calcext:value-type="string">
            <text:p>0.65 ATP_c2 + GLC_c2 + 0.35 aATP_c2 --&gt; 0.5 ADP_c2 + GLC_6_P_c2 + 0.85 PROTON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ISOCITRATE_mc1</text:p>
          </table:table-cell>
          <table:table-cell office:value-type="string" calcext:value-type="string">
            <text:p>OXALACETIC_ACID_m1 + PROTON_c1 + THREO_DS_ISO_CITRATE_c1 &lt;=&gt; OXALACETIC_ACID_c1 + PROTON_m1 + THREO_DS_ISO_CITRAT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TPDECARB_RXN_p2</text:p>
          </table:table-cell>
          <table:table-cell office:value-type="string" calcext:value-type="string">
            <text:p>OROTIDINE_5_PHOSPHATE_p2 + PROTON_p2 --&gt; CARBON_DIOXIDE_p2 + UM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SUC_mc2</text:p>
          </table:table-cell>
          <table:table-cell office:value-type="string" calcext:value-type="string">
            <text:p>MAL_m2 + SUC_c2 &lt;=&gt; MAL_c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PRIBTRANS_RXN_p1</text:p>
          </table:table-cell>
          <table:table-cell office:value-type="string" calcext:value-type="string">
            <text:p>OROTATE_p1 + 0.35 PROTON_p1 + 0.8 PRPP_p1 + 0.2 aPRPP_p1 --&gt; OROTIDINE_5_PHOSPHATE_p1 + 0.55 PPI_p1 + 0.45 bPPI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OPRIBTRANS_RXN_p2</text:p>
          </table:table-cell>
          <table:table-cell office:value-type="string" calcext:value-type="string">
            <text:p>OROTATE_p2 + 0.35 PROTON_p2 + 0.8 PRPP_p2 + 0.2 aPRPP_p2 --&gt; OROTIDINE_5_PHOSPHATE_p2 + 0.55 PPI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_SUC_mc1</text:p>
          </table:table-cell>
          <table:table-cell office:value-type="string" calcext:value-type="string">
            <text:p>MAL_m1 + SUC_c1 &lt;=&gt; MAL_c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3521_p2</text:p>
          </table:table-cell>
          <table:table-cell office:value-type="string" calcext:value-type="string">
            <text:p>2.0 ASCORBATE_p2 + HYDROGEN_PEROXIDE_p2 --&gt; 2.0 CPD_318_p2 + 2.0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IFERIN_BETA_GLUCOSIDASE_RXN_c2</text:p>
          </table:table-cell>
          <table:table-cell office:value-type="string" calcext:value-type="string">
            <text:p>CPD_1777_c2 + WATER_c2 --&gt; CONIFERYL_ALCOHOL_c2 + GLC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IFERIN_BETA_GLUCOSIDASE_RXN_c1</text:p>
          </table:table-cell>
          <table:table-cell office:value-type="string" calcext:value-type="string">
            <text:p>CPD_1777_c1 + WATER_c1 --&gt; CONIFERYL_ALCOHOL_c1 + GLC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48_p2</text:p>
          </table:table-cell>
          <table:table-cell office:value-type="string" calcext:value-type="string">
            <text:p>Butanoyl_ACPs_p2 + MALONYL_COA_p2 + PROTON_p2 --&gt; 3_oxo_hexanoyl_ACPs_p2 + CARBON_DIOXIDE_p2 + CO_A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3_p1</text:p>
          </table:table-cell>
          <table:table-cell office:value-type="string" calcext:value-type="string">
            <text:p>Hexanoyl_ACPs_p1 + MALONYL_ACP_p1 + PROTON_p1 --&gt; 3_Oxo_oct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48_p1</text:p>
          </table:table-cell>
          <table:table-cell office:value-type="string" calcext:value-type="string">
            <text:p>Butanoyl_ACPs_p1 + MALONYL_COA_p1 + PROTON_p1 --&gt; 3_oxo_hexanoyl_ACPs_p1 + CARBON_DIOXIDE_p1 + CO_A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osanoate_biosynthesis_p1</text:p>
          </table:table-cell>
          <table:table-cell office:value-type="string" calcext:value-type="string">
            <text:p>Behenoyl_ACPs_p1 + WATER_p1 --&gt; ACP_p1 + DOCOSANOATE_p1 + PROTON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osanoate_biosynthesis_p2</text:p>
          </table:table-cell>
          <table:table-cell office:value-type="string" calcext:value-type="string">
            <text:p>Behenoyl_ACPs_p2 + WATER_p2 --&gt; ACP_p2 + DOCOSANOATE_p2 + PROTON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OSE_6_PHOSPHATE_6_REDUCTASE_RXN_c2</text:p>
          </table:table-cell>
          <table:table-cell office:value-type="string" calcext:value-type="string">
            <text:p>MANNOSE_6P_c2 + NADPH_c2 + 3.0 PROTON_c2 --&gt; MANNITOL_1P_c2 + N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NOSE_6_PHOSPHATE_6_REDUCTASE_RXN_c1</text:p>
          </table:table-cell>
          <table:table-cell office:value-type="string" calcext:value-type="string">
            <text:p>MANNOSE_6P_c1 + NADPH_c1 + 3.0 PROTON_c1 --&gt; MANNITOL_1P_c1 + NAD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95_p1</text:p>
          </table:table-cell>
          <table:table-cell office:value-type="string" calcext:value-type="string">
            <text:p>NADH_p1 + PROTON_p1 + trans_delta2_arachidoyl_ACPs_p1 --&gt; Arachidoyl_ACPs_p1 + NAD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5_RXN_m2</text:p>
          </table:table-cell>
          <table:table-cell office:value-type="string" calcext:value-type="string">
            <text:p>0.79 CTP_m2 + PHOSPHORYL_CHOLINE_m2 + 0.34 PROTON_m2 + 0.21 aCTP_m2 &lt;=&gt; CDP_CHOLINE_m2 + 0.55 PPI_m2 + 0.45 bPPI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5_RXN_m1</text:p>
          </table:table-cell>
          <table:table-cell office:value-type="string" calcext:value-type="string">
            <text:p>0.79 CTP_m1 + PHOSPHORYL_CHOLINE_m1 + 0.34 PROTON_m1 + 0.21 aCTP_m1 &lt;=&gt; CDP_CHOLINE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v_dielTransfer</text:p>
          </table:table-cell>
          <table:table-cell office:value-type="string" calcext:value-type="string">
            <text:p>0.5 CIT_v1 + 0.5 aCIT_v1 &lt;=&gt; 0.5 CIT_v2 + 0.5 aCIT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ec2</text:p>
          </table:table-cell>
          <table:table-cell office:value-type="string" calcext:value-type="string">
            <text:p>CARBON_DIOXIDE_e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KG_OAA_mc1</text:p>
          </table:table-cell>
          <table:table-cell office:value-type="string" calcext:value-type="string">
            <text:p>2_KETOGLUTARATE_m1 + OXALACETIC_ACID_c1 &lt;=&gt; 2_KETOGLUTARATE_c1 + OXALACETIC_ACID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YS_biomass2</text:p>
          </table:table-cell>
          <table:table-cell office:value-type="string" calcext:value-type="string">
            <text:p>CYS_c2 --&gt; sCYS_b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YL_COA_HYDROLASE_RXN_m2</text:p>
          </table:table-cell>
          <table:table-cell office:value-type="string" calcext:value-type="string">
            <text:p>SUC_COA_m2 + WATER_m2 --&gt; CO_A_m2 + PROTON_m2 + SUC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CCINYL_COA_HYDROLASE_RXN_m1</text:p>
          </table:table-cell>
          <table:table-cell office:value-type="string" calcext:value-type="string">
            <text:p>SUC_COA_m1 + WATER_m1 --&gt; CO_A_m1 + PROTON_m1 + SUC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3_p1</text:p>
          </table:table-cell>
          <table:table-cell office:value-type="string" calcext:value-type="string">
            <text:p>2_Hexadecenoyl_ACPs_p1 + NADH_p1 + PROTON_p1 --&gt; NAD_p1 + Palmit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c2</text:p>
          </table:table-cell>
          <table:table-cell office:value-type="string" calcext:value-type="string">
            <text:p>NADPH_c2 + PROTON_c2 + UBIQUINONE_mc2 --&gt; NADP_c2 + UBIQUINOL_m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ER_biomass2</text:p>
          </table:table-cell>
          <table:table-cell office:value-type="string" calcext:value-type="string">
            <text:p>2.0 PROTON_c2 + SER_tRNAs_c2 + pSER_b2 &lt;-- Charged_SER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ER_biomass1</text:p>
          </table:table-cell>
          <table:table-cell office:value-type="string" calcext:value-type="string">
            <text:p>2.0 PROTON_c1 + SER_tRNAs_c1 + pSER_b1 &lt;-- Charged_SER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4_p1</text:p>
          </table:table-cell>
          <table:table-cell office:value-type="string" calcext:value-type="string">
            <text:p>3_Oxo_octanoyl_ACPs_p1 + NADPH_p1 + PROTON_p1 --&gt; 3_Hydroxy_octanoyl_ACPs_p1 + N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4_p2</text:p>
          </table:table-cell>
          <table:table-cell office:value-type="string" calcext:value-type="string">
            <text:p>3_Oxo_octanoyl_ACPs_p2 + NADPH_p2 + PROTON_p2 --&gt; 3_Hydroxy_octanoyl_ACPs_p2 + N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DOHEPTULOSE_BISPHOSPHATASE_RXN_p2</text:p>
          </table:table-cell>
          <table:table-cell office:value-type="string" calcext:value-type="string">
            <text:p>D_SEDOHEPTULOSE_1_7_P2_p2 + WATER_p2 --&gt; D_SEDOHEPTULOSE_7_P_p2 + 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CITRULLINE_mc2</text:p>
          </table:table-cell>
          <table:table-cell office:value-type="string" calcext:value-type="string">
            <text:p>ARG_m2 + L_CITRULLINE_c2 &lt;=&gt; ARG_c2 + L_CITRULL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CITRULLINE_mc1</text:p>
          </table:table-cell>
          <table:table-cell office:value-type="string" calcext:value-type="string">
            <text:p>ARG_m1 + L_CITRULLINE_c1 &lt;=&gt; ARG_c1 + L_CITRULLIN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2_p2</text:p>
          </table:table-cell>
          <table:table-cell office:value-type="string" calcext:value-type="string">
            <text:p>NADH_p2 + PROTON_p2 + Tetradec_2_enoyl_ACPs_p2 --&gt; Myrist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2_p1</text:p>
          </table:table-cell>
          <table:table-cell office:value-type="string" calcext:value-type="string">
            <text:p>NADH_p1 + PROTON_p1 + Tetradec_2_enoyl_ACPs_p1 --&gt; Myrist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OSGLYPHOS_RXN_c2</text:p>
          </table:table-cell>
          <table:table-cell office:value-type="string" calcext:value-type="string">
            <text:p>0.65 ATP_c2 + G3P_c2 + 0.15 PROTON_c2 + 0.35 aATP_c2 &lt;=&gt; 0.5 ADP_c2 + DPG_c2 + 0.5 aAD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v_dielTransfer</text:p>
          </table:table-cell>
          <table:table-cell office:value-type="string" calcext:value-type="string">
            <text:p>4_AMINO_BUTYRATE_v1 --&gt; 4_AMINO_BUTYRATE_v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2382_p2</text:p>
          </table:table-cell>
          <table:table-cell office:value-type="string" calcext:value-type="string">
            <text:p>INDOLE_p2 + SER_p2 --&gt; TR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ROTON_vc1</text:p>
          </table:table-cell>
          <table:table-cell office:value-type="string" calcext:value-type="string">
            <text:p>ARG_c1 + PROTON_v1 --&gt; ARG_v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7_p1</text:p>
          </table:table-cell>
          <table:table-cell office:value-type="string" calcext:value-type="string">
            <text:p>MALONYL_ACP_p1 + Octanoyl_ACPs_p1 + PROTON_p1 --&gt; 3_oxo_decanoyl_ACPs_p1 + ACP_p1 + CARBON_DIOXID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527_p2</text:p>
          </table:table-cell>
          <table:table-cell office:value-type="string" calcext:value-type="string">
            <text:p>MALONYL_ACP_p2 + Octanoyl_ACPs_p2 + PROTON_p2 --&gt; 3_oxo_decanoyl_ACPs_p2 + ACP_p2 + CARBON_DIOXID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79_p1</text:p>
          </table:table-cell>
          <table:table-cell office:value-type="string" calcext:value-type="string">
            <text:p>CPD1F_131_p1 + OXYGEN_MOLECULE_p1 + 2.0 PROTON_p1 + 2.0 Reduced_ferredoxins_p1 --&gt; CPD1F_133_p1 + 2.0 Oxidized_ferredoxins_p1 + WATER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979_p2</text:p>
          </table:table-cell>
          <table:table-cell office:value-type="string" calcext:value-type="string">
            <text:p>CPD1F_131_p2 + OXYGEN_MOLECULE_p2 + 2.0 PROTON_p2 + 2.0 Reduced_ferredoxins_p2 --&gt; CPD1F_133_p2 + 2.0 Oxidized_ferredoxins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chidoyl_ACP_desaturase_p2</text:p>
          </table:table-cell>
          <table:table-cell office:value-type="string" calcext:value-type="string">
            <text:p>Arachidoyl_ACPs_p2 + 2.0 Reduced_ferredoxins_p2 --&gt; Eicos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P_ATP_xc1</text:p>
          </table:table-cell>
          <table:table-cell office:value-type="string" calcext:value-type="string">
            <text:p>AMP_x1 + 0.65 ATP_c1 + 0.35 PROTON_x1 + 0.35 aATP_c1 &lt;=&gt; AMP_c1 + 0.65 ATP_x1 + 0.35 PROTON_c1 + 0.35 aATP_x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P_ATP_xc2</text:p>
          </table:table-cell>
          <table:table-cell office:value-type="string" calcext:value-type="string">
            <text:p>AMP_x2 + 0.65 ATP_c2 + 0.35 PROTON_x2 + 0.35 aATP_c2 &lt;=&gt; AMP_c2 + 0.65 ATP_x2 + 0.35 PROTON_c2 + 0.35 aATP_x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_vc1</text:p>
          </table:table-cell>
          <table:table-cell office:value-type="string" calcext:value-type="string">
            <text:p>FRU_v1 --&gt; FRU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U_vc2</text:p>
          </table:table-cell>
          <table:table-cell office:value-type="string" calcext:value-type="string">
            <text:p>FRU_v2 --&gt; FRU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ACYLGLYCEROL_3_P_ACYLTRANSFER_RXN_p1</text:p>
          </table:table-cell>
          <table:table-cell office:value-type="string" calcext:value-type="string">
            <text:p>ACYL_SN_GLYCEROL_3P_p1 + Fatty_acyl_ACP_p1 --&gt; ACP_p1 + L_PHOSPHATIDATE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ACYLGLYCEROL_3_P_ACYLTRANSFER_RXN_p2</text:p>
          </table:table-cell>
          <table:table-cell office:value-type="string" calcext:value-type="string">
            <text:p>ACYL_SN_GLYCEROL_3P_p2 + Fatty_acyl_ACP_p2 --&gt; ACP_p2 + L_PHOSPHATIDATE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N_biomass1</text:p>
          </table:table-cell>
          <table:table-cell office:value-type="string" calcext:value-type="string">
            <text:p>ASN_tRNAs_c1 + 2.0 PROTON_c1 + pASN_b1 &lt;-- Charged_ASN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RROLINECARBREDUCT_RXN_NADP_c2</text:p>
          </table:table-cell>
          <table:table-cell office:value-type="string" calcext:value-type="string">
            <text:p>L_DELTA1_PYRROLINE_5_CARBOXYLATE_c2 + NADPH_c2 + PROTON_c2 --&gt; NADP_c2 + PRO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63_p1</text:p>
          </table:table-cell>
          <table:table-cell office:value-type="string" calcext:value-type="string">
            <text:p>R_3_hydroxybehenoyl_ACPs_p1 --&gt; WATER_p1 + trans_delta2_behenoyl_ACP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xc1</text:p>
          </table:table-cell>
          <table:table-cell office:value-type="string" calcext:value-type="string">
            <text:p>SER_x1 &lt;=&gt; S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_xc2</text:p>
          </table:table-cell>
          <table:table-cell office:value-type="string" calcext:value-type="string">
            <text:p>SER_x2 &lt;=&gt; S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1_p2</text:p>
          </table:table-cell>
          <table:table-cell office:value-type="string" calcext:value-type="string">
            <text:p>Dodec_2_enoyl_ACPs_p2 + NADH_p2 + PROTON_p2 --&gt; Dodecanoyl_ACPs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9661_p1</text:p>
          </table:table-cell>
          <table:table-cell office:value-type="string" calcext:value-type="string">
            <text:p>Dodec_2_enoyl_ACPs_p1 + NADH_p1 + PROTON_p1 --&gt; Dodecanoyl_ACPs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S_ORNITHINE_mc2</text:p>
          </table:table-cell>
          <table:table-cell office:value-type="string" calcext:value-type="string">
            <text:p>LYS_m2 + L_ORNITHINE_c2 &lt;=&gt; LYS_c2 + L_ORNITHINE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GDPKIN_RXN_p2</text:p>
          </table:table-cell>
          <table:table-cell office:value-type="string" calcext:value-type="string">
            <text:p>0.9 ATP_p2 + 0.5 DGDP_p2 + 0.1 PROTON_p2 + 0.1 aATP_p2 + 0.1 aDGDP_p2 + 0.4 bDGDP_p2 --&gt; 0.8 ADP_p2 + 0.5 DGTP_p2 + 0.2 aADP_p2 + 0.1 aDGTP_p2 + 0.4 bDG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GDPKIN_RXN_p1</text:p>
          </table:table-cell>
          <table:table-cell office:value-type="string" calcext:value-type="string">
            <text:p>0.9 ATP_p1 + 0.5 DGDP_p1 + 0.1 PROTON_p1 + 0.1 aATP_p1 + 0.1 aDGDP_p1 + 0.4 bDGDP_p1 --&gt; 0.8 ADP_p1 + 0.5 DGTP_p1 + 0.2 aADP_p1 + 0.1 aDGTP_p1 + 0.4 bDG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781_r1</text:p>
          </table:table-cell>
          <table:table-cell office:value-type="string" calcext:value-type="string">
            <text:p>CDP_CHOLINE_m1 + DIACYLGLYCEROL_r1 --&gt; CMP_m1 + PHOSPHATIDYL_CHOLINE_r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5781_r2</text:p>
          </table:table-cell>
          <table:table-cell office:value-type="string" calcext:value-type="string">
            <text:p>CDP_CHOLINE_m2 + DIACYLGLYCEROL_r2 --&gt; CMP_m2 + PHOSPHATIDYL_CHOLINE_r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tx1</text:p>
          </table:table-cell>
          <table:table-cell office:value-type="string" calcext:value-type="string">
            <text:p><text:s/>&lt;=&gt; SULFATE_e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4_tx2</text:p>
          </table:table-cell>
          <table:table-cell office:value-type="string" calcext:value-type="string">
            <text:p><text:s/>&lt;=&gt; SULFATE_e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TRANS_RXN_p2</text:p>
          </table:table-cell>
          <table:table-cell office:value-type="string" calcext:value-type="string">
            <text:p>N_5_PHOSPHORIBOSYL_ANTHRANILATE_p2 + 0.55 PPI_p2 + 0.65 PROTON_p2 + 0.45 bPPI_p2 &lt;=&gt; ANTHRANILATE_p2 + 0.8 PRPP_p2 + 0.2 aPRP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CYLGLYCEROL_pr2</text:p>
          </table:table-cell>
          <table:table-cell office:value-type="string" calcext:value-type="string">
            <text:p>DIACYLGLYCEROL_p2 &lt;=&gt; DIACYLGLYCEROL_r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CYLGLYCEROL_pr1</text:p>
          </table:table-cell>
          <table:table-cell office:value-type="string" calcext:value-type="string">
            <text:p>DIACYLGLYCEROL_p1 &lt;=&gt; DIACYLGLYCEROL_r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ROTON_rev_vc1</text:p>
          </table:table-cell>
          <table:table-cell office:value-type="string" calcext:value-type="string">
            <text:p>ARG_v1 + PROTON_v1 --&gt; ARG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RCH_p_dielTransfer</text:p>
          </table:table-cell>
          <table:table-cell office:value-type="string" calcext:value-type="string">
            <text:p>STARCH_p1 &lt;=&gt; STARCH_p2 + sucrose_starch_bal_c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G_PROTON_rev_vc2</text:p>
          </table:table-cell>
          <table:table-cell office:value-type="string" calcext:value-type="string">
            <text:p>ARG_v2 + PROTON_v2 --&gt; ARG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F_66_p2</text:p>
          </table:table-cell>
          <table:table-cell office:value-type="string" calcext:value-type="string">
            <text:p>CHLOROPHYLLIDE_A_p2 + 0.8 PHYTYL_PYROPHOSPHATE_p2 + 0.2 aPHYTYL_PYROPHOSPHATE_p2 &lt;=&gt; CHLOROPHYLL_A_p2 + 0.55 PPI_p2 + 0.65 PROTON_p2 + 0.45 bPPI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MAL_mc1</text:p>
          </table:table-cell>
          <table:table-cell office:value-type="string" calcext:value-type="string">
            <text:p>MAL_c1 + OXALACETIC_ACID_m1 &lt;=&gt; MAL_m1 + OXALACETIC_ACID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A_MAL_mc2</text:p>
          </table:table-cell>
          <table:table-cell office:value-type="string" calcext:value-type="string">
            <text:p>MAL_c2 + OXALACETIC_ACID_m2 &lt;=&gt; MAL_m2 + OXALACETIC_ACID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mc2</text:p>
          </table:table-cell>
          <table:table-cell office:value-type="string" calcext:value-type="string">
            <text:p>CARBON_DIOXIDE_m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_mc1</text:p>
          </table:table-cell>
          <table:table-cell office:value-type="string" calcext:value-type="string">
            <text:p>FORMATE_m1 &lt;=&gt; FORM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TE_mc2</text:p>
          </table:table-cell>
          <table:table-cell office:value-type="string" calcext:value-type="string">
            <text:p>FORMATE_m2 &lt;=&gt; FORM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PHoxp_tx2</text:p>
          </table:table-cell>
          <table:table-cell office:value-type="string" calcext:value-type="string">
            <text:p>3 ATPase_NADPHoxidase_constraint_c2 + NADPH_p2 + 0.5 OXYGEN_MOLECULE_p2 + PROTON_p2 --&gt; NADP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BOXYCYCLOHEXADIENYL_DEHYDRATASE_RXN_p2</text:p>
          </table:table-cell>
          <table:table-cell office:value-type="string" calcext:value-type="string">
            <text:p>CPD_659_p2 + PROTON_p2 --&gt; CARBON_DIOXIDE_p2 + PHE_p2 + WATER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IONYL_COA_xc1</text:p>
          </table:table-cell>
          <table:table-cell office:value-type="string" calcext:value-type="string">
            <text:p>PROPIONYL_COA_x1 &lt;=&gt; PROPIONYL_COA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8_NAD_p2</text:p>
          </table:table-cell>
          <table:table-cell office:value-type="string" calcext:value-type="string">
            <text:p>CHLOROPHYLL_B_p2 + NADH_p2 + PROTON_p2 --&gt; CPD_7016_p2 + NAD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7678_NAD_p1</text:p>
          </table:table-cell>
          <table:table-cell office:value-type="string" calcext:value-type="string">
            <text:p>CHLOROPHYLL_B_p1 + NADH_p1 + PROTON_p1 --&gt; CPD_7016_p1 + NAD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ISOBUTYRATE_DEHYDROGENASE_RXN_m2</text:p>
          </table:table-cell>
          <table:table-cell office:value-type="string" calcext:value-type="string">
            <text:p>CPD_12175_m2 + NAD_m2 --&gt; CH3_MALONATE_S_ALD_m2 + NADH_m2 + PROTON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_HYDROXYISOBUTYRATE_DEHYDROGENASE_RXN_m1</text:p>
          </table:table-cell>
          <table:table-cell office:value-type="string" calcext:value-type="string">
            <text:p>CPD_12175_m1 + NAD_m1 --&gt; CH3_MALONATE_S_ALD_m1 + NADH_m1 + PROTON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idial_ATP_Synthase_p2</text:p>
          </table:table-cell>
          <table:table-cell office:value-type="string" calcext:value-type="string">
            <text:p>2.4 ADP_p2 + 14.0 PROTON_l2 + 3.0 Pi_p2 + 0.6 aADP_p2 --&gt; 2.7 ATP_p2 + 11.3 PROTON_p2 + 3.0 WATER_p2 + 0.3 aAT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stidial_ATP_Synthase_p1</text:p>
          </table:table-cell>
          <table:table-cell office:value-type="string" calcext:value-type="string">
            <text:p>2.4 ADP_p1 + 14.0 PROTON_l1 + 3.0 Pi_p1 + 0.6 aADP_p1 --&gt; 2.7 ATP_p1 + 11.3 PROTON_p1 + 3.0 WATER_p1 + 0.3 aAT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mc2</text:p>
          </table:table-cell>
          <table:table-cell office:value-type="string" calcext:value-type="string">
            <text:p>VAL_m2 &lt;=&gt; VAL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_mc1</text:p>
          </table:table-cell>
          <table:table-cell office:value-type="string" calcext:value-type="string">
            <text:p>VAL_m1 &lt;=&gt; VAL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xc2</text:p>
          </table:table-cell>
          <table:table-cell office:value-type="string" calcext:value-type="string">
            <text:p>CARBON_DIOXIDE_x2 &lt;=&gt; CARBON_DIOXID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2_xc1</text:p>
          </table:table-cell>
          <table:table-cell office:value-type="string" calcext:value-type="string">
            <text:p>CARBON_DIOXIDE_x1 &lt;=&gt; CARBON_DIOXID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el_biomass</text:p>
          </table:table-cell>
          <table:table-cell office:value-type="string" calcext:value-type="string">
            <text:p>3 X_Phloem_contribution_t1 + X_Phloem_contribution_t2 --&gt; 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0_5330_NADP_mi2</text:p>
          </table:table-cell>
          <table:table-cell office:value-type="string" calcext:value-type="string">
            <text:p>NADPH_m2 + PROTON_m2 + UBIQUINONE_mi2 --&gt; NADP_m2 + UBIQUINOL_mi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_PERIOD_7_PERIOD_7_PERIOD_14_RXN_m1</text:p>
          </table:table-cell>
          <table:table-cell office:value-type="string" calcext:value-type="string">
            <text:p>0.79 CTP_m1 + 0.96 PHOSPHORYL_ETHANOLAMINE_m1 + 2.3 PROTON_m1 + 0.21 aCTP_m1 + 0.04 aPHOSPHORYL_ETHANOLAMINE_m1 --&gt; CDP_ETHANOLAMINE_m1 + 0.55 PPI_m1 + 0.45 bPPI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pc1</text:p>
          </table:table-cell>
          <table:table-cell office:value-type="string" calcext:value-type="string">
            <text:p>0.9 ATP_p1 + 0.35 PROTON_c1 + 0.1 aATP_p1 &lt;=&gt; 0.65 ATP_c1 + 0.1 PROTON_p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mc2</text:p>
          </table:table-cell>
          <table:table-cell office:value-type="string" calcext:value-type="string">
            <text:p>4_AMINO_BUTYRATE_m2 &lt;=&gt; 4_AMINO_BUTYRATE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_AMINO_BUTYRATE_mc1</text:p>
          </table:table-cell>
          <table:table-cell office:value-type="string" calcext:value-type="string">
            <text:p>4_AMINO_BUTYRATE_m1 &lt;=&gt; 4_AMINO_BUTYRATE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2_c1</text:p>
          </table:table-cell>
          <table:table-cell office:value-type="string" calcext:value-type="string">
            <text:p>4_HYDROXYBENZALDEHYDE_c1 + NADPH_c1 + OXYGEN_MOLECULE_c1 + 0.42 PROTON_c1 --&gt; 0.42 CPD_7616_c1 + NADP_c1 + WATER_c1 + 0.58 aCPD_7616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_8872_c2</text:p>
          </table:table-cell>
          <table:table-cell office:value-type="string" calcext:value-type="string">
            <text:p>4_HYDROXYBENZALDEHYDE_c2 + NADPH_c2 + OXYGEN_MOLECULE_c2 + 0.42 PROTON_c2 --&gt; 0.42 CPD_7616_c2 + NADP_c2 + WATER_c2 + 0.58 aCPD_7616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ACETOACETYLCOATHIOL_RXN_m2</text:p>
          </table:table-cell>
          <table:table-cell office:value-type="string" calcext:value-type="string">
            <text:p>2_METHYL_ACETO_ACETYL_COA_m2 + CO_A_m2 --&gt; ACETYL_COA_m2 + PROPIONYL_COA_m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HYLACETOACETYLCOATHIOL_RXN_m1</text:p>
          </table:table-cell>
          <table:table-cell office:value-type="string" calcext:value-type="string">
            <text:p>2_METHYL_ACETO_ACETYL_COA_m1 + CO_A_m1 --&gt; ACETYL_COA_m1 + PROPIONYL_COA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BAMATE_KINASE_RXN_p1</text:p>
          </table:table-cell>
          <table:table-cell office:value-type="string" calcext:value-type="string">
            <text:p>AMMONIUM_p1 + 0.9 ATP_p1 + CARBON_DIOXIDE_p1 + 0.1 aATP_p1 &lt;=&gt; 0.8 ADP_p1 + CARBAMOYL_P_p1 + 1.9 PROTON_p1 + 0.2 aADP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RO_biomass2</text:p>
          </table:table-cell>
          <table:table-cell office:value-type="string" calcext:value-type="string">
            <text:p>2.0 PROTON_c2 + PRO_tRNAs_c2 + pPRO_b2 &lt;-- Charged_PRO_tRNAs_c2 + Protein_polymerisation_cost_c2 + Protein_processing_cost_c2 + Protein_tranlocation_cost_c2 + WATER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RO_biomass1</text:p>
          </table:table-cell>
          <table:table-cell office:value-type="string" calcext:value-type="string">
            <text:p>2.0 PROTON_c1 + PRO_tRNAs_c1 + pPRO_b1 &lt;-- Charged_PRO_tRNAs_c1 + Protein_polymerisation_cost_c1 + Protein_processing_cost_c1 + Protein_tranlocation_cost_c1 + WATER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BAMATE_KINASE_RXN_p2</text:p>
          </table:table-cell>
          <table:table-cell office:value-type="string" calcext:value-type="string">
            <text:p>AMMONIUM_p2 + 0.9 ATP_p2 + CARBON_DIOXIDE_p2 + 0.1 aATP_p2 &lt;=&gt; 0.8 ADP_p2 + CARBAMOYL_P_p2 + 1.9 PROTON_p2 + 0.2 aADP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ROTON_rev_vc1</text:p>
          </table:table-cell>
          <table:table-cell office:value-type="string" calcext:value-type="string">
            <text:p>PROTON_v1 + bHIS_v1 --&gt; HIS_c1 + 2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_PROTON_rev_vc2</text:p>
          </table:table-cell>
          <table:table-cell office:value-type="string" calcext:value-type="string">
            <text:p>PROTON_v2 + bHIS_v2 --&gt; HIS_c2 + 2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dienoyl_ACP_desaturase_p1</text:p>
          </table:table-cell>
          <table:table-cell office:value-type="string" calcext:value-type="string">
            <text:p>Octadecadienoyl_ACP_p1 + 2.0 Reduced_ferredoxins_p1 --&gt; Octadecatrienoyl_ACP_p1 + 2.0 Oxidized_ferredoxins_p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DP_Pi_pc2</text:p>
          </table:table-cell>
          <table:table-cell office:value-type="string" calcext:value-type="string">
            <text:p>0.5 ADP_c2 + 0.9 ATP_p2 + 0.1 PROTON_p2 + 0.7 Pi_c2 + 0.5 aADP_c2 + 0.1 aATP_p2 + 0.3 aPi_c2 &lt;=&gt; 0.8 ADP_p2 + 0.65 ATP_c2 + 0.45 PROTON_c2 + Pi_p2 + 0.2 aADP_p2 + 0.35 aATP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P_ADP_Pi_pc1</text:p>
          </table:table-cell>
          <table:table-cell office:value-type="string" calcext:value-type="string">
            <text:p>0.5 ADP_c1 + 0.9 ATP_p1 + 0.1 PROTON_p1 + 0.7 Pi_c1 + 0.5 aADP_c1 + 0.1 aATP_p1 + 0.3 aPi_c1 --&gt; 0.8 ADP_p1 + 0.65 ATP_c1 + 0.45 PROTON_c1 + Pi_p1 + 0.2 aADP_p1 + 0.35 aATP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decadienoyl_ACP_desaturase_p2</text:p>
          </table:table-cell>
          <table:table-cell office:value-type="string" calcext:value-type="string">
            <text:p>Octadecadienoyl_ACP_p2 + 2.0 Reduced_ferredoxins_p2 --&gt; Octadecatrienoyl_ACP_p2 + 2.0 Oxidized_ferredoxin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NITHINE_GLU_AMINOTRANSFORASE_RXN_m1</text:p>
          </table:table-cell>
          <table:table-cell office:value-type="string" calcext:value-type="string">
            <text:p>2_KETOGLUTARATE_m1 + L_ORNITHINE_m1 &lt;=&gt; GLT_m1 + L_GLUTAMATE_GAMMA_SEMIALDEHYDE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ROTON_rev_vc1</text:p>
          </table:table-cell>
          <table:table-cell office:value-type="string" calcext:value-type="string">
            <text:p>ILE_v1 + PROTON_v1 --&gt; ILE_c1 +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N1G_363_p2</text:p>
          </table:table-cell>
          <table:table-cell office:value-type="string" calcext:value-type="string">
            <text:p>R_3_hydroxybehenoyl_ACPs_p2 --&gt; WATER_p2 + trans_delta2_behenoyl_ACPs_p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E_PROTON_rev_vc2</text:p>
          </table:table-cell>
          <table:table-cell office:value-type="string" calcext:value-type="string">
            <text:p>ILE_v2 + PROTON_v2 --&gt; ILE_c2 +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II_RXN_p2</text:p>
          </table:table-cell>
          <table:table-cell office:value-type="string" calcext:value-type="string">
            <text:p>2.0 PLASTOQUINONE_p2 + 4.0 PROTON_p2 + 4.0 Photon_p2 + 2.0 WATER_p2 --&gt; OXYGEN_MOLECULE_p2 + 2.0 PLASTOQUINOL_1_p2 + 4.0 PROTON_l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_PERIOD_2_PERIOD_1_PERIOD_2_RXN_m1</text:p>
          </table:table-cell>
          <table:table-cell office:value-type="string" calcext:value-type="string">
            <text:p>FORMATE_m1 + NAD_m1 --&gt; CARBON_DIOXIDE_m1 + NADH_m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PROTON_rev_vc1</text:p>
          </table:table-cell>
          <table:table-cell office:value-type="string" calcext:value-type="string">
            <text:p>0.5 CIT_v1 + 2.5 PROTON_v1 + 0.5 aCIT_v1 --&gt; CIT_c1 + 3.0 PROTON_c1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_PROTON_rev_vc2</text:p>
          </table:table-cell>
          <table:table-cell office:value-type="string" calcext:value-type="string">
            <text:p>0.5 CIT_v2 + 2.5 PROTON_v2 + 0.5 aCIT_v2 --&gt; CIT_c2 + 3.0 PROTON_c2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PPC_transcripts_fluxes_lightNotForced_constMaint_notAverage_07_12_19.A1:PPC_transcripts_fluxes_lightNotForced_constMaint_notAverage_07_12_19.D1812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11:57:38.731227818</dc:date>
    <meta:editing-duration>PT8M37S</meta:editing-duration>
    <meta:editing-cycles>1</meta:editing-cycles>
    <meta:document-statistic meta:table-count="1" meta:cell-count="7259" meta:object-count="0"/>
    <meta:generator>LibreOffice/6.0.7.3$Linux_X86_64 LibreOffice_project/00m0$Build-3</meta:generator>
  </office:meta>
</office:document-meta>
</file>